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_1000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84350560266E+018" calcext:value-type="float">
            <text:p>1.47584350560266E+018</text:p>
          </table:table-cell>
          <table:table-cell office:value-type="float" office:value="1.47584350560512E+018" calcext:value-type="float">
            <text:p>1.47584350560512E+018</text:p>
          </table:table-cell>
          <table:table-cell/>
          <table:table-cell table:formula="of:= [.C1] - [.B1]" office:value-type="float" office:value="2459904" calcext:value-type="float">
            <text:p>245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84350560331E+018" calcext:value-type="float">
            <text:p>1.47584350560331E+018</text:p>
          </table:table-cell>
          <table:table-cell office:value-type="float" office:value="1.47584350560824E+018" calcext:value-type="float">
            <text:p>1.47584350560824E+018</text:p>
          </table:table-cell>
          <table:table-cell/>
          <table:table-cell table:formula="of:= [.C2] - [.B2]" office:value-type="float" office:value="4929792" calcext:value-type="float">
            <text:p>49297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584350560376E+018" calcext:value-type="float">
            <text:p>1.47584350560376E+018</text:p>
          </table:table-cell>
          <table:table-cell office:value-type="float" office:value="1.47584350561281E+018" calcext:value-type="float">
            <text:p>1.47584350561281E+018</text:p>
          </table:table-cell>
          <table:table-cell/>
          <table:table-cell table:formula="of:= [.C3] - [.B3]" office:value-type="float" office:value="9050112" calcext:value-type="float">
            <text:p>9050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584350560412E+018" calcext:value-type="float">
            <text:p>1.47584350560412E+018</text:p>
          </table:table-cell>
          <table:table-cell office:value-type="float" office:value="1.47584350561582E+018" calcext:value-type="float">
            <text:p>1.47584350561582E+018</text:p>
          </table:table-cell>
          <table:table-cell/>
          <table:table-cell table:formula="of:= [.C4] - [.B4]" office:value-type="float" office:value="11700224" calcext:value-type="float">
            <text:p>11700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584350560446E+018" calcext:value-type="float">
            <text:p>1.47584350560446E+018</text:p>
          </table:table-cell>
          <table:table-cell office:value-type="float" office:value="1.47584350562448E+018" calcext:value-type="float">
            <text:p>1.47584350562448E+018</text:p>
          </table:table-cell>
          <table:table-cell/>
          <table:table-cell table:formula="of:= [.C5] - [.B5]" office:value-type="float" office:value="20020224" calcext:value-type="float">
            <text:p>20020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584350560481E+018" calcext:value-type="float">
            <text:p>1.47584350560481E+018</text:p>
          </table:table-cell>
          <table:table-cell office:value-type="float" office:value="1.47584350563743E+018" calcext:value-type="float">
            <text:p>1.47584350563743E+018</text:p>
          </table:table-cell>
          <table:table-cell/>
          <table:table-cell table:formula="of:= [.C6] - [.B6]" office:value-type="float" office:value="32620032" calcext:value-type="float">
            <text:p>32620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84350560539E+018" calcext:value-type="float">
            <text:p>1.47584350560539E+018</text:p>
          </table:table-cell>
          <table:table-cell office:value-type="float" office:value="1.47584350563751E+018" calcext:value-type="float">
            <text:p>1.47584350563751E+018</text:p>
          </table:table-cell>
          <table:table-cell/>
          <table:table-cell table:formula="of:= [.C7] - [.B7]" office:value-type="float" office:value="32119808" calcext:value-type="float">
            <text:p>32119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584350560587E+018" calcext:value-type="float">
            <text:p>1.47584350560587E+018</text:p>
          </table:table-cell>
          <table:table-cell office:value-type="float" office:value="1.47584350563758E+018" calcext:value-type="float">
            <text:p>1.47584350563758E+018</text:p>
          </table:table-cell>
          <table:table-cell/>
          <table:table-cell table:formula="of:= [.C8] - [.B8]" office:value-type="float" office:value="31709952" calcext:value-type="float">
            <text:p>31709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84350560622E+018" calcext:value-type="float">
            <text:p>1.47584350560622E+018</text:p>
          </table:table-cell>
          <table:table-cell office:value-type="float" office:value="1.47584350564223E+018" calcext:value-type="float">
            <text:p>1.47584350564223E+018</text:p>
          </table:table-cell>
          <table:table-cell/>
          <table:table-cell table:formula="of:= [.C9] - [.B9]" office:value-type="float" office:value="36009984" calcext:value-type="float">
            <text:p>36009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84350560657E+018" calcext:value-type="float">
            <text:p>1.47584350560657E+018</text:p>
          </table:table-cell>
          <table:table-cell office:value-type="float" office:value="1.47584350564266E+018" calcext:value-type="float">
            <text:p>1.47584350564266E+018</text:p>
          </table:table-cell>
          <table:table-cell/>
          <table:table-cell table:formula="of:= [.C10] - [.B10]" office:value-type="float" office:value="36090112" calcext:value-type="float">
            <text:p>36090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584350560691E+018" calcext:value-type="float">
            <text:p>1.47584350560691E+018</text:p>
          </table:table-cell>
          <table:table-cell office:value-type="float" office:value="1.47584350564273E+018" calcext:value-type="float">
            <text:p>1.47584350564273E+018</text:p>
          </table:table-cell>
          <table:table-cell/>
          <table:table-cell table:formula="of:= [.C11] - [.B11]" office:value-type="float" office:value="35820032" calcext:value-type="float">
            <text:p>35820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584350560731E+018" calcext:value-type="float">
            <text:p>1.47584350560731E+018</text:p>
          </table:table-cell>
          <table:table-cell office:value-type="float" office:value="1.47584350564279E+018" calcext:value-type="float">
            <text:p>1.47584350564279E+018</text:p>
          </table:table-cell>
          <table:table-cell/>
          <table:table-cell table:formula="of:= [.C12] - [.B12]" office:value-type="float" office:value="35480064" calcext:value-type="float">
            <text:p>35480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584350560765E+018" calcext:value-type="float">
            <text:p>1.47584350560765E+018</text:p>
          </table:table-cell>
          <table:table-cell office:value-type="float" office:value="1.47584350564291E+018" calcext:value-type="float">
            <text:p>1.47584350564291E+018</text:p>
          </table:table-cell>
          <table:table-cell/>
          <table:table-cell table:formula="of:= [.C13] - [.B13]" office:value-type="float" office:value="35259904" calcext:value-type="float">
            <text:p>35259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5843505608E+018" calcext:value-type="float">
            <text:p>1.475843505608E+018</text:p>
          </table:table-cell>
          <table:table-cell office:value-type="float" office:value="1.47584350564298E+018" calcext:value-type="float">
            <text:p>1.47584350564298E+018</text:p>
          </table:table-cell>
          <table:table-cell/>
          <table:table-cell table:formula="of:= [.C14] - [.B14]" office:value-type="float" office:value="34979840" calcext:value-type="float">
            <text:p>349798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584350560857E+018" calcext:value-type="float">
            <text:p>1.47584350560857E+018</text:p>
          </table:table-cell>
          <table:table-cell office:value-type="float" office:value="1.47584350564304E+018" calcext:value-type="float">
            <text:p>1.47584350564304E+018</text:p>
          </table:table-cell>
          <table:table-cell/>
          <table:table-cell table:formula="of:= [.C15] - [.B15]" office:value-type="float" office:value="34470144" calcext:value-type="float">
            <text:p>34470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584350560893E+018" calcext:value-type="float">
            <text:p>1.47584350560893E+018</text:p>
          </table:table-cell>
          <table:table-cell office:value-type="float" office:value="1.4758435056431E+018" calcext:value-type="float">
            <text:p>1.4758435056431E+018</text:p>
          </table:table-cell>
          <table:table-cell/>
          <table:table-cell table:formula="of:= [.C16] - [.B16]" office:value-type="float" office:value="34170112" calcext:value-type="float">
            <text:p>34170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584350560928E+018" calcext:value-type="float">
            <text:p>1.47584350560928E+018</text:p>
          </table:table-cell>
          <table:table-cell office:value-type="float" office:value="1.47584350564317E+018" calcext:value-type="float">
            <text:p>1.47584350564317E+018</text:p>
          </table:table-cell>
          <table:table-cell/>
          <table:table-cell table:formula="of:= [.C17] - [.B17]" office:value-type="float" office:value="33890048" calcext:value-type="float">
            <text:p>33890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584350560966E+018" calcext:value-type="float">
            <text:p>1.47584350560966E+018</text:p>
          </table:table-cell>
          <table:table-cell office:value-type="float" office:value="1.47584350564351E+018" calcext:value-type="float">
            <text:p>1.47584350564351E+018</text:p>
          </table:table-cell>
          <table:table-cell/>
          <table:table-cell table:formula="of:= [.C18] - [.B18]" office:value-type="float" office:value="33850112" calcext:value-type="float">
            <text:p>33850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584350561001E+018" calcext:value-type="float">
            <text:p>1.47584350561001E+018</text:p>
          </table:table-cell>
          <table:table-cell office:value-type="float" office:value="1.47584350564358E+018" calcext:value-type="float">
            <text:p>1.47584350564358E+018</text:p>
          </table:table-cell>
          <table:table-cell/>
          <table:table-cell table:formula="of:= [.C19] - [.B19]" office:value-type="float" office:value="33570048" calcext:value-type="float">
            <text:p>33570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584350561036E+018" calcext:value-type="float">
            <text:p>1.47584350561036E+018</text:p>
          </table:table-cell>
          <table:table-cell office:value-type="float" office:value="1.47584350564364E+018" calcext:value-type="float">
            <text:p>1.47584350564364E+018</text:p>
          </table:table-cell>
          <table:table-cell/>
          <table:table-cell table:formula="of:= [.C20] - [.B20]" office:value-type="float" office:value="33280000" calcext:value-type="float">
            <text:p>3328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584350561071E+018" calcext:value-type="float">
            <text:p>1.47584350561071E+018</text:p>
          </table:table-cell>
          <table:table-cell office:value-type="float" office:value="1.4758435056437E+018" calcext:value-type="float">
            <text:p>1.4758435056437E+018</text:p>
          </table:table-cell>
          <table:table-cell/>
          <table:table-cell table:formula="of:= [.C21] - [.B21]" office:value-type="float" office:value="32989952" calcext:value-type="float">
            <text:p>32989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584350561106E+018" calcext:value-type="float">
            <text:p>1.47584350561106E+018</text:p>
          </table:table-cell>
          <table:table-cell office:value-type="float" office:value="1.47584350564403E+018" calcext:value-type="float">
            <text:p>1.47584350564403E+018</text:p>
          </table:table-cell>
          <table:table-cell/>
          <table:table-cell table:formula="of:= [.C22] - [.B22]" office:value-type="float" office:value="32969984" calcext:value-type="float">
            <text:p>329699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584350561144E+018" calcext:value-type="float">
            <text:p>1.47584350561144E+018</text:p>
          </table:table-cell>
          <table:table-cell office:value-type="float" office:value="1.47584350564409E+018" calcext:value-type="float">
            <text:p>1.47584350564409E+018</text:p>
          </table:table-cell>
          <table:table-cell/>
          <table:table-cell table:formula="of:= [.C23] - [.B23]" office:value-type="float" office:value="32649728" calcext:value-type="float">
            <text:p>32649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584350561179E+018" calcext:value-type="float">
            <text:p>1.47584350561179E+018</text:p>
          </table:table-cell>
          <table:table-cell office:value-type="float" office:value="1.47584350564415E+018" calcext:value-type="float">
            <text:p>1.47584350564415E+018</text:p>
          </table:table-cell>
          <table:table-cell/>
          <table:table-cell table:formula="of:= [.C24] - [.B24]" office:value-type="float" office:value="32359936" calcext:value-type="float">
            <text:p>32359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584350561214E+018" calcext:value-type="float">
            <text:p>1.47584350561214E+018</text:p>
          </table:table-cell>
          <table:table-cell office:value-type="float" office:value="1.47584350564422E+018" calcext:value-type="float">
            <text:p>1.47584350564422E+018</text:p>
          </table:table-cell>
          <table:table-cell/>
          <table:table-cell table:formula="of:= [.C25] - [.B25]" office:value-type="float" office:value="32080128" calcext:value-type="float">
            <text:p>320801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584350561249E+018" calcext:value-type="float">
            <text:p>1.47584350561249E+018</text:p>
          </table:table-cell>
          <table:table-cell office:value-type="float" office:value="1.47584350564428E+018" calcext:value-type="float">
            <text:p>1.47584350564428E+018</text:p>
          </table:table-cell>
          <table:table-cell/>
          <table:table-cell table:formula="of:= [.C26] - [.B26]" office:value-type="float" office:value="31790080" calcext:value-type="float">
            <text:p>317900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584350561311E+018" calcext:value-type="float">
            <text:p>1.47584350561311E+018</text:p>
          </table:table-cell>
          <table:table-cell office:value-type="float" office:value="1.47584350564534E+018" calcext:value-type="float">
            <text:p>1.47584350564534E+018</text:p>
          </table:table-cell>
          <table:table-cell/>
          <table:table-cell table:formula="of:= [.C27] - [.B27]" office:value-type="float" office:value="32230144" calcext:value-type="float">
            <text:p>32230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584350561348E+018" calcext:value-type="float">
            <text:p>1.47584350561348E+018</text:p>
          </table:table-cell>
          <table:table-cell office:value-type="float" office:value="1.47584350564912E+018" calcext:value-type="float">
            <text:p>1.47584350564912E+018</text:p>
          </table:table-cell>
          <table:table-cell/>
          <table:table-cell table:formula="of:= [.C28] - [.B28]" office:value-type="float" office:value="35640064" calcext:value-type="float">
            <text:p>356400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584350561382E+018" calcext:value-type="float">
            <text:p>1.47584350561382E+018</text:p>
          </table:table-cell>
          <table:table-cell office:value-type="float" office:value="1.475843505654E+018" calcext:value-type="float">
            <text:p>1.475843505654E+018</text:p>
          </table:table-cell>
          <table:table-cell/>
          <table:table-cell table:formula="of:= [.C29] - [.B29]" office:value-type="float" office:value="40180224" calcext:value-type="float">
            <text:p>40180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584350561417E+018" calcext:value-type="float">
            <text:p>1.47584350561417E+018</text:p>
          </table:table-cell>
          <table:table-cell office:value-type="float" office:value="1.47584350565635E+018" calcext:value-type="float">
            <text:p>1.47584350565635E+018</text:p>
          </table:table-cell>
          <table:table-cell/>
          <table:table-cell table:formula="of:= [.C30] - [.B30]" office:value-type="float" office:value="42180096" calcext:value-type="float">
            <text:p>421800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584350561452E+018" calcext:value-type="float">
            <text:p>1.47584350561452E+018</text:p>
          </table:table-cell>
          <table:table-cell office:value-type="float" office:value="1.47584350565747E+018" calcext:value-type="float">
            <text:p>1.47584350565747E+018</text:p>
          </table:table-cell>
          <table:table-cell/>
          <table:table-cell table:formula="of:= [.C31] - [.B31]" office:value-type="float" office:value="42949888" calcext:value-type="float">
            <text:p>42949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584350561493E+018" calcext:value-type="float">
            <text:p>1.47584350561493E+018</text:p>
          </table:table-cell>
          <table:table-cell office:value-type="float" office:value="1.47584350565755E+018" calcext:value-type="float">
            <text:p>1.47584350565755E+018</text:p>
          </table:table-cell>
          <table:table-cell/>
          <table:table-cell table:formula="of:= [.C32] - [.B32]" office:value-type="float" office:value="42620160" calcext:value-type="float">
            <text:p>426201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584350561528E+018" calcext:value-type="float">
            <text:p>1.47584350561528E+018</text:p>
          </table:table-cell>
          <table:table-cell office:value-type="float" office:value="1.47584350565909E+018" calcext:value-type="float">
            <text:p>1.47584350565909E+018</text:p>
          </table:table-cell>
          <table:table-cell/>
          <table:table-cell table:formula="of:= [.C33] - [.B33]" office:value-type="float" office:value="43809792" calcext:value-type="float">
            <text:p>438097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584350561563E+018" calcext:value-type="float">
            <text:p>1.47584350561563E+018</text:p>
          </table:table-cell>
          <table:table-cell office:value-type="float" office:value="1.47584350566255E+018" calcext:value-type="float">
            <text:p>1.47584350566255E+018</text:p>
          </table:table-cell>
          <table:table-cell/>
          <table:table-cell table:formula="of:= [.C34] - [.B34]" office:value-type="float" office:value="46919936" calcext:value-type="float">
            <text:p>469199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584350561615E+018" calcext:value-type="float">
            <text:p>1.47584350561615E+018</text:p>
          </table:table-cell>
          <table:table-cell office:value-type="float" office:value="1.47584350566425E+018" calcext:value-type="float">
            <text:p>1.47584350566425E+018</text:p>
          </table:table-cell>
          <table:table-cell/>
          <table:table-cell table:formula="of:= [.C35] - [.B35]" office:value-type="float" office:value="48100096" calcext:value-type="float">
            <text:p>481000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58435056165E+018" calcext:value-type="float">
            <text:p>1.4758435056165E+018</text:p>
          </table:table-cell>
          <table:table-cell office:value-type="float" office:value="1.47584350566463E+018" calcext:value-type="float">
            <text:p>1.47584350566463E+018</text:p>
          </table:table-cell>
          <table:table-cell/>
          <table:table-cell table:formula="of:= [.C36] - [.B36]" office:value-type="float" office:value="48130048" calcext:value-type="float">
            <text:p>481300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584350561685E+018" calcext:value-type="float">
            <text:p>1.47584350561685E+018</text:p>
          </table:table-cell>
          <table:table-cell office:value-type="float" office:value="1.4758435056647E+018" calcext:value-type="float">
            <text:p>1.4758435056647E+018</text:p>
          </table:table-cell>
          <table:table-cell/>
          <table:table-cell table:formula="of:= [.C37] - [.B37]" office:value-type="float" office:value="47850240" calcext:value-type="float">
            <text:p>47850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58435056172E+018" calcext:value-type="float">
            <text:p>1.4758435056172E+018</text:p>
          </table:table-cell>
          <table:table-cell office:value-type="float" office:value="1.47584350566478E+018" calcext:value-type="float">
            <text:p>1.47584350566478E+018</text:p>
          </table:table-cell>
          <table:table-cell/>
          <table:table-cell table:formula="of:= [.C38] - [.B38]" office:value-type="float" office:value="47580160" calcext:value-type="float">
            <text:p>475801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84350561754E+018" calcext:value-type="float">
            <text:p>1.47584350561754E+018</text:p>
          </table:table-cell>
          <table:table-cell office:value-type="float" office:value="1.47584350566573E+018" calcext:value-type="float">
            <text:p>1.47584350566573E+018</text:p>
          </table:table-cell>
          <table:table-cell/>
          <table:table-cell table:formula="of:= [.C39] - [.B39]" office:value-type="float" office:value="48189952" calcext:value-type="float">
            <text:p>481899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584350561793E+018" calcext:value-type="float">
            <text:p>1.47584350561793E+018</text:p>
          </table:table-cell>
          <table:table-cell office:value-type="float" office:value="1.47584350566581E+018" calcext:value-type="float">
            <text:p>1.47584350566581E+018</text:p>
          </table:table-cell>
          <table:table-cell/>
          <table:table-cell table:formula="of:= [.C40] - [.B40]" office:value-type="float" office:value="47879936" calcext:value-type="float">
            <text:p>478799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584350561828E+018" calcext:value-type="float">
            <text:p>1.47584350561828E+018</text:p>
          </table:table-cell>
          <table:table-cell office:value-type="float" office:value="1.47584350566588E+018" calcext:value-type="float">
            <text:p>1.47584350566588E+018</text:p>
          </table:table-cell>
          <table:table-cell/>
          <table:table-cell table:formula="of:= [.C41] - [.B41]" office:value-type="float" office:value="47600128" calcext:value-type="float">
            <text:p>47600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584350561862E+018" calcext:value-type="float">
            <text:p>1.47584350561862E+018</text:p>
          </table:table-cell>
          <table:table-cell office:value-type="float" office:value="1.47584350566595E+018" calcext:value-type="float">
            <text:p>1.47584350566595E+018</text:p>
          </table:table-cell>
          <table:table-cell/>
          <table:table-cell table:formula="of:= [.C42] - [.B42]" office:value-type="float" office:value="47329792" calcext:value-type="float">
            <text:p>473297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584350561897E+018" calcext:value-type="float">
            <text:p>1.47584350561897E+018</text:p>
          </table:table-cell>
          <table:table-cell office:value-type="float" office:value="1.47584350566866E+018" calcext:value-type="float">
            <text:p>1.47584350566866E+018</text:p>
          </table:table-cell>
          <table:table-cell/>
          <table:table-cell table:formula="of:= [.C43] - [.B43]" office:value-type="float" office:value="49689856" calcext:value-type="float">
            <text:p>496898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584350561936E+018" calcext:value-type="float">
            <text:p>1.47584350561936E+018</text:p>
          </table:table-cell>
          <table:table-cell office:value-type="float" office:value="1.47584350567198E+018" calcext:value-type="float">
            <text:p>1.47584350567198E+018</text:p>
          </table:table-cell>
          <table:table-cell/>
          <table:table-cell table:formula="of:= [.C44] - [.B44]" office:value-type="float" office:value="52620032" calcext:value-type="float">
            <text:p>526200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584350561971E+018" calcext:value-type="float">
            <text:p>1.47584350561971E+018</text:p>
          </table:table-cell>
          <table:table-cell office:value-type="float" office:value="1.4758435056732E+018" calcext:value-type="float">
            <text:p>1.4758435056732E+018</text:p>
          </table:table-cell>
          <table:table-cell/>
          <table:table-cell table:formula="of:= [.C45] - [.B45]" office:value-type="float" office:value="53489920" calcext:value-type="float">
            <text:p>534899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584350562006E+018" calcext:value-type="float">
            <text:p>1.47584350562006E+018</text:p>
          </table:table-cell>
          <table:table-cell office:value-type="float" office:value="1.47584350567328E+018" calcext:value-type="float">
            <text:p>1.47584350567328E+018</text:p>
          </table:table-cell>
          <table:table-cell/>
          <table:table-cell table:formula="of:= [.C46] - [.B46]" office:value-type="float" office:value="53219840" calcext:value-type="float">
            <text:p>532198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584350562041E+018" calcext:value-type="float">
            <text:p>1.47584350562041E+018</text:p>
          </table:table-cell>
          <table:table-cell office:value-type="float" office:value="1.47584350567335E+018" calcext:value-type="float">
            <text:p>1.47584350567335E+018</text:p>
          </table:table-cell>
          <table:table-cell/>
          <table:table-cell table:formula="of:= [.C47] - [.B47]" office:value-type="float" office:value="52940032" calcext:value-type="float">
            <text:p>529400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584350562079E+018" calcext:value-type="float">
            <text:p>1.47584350562079E+018</text:p>
          </table:table-cell>
          <table:table-cell office:value-type="float" office:value="1.47584350567379E+018" calcext:value-type="float">
            <text:p>1.47584350567379E+018</text:p>
          </table:table-cell>
          <table:table-cell/>
          <table:table-cell table:formula="of:= [.C48] - [.B48]" office:value-type="float" office:value="52999936" calcext:value-type="float">
            <text:p>52999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584350562114E+018" calcext:value-type="float">
            <text:p>1.47584350562114E+018</text:p>
          </table:table-cell>
          <table:table-cell office:value-type="float" office:value="1.47584350567387E+018" calcext:value-type="float">
            <text:p>1.47584350567387E+018</text:p>
          </table:table-cell>
          <table:table-cell/>
          <table:table-cell table:formula="of:= [.C49] - [.B49]" office:value-type="float" office:value="52730112" calcext:value-type="float">
            <text:p>527301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584350562149E+018" calcext:value-type="float">
            <text:p>1.47584350562149E+018</text:p>
          </table:table-cell>
          <table:table-cell office:value-type="float" office:value="1.47584350567442E+018" calcext:value-type="float">
            <text:p>1.47584350567442E+018</text:p>
          </table:table-cell>
          <table:table-cell/>
          <table:table-cell table:formula="of:= [.C50] - [.B50]" office:value-type="float" office:value="52930048" calcext:value-type="float">
            <text:p>52930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584350562187E+018" calcext:value-type="float">
            <text:p>1.47584350562187E+018</text:p>
          </table:table-cell>
          <table:table-cell office:value-type="float" office:value="1.4758435056761E+018" calcext:value-type="float">
            <text:p>1.4758435056761E+018</text:p>
          </table:table-cell>
          <table:table-cell/>
          <table:table-cell table:formula="of:= [.C51] - [.B51]" office:value-type="float" office:value="54230016" calcext:value-type="float">
            <text:p>54230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584350562226E+018" calcext:value-type="float">
            <text:p>1.47584350562226E+018</text:p>
          </table:table-cell>
          <table:table-cell office:value-type="float" office:value="1.4758435056763E+018" calcext:value-type="float">
            <text:p>1.4758435056763E+018</text:p>
          </table:table-cell>
          <table:table-cell/>
          <table:table-cell table:formula="of:= [.C52] - [.B52]" office:value-type="float" office:value="54040064" calcext:value-type="float">
            <text:p>54040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584350562261E+018" calcext:value-type="float">
            <text:p>1.47584350562261E+018</text:p>
          </table:table-cell>
          <table:table-cell office:value-type="float" office:value="1.47584350567796E+018" calcext:value-type="float">
            <text:p>1.47584350567796E+018</text:p>
          </table:table-cell>
          <table:table-cell/>
          <table:table-cell table:formula="of:= [.C53] - [.B53]" office:value-type="float" office:value="55350016" calcext:value-type="float">
            <text:p>55350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5843505623E+018" calcext:value-type="float">
            <text:p>1.475843505623E+018</text:p>
          </table:table-cell>
          <table:table-cell office:value-type="float" office:value="1.47584350567972E+018" calcext:value-type="float">
            <text:p>1.47584350567972E+018</text:p>
          </table:table-cell>
          <table:table-cell/>
          <table:table-cell table:formula="of:= [.C54] - [.B54]" office:value-type="float" office:value="56720384" calcext:value-type="float">
            <text:p>567203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58435056234E+018" calcext:value-type="float">
            <text:p>1.4758435056234E+018</text:p>
          </table:table-cell>
          <table:table-cell office:value-type="float" office:value="1.47584350568029E+018" calcext:value-type="float">
            <text:p>1.47584350568029E+018</text:p>
          </table:table-cell>
          <table:table-cell/>
          <table:table-cell table:formula="of:= [.C55] - [.B55]" office:value-type="float" office:value="56889856" calcext:value-type="float">
            <text:p>568898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584350562375E+018" calcext:value-type="float">
            <text:p>1.47584350562375E+018</text:p>
          </table:table-cell>
          <table:table-cell office:value-type="float" office:value="1.47584350568063E+018" calcext:value-type="float">
            <text:p>1.47584350568063E+018</text:p>
          </table:table-cell>
          <table:table-cell/>
          <table:table-cell table:formula="of:= [.C56] - [.B56]" office:value-type="float" office:value="56880128" calcext:value-type="float">
            <text:p>568801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58435056241E+018" calcext:value-type="float">
            <text:p>1.4758435056241E+018</text:p>
          </table:table-cell>
          <table:table-cell office:value-type="float" office:value="1.47584350568069E+018" calcext:value-type="float">
            <text:p>1.47584350568069E+018</text:p>
          </table:table-cell>
          <table:table-cell/>
          <table:table-cell table:formula="of:= [.C57] - [.B57]" office:value-type="float" office:value="56590080" calcext:value-type="float">
            <text:p>565900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584350562477E+018" calcext:value-type="float">
            <text:p>1.47584350562477E+018</text:p>
          </table:table-cell>
          <table:table-cell office:value-type="float" office:value="1.47584350568076E+018" calcext:value-type="float">
            <text:p>1.47584350568076E+018</text:p>
          </table:table-cell>
          <table:table-cell/>
          <table:table-cell table:formula="of:= [.C58] - [.B58]" office:value-type="float" office:value="55990016" calcext:value-type="float">
            <text:p>55990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584350562513E+018" calcext:value-type="float">
            <text:p>1.47584350562513E+018</text:p>
          </table:table-cell>
          <table:table-cell office:value-type="float" office:value="1.47584350568082E+018" calcext:value-type="float">
            <text:p>1.47584350568082E+018</text:p>
          </table:table-cell>
          <table:table-cell/>
          <table:table-cell table:formula="of:= [.C59] - [.B59]" office:value-type="float" office:value="55690240" calcext:value-type="float">
            <text:p>556902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584350562548E+018" calcext:value-type="float">
            <text:p>1.47584350562548E+018</text:p>
          </table:table-cell>
          <table:table-cell office:value-type="float" office:value="1.47584350568088E+018" calcext:value-type="float">
            <text:p>1.47584350568088E+018</text:p>
          </table:table-cell>
          <table:table-cell/>
          <table:table-cell table:formula="of:= [.C60] - [.B60]" office:value-type="float" office:value="55400192" calcext:value-type="float">
            <text:p>554001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584350562583E+018" calcext:value-type="float">
            <text:p>1.47584350562583E+018</text:p>
          </table:table-cell>
          <table:table-cell office:value-type="float" office:value="1.47584350568106E+018" calcext:value-type="float">
            <text:p>1.47584350568106E+018</text:p>
          </table:table-cell>
          <table:table-cell/>
          <table:table-cell table:formula="of:= [.C61] - [.B61]" office:value-type="float" office:value="55229952" calcext:value-type="float">
            <text:p>552299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584350562617E+018" calcext:value-type="float">
            <text:p>1.47584350562617E+018</text:p>
          </table:table-cell>
          <table:table-cell office:value-type="float" office:value="1.47584350568177E+018" calcext:value-type="float">
            <text:p>1.47584350568177E+018</text:p>
          </table:table-cell>
          <table:table-cell/>
          <table:table-cell table:formula="of:= [.C62] - [.B62]" office:value-type="float" office:value="55599872" calcext:value-type="float">
            <text:p>555998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584350562652E+018" calcext:value-type="float">
            <text:p>1.47584350562652E+018</text:p>
          </table:table-cell>
          <table:table-cell office:value-type="float" office:value="1.47584350568535E+018" calcext:value-type="float">
            <text:p>1.47584350568535E+018</text:p>
          </table:table-cell>
          <table:table-cell/>
          <table:table-cell table:formula="of:= [.C63] - [.B63]" office:value-type="float" office:value="58830080" calcext:value-type="float">
            <text:p>588300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584350562687E+018" calcext:value-type="float">
            <text:p>1.47584350562687E+018</text:p>
          </table:table-cell>
          <table:table-cell office:value-type="float" office:value="1.47584350568608E+018" calcext:value-type="float">
            <text:p>1.47584350568608E+018</text:p>
          </table:table-cell>
          <table:table-cell/>
          <table:table-cell table:formula="of:= [.C64] - [.B64]" office:value-type="float" office:value="59209984" calcext:value-type="float">
            <text:p>592099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584350562721E+018" calcext:value-type="float">
            <text:p>1.47584350562721E+018</text:p>
          </table:table-cell>
          <table:table-cell office:value-type="float" office:value="1.47584350568616E+018" calcext:value-type="float">
            <text:p>1.47584350568616E+018</text:p>
          </table:table-cell>
          <table:table-cell/>
          <table:table-cell table:formula="of:= [.C65] - [.B65]" office:value-type="float" office:value="58949888" calcext:value-type="float">
            <text:p>589498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584350562756E+018" calcext:value-type="float">
            <text:p>1.47584350562756E+018</text:p>
          </table:table-cell>
          <table:table-cell office:value-type="float" office:value="1.47584350568623E+018" calcext:value-type="float">
            <text:p>1.47584350568623E+018</text:p>
          </table:table-cell>
          <table:table-cell/>
          <table:table-cell table:formula="of:= [.C66] - [.B66]" office:value-type="float" office:value="58670080" calcext:value-type="float">
            <text:p>58670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584350562791E+018" calcext:value-type="float">
            <text:p>1.47584350562791E+018</text:p>
          </table:table-cell>
          <table:table-cell office:value-type="float" office:value="1.47584350568645E+018" calcext:value-type="float">
            <text:p>1.47584350568645E+018</text:p>
          </table:table-cell>
          <table:table-cell/>
          <table:table-cell table:formula="of:= [.C67] - [.B67]" office:value-type="float" office:value="58540288" calcext:value-type="float">
            <text:p>585402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584350562826E+018" calcext:value-type="float">
            <text:p>1.47584350562826E+018</text:p>
          </table:table-cell>
          <table:table-cell office:value-type="float" office:value="1.47584350568653E+018" calcext:value-type="float">
            <text:p>1.47584350568653E+018</text:p>
          </table:table-cell>
          <table:table-cell/>
          <table:table-cell table:formula="of:= [.C68] - [.B68]" office:value-type="float" office:value="58270208" calcext:value-type="float">
            <text:p>582702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58435056286E+018" calcext:value-type="float">
            <text:p>1.4758435056286E+018</text:p>
          </table:table-cell>
          <table:table-cell office:value-type="float" office:value="1.47584350568659E+018" calcext:value-type="float">
            <text:p>1.47584350568659E+018</text:p>
          </table:table-cell>
          <table:table-cell/>
          <table:table-cell table:formula="of:= [.C69] - [.B69]" office:value-type="float" office:value="57989888" calcext:value-type="float">
            <text:p>579898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584350562899E+018" calcext:value-type="float">
            <text:p>1.47584350562899E+018</text:p>
          </table:table-cell>
          <table:table-cell office:value-type="float" office:value="1.47584350568767E+018" calcext:value-type="float">
            <text:p>1.47584350568767E+018</text:p>
          </table:table-cell>
          <table:table-cell/>
          <table:table-cell table:formula="of:= [.C70] - [.B70]" office:value-type="float" office:value="58680064" calcext:value-type="float">
            <text:p>586800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584350562934E+018" calcext:value-type="float">
            <text:p>1.47584350562934E+018</text:p>
          </table:table-cell>
          <table:table-cell office:value-type="float" office:value="1.47584350568828E+018" calcext:value-type="float">
            <text:p>1.47584350568828E+018</text:p>
          </table:table-cell>
          <table:table-cell/>
          <table:table-cell table:formula="of:= [.C71] - [.B71]" office:value-type="float" office:value="58939904" calcext:value-type="float">
            <text:p>589399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584350562969E+018" calcext:value-type="float">
            <text:p>1.47584350562969E+018</text:p>
          </table:table-cell>
          <table:table-cell office:value-type="float" office:value="1.47584350568835E+018" calcext:value-type="float">
            <text:p>1.47584350568835E+018</text:p>
          </table:table-cell>
          <table:table-cell/>
          <table:table-cell table:formula="of:= [.C72] - [.B72]" office:value-type="float" office:value="58660352" calcext:value-type="float">
            <text:p>586603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584350563003E+018" calcext:value-type="float">
            <text:p>1.47584350563003E+018</text:p>
          </table:table-cell>
          <table:table-cell office:value-type="float" office:value="1.4758435056888E+018" calcext:value-type="float">
            <text:p>1.4758435056888E+018</text:p>
          </table:table-cell>
          <table:table-cell/>
          <table:table-cell table:formula="of:= [.C73] - [.B73]" office:value-type="float" office:value="58769920" calcext:value-type="float">
            <text:p>587699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584350563042E+018" calcext:value-type="float">
            <text:p>1.47584350563042E+018</text:p>
          </table:table-cell>
          <table:table-cell office:value-type="float" office:value="1.47584350568886E+018" calcext:value-type="float">
            <text:p>1.47584350568886E+018</text:p>
          </table:table-cell>
          <table:table-cell/>
          <table:table-cell table:formula="of:= [.C74] - [.B74]" office:value-type="float" office:value="58439936" calcext:value-type="float">
            <text:p>584399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584350563077E+018" calcext:value-type="float">
            <text:p>1.47584350563077E+018</text:p>
          </table:table-cell>
          <table:table-cell office:value-type="float" office:value="1.47584350568892E+018" calcext:value-type="float">
            <text:p>1.47584350568892E+018</text:p>
          </table:table-cell>
          <table:table-cell/>
          <table:table-cell table:formula="of:= [.C75] - [.B75]" office:value-type="float" office:value="58149888" calcext:value-type="float">
            <text:p>581498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584350563112E+018" calcext:value-type="float">
            <text:p>1.47584350563112E+018</text:p>
          </table:table-cell>
          <table:table-cell office:value-type="float" office:value="1.47584350568899E+018" calcext:value-type="float">
            <text:p>1.47584350568899E+018</text:p>
          </table:table-cell>
          <table:table-cell/>
          <table:table-cell table:formula="of:= [.C76] - [.B76]" office:value-type="float" office:value="57870080" calcext:value-type="float">
            <text:p>578700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584350563147E+018" calcext:value-type="float">
            <text:p>1.47584350563147E+018</text:p>
          </table:table-cell>
          <table:table-cell office:value-type="float" office:value="1.47584350568905E+018" calcext:value-type="float">
            <text:p>1.47584350568905E+018</text:p>
          </table:table-cell>
          <table:table-cell/>
          <table:table-cell table:formula="of:= [.C77] - [.B77]" office:value-type="float" office:value="57579776" calcext:value-type="float">
            <text:p>575797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584350563185E+018" calcext:value-type="float">
            <text:p>1.47584350563185E+018</text:p>
          </table:table-cell>
          <table:table-cell office:value-type="float" office:value="1.47584350568911E+018" calcext:value-type="float">
            <text:p>1.47584350568911E+018</text:p>
          </table:table-cell>
          <table:table-cell/>
          <table:table-cell table:formula="of:= [.C78] - [.B78]" office:value-type="float" office:value="57260032" calcext:value-type="float">
            <text:p>572600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58435056322E+018" calcext:value-type="float">
            <text:p>1.4758435056322E+018</text:p>
          </table:table-cell>
          <table:table-cell office:value-type="float" office:value="1.47584350568917E+018" calcext:value-type="float">
            <text:p>1.47584350568917E+018</text:p>
          </table:table-cell>
          <table:table-cell/>
          <table:table-cell table:formula="of:= [.C79] - [.B79]" office:value-type="float" office:value="56969984" calcext:value-type="float">
            <text:p>569699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584350563255E+018" calcext:value-type="float">
            <text:p>1.47584350563255E+018</text:p>
          </table:table-cell>
          <table:table-cell office:value-type="float" office:value="1.47584350568923E+018" calcext:value-type="float">
            <text:p>1.47584350568923E+018</text:p>
          </table:table-cell>
          <table:table-cell/>
          <table:table-cell table:formula="of:= [.C80] - [.B80]" office:value-type="float" office:value="56679936" calcext:value-type="float">
            <text:p>56679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84350563297E+018" calcext:value-type="float">
            <text:p>1.47584350563297E+018</text:p>
          </table:table-cell>
          <table:table-cell office:value-type="float" office:value="1.47584350568942E+018" calcext:value-type="float">
            <text:p>1.47584350568942E+018</text:p>
          </table:table-cell>
          <table:table-cell/>
          <table:table-cell table:formula="of:= [.C81] - [.B81]" office:value-type="float" office:value="56450048" calcext:value-type="float">
            <text:p>564500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584350563333E+018" calcext:value-type="float">
            <text:p>1.47584350563333E+018</text:p>
          </table:table-cell>
          <table:table-cell office:value-type="float" office:value="1.47584350568964E+018" calcext:value-type="float">
            <text:p>1.47584350568964E+018</text:p>
          </table:table-cell>
          <table:table-cell/>
          <table:table-cell table:formula="of:= [.C82] - [.B82]" office:value-type="float" office:value="56309760" calcext:value-type="float">
            <text:p>563097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584350563368E+018" calcext:value-type="float">
            <text:p>1.47584350563368E+018</text:p>
          </table:table-cell>
          <table:table-cell office:value-type="float" office:value="1.4758435056897E+018" calcext:value-type="float">
            <text:p>1.4758435056897E+018</text:p>
          </table:table-cell>
          <table:table-cell/>
          <table:table-cell table:formula="of:= [.C83] - [.B83]" office:value-type="float" office:value="56019968" calcext:value-type="float">
            <text:p>560199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584350563403E+018" calcext:value-type="float">
            <text:p>1.47584350563403E+018</text:p>
          </table:table-cell>
          <table:table-cell office:value-type="float" office:value="1.47584350569038E+018" calcext:value-type="float">
            <text:p>1.47584350569038E+018</text:p>
          </table:table-cell>
          <table:table-cell/>
          <table:table-cell table:formula="of:= [.C84] - [.B84]" office:value-type="float" office:value="56349952" calcext:value-type="float">
            <text:p>563499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584350563437E+018" calcext:value-type="float">
            <text:p>1.47584350563437E+018</text:p>
          </table:table-cell>
          <table:table-cell office:value-type="float" office:value="1.47584350569139E+018" calcext:value-type="float">
            <text:p>1.47584350569139E+018</text:p>
          </table:table-cell>
          <table:table-cell/>
          <table:table-cell table:formula="of:= [.C85] - [.B85]" office:value-type="float" office:value="57019904" calcext:value-type="float">
            <text:p>570199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584350563472E+018" calcext:value-type="float">
            <text:p>1.47584350563472E+018</text:p>
          </table:table-cell>
          <table:table-cell office:value-type="float" office:value="1.4758435056924E+018" calcext:value-type="float">
            <text:p>1.4758435056924E+018</text:p>
          </table:table-cell>
          <table:table-cell/>
          <table:table-cell table:formula="of:= [.C86] - [.B86]" office:value-type="float" office:value="57679872" calcext:value-type="float">
            <text:p>57679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584350563511E+018" calcext:value-type="float">
            <text:p>1.47584350563511E+018</text:p>
          </table:table-cell>
          <table:table-cell office:value-type="float" office:value="1.47584350569306E+018" calcext:value-type="float">
            <text:p>1.47584350569306E+018</text:p>
          </table:table-cell>
          <table:table-cell/>
          <table:table-cell table:formula="of:= [.C87] - [.B87]" office:value-type="float" office:value="57949952" calcext:value-type="float">
            <text:p>57949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584350563546E+018" calcext:value-type="float">
            <text:p>1.47584350563546E+018</text:p>
          </table:table-cell>
          <table:table-cell office:value-type="float" office:value="1.47584350569368E+018" calcext:value-type="float">
            <text:p>1.47584350569368E+018</text:p>
          </table:table-cell>
          <table:table-cell/>
          <table:table-cell table:formula="of:= [.C88] - [.B88]" office:value-type="float" office:value="58220288" calcext:value-type="float">
            <text:p>582202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58435056358E+018" calcext:value-type="float">
            <text:p>1.4758435056358E+018</text:p>
          </table:table-cell>
          <table:table-cell office:value-type="float" office:value="1.47584350569517E+018" calcext:value-type="float">
            <text:p>1.47584350569517E+018</text:p>
          </table:table-cell>
          <table:table-cell/>
          <table:table-cell table:formula="of:= [.C89] - [.B89]" office:value-type="float" office:value="59369984" calcext:value-type="float">
            <text:p>593699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584350563615E+018" calcext:value-type="float">
            <text:p>1.47584350563615E+018</text:p>
          </table:table-cell>
          <table:table-cell office:value-type="float" office:value="1.47584350569901E+018" calcext:value-type="float">
            <text:p>1.47584350569901E+018</text:p>
          </table:table-cell>
          <table:table-cell/>
          <table:table-cell table:formula="of:= [.C90] - [.B90]" office:value-type="float" office:value="62860032" calcext:value-type="float">
            <text:p>628600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584350563654E+018" calcext:value-type="float">
            <text:p>1.47584350563654E+018</text:p>
          </table:table-cell>
          <table:table-cell office:value-type="float" office:value="1.47584350570289E+018" calcext:value-type="float">
            <text:p>1.47584350570289E+018</text:p>
          </table:table-cell>
          <table:table-cell/>
          <table:table-cell table:formula="of:= [.C91] - [.B91]" office:value-type="float" office:value="66350080" calcext:value-type="float">
            <text:p>663500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584350563688E+018" calcext:value-type="float">
            <text:p>1.47584350563688E+018</text:p>
          </table:table-cell>
          <table:table-cell office:value-type="float" office:value="1.47584350570758E+018" calcext:value-type="float">
            <text:p>1.47584350570758E+018</text:p>
          </table:table-cell>
          <table:table-cell/>
          <table:table-cell table:formula="of:= [.C92] - [.B92]" office:value-type="float" office:value="70700288" calcext:value-type="float">
            <text:p>707002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584350563723E+018" calcext:value-type="float">
            <text:p>1.47584350563723E+018</text:p>
          </table:table-cell>
          <table:table-cell office:value-type="float" office:value="1.47584350570766E+018" calcext:value-type="float">
            <text:p>1.47584350570766E+018</text:p>
          </table:table-cell>
          <table:table-cell/>
          <table:table-cell table:formula="of:= [.C93] - [.B93]" office:value-type="float" office:value="70429952" calcext:value-type="float">
            <text:p>704299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584350563791E+018" calcext:value-type="float">
            <text:p>1.47584350563791E+018</text:p>
          </table:table-cell>
          <table:table-cell office:value-type="float" office:value="1.47584350570773E+018" calcext:value-type="float">
            <text:p>1.47584350570773E+018</text:p>
          </table:table-cell>
          <table:table-cell/>
          <table:table-cell table:formula="of:= [.C94] - [.B94]" office:value-type="float" office:value="69819904" calcext:value-type="float">
            <text:p>698199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584350563831E+018" calcext:value-type="float">
            <text:p>1.47584350563831E+018</text:p>
          </table:table-cell>
          <table:table-cell office:value-type="float" office:value="1.4758435057078E+018" calcext:value-type="float">
            <text:p>1.4758435057078E+018</text:p>
          </table:table-cell>
          <table:table-cell/>
          <table:table-cell table:formula="of:= [.C95] - [.B95]" office:value-type="float" office:value="69489920" calcext:value-type="float">
            <text:p>694899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584350563866E+018" calcext:value-type="float">
            <text:p>1.47584350563866E+018</text:p>
          </table:table-cell>
          <table:table-cell office:value-type="float" office:value="1.47584350570787E+018" calcext:value-type="float">
            <text:p>1.47584350570787E+018</text:p>
          </table:table-cell>
          <table:table-cell/>
          <table:table-cell table:formula="of:= [.C96] - [.B96]" office:value-type="float" office:value="69209856" calcext:value-type="float">
            <text:p>692098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584350563905E+018" calcext:value-type="float">
            <text:p>1.47584350563905E+018</text:p>
          </table:table-cell>
          <table:table-cell office:value-type="float" office:value="1.47584350570912E+018" calcext:value-type="float">
            <text:p>1.47584350570912E+018</text:p>
          </table:table-cell>
          <table:table-cell/>
          <table:table-cell table:formula="of:= [.C97] - [.B97]" office:value-type="float" office:value="70070016" calcext:value-type="float">
            <text:p>700700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58435056394E+018" calcext:value-type="float">
            <text:p>1.4758435056394E+018</text:p>
          </table:table-cell>
          <table:table-cell office:value-type="float" office:value="1.47584350570919E+018" calcext:value-type="float">
            <text:p>1.47584350570919E+018</text:p>
          </table:table-cell>
          <table:table-cell/>
          <table:table-cell table:formula="of:= [.C98] - [.B98]" office:value-type="float" office:value="69789952" calcext:value-type="float">
            <text:p>697899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584350563975E+018" calcext:value-type="float">
            <text:p>1.47584350563975E+018</text:p>
          </table:table-cell>
          <table:table-cell office:value-type="float" office:value="1.47584350570968E+018" calcext:value-type="float">
            <text:p>1.47584350570968E+018</text:p>
          </table:table-cell>
          <table:table-cell/>
          <table:table-cell table:formula="of:= [.C99] - [.B99]" office:value-type="float" office:value="69929984" calcext:value-type="float">
            <text:p>699299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58435056401E+018" calcext:value-type="float">
            <text:p>1.4758435056401E+018</text:p>
          </table:table-cell>
          <table:table-cell office:value-type="float" office:value="1.47584350570976E+018" calcext:value-type="float">
            <text:p>1.47584350570976E+018</text:p>
          </table:table-cell>
          <table:table-cell/>
          <table:table-cell table:formula="of:= [.C100] - [.B100]" office:value-type="float" office:value="69659904" calcext:value-type="float">
            <text:p>696599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584350564045E+018" calcext:value-type="float">
            <text:p>1.47584350564045E+018</text:p>
          </table:table-cell>
          <table:table-cell office:value-type="float" office:value="1.47584350570982E+018" calcext:value-type="float">
            <text:p>1.47584350570982E+018</text:p>
          </table:table-cell>
          <table:table-cell/>
          <table:table-cell table:formula="of:= [.C101] - [.B101]" office:value-type="float" office:value="69370112" calcext:value-type="float">
            <text:p>69370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584350564079E+018" calcext:value-type="float">
            <text:p>1.47584350564079E+018</text:p>
          </table:table-cell>
          <table:table-cell office:value-type="float" office:value="1.4758435057099E+018" calcext:value-type="float">
            <text:p>1.4758435057099E+018</text:p>
          </table:table-cell>
          <table:table-cell/>
          <table:table-cell table:formula="of:= [.C102] - [.B102]" office:value-type="float" office:value="69110016" calcext:value-type="float">
            <text:p>691100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584350564114E+018" calcext:value-type="float">
            <text:p>1.47584350564114E+018</text:p>
          </table:table-cell>
          <table:table-cell office:value-type="float" office:value="1.47584350570997E+018" calcext:value-type="float">
            <text:p>1.47584350570997E+018</text:p>
          </table:table-cell>
          <table:table-cell/>
          <table:table-cell table:formula="of:= [.C103] - [.B103]" office:value-type="float" office:value="68830208" calcext:value-type="float">
            <text:p>688302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584350564159E+018" calcext:value-type="float">
            <text:p>1.47584350564159E+018</text:p>
          </table:table-cell>
          <table:table-cell office:value-type="float" office:value="1.47584350571003E+018" calcext:value-type="float">
            <text:p>1.47584350571003E+018</text:p>
          </table:table-cell>
          <table:table-cell/>
          <table:table-cell table:formula="of:= [.C104] - [.B104]" office:value-type="float" office:value="68440064" calcext:value-type="float">
            <text:p>684400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584350564249E+018" calcext:value-type="float">
            <text:p>1.47584350564249E+018</text:p>
          </table:table-cell>
          <table:table-cell office:value-type="float" office:value="1.4758435057101E+018" calcext:value-type="float">
            <text:p>1.4758435057101E+018</text:p>
          </table:table-cell>
          <table:table-cell/>
          <table:table-cell table:formula="of:= [.C105] - [.B105]" office:value-type="float" office:value="67610112" calcext:value-type="float">
            <text:p>676101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584350564468E+018" calcext:value-type="float">
            <text:p>1.47584350564468E+018</text:p>
          </table:table-cell>
          <table:table-cell office:value-type="float" office:value="1.47584350571017E+018" calcext:value-type="float">
            <text:p>1.47584350571017E+018</text:p>
          </table:table-cell>
          <table:table-cell/>
          <table:table-cell table:formula="of:= [.C106] - [.B106]" office:value-type="float" office:value="65489920" calcext:value-type="float">
            <text:p>654899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584350564505E+018" calcext:value-type="float">
            <text:p>1.47584350564505E+018</text:p>
          </table:table-cell>
          <table:table-cell office:value-type="float" office:value="1.47584350571024E+018" calcext:value-type="float">
            <text:p>1.47584350571024E+018</text:p>
          </table:table-cell>
          <table:table-cell/>
          <table:table-cell table:formula="of:= [.C107] - [.B107]" office:value-type="float" office:value="65189888" calcext:value-type="float">
            <text:p>651898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584350564567E+018" calcext:value-type="float">
            <text:p>1.47584350564567E+018</text:p>
          </table:table-cell>
          <table:table-cell office:value-type="float" office:value="1.47584350571031E+018" calcext:value-type="float">
            <text:p>1.47584350571031E+018</text:p>
          </table:table-cell>
          <table:table-cell/>
          <table:table-cell table:formula="of:= [.C108] - [.B108]" office:value-type="float" office:value="64639744" calcext:value-type="float">
            <text:p>646397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584350564603E+018" calcext:value-type="float">
            <text:p>1.47584350564603E+018</text:p>
          </table:table-cell>
          <table:table-cell office:value-type="float" office:value="1.47584350571038E+018" calcext:value-type="float">
            <text:p>1.47584350571038E+018</text:p>
          </table:table-cell>
          <table:table-cell/>
          <table:table-cell table:formula="of:= [.C109] - [.B109]" office:value-type="float" office:value="64350208" calcext:value-type="float">
            <text:p>643502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584350564638E+018" calcext:value-type="float">
            <text:p>1.47584350564638E+018</text:p>
          </table:table-cell>
          <table:table-cell office:value-type="float" office:value="1.47584350571045E+018" calcext:value-type="float">
            <text:p>1.47584350571045E+018</text:p>
          </table:table-cell>
          <table:table-cell/>
          <table:table-cell table:formula="of:= [.C110] - [.B110]" office:value-type="float" office:value="64069888" calcext:value-type="float">
            <text:p>640698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584350564678E+018" calcext:value-type="float">
            <text:p>1.47584350564678E+018</text:p>
          </table:table-cell>
          <table:table-cell office:value-type="float" office:value="1.47584350571052E+018" calcext:value-type="float">
            <text:p>1.47584350571052E+018</text:p>
          </table:table-cell>
          <table:table-cell/>
          <table:table-cell table:formula="of:= [.C111] - [.B111]" office:value-type="float" office:value="63739904" calcext:value-type="float">
            <text:p>637399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584350564713E+018" calcext:value-type="float">
            <text:p>1.47584350564713E+018</text:p>
          </table:table-cell>
          <table:table-cell office:value-type="float" office:value="1.47584350571059E+018" calcext:value-type="float">
            <text:p>1.47584350571059E+018</text:p>
          </table:table-cell>
          <table:table-cell/>
          <table:table-cell table:formula="of:= [.C112] - [.B112]" office:value-type="float" office:value="63460352" calcext:value-type="float">
            <text:p>634603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584350564748E+018" calcext:value-type="float">
            <text:p>1.47584350564748E+018</text:p>
          </table:table-cell>
          <table:table-cell office:value-type="float" office:value="1.47584350571065E+018" calcext:value-type="float">
            <text:p>1.47584350571065E+018</text:p>
          </table:table-cell>
          <table:table-cell/>
          <table:table-cell table:formula="of:= [.C113] - [.B113]" office:value-type="float" office:value="63170048" calcext:value-type="float">
            <text:p>63170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584350564783E+018" calcext:value-type="float">
            <text:p>1.47584350564783E+018</text:p>
          </table:table-cell>
          <table:table-cell office:value-type="float" office:value="1.47584350571072E+018" calcext:value-type="float">
            <text:p>1.47584350571072E+018</text:p>
          </table:table-cell>
          <table:table-cell/>
          <table:table-cell table:formula="of:= [.C114] - [.B114]" office:value-type="float" office:value="62889984" calcext:value-type="float">
            <text:p>628899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584350564818E+018" calcext:value-type="float">
            <text:p>1.47584350564818E+018</text:p>
          </table:table-cell>
          <table:table-cell office:value-type="float" office:value="1.47584350571079E+018" calcext:value-type="float">
            <text:p>1.47584350571079E+018</text:p>
          </table:table-cell>
          <table:table-cell/>
          <table:table-cell table:formula="of:= [.C115] - [.B115]" office:value-type="float" office:value="62609920" calcext:value-type="float">
            <text:p>626099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584350564852E+018" calcext:value-type="float">
            <text:p>1.47584350564852E+018</text:p>
          </table:table-cell>
          <table:table-cell office:value-type="float" office:value="1.47584350571128E+018" calcext:value-type="float">
            <text:p>1.47584350571128E+018</text:p>
          </table:table-cell>
          <table:table-cell/>
          <table:table-cell table:formula="of:= [.C116] - [.B116]" office:value-type="float" office:value="62759936" calcext:value-type="float">
            <text:p>627599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584350564887E+018" calcext:value-type="float">
            <text:p>1.47584350564887E+018</text:p>
          </table:table-cell>
          <table:table-cell office:value-type="float" office:value="1.47584350571135E+018" calcext:value-type="float">
            <text:p>1.47584350571135E+018</text:p>
          </table:table-cell>
          <table:table-cell/>
          <table:table-cell table:formula="of:= [.C117] - [.B117]" office:value-type="float" office:value="62479872" calcext:value-type="float">
            <text:p>624798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584350564943E+018" calcext:value-type="float">
            <text:p>1.47584350564943E+018</text:p>
          </table:table-cell>
          <table:table-cell office:value-type="float" office:value="1.47584350571142E+018" calcext:value-type="float">
            <text:p>1.47584350571142E+018</text:p>
          </table:table-cell>
          <table:table-cell/>
          <table:table-cell table:formula="of:= [.C118] - [.B118]" office:value-type="float" office:value="61990144" calcext:value-type="float">
            <text:p>619901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584350564979E+018" calcext:value-type="float">
            <text:p>1.47584350564979E+018</text:p>
          </table:table-cell>
          <table:table-cell office:value-type="float" office:value="1.47584350571149E+018" calcext:value-type="float">
            <text:p>1.47584350571149E+018</text:p>
          </table:table-cell>
          <table:table-cell/>
          <table:table-cell table:formula="of:= [.C119] - [.B119]" office:value-type="float" office:value="61700096" calcext:value-type="float">
            <text:p>617000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584350565014E+018" calcext:value-type="float">
            <text:p>1.47584350565014E+018</text:p>
          </table:table-cell>
          <table:table-cell office:value-type="float" office:value="1.47584350571156E+018" calcext:value-type="float">
            <text:p>1.47584350571156E+018</text:p>
          </table:table-cell>
          <table:table-cell/>
          <table:table-cell table:formula="of:= [.C120] - [.B120]" office:value-type="float" office:value="61420032" calcext:value-type="float">
            <text:p>614200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584350565056E+018" calcext:value-type="float">
            <text:p>1.47584350565056E+018</text:p>
          </table:table-cell>
          <table:table-cell office:value-type="float" office:value="1.47584350571163E+018" calcext:value-type="float">
            <text:p>1.47584350571163E+018</text:p>
          </table:table-cell>
          <table:table-cell/>
          <table:table-cell table:formula="of:= [.C121] - [.B121]" office:value-type="float" office:value="61069824" calcext:value-type="float">
            <text:p>610698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584350565092E+018" calcext:value-type="float">
            <text:p>1.47584350565092E+018</text:p>
          </table:table-cell>
          <table:table-cell office:value-type="float" office:value="1.47584350571227E+018" calcext:value-type="float">
            <text:p>1.47584350571227E+018</text:p>
          </table:table-cell>
          <table:table-cell/>
          <table:table-cell table:formula="of:= [.C122] - [.B122]" office:value-type="float" office:value="61350144" calcext:value-type="float">
            <text:p>61350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584350565127E+018" calcext:value-type="float">
            <text:p>1.47584350565127E+018</text:p>
          </table:table-cell>
          <table:table-cell office:value-type="float" office:value="1.47584350571344E+018" calcext:value-type="float">
            <text:p>1.47584350571344E+018</text:p>
          </table:table-cell>
          <table:table-cell/>
          <table:table-cell table:formula="of:= [.C123] - [.B123]" office:value-type="float" office:value="62170112" calcext:value-type="float">
            <text:p>621701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584350565161E+018" calcext:value-type="float">
            <text:p>1.47584350565161E+018</text:p>
          </table:table-cell>
          <table:table-cell office:value-type="float" office:value="1.47584350571351E+018" calcext:value-type="float">
            <text:p>1.47584350571351E+018</text:p>
          </table:table-cell>
          <table:table-cell/>
          <table:table-cell table:formula="of:= [.C124] - [.B124]" office:value-type="float" office:value="61900032" calcext:value-type="float">
            <text:p>619000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584350565196E+018" calcext:value-type="float">
            <text:p>1.47584350565196E+018</text:p>
          </table:table-cell>
          <table:table-cell office:value-type="float" office:value="1.47584350571359E+018" calcext:value-type="float">
            <text:p>1.47584350571359E+018</text:p>
          </table:table-cell>
          <table:table-cell/>
          <table:table-cell table:formula="of:= [.C125] - [.B125]" office:value-type="float" office:value="61629952" calcext:value-type="float">
            <text:p>616299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584350565304E+018" calcext:value-type="float">
            <text:p>1.47584350565304E+018</text:p>
          </table:table-cell>
          <table:table-cell office:value-type="float" office:value="1.47584350571366E+018" calcext:value-type="float">
            <text:p>1.47584350571366E+018</text:p>
          </table:table-cell>
          <table:table-cell/>
          <table:table-cell table:formula="of:= [.C126] - [.B126]" office:value-type="float" office:value="60620032" calcext:value-type="float">
            <text:p>606200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584350565344E+018" calcext:value-type="float">
            <text:p>1.47584350565344E+018</text:p>
          </table:table-cell>
          <table:table-cell office:value-type="float" office:value="1.47584350571373E+018" calcext:value-type="float">
            <text:p>1.47584350571373E+018</text:p>
          </table:table-cell>
          <table:table-cell/>
          <table:table-cell table:formula="of:= [.C127] - [.B127]" office:value-type="float" office:value="60290048" calcext:value-type="float">
            <text:p>602900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584350565443E+018" calcext:value-type="float">
            <text:p>1.47584350565443E+018</text:p>
          </table:table-cell>
          <table:table-cell office:value-type="float" office:value="1.4758435057138E+018" calcext:value-type="float">
            <text:p>1.4758435057138E+018</text:p>
          </table:table-cell>
          <table:table-cell/>
          <table:table-cell table:formula="of:= [.C128] - [.B128]" office:value-type="float" office:value="59369728" calcext:value-type="float">
            <text:p>593697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58435056548E+018" calcext:value-type="float">
            <text:p>1.4758435056548E+018</text:p>
          </table:table-cell>
          <table:table-cell office:value-type="float" office:value="1.47584350571387E+018" calcext:value-type="float">
            <text:p>1.47584350571387E+018</text:p>
          </table:table-cell>
          <table:table-cell/>
          <table:table-cell table:formula="of:= [.C129] - [.B129]" office:value-type="float" office:value="59069952" calcext:value-type="float">
            <text:p>590699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584350565524E+018" calcext:value-type="float">
            <text:p>1.47584350565524E+018</text:p>
          </table:table-cell>
          <table:table-cell office:value-type="float" office:value="1.47584350571393E+018" calcext:value-type="float">
            <text:p>1.47584350571393E+018</text:p>
          </table:table-cell>
          <table:table-cell/>
          <table:table-cell table:formula="of:= [.C130] - [.B130]" office:value-type="float" office:value="58690048" calcext:value-type="float">
            <text:p>586900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584350565569E+018" calcext:value-type="float">
            <text:p>1.47584350565569E+018</text:p>
          </table:table-cell>
          <table:table-cell office:value-type="float" office:value="1.475843505714E+018" calcext:value-type="float">
            <text:p>1.475843505714E+018</text:p>
          </table:table-cell>
          <table:table-cell/>
          <table:table-cell table:formula="of:= [.C131] - [.B131]" office:value-type="float" office:value="58310144" calcext:value-type="float">
            <text:p>583101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584350565612E+018" calcext:value-type="float">
            <text:p>1.47584350565612E+018</text:p>
          </table:table-cell>
          <table:table-cell office:value-type="float" office:value="1.47584350571407E+018" calcext:value-type="float">
            <text:p>1.47584350571407E+018</text:p>
          </table:table-cell>
          <table:table-cell/>
          <table:table-cell table:formula="of:= [.C132] - [.B132]" office:value-type="float" office:value="57950208" calcext:value-type="float">
            <text:p>57950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584350565669E+018" calcext:value-type="float">
            <text:p>1.47584350565669E+018</text:p>
          </table:table-cell>
          <table:table-cell office:value-type="float" office:value="1.47584350571414E+018" calcext:value-type="float">
            <text:p>1.47584350571414E+018</text:p>
          </table:table-cell>
          <table:table-cell/>
          <table:table-cell table:formula="of:= [.C133] - [.B133]" office:value-type="float" office:value="57449984" calcext:value-type="float">
            <text:p>574499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58435056572E+018" calcext:value-type="float">
            <text:p>1.4758435056572E+018</text:p>
          </table:table-cell>
          <table:table-cell office:value-type="float" office:value="1.47584350571421E+018" calcext:value-type="float">
            <text:p>1.47584350571421E+018</text:p>
          </table:table-cell>
          <table:table-cell/>
          <table:table-cell table:formula="of:= [.C134] - [.B134]" office:value-type="float" office:value="57010176" calcext:value-type="float">
            <text:p>570101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584350565833E+018" calcext:value-type="float">
            <text:p>1.47584350565833E+018</text:p>
          </table:table-cell>
          <table:table-cell office:value-type="float" office:value="1.47584350571428E+018" calcext:value-type="float">
            <text:p>1.47584350571428E+018</text:p>
          </table:table-cell>
          <table:table-cell/>
          <table:table-cell table:formula="of:= [.C135] - [.B135]" office:value-type="float" office:value="55949824" calcext:value-type="float">
            <text:p>55949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584350565884E+018" calcext:value-type="float">
            <text:p>1.47584350565884E+018</text:p>
          </table:table-cell>
          <table:table-cell office:value-type="float" office:value="1.47584350571491E+018" calcext:value-type="float">
            <text:p>1.47584350571491E+018</text:p>
          </table:table-cell>
          <table:table-cell/>
          <table:table-cell table:formula="of:= [.C136] - [.B136]" office:value-type="float" office:value="56070144" calcext:value-type="float">
            <text:p>560701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584350565935E+018" calcext:value-type="float">
            <text:p>1.47584350565935E+018</text:p>
          </table:table-cell>
          <table:table-cell office:value-type="float" office:value="1.47584350571555E+018" calcext:value-type="float">
            <text:p>1.47584350571555E+018</text:p>
          </table:table-cell>
          <table:table-cell/>
          <table:table-cell table:formula="of:= [.C137] - [.B137]" office:value-type="float" office:value="56200192" calcext:value-type="float">
            <text:p>562001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584350565986E+018" calcext:value-type="float">
            <text:p>1.47584350565986E+018</text:p>
          </table:table-cell>
          <table:table-cell office:value-type="float" office:value="1.47584350571927E+018" calcext:value-type="float">
            <text:p>1.47584350571927E+018</text:p>
          </table:table-cell>
          <table:table-cell/>
          <table:table-cell table:formula="of:= [.C138] - [.B138]" office:value-type="float" office:value="59410176" calcext:value-type="float">
            <text:p>594101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58435056604E+018" calcext:value-type="float">
            <text:p>1.4758435056604E+018</text:p>
          </table:table-cell>
          <table:table-cell office:value-type="float" office:value="1.47584350572284E+018" calcext:value-type="float">
            <text:p>1.47584350572284E+018</text:p>
          </table:table-cell>
          <table:table-cell/>
          <table:table-cell table:formula="of:= [.C139] - [.B139]" office:value-type="float" office:value="62439936" calcext:value-type="float">
            <text:p>624399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584350566085E+018" calcext:value-type="float">
            <text:p>1.47584350566085E+018</text:p>
          </table:table-cell>
          <table:table-cell office:value-type="float" office:value="1.4758435057265E+018" calcext:value-type="float">
            <text:p>1.4758435057265E+018</text:p>
          </table:table-cell>
          <table:table-cell/>
          <table:table-cell table:formula="of:= [.C140] - [.B140]" office:value-type="float" office:value="65650176" calcext:value-type="float">
            <text:p>656501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58435056612E+018" calcext:value-type="float">
            <text:p>1.4758435056612E+018</text:p>
          </table:table-cell>
          <table:table-cell office:value-type="float" office:value="1.47584350572833E+018" calcext:value-type="float">
            <text:p>1.47584350572833E+018</text:p>
          </table:table-cell>
          <table:table-cell/>
          <table:table-cell table:formula="of:= [.C141] - [.B141]" office:value-type="float" office:value="67130112" calcext:value-type="float">
            <text:p>671301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584350566155E+018" calcext:value-type="float">
            <text:p>1.47584350566155E+018</text:p>
          </table:table-cell>
          <table:table-cell office:value-type="float" office:value="1.47584350572841E+018" calcext:value-type="float">
            <text:p>1.47584350572841E+018</text:p>
          </table:table-cell>
          <table:table-cell/>
          <table:table-cell table:formula="of:= [.C142] - [.B142]" office:value-type="float" office:value="66860032" calcext:value-type="float">
            <text:p>668600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584350566192E+018" calcext:value-type="float">
            <text:p>1.47584350566192E+018</text:p>
          </table:table-cell>
          <table:table-cell office:value-type="float" office:value="1.47584350572848E+018" calcext:value-type="float">
            <text:p>1.47584350572848E+018</text:p>
          </table:table-cell>
          <table:table-cell/>
          <table:table-cell table:formula="of:= [.C143] - [.B143]" office:value-type="float" office:value="66559744" calcext:value-type="float">
            <text:p>665597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584350566231E+018" calcext:value-type="float">
            <text:p>1.47584350566231E+018</text:p>
          </table:table-cell>
          <table:table-cell office:value-type="float" office:value="1.47584350572855E+018" calcext:value-type="float">
            <text:p>1.47584350572855E+018</text:p>
          </table:table-cell>
          <table:table-cell/>
          <table:table-cell table:formula="of:= [.C144] - [.B144]" office:value-type="float" office:value="66239744" calcext:value-type="float">
            <text:p>662397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584350566281E+018" calcext:value-type="float">
            <text:p>1.47584350566281E+018</text:p>
          </table:table-cell>
          <table:table-cell office:value-type="float" office:value="1.47584350572873E+018" calcext:value-type="float">
            <text:p>1.47584350572873E+018</text:p>
          </table:table-cell>
          <table:table-cell/>
          <table:table-cell table:formula="of:= [.C145] - [.B145]" office:value-type="float" office:value="65920000" calcext:value-type="float">
            <text:p>6592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584350566335E+018" calcext:value-type="float">
            <text:p>1.47584350566335E+018</text:p>
          </table:table-cell>
          <table:table-cell office:value-type="float" office:value="1.47584350572881E+018" calcext:value-type="float">
            <text:p>1.47584350572881E+018</text:p>
          </table:table-cell>
          <table:table-cell/>
          <table:table-cell table:formula="of:= [.C146] - [.B146]" office:value-type="float" office:value="65459968" calcext:value-type="float">
            <text:p>654599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584350566372E+018" calcext:value-type="float">
            <text:p>1.47584350566372E+018</text:p>
          </table:table-cell>
          <table:table-cell office:value-type="float" office:value="1.47584350573033E+018" calcext:value-type="float">
            <text:p>1.47584350573033E+018</text:p>
          </table:table-cell>
          <table:table-cell/>
          <table:table-cell table:formula="of:= [.C147] - [.B147]" office:value-type="float" office:value="66610176" calcext:value-type="float">
            <text:p>66610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584350566455E+018" calcext:value-type="float">
            <text:p>1.47584350566455E+018</text:p>
          </table:table-cell>
          <table:table-cell office:value-type="float" office:value="1.47584350573263E+018" calcext:value-type="float">
            <text:p>1.47584350573263E+018</text:p>
          </table:table-cell>
          <table:table-cell/>
          <table:table-cell table:formula="of:= [.C148] - [.B148]" office:value-type="float" office:value="68079872" calcext:value-type="float">
            <text:p>680798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584350566516E+018" calcext:value-type="float">
            <text:p>1.47584350566516E+018</text:p>
          </table:table-cell>
          <table:table-cell office:value-type="float" office:value="1.47584350573368E+018" calcext:value-type="float">
            <text:p>1.47584350573368E+018</text:p>
          </table:table-cell>
          <table:table-cell/>
          <table:table-cell table:formula="of:= [.C149] - [.B149]" office:value-type="float" office:value="68520192" calcext:value-type="float">
            <text:p>685201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584350566553E+018" calcext:value-type="float">
            <text:p>1.47584350566553E+018</text:p>
          </table:table-cell>
          <table:table-cell office:value-type="float" office:value="1.47584350573376E+018" calcext:value-type="float">
            <text:p>1.47584350573376E+018</text:p>
          </table:table-cell>
          <table:table-cell/>
          <table:table-cell table:formula="of:= [.C150] - [.B150]" office:value-type="float" office:value="68229888" calcext:value-type="float">
            <text:p>68229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584350566627E+018" calcext:value-type="float">
            <text:p>1.47584350566627E+018</text:p>
          </table:table-cell>
          <table:table-cell office:value-type="float" office:value="1.47584350573383E+018" calcext:value-type="float">
            <text:p>1.47584350573383E+018</text:p>
          </table:table-cell>
          <table:table-cell/>
          <table:table-cell table:formula="of:= [.C151] - [.B151]" office:value-type="float" office:value="67559936" calcext:value-type="float">
            <text:p>675599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584350566694E+018" calcext:value-type="float">
            <text:p>1.47584350566694E+018</text:p>
          </table:table-cell>
          <table:table-cell office:value-type="float" office:value="1.4758435057339E+018" calcext:value-type="float">
            <text:p>1.4758435057339E+018</text:p>
          </table:table-cell>
          <table:table-cell/>
          <table:table-cell table:formula="of:= [.C152] - [.B152]" office:value-type="float" office:value="66959616" calcext:value-type="float">
            <text:p>669596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584350566736E+018" calcext:value-type="float">
            <text:p>1.47584350566736E+018</text:p>
          </table:table-cell>
          <table:table-cell office:value-type="float" office:value="1.47584350573397E+018" calcext:value-type="float">
            <text:p>1.47584350573397E+018</text:p>
          </table:table-cell>
          <table:table-cell/>
          <table:table-cell table:formula="of:= [.C153] - [.B153]" office:value-type="float" office:value="66610176" calcext:value-type="float">
            <text:p>666101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584350566771E+018" calcext:value-type="float">
            <text:p>1.47584350566771E+018</text:p>
          </table:table-cell>
          <table:table-cell office:value-type="float" office:value="1.47584350573404E+018" calcext:value-type="float">
            <text:p>1.47584350573404E+018</text:p>
          </table:table-cell>
          <table:table-cell/>
          <table:table-cell table:formula="of:= [.C154] - [.B154]" office:value-type="float" office:value="66330112" calcext:value-type="float">
            <text:p>6633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584350566808E+018" calcext:value-type="float">
            <text:p>1.47584350566808E+018</text:p>
          </table:table-cell>
          <table:table-cell office:value-type="float" office:value="1.47584350573453E+018" calcext:value-type="float">
            <text:p>1.47584350573453E+018</text:p>
          </table:table-cell>
          <table:table-cell/>
          <table:table-cell table:formula="of:= [.C155] - [.B155]" office:value-type="float" office:value="66449920" calcext:value-type="float">
            <text:p>664499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584350566842E+018" calcext:value-type="float">
            <text:p>1.47584350566842E+018</text:p>
          </table:table-cell>
          <table:table-cell office:value-type="float" office:value="1.4758435057346E+018" calcext:value-type="float">
            <text:p>1.4758435057346E+018</text:p>
          </table:table-cell>
          <table:table-cell/>
          <table:table-cell table:formula="of:= [.C156] - [.B156]" office:value-type="float" office:value="66179840" calcext:value-type="float">
            <text:p>661798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5843505669E+018" calcext:value-type="float">
            <text:p>1.475843505669E+018</text:p>
          </table:table-cell>
          <table:table-cell office:value-type="float" office:value="1.47584350573467E+018" calcext:value-type="float">
            <text:p>1.47584350573467E+018</text:p>
          </table:table-cell>
          <table:table-cell/>
          <table:table-cell table:formula="of:= [.C157] - [.B157]" office:value-type="float" office:value="65669888" calcext:value-type="float">
            <text:p>65669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584350566936E+018" calcext:value-type="float">
            <text:p>1.47584350566936E+018</text:p>
          </table:table-cell>
          <table:table-cell office:value-type="float" office:value="1.47584350573474E+018" calcext:value-type="float">
            <text:p>1.47584350573474E+018</text:p>
          </table:table-cell>
          <table:table-cell/>
          <table:table-cell table:formula="of:= [.C158] - [.B158]" office:value-type="float" office:value="65380352" calcext:value-type="float">
            <text:p>653803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584350566988E+018" calcext:value-type="float">
            <text:p>1.47584350566988E+018</text:p>
          </table:table-cell>
          <table:table-cell office:value-type="float" office:value="1.47584350573481E+018" calcext:value-type="float">
            <text:p>1.47584350573481E+018</text:p>
          </table:table-cell>
          <table:table-cell/>
          <table:table-cell table:formula="of:= [.C159] - [.B159]" office:value-type="float" office:value="64930048" calcext:value-type="float">
            <text:p>649300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584350567023E+018" calcext:value-type="float">
            <text:p>1.47584350567023E+018</text:p>
          </table:table-cell>
          <table:table-cell office:value-type="float" office:value="1.47584350573589E+018" calcext:value-type="float">
            <text:p>1.47584350573589E+018</text:p>
          </table:table-cell>
          <table:table-cell/>
          <table:table-cell table:formula="of:= [.C160] - [.B160]" office:value-type="float" office:value="65660160" calcext:value-type="float">
            <text:p>656601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584350567067E+018" calcext:value-type="float">
            <text:p>1.47584350567067E+018</text:p>
          </table:table-cell>
          <table:table-cell office:value-type="float" office:value="1.4758435057368E+018" calcext:value-type="float">
            <text:p>1.4758435057368E+018</text:p>
          </table:table-cell>
          <table:table-cell/>
          <table:table-cell table:formula="of:= [.C161] - [.B161]" office:value-type="float" office:value="66129920" calcext:value-type="float">
            <text:p>661299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584350567102E+018" calcext:value-type="float">
            <text:p>1.47584350567102E+018</text:p>
          </table:table-cell>
          <table:table-cell office:value-type="float" office:value="1.47584350573908E+018" calcext:value-type="float">
            <text:p>1.47584350573908E+018</text:p>
          </table:table-cell>
          <table:table-cell/>
          <table:table-cell table:formula="of:= [.C162] - [.B162]" office:value-type="float" office:value="68059904" calcext:value-type="float">
            <text:p>680599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584350567137E+018" calcext:value-type="float">
            <text:p>1.47584350567137E+018</text:p>
          </table:table-cell>
          <table:table-cell office:value-type="float" office:value="1.47584350573992E+018" calcext:value-type="float">
            <text:p>1.47584350573992E+018</text:p>
          </table:table-cell>
          <table:table-cell/>
          <table:table-cell table:formula="of:= [.C163] - [.B163]" office:value-type="float" office:value="68549888" calcext:value-type="float">
            <text:p>685498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584350567181E+018" calcext:value-type="float">
            <text:p>1.47584350567181E+018</text:p>
          </table:table-cell>
          <table:table-cell office:value-type="float" office:value="1.47584350574125E+018" calcext:value-type="float">
            <text:p>1.47584350574125E+018</text:p>
          </table:table-cell>
          <table:table-cell/>
          <table:table-cell table:formula="of:= [.C164] - [.B164]" office:value-type="float" office:value="69440000" calcext:value-type="float">
            <text:p>694400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58435056724E+018" calcext:value-type="float">
            <text:p>1.4758435056724E+018</text:p>
          </table:table-cell>
          <table:table-cell office:value-type="float" office:value="1.47584350575048E+018" calcext:value-type="float">
            <text:p>1.47584350575048E+018</text:p>
          </table:table-cell>
          <table:table-cell/>
          <table:table-cell table:formula="of:= [.C165] - [.B165]" office:value-type="float" office:value="78080000" calcext:value-type="float">
            <text:p>78080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584350567276E+018" calcext:value-type="float">
            <text:p>1.47584350567276E+018</text:p>
          </table:table-cell>
          <table:table-cell office:value-type="float" office:value="1.47584350576178E+018" calcext:value-type="float">
            <text:p>1.47584350576178E+018</text:p>
          </table:table-cell>
          <table:table-cell/>
          <table:table-cell table:formula="of:= [.C166] - [.B166]" office:value-type="float" office:value="89020160" calcext:value-type="float">
            <text:p>890201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584350567361E+018" calcext:value-type="float">
            <text:p>1.47584350567361E+018</text:p>
          </table:table-cell>
          <table:table-cell office:value-type="float" office:value="1.47584350576186E+018" calcext:value-type="float">
            <text:p>1.47584350576186E+018</text:p>
          </table:table-cell>
          <table:table-cell/>
          <table:table-cell table:formula="of:= [.C167] - [.B167]" office:value-type="float" office:value="88249856" calcext:value-type="float">
            <text:p>882498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584350567419E+018" calcext:value-type="float">
            <text:p>1.47584350567419E+018</text:p>
          </table:table-cell>
          <table:table-cell office:value-type="float" office:value="1.47584350576194E+018" calcext:value-type="float">
            <text:p>1.47584350576194E+018</text:p>
          </table:table-cell>
          <table:table-cell/>
          <table:table-cell table:formula="of:= [.C168] - [.B168]" office:value-type="float" office:value="87750400" calcext:value-type="float">
            <text:p>87750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584350567477E+018" calcext:value-type="float">
            <text:p>1.47584350567477E+018</text:p>
          </table:table-cell>
          <table:table-cell office:value-type="float" office:value="1.47584350576201E+018" calcext:value-type="float">
            <text:p>1.47584350576201E+018</text:p>
          </table:table-cell>
          <table:table-cell/>
          <table:table-cell table:formula="of:= [.C169] - [.B169]" office:value-type="float" office:value="87239936" calcext:value-type="float">
            <text:p>872399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584350567512E+018" calcext:value-type="float">
            <text:p>1.47584350567512E+018</text:p>
          </table:table-cell>
          <table:table-cell office:value-type="float" office:value="1.47584350576207E+018" calcext:value-type="float">
            <text:p>1.47584350576207E+018</text:p>
          </table:table-cell>
          <table:table-cell/>
          <table:table-cell table:formula="of:= [.C170] - [.B170]" office:value-type="float" office:value="86949888" calcext:value-type="float">
            <text:p>869498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584350567552E+018" calcext:value-type="float">
            <text:p>1.47584350567552E+018</text:p>
          </table:table-cell>
          <table:table-cell office:value-type="float" office:value="1.47584350576215E+018" calcext:value-type="float">
            <text:p>1.47584350576215E+018</text:p>
          </table:table-cell>
          <table:table-cell/>
          <table:table-cell table:formula="of:= [.C171] - [.B171]" office:value-type="float" office:value="86629888" calcext:value-type="float">
            <text:p>866298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584350567589E+018" calcext:value-type="float">
            <text:p>1.47584350567589E+018</text:p>
          </table:table-cell>
          <table:table-cell office:value-type="float" office:value="1.47584350576221E+018" calcext:value-type="float">
            <text:p>1.47584350576221E+018</text:p>
          </table:table-cell>
          <table:table-cell/>
          <table:table-cell table:formula="of:= [.C172] - [.B172]" office:value-type="float" office:value="86319872" calcext:value-type="float">
            <text:p>863198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5843505677E+018" calcext:value-type="float">
            <text:p>1.475843505677E+018</text:p>
          </table:table-cell>
          <table:table-cell office:value-type="float" office:value="1.47584350576756E+018" calcext:value-type="float">
            <text:p>1.47584350576756E+018</text:p>
          </table:table-cell>
          <table:table-cell/>
          <table:table-cell table:formula="of:= [.C173] - [.B173]" office:value-type="float" office:value="90560000" calcext:value-type="float">
            <text:p>90560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584350567736E+018" calcext:value-type="float">
            <text:p>1.47584350567736E+018</text:p>
          </table:table-cell>
          <table:table-cell office:value-type="float" office:value="1.47584350577093E+018" calcext:value-type="float">
            <text:p>1.47584350577093E+018</text:p>
          </table:table-cell>
          <table:table-cell/>
          <table:table-cell table:formula="of:= [.C174] - [.B174]" office:value-type="float" office:value="93569792" calcext:value-type="float">
            <text:p>935697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584350567779E+018" calcext:value-type="float">
            <text:p>1.47584350567779E+018</text:p>
          </table:table-cell>
          <table:table-cell office:value-type="float" office:value="1.47584350577262E+018" calcext:value-type="float">
            <text:p>1.47584350577262E+018</text:p>
          </table:table-cell>
          <table:table-cell/>
          <table:table-cell table:formula="of:= [.C175] - [.B175]" office:value-type="float" office:value="94829824" calcext:value-type="float">
            <text:p>948298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584350567836E+018" calcext:value-type="float">
            <text:p>1.47584350567836E+018</text:p>
          </table:table-cell>
          <table:table-cell office:value-type="float" office:value="1.47584350577523E+018" calcext:value-type="float">
            <text:p>1.47584350577523E+018</text:p>
          </table:table-cell>
          <table:table-cell/>
          <table:table-cell table:formula="of:= [.C176] - [.B176]" office:value-type="float" office:value="96870144" calcext:value-type="float">
            <text:p>96870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584350567873E+018" calcext:value-type="float">
            <text:p>1.47584350567873E+018</text:p>
          </table:table-cell>
          <table:table-cell office:value-type="float" office:value="1.47584350578427E+018" calcext:value-type="float">
            <text:p>1.47584350578427E+018</text:p>
          </table:table-cell>
          <table:table-cell/>
          <table:table-cell table:formula="of:= [.C177] - [.B177]" office:value-type="float" office:value="105540096" calcext:value-type="float">
            <text:p>1055400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584350567912E+018" calcext:value-type="float">
            <text:p>1.47584350567912E+018</text:p>
          </table:table-cell>
          <table:table-cell office:value-type="float" office:value="1.47584350578576E+018" calcext:value-type="float">
            <text:p>1.47584350578576E+018</text:p>
          </table:table-cell>
          <table:table-cell/>
          <table:table-cell table:formula="of:= [.C178] - [.B178]" office:value-type="float" office:value="106640128" calcext:value-type="float">
            <text:p>1066401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584350567949E+018" calcext:value-type="float">
            <text:p>1.47584350567949E+018</text:p>
          </table:table-cell>
          <table:table-cell office:value-type="float" office:value="1.47584350578584E+018" calcext:value-type="float">
            <text:p>1.47584350578584E+018</text:p>
          </table:table-cell>
          <table:table-cell/>
          <table:table-cell table:formula="of:= [.C179] - [.B179]" office:value-type="float" office:value="106350080" calcext:value-type="float">
            <text:p>1063500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584350568001E+018" calcext:value-type="float">
            <text:p>1.47584350568001E+018</text:p>
          </table:table-cell>
          <table:table-cell office:value-type="float" office:value="1.47584350578591E+018" calcext:value-type="float">
            <text:p>1.47584350578591E+018</text:p>
          </table:table-cell>
          <table:table-cell/>
          <table:table-cell table:formula="of:= [.C180] - [.B180]" office:value-type="float" office:value="105900032" calcext:value-type="float">
            <text:p>1059000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58435056815E+018" calcext:value-type="float">
            <text:p>1.4758435056815E+018</text:p>
          </table:table-cell>
          <table:table-cell office:value-type="float" office:value="1.47584350578598E+018" calcext:value-type="float">
            <text:p>1.47584350578598E+018</text:p>
          </table:table-cell>
          <table:table-cell/>
          <table:table-cell table:formula="of:= [.C181] - [.B181]" office:value-type="float" office:value="104480000" calcext:value-type="float">
            <text:p>104480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84350568218E+018" calcext:value-type="float">
            <text:p>1.47584350568218E+018</text:p>
          </table:table-cell>
          <table:table-cell office:value-type="float" office:value="1.47584350578605E+018" calcext:value-type="float">
            <text:p>1.47584350578605E+018</text:p>
          </table:table-cell>
          <table:table-cell/>
          <table:table-cell table:formula="of:= [.C182] - [.B182]" office:value-type="float" office:value="103870208" calcext:value-type="float">
            <text:p>1038702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584350568255E+018" calcext:value-type="float">
            <text:p>1.47584350568255E+018</text:p>
          </table:table-cell>
          <table:table-cell office:value-type="float" office:value="1.47584350578612E+018" calcext:value-type="float">
            <text:p>1.47584350578612E+018</text:p>
          </table:table-cell>
          <table:table-cell/>
          <table:table-cell table:formula="of:= [.C183] - [.B183]" office:value-type="float" office:value="103569920" calcext:value-type="float">
            <text:p>1035699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584350568294E+018" calcext:value-type="float">
            <text:p>1.47584350568294E+018</text:p>
          </table:table-cell>
          <table:table-cell office:value-type="float" office:value="1.47584350578618E+018" calcext:value-type="float">
            <text:p>1.47584350578618E+018</text:p>
          </table:table-cell>
          <table:table-cell/>
          <table:table-cell table:formula="of:= [.C184] - [.B184]" office:value-type="float" office:value="103240192" calcext:value-type="float">
            <text:p>1032401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584350568328E+018" calcext:value-type="float">
            <text:p>1.47584350568328E+018</text:p>
          </table:table-cell>
          <table:table-cell office:value-type="float" office:value="1.47584350578625E+018" calcext:value-type="float">
            <text:p>1.47584350578625E+018</text:p>
          </table:table-cell>
          <table:table-cell/>
          <table:table-cell table:formula="of:= [.C185] - [.B185]" office:value-type="float" office:value="102970112" calcext:value-type="float">
            <text:p>1029701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584350568366E+018" calcext:value-type="float">
            <text:p>1.47584350568366E+018</text:p>
          </table:table-cell>
          <table:table-cell office:value-type="float" office:value="1.47584350578632E+018" calcext:value-type="float">
            <text:p>1.47584350578632E+018</text:p>
          </table:table-cell>
          <table:table-cell/>
          <table:table-cell table:formula="of:= [.C186] - [.B186]" office:value-type="float" office:value="102659840" calcext:value-type="float">
            <text:p>1026598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584350568407E+018" calcext:value-type="float">
            <text:p>1.47584350568407E+018</text:p>
          </table:table-cell>
          <table:table-cell office:value-type="float" office:value="1.47584350578639E+018" calcext:value-type="float">
            <text:p>1.47584350578639E+018</text:p>
          </table:table-cell>
          <table:table-cell/>
          <table:table-cell table:formula="of:= [.C187] - [.B187]" office:value-type="float" office:value="102320128" calcext:value-type="float">
            <text:p>1023201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584350568442E+018" calcext:value-type="float">
            <text:p>1.47584350568442E+018</text:p>
          </table:table-cell>
          <table:table-cell office:value-type="float" office:value="1.47584350578646E+018" calcext:value-type="float">
            <text:p>1.47584350578646E+018</text:p>
          </table:table-cell>
          <table:table-cell/>
          <table:table-cell table:formula="of:= [.C188] - [.B188]" office:value-type="float" office:value="102040320" calcext:value-type="float">
            <text:p>1020403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584350568477E+018" calcext:value-type="float">
            <text:p>1.47584350568477E+018</text:p>
          </table:table-cell>
          <table:table-cell office:value-type="float" office:value="1.47584350578653E+018" calcext:value-type="float">
            <text:p>1.47584350578653E+018</text:p>
          </table:table-cell>
          <table:table-cell/>
          <table:table-cell table:formula="of:= [.C189] - [.B189]" office:value-type="float" office:value="101760000" calcext:value-type="float">
            <text:p>101760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584350568512E+018" calcext:value-type="float">
            <text:p>1.47584350568512E+018</text:p>
          </table:table-cell>
          <table:table-cell office:value-type="float" office:value="1.47584350578702E+018" calcext:value-type="float">
            <text:p>1.47584350578702E+018</text:p>
          </table:table-cell>
          <table:table-cell/>
          <table:table-cell table:formula="of:= [.C190] - [.B190]" office:value-type="float" office:value="101900032" calcext:value-type="float">
            <text:p>1019000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584350568572E+018" calcext:value-type="float">
            <text:p>1.47584350568572E+018</text:p>
          </table:table-cell>
          <table:table-cell office:value-type="float" office:value="1.4758435057871E+018" calcext:value-type="float">
            <text:p>1.4758435057871E+018</text:p>
          </table:table-cell>
          <table:table-cell/>
          <table:table-cell table:formula="of:= [.C191] - [.B191]" office:value-type="float" office:value="101379840" calcext:value-type="float">
            <text:p>1013798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584350568686E+018" calcext:value-type="float">
            <text:p>1.47584350568686E+018</text:p>
          </table:table-cell>
          <table:table-cell office:value-type="float" office:value="1.47584350578801E+018" calcext:value-type="float">
            <text:p>1.47584350578801E+018</text:p>
          </table:table-cell>
          <table:table-cell/>
          <table:table-cell table:formula="of:= [.C192] - [.B192]" office:value-type="float" office:value="101149952" calcext:value-type="float">
            <text:p>1011499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584350568741E+018" calcext:value-type="float">
            <text:p>1.47584350568741E+018</text:p>
          </table:table-cell>
          <table:table-cell office:value-type="float" office:value="1.47584350578808E+018" calcext:value-type="float">
            <text:p>1.47584350578808E+018</text:p>
          </table:table-cell>
          <table:table-cell/>
          <table:table-cell table:formula="of:= [.C193] - [.B193]" office:value-type="float" office:value="100670208" calcext:value-type="float">
            <text:p>1006702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584350568802E+018" calcext:value-type="float">
            <text:p>1.47584350568802E+018</text:p>
          </table:table-cell>
          <table:table-cell office:value-type="float" office:value="1.47584350578897E+018" calcext:value-type="float">
            <text:p>1.47584350578897E+018</text:p>
          </table:table-cell>
          <table:table-cell/>
          <table:table-cell table:formula="of:= [.C194] - [.B194]" office:value-type="float" office:value="100950016" calcext:value-type="float">
            <text:p>1009500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58435056901E+018" calcext:value-type="float">
            <text:p>1.4758435056901E+018</text:p>
          </table:table-cell>
          <table:table-cell office:value-type="float" office:value="1.47584350578904E+018" calcext:value-type="float">
            <text:p>1.47584350578904E+018</text:p>
          </table:table-cell>
          <table:table-cell/>
          <table:table-cell table:formula="of:= [.C195] - [.B195]" office:value-type="float" office:value="98939904" calcext:value-type="float">
            <text:p>989399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584350569073E+018" calcext:value-type="float">
            <text:p>1.47584350569073E+018</text:p>
          </table:table-cell>
          <table:table-cell office:value-type="float" office:value="1.47584350578911E+018" calcext:value-type="float">
            <text:p>1.47584350578911E+018</text:p>
          </table:table-cell>
          <table:table-cell/>
          <table:table-cell table:formula="of:= [.C196] - [.B196]" office:value-type="float" office:value="98380032" calcext:value-type="float">
            <text:p>983800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584350569113E+018" calcext:value-type="float">
            <text:p>1.47584350569113E+018</text:p>
          </table:table-cell>
          <table:table-cell office:value-type="float" office:value="1.47584350578918E+018" calcext:value-type="float">
            <text:p>1.47584350578918E+018</text:p>
          </table:table-cell>
          <table:table-cell/>
          <table:table-cell table:formula="of:= [.C197] - [.B197]" office:value-type="float" office:value="98050048" calcext:value-type="float">
            <text:p>980500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584350569174E+018" calcext:value-type="float">
            <text:p>1.47584350569174E+018</text:p>
          </table:table-cell>
          <table:table-cell office:value-type="float" office:value="1.47584350578925E+018" calcext:value-type="float">
            <text:p>1.47584350578925E+018</text:p>
          </table:table-cell>
          <table:table-cell/>
          <table:table-cell table:formula="of:= [.C198] - [.B198]" office:value-type="float" office:value="97509888" calcext:value-type="float">
            <text:p>9750988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584350569214E+018" calcext:value-type="float">
            <text:p>1.47584350569214E+018</text:p>
          </table:table-cell>
          <table:table-cell office:value-type="float" office:value="1.47584350578932E+018" calcext:value-type="float">
            <text:p>1.47584350578932E+018</text:p>
          </table:table-cell>
          <table:table-cell/>
          <table:table-cell table:formula="of:= [.C199] - [.B199]" office:value-type="float" office:value="97179904" calcext:value-type="float">
            <text:p>971799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584350569275E+018" calcext:value-type="float">
            <text:p>1.47584350569275E+018</text:p>
          </table:table-cell>
          <table:table-cell office:value-type="float" office:value="1.47584350578985E+018" calcext:value-type="float">
            <text:p>1.47584350578985E+018</text:p>
          </table:table-cell>
          <table:table-cell/>
          <table:table-cell table:formula="of:= [.C200] - [.B200]" office:value-type="float" office:value="97100032" calcext:value-type="float">
            <text:p>971000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584350569341E+018" calcext:value-type="float">
            <text:p>1.47584350569341E+018</text:p>
          </table:table-cell>
          <table:table-cell office:value-type="float" office:value="1.47584350579034E+018" calcext:value-type="float">
            <text:p>1.47584350579034E+018</text:p>
          </table:table-cell>
          <table:table-cell/>
          <table:table-cell table:formula="of:= [.C201] - [.B201]" office:value-type="float" office:value="96930048" calcext:value-type="float">
            <text:p>969300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584350569403E+018" calcext:value-type="float">
            <text:p>1.47584350569403E+018</text:p>
          </table:table-cell>
          <table:table-cell office:value-type="float" office:value="1.47584350579042E+018" calcext:value-type="float">
            <text:p>1.47584350579042E+018</text:p>
          </table:table-cell>
          <table:table-cell/>
          <table:table-cell table:formula="of:= [.C202] - [.B202]" office:value-type="float" office:value="96389888" calcext:value-type="float">
            <text:p>963898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584350569443E+018" calcext:value-type="float">
            <text:p>1.47584350569443E+018</text:p>
          </table:table-cell>
          <table:table-cell office:value-type="float" office:value="1.47584350580046E+018" calcext:value-type="float">
            <text:p>1.47584350580046E+018</text:p>
          </table:table-cell>
          <table:table-cell/>
          <table:table-cell table:formula="of:= [.C203] - [.B203]" office:value-type="float" office:value="106029824" calcext:value-type="float">
            <text:p>1060298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584350569483E+018" calcext:value-type="float">
            <text:p>1.47584350569483E+018</text:p>
          </table:table-cell>
          <table:table-cell office:value-type="float" office:value="1.47584350580055E+018" calcext:value-type="float">
            <text:p>1.47584350580055E+018</text:p>
          </table:table-cell>
          <table:table-cell/>
          <table:table-cell table:formula="of:= [.C204] - [.B204]" office:value-type="float" office:value="105720064" calcext:value-type="float">
            <text:p>1057200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584350569544E+018" calcext:value-type="float">
            <text:p>1.47584350569544E+018</text:p>
          </table:table-cell>
          <table:table-cell office:value-type="float" office:value="1.47584350580072E+018" calcext:value-type="float">
            <text:p>1.47584350580072E+018</text:p>
          </table:table-cell>
          <table:table-cell/>
          <table:table-cell table:formula="of:= [.C205] - [.B205]" office:value-type="float" office:value="105280000" calcext:value-type="float">
            <text:p>1052800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584350569593E+018" calcext:value-type="float">
            <text:p>1.47584350569593E+018</text:p>
          </table:table-cell>
          <table:table-cell office:value-type="float" office:value="1.47584350580258E+018" calcext:value-type="float">
            <text:p>1.47584350580258E+018</text:p>
          </table:table-cell>
          <table:table-cell/>
          <table:table-cell table:formula="of:= [.C206] - [.B206]" office:value-type="float" office:value="106649856" calcext:value-type="float">
            <text:p>1066498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584350569629E+018" calcext:value-type="float">
            <text:p>1.47584350569629E+018</text:p>
          </table:table-cell>
          <table:table-cell office:value-type="float" office:value="1.4758435058038E+018" calcext:value-type="float">
            <text:p>1.4758435058038E+018</text:p>
          </table:table-cell>
          <table:table-cell/>
          <table:table-cell table:formula="of:= [.C207] - [.B207]" office:value-type="float" office:value="107510016" calcext:value-type="float">
            <text:p>1075100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584350569664E+018" calcext:value-type="float">
            <text:p>1.47584350569664E+018</text:p>
          </table:table-cell>
          <table:table-cell office:value-type="float" office:value="1.47584350580418E+018" calcext:value-type="float">
            <text:p>1.47584350580418E+018</text:p>
          </table:table-cell>
          <table:table-cell/>
          <table:table-cell table:formula="of:= [.C208] - [.B208]" office:value-type="float" office:value="107540224" calcext:value-type="float">
            <text:p>1075402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584350569698E+018" calcext:value-type="float">
            <text:p>1.47584350569698E+018</text:p>
          </table:table-cell>
          <table:table-cell office:value-type="float" office:value="1.47584350580488E+018" calcext:value-type="float">
            <text:p>1.47584350580488E+018</text:p>
          </table:table-cell>
          <table:table-cell/>
          <table:table-cell table:formula="of:= [.C209] - [.B209]" office:value-type="float" office:value="107899904" calcext:value-type="float">
            <text:p>1078999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584350569733E+018" calcext:value-type="float">
            <text:p>1.47584350569733E+018</text:p>
          </table:table-cell>
          <table:table-cell office:value-type="float" office:value="1.47584350580544E+018" calcext:value-type="float">
            <text:p>1.47584350580544E+018</text:p>
          </table:table-cell>
          <table:table-cell/>
          <table:table-cell table:formula="of:= [.C210] - [.B210]" office:value-type="float" office:value="108110080" calcext:value-type="float">
            <text:p>1081100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584350569783E+018" calcext:value-type="float">
            <text:p>1.47584350569783E+018</text:p>
          </table:table-cell>
          <table:table-cell office:value-type="float" office:value="1.47584350580594E+018" calcext:value-type="float">
            <text:p>1.47584350580594E+018</text:p>
          </table:table-cell>
          <table:table-cell/>
          <table:table-cell table:formula="of:= [.C211] - [.B211]" office:value-type="float" office:value="108109824" calcext:value-type="float">
            <text:p>1081098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584350569818E+018" calcext:value-type="float">
            <text:p>1.47584350569818E+018</text:p>
          </table:table-cell>
          <table:table-cell office:value-type="float" office:value="1.47584350580643E+018" calcext:value-type="float">
            <text:p>1.47584350580643E+018</text:p>
          </table:table-cell>
          <table:table-cell/>
          <table:table-cell table:formula="of:= [.C212] - [.B212]" office:value-type="float" office:value="108249856" calcext:value-type="float">
            <text:p>1082498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584350569853E+018" calcext:value-type="float">
            <text:p>1.47584350569853E+018</text:p>
          </table:table-cell>
          <table:table-cell office:value-type="float" office:value="1.47584350580651E+018" calcext:value-type="float">
            <text:p>1.47584350580651E+018</text:p>
          </table:table-cell>
          <table:table-cell/>
          <table:table-cell table:formula="of:= [.C213] - [.B213]" office:value-type="float" office:value="107980032" calcext:value-type="float">
            <text:p>1079800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584350569887E+018" calcext:value-type="float">
            <text:p>1.47584350569887E+018</text:p>
          </table:table-cell>
          <table:table-cell office:value-type="float" office:value="1.47584350580658E+018" calcext:value-type="float">
            <text:p>1.47584350580658E+018</text:p>
          </table:table-cell>
          <table:table-cell/>
          <table:table-cell table:formula="of:= [.C214] - [.B214]" office:value-type="float" office:value="107709952" calcext:value-type="float">
            <text:p>10770995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584350569928E+018" calcext:value-type="float">
            <text:p>1.47584350569928E+018</text:p>
          </table:table-cell>
          <table:table-cell office:value-type="float" office:value="1.47584350580665E+018" calcext:value-type="float">
            <text:p>1.47584350580665E+018</text:p>
          </table:table-cell>
          <table:table-cell/>
          <table:table-cell table:formula="of:= [.C215] - [.B215]" office:value-type="float" office:value="107369984" calcext:value-type="float">
            <text:p>107369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584350569963E+018" calcext:value-type="float">
            <text:p>1.47584350569963E+018</text:p>
          </table:table-cell>
          <table:table-cell office:value-type="float" office:value="1.47584350580671E+018" calcext:value-type="float">
            <text:p>1.47584350580671E+018</text:p>
          </table:table-cell>
          <table:table-cell/>
          <table:table-cell table:formula="of:= [.C216] - [.B216]" office:value-type="float" office:value="107079936" calcext:value-type="float">
            <text:p>1070799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584350569997E+018" calcext:value-type="float">
            <text:p>1.47584350569997E+018</text:p>
          </table:table-cell>
          <table:table-cell office:value-type="float" office:value="1.47584350580678E+018" calcext:value-type="float">
            <text:p>1.47584350580678E+018</text:p>
          </table:table-cell>
          <table:table-cell/>
          <table:table-cell table:formula="of:= [.C217] - [.B217]" office:value-type="float" office:value="106809856" calcext:value-type="float">
            <text:p>1068098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584350570036E+018" calcext:value-type="float">
            <text:p>1.47584350570036E+018</text:p>
          </table:table-cell>
          <table:table-cell office:value-type="float" office:value="1.47584350580685E+018" calcext:value-type="float">
            <text:p>1.47584350580685E+018</text:p>
          </table:table-cell>
          <table:table-cell/>
          <table:table-cell table:formula="of:= [.C218] - [.B218]" office:value-type="float" office:value="106490112" calcext:value-type="float">
            <text:p>1064901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584350570071E+018" calcext:value-type="float">
            <text:p>1.47584350570071E+018</text:p>
          </table:table-cell>
          <table:table-cell office:value-type="float" office:value="1.47584350580692E+018" calcext:value-type="float">
            <text:p>1.47584350580692E+018</text:p>
          </table:table-cell>
          <table:table-cell/>
          <table:table-cell table:formula="of:= [.C219] - [.B219]" office:value-type="float" office:value="106210048" calcext:value-type="float">
            <text:p>1062100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584350570106E+018" calcext:value-type="float">
            <text:p>1.47584350570106E+018</text:p>
          </table:table-cell>
          <table:table-cell office:value-type="float" office:value="1.47584350580699E+018" calcext:value-type="float">
            <text:p>1.47584350580699E+018</text:p>
          </table:table-cell>
          <table:table-cell/>
          <table:table-cell table:formula="of:= [.C220] - [.B220]" office:value-type="float" office:value="105929984" calcext:value-type="float">
            <text:p>1059299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584350570144E+018" calcext:value-type="float">
            <text:p>1.47584350570144E+018</text:p>
          </table:table-cell>
          <table:table-cell office:value-type="float" office:value="1.47584350580706E+018" calcext:value-type="float">
            <text:p>1.47584350580706E+018</text:p>
          </table:table-cell>
          <table:table-cell/>
          <table:table-cell table:formula="of:= [.C221] - [.B221]" office:value-type="float" office:value="105619968" calcext:value-type="float">
            <text:p>1056199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584350570182E+018" calcext:value-type="float">
            <text:p>1.47584350570182E+018</text:p>
          </table:table-cell>
          <table:table-cell office:value-type="float" office:value="1.47584350580713E+018" calcext:value-type="float">
            <text:p>1.47584350580713E+018</text:p>
          </table:table-cell>
          <table:table-cell/>
          <table:table-cell table:formula="of:= [.C222] - [.B222]" office:value-type="float" office:value="105309952" calcext:value-type="float">
            <text:p>1053099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584350570221E+018" calcext:value-type="float">
            <text:p>1.47584350570221E+018</text:p>
          </table:table-cell>
          <table:table-cell office:value-type="float" office:value="1.47584350580719E+018" calcext:value-type="float">
            <text:p>1.47584350580719E+018</text:p>
          </table:table-cell>
          <table:table-cell/>
          <table:table-cell table:formula="of:= [.C223] - [.B223]" office:value-type="float" office:value="104979968" calcext:value-type="float">
            <text:p>10497996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584350570263E+018" calcext:value-type="float">
            <text:p>1.47584350570263E+018</text:p>
          </table:table-cell>
          <table:table-cell office:value-type="float" office:value="1.47584350580726E+018" calcext:value-type="float">
            <text:p>1.47584350580726E+018</text:p>
          </table:table-cell>
          <table:table-cell/>
          <table:table-cell table:formula="of:= [.C224] - [.B224]" office:value-type="float" office:value="104630016" calcext:value-type="float">
            <text:p>1046300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584350570326E+018" calcext:value-type="float">
            <text:p>1.47584350570326E+018</text:p>
          </table:table-cell>
          <table:table-cell office:value-type="float" office:value="1.47584350580733E+018" calcext:value-type="float">
            <text:p>1.47584350580733E+018</text:p>
          </table:table-cell>
          <table:table-cell/>
          <table:table-cell table:formula="of:= [.C225] - [.B225]" office:value-type="float" office:value="104070144" calcext:value-type="float">
            <text:p>1040701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584350570394E+018" calcext:value-type="float">
            <text:p>1.47584350570394E+018</text:p>
          </table:table-cell>
          <table:table-cell office:value-type="float" office:value="1.4758435058074E+018" calcext:value-type="float">
            <text:p>1.4758435058074E+018</text:p>
          </table:table-cell>
          <table:table-cell/>
          <table:table-cell table:formula="of:= [.C226] - [.B226]" office:value-type="float" office:value="103459840" calcext:value-type="float">
            <text:p>1034598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584350570441E+018" calcext:value-type="float">
            <text:p>1.47584350570441E+018</text:p>
          </table:table-cell>
          <table:table-cell office:value-type="float" office:value="1.47584350580757E+018" calcext:value-type="float">
            <text:p>1.47584350580757E+018</text:p>
          </table:table-cell>
          <table:table-cell/>
          <table:table-cell table:formula="of:= [.C227] - [.B227]" office:value-type="float" office:value="103160320" calcext:value-type="float">
            <text:p>1031603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584350570491E+018" calcext:value-type="float">
            <text:p>1.47584350570491E+018</text:p>
          </table:table-cell>
          <table:table-cell office:value-type="float" office:value="1.47584350580891E+018" calcext:value-type="float">
            <text:p>1.47584350580891E+018</text:p>
          </table:table-cell>
          <table:table-cell/>
          <table:table-cell table:formula="of:= [.C228] - [.B228]" office:value-type="float" office:value="104000000" calcext:value-type="float">
            <text:p>1040000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584350570539E+018" calcext:value-type="float">
            <text:p>1.47584350570539E+018</text:p>
          </table:table-cell>
          <table:table-cell office:value-type="float" office:value="1.47584350581017E+018" calcext:value-type="float">
            <text:p>1.47584350581017E+018</text:p>
          </table:table-cell>
          <table:table-cell/>
          <table:table-cell table:formula="of:= [.C229] - [.B229]" office:value-type="float" office:value="104780032" calcext:value-type="float">
            <text:p>1047800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584350570589E+018" calcext:value-type="float">
            <text:p>1.47584350570589E+018</text:p>
          </table:table-cell>
          <table:table-cell office:value-type="float" office:value="1.47584350581035E+018" calcext:value-type="float">
            <text:p>1.47584350581035E+018</text:p>
          </table:table-cell>
          <table:table-cell/>
          <table:table-cell table:formula="of:= [.C230] - [.B230]" office:value-type="float" office:value="104460032" calcext:value-type="float">
            <text:p>1044600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584350570625E+018" calcext:value-type="float">
            <text:p>1.47584350570625E+018</text:p>
          </table:table-cell>
          <table:table-cell office:value-type="float" office:value="1.47584350581119E+018" calcext:value-type="float">
            <text:p>1.47584350581119E+018</text:p>
          </table:table-cell>
          <table:table-cell/>
          <table:table-cell table:formula="of:= [.C231] - [.B231]" office:value-type="float" office:value="104940032" calcext:value-type="float">
            <text:p>1049400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584350570814E+018" calcext:value-type="float">
            <text:p>1.47584350570814E+018</text:p>
          </table:table-cell>
          <table:table-cell office:value-type="float" office:value="1.47584350581127E+018" calcext:value-type="float">
            <text:p>1.47584350581127E+018</text:p>
          </table:table-cell>
          <table:table-cell/>
          <table:table-cell table:formula="of:= [.C232] - [.B232]" office:value-type="float" office:value="103129856" calcext:value-type="float">
            <text:p>1031298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584350570851E+018" calcext:value-type="float">
            <text:p>1.47584350570851E+018</text:p>
          </table:table-cell>
          <table:table-cell office:value-type="float" office:value="1.47584350581134E+018" calcext:value-type="float">
            <text:p>1.47584350581134E+018</text:p>
          </table:table-cell>
          <table:table-cell/>
          <table:table-cell table:formula="of:= [.C233] - [.B233]" office:value-type="float" office:value="102830080" calcext:value-type="float">
            <text:p>1028300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584350570892E+018" calcext:value-type="float">
            <text:p>1.47584350570892E+018</text:p>
          </table:table-cell>
          <table:table-cell office:value-type="float" office:value="1.47584350581151E+018" calcext:value-type="float">
            <text:p>1.47584350581151E+018</text:p>
          </table:table-cell>
          <table:table-cell/>
          <table:table-cell table:formula="of:= [.C234] - [.B234]" office:value-type="float" office:value="102590208" calcext:value-type="float">
            <text:p>1025902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584350570951E+018" calcext:value-type="float">
            <text:p>1.47584350570951E+018</text:p>
          </table:table-cell>
          <table:table-cell office:value-type="float" office:value="1.47584350581238E+018" calcext:value-type="float">
            <text:p>1.47584350581238E+018</text:p>
          </table:table-cell>
          <table:table-cell/>
          <table:table-cell table:formula="of:= [.C235] - [.B235]" office:value-type="float" office:value="102869760" calcext:value-type="float">
            <text:p>1028697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584350571107E+018" calcext:value-type="float">
            <text:p>1.47584350571107E+018</text:p>
          </table:table-cell>
          <table:table-cell office:value-type="float" office:value="1.47584350581246E+018" calcext:value-type="float">
            <text:p>1.47584350581246E+018</text:p>
          </table:table-cell>
          <table:table-cell/>
          <table:table-cell table:formula="of:= [.C236] - [.B236]" office:value-type="float" office:value="101390080" calcext:value-type="float">
            <text:p>1013900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584350571197E+018" calcext:value-type="float">
            <text:p>1.47584350571197E+018</text:p>
          </table:table-cell>
          <table:table-cell office:value-type="float" office:value="1.47584350581253E+018" calcext:value-type="float">
            <text:p>1.47584350581253E+018</text:p>
          </table:table-cell>
          <table:table-cell/>
          <table:table-cell table:formula="of:= [.C237] - [.B237]" office:value-type="float" office:value="100560128" calcext:value-type="float">
            <text:p>1005601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584350571263E+018" calcext:value-type="float">
            <text:p>1.47584350571263E+018</text:p>
          </table:table-cell>
          <table:table-cell office:value-type="float" office:value="1.4758435058126E+018" calcext:value-type="float">
            <text:p>1.4758435058126E+018</text:p>
          </table:table-cell>
          <table:table-cell/>
          <table:table-cell table:formula="of:= [.C238] - [.B238]" office:value-type="float" office:value="99970048" calcext:value-type="float">
            <text:p>999700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584350571464E+018" calcext:value-type="float">
            <text:p>1.47584350571464E+018</text:p>
          </table:table-cell>
          <table:table-cell office:value-type="float" office:value="1.47584350581278E+018" calcext:value-type="float">
            <text:p>1.47584350581278E+018</text:p>
          </table:table-cell>
          <table:table-cell/>
          <table:table-cell table:formula="of:= [.C239] - [.B239]" office:value-type="float" office:value="98139904" calcext:value-type="float">
            <text:p>981399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584350571531E+018" calcext:value-type="float">
            <text:p>1.47584350571531E+018</text:p>
          </table:table-cell>
          <table:table-cell office:value-type="float" office:value="1.47584350581405E+018" calcext:value-type="float">
            <text:p>1.47584350581405E+018</text:p>
          </table:table-cell>
          <table:table-cell/>
          <table:table-cell table:formula="of:= [.C240] - [.B240]" office:value-type="float" office:value="98740224" calcext:value-type="float">
            <text:p>987402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584350571585E+018" calcext:value-type="float">
            <text:p>1.47584350571585E+018</text:p>
          </table:table-cell>
          <table:table-cell office:value-type="float" office:value="1.47584350581413E+018" calcext:value-type="float">
            <text:p>1.47584350581413E+018</text:p>
          </table:table-cell>
          <table:table-cell/>
          <table:table-cell table:formula="of:= [.C241] - [.B241]" office:value-type="float" office:value="98279936" calcext:value-type="float">
            <text:p>982799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58435057162E+018" calcext:value-type="float">
            <text:p>1.4758435057162E+018</text:p>
          </table:table-cell>
          <table:table-cell office:value-type="float" office:value="1.4758435058142E+018" calcext:value-type="float">
            <text:p>1.4758435058142E+018</text:p>
          </table:table-cell>
          <table:table-cell/>
          <table:table-cell table:formula="of:= [.C242] - [.B242]" office:value-type="float" office:value="98000128" calcext:value-type="float">
            <text:p>980001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584350571655E+018" calcext:value-type="float">
            <text:p>1.47584350571655E+018</text:p>
          </table:table-cell>
          <table:table-cell office:value-type="float" office:value="1.47584350581427E+018" calcext:value-type="float">
            <text:p>1.47584350581427E+018</text:p>
          </table:table-cell>
          <table:table-cell/>
          <table:table-cell table:formula="of:= [.C243] - [.B243]" office:value-type="float" office:value="97720064" calcext:value-type="float">
            <text:p>977200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58435057169E+018" calcext:value-type="float">
            <text:p>1.4758435057169E+018</text:p>
          </table:table-cell>
          <table:table-cell office:value-type="float" office:value="1.47584350581434E+018" calcext:value-type="float">
            <text:p>1.47584350581434E+018</text:p>
          </table:table-cell>
          <table:table-cell/>
          <table:table-cell table:formula="of:= [.C244] - [.B244]" office:value-type="float" office:value="97440000" calcext:value-type="float">
            <text:p>97440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584350571746E+018" calcext:value-type="float">
            <text:p>1.47584350571746E+018</text:p>
          </table:table-cell>
          <table:table-cell office:value-type="float" office:value="1.47584350581528E+018" calcext:value-type="float">
            <text:p>1.47584350581528E+018</text:p>
          </table:table-cell>
          <table:table-cell/>
          <table:table-cell table:formula="of:= [.C245] - [.B245]" office:value-type="float" office:value="97820160" calcext:value-type="float">
            <text:p>978201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584350571789E+018" calcext:value-type="float">
            <text:p>1.47584350571789E+018</text:p>
          </table:table-cell>
          <table:table-cell office:value-type="float" office:value="1.47584350581659E+018" calcext:value-type="float">
            <text:p>1.47584350581659E+018</text:p>
          </table:table-cell>
          <table:table-cell/>
          <table:table-cell table:formula="of:= [.C246] - [.B246]" office:value-type="float" office:value="98700032" calcext:value-type="float">
            <text:p>987000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584350571824E+018" calcext:value-type="float">
            <text:p>1.47584350571824E+018</text:p>
          </table:table-cell>
          <table:table-cell office:value-type="float" office:value="1.47584350581668E+018" calcext:value-type="float">
            <text:p>1.47584350581668E+018</text:p>
          </table:table-cell>
          <table:table-cell/>
          <table:table-cell table:formula="of:= [.C247] - [.B247]" office:value-type="float" office:value="98439936" calcext:value-type="float">
            <text:p>984399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584350571859E+018" calcext:value-type="float">
            <text:p>1.47584350571859E+018</text:p>
          </table:table-cell>
          <table:table-cell office:value-type="float" office:value="1.47584350581675E+018" calcext:value-type="float">
            <text:p>1.47584350581675E+018</text:p>
          </table:table-cell>
          <table:table-cell/>
          <table:table-cell table:formula="of:= [.C248] - [.B248]" office:value-type="float" office:value="98160128" calcext:value-type="float">
            <text:p>981601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584350571915E+018" calcext:value-type="float">
            <text:p>1.47584350571915E+018</text:p>
          </table:table-cell>
          <table:table-cell office:value-type="float" office:value="1.47584350581725E+018" calcext:value-type="float">
            <text:p>1.47584350581725E+018</text:p>
          </table:table-cell>
          <table:table-cell/>
          <table:table-cell table:formula="of:= [.C249] - [.B249]" office:value-type="float" office:value="98100224" calcext:value-type="float">
            <text:p>981002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58435057197E+018" calcext:value-type="float">
            <text:p>1.4758435057197E+018</text:p>
          </table:table-cell>
          <table:table-cell office:value-type="float" office:value="1.47584350581733E+018" calcext:value-type="float">
            <text:p>1.47584350581733E+018</text:p>
          </table:table-cell>
          <table:table-cell/>
          <table:table-cell table:formula="of:= [.C250] - [.B250]" office:value-type="float" office:value="97629696" calcext:value-type="float">
            <text:p>976296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584350572012E+018" calcext:value-type="float">
            <text:p>1.47584350572012E+018</text:p>
          </table:table-cell>
          <table:table-cell office:value-type="float" office:value="1.4758435058174E+018" calcext:value-type="float">
            <text:p>1.4758435058174E+018</text:p>
          </table:table-cell>
          <table:table-cell/>
          <table:table-cell table:formula="of:= [.C251] - [.B251]" office:value-type="float" office:value="97280000" calcext:value-type="float">
            <text:p>9728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58435057205E+018" calcext:value-type="float">
            <text:p>1.4758435057205E+018</text:p>
          </table:table-cell>
          <table:table-cell office:value-type="float" office:value="1.47584350581747E+018" calcext:value-type="float">
            <text:p>1.47584350581747E+018</text:p>
          </table:table-cell>
          <table:table-cell/>
          <table:table-cell table:formula="of:= [.C252] - [.B252]" office:value-type="float" office:value="96969984" calcext:value-type="float">
            <text:p>969699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584350572086E+018" calcext:value-type="float">
            <text:p>1.47584350572086E+018</text:p>
          </table:table-cell>
          <table:table-cell office:value-type="float" office:value="1.47584350581754E+018" calcext:value-type="float">
            <text:p>1.47584350581754E+018</text:p>
          </table:table-cell>
          <table:table-cell/>
          <table:table-cell table:formula="of:= [.C253] - [.B253]" office:value-type="float" office:value="96679936" calcext:value-type="float">
            <text:p>966799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584350572121E+018" calcext:value-type="float">
            <text:p>1.47584350572121E+018</text:p>
          </table:table-cell>
          <table:table-cell office:value-type="float" office:value="1.47584350581761E+018" calcext:value-type="float">
            <text:p>1.47584350581761E+018</text:p>
          </table:table-cell>
          <table:table-cell/>
          <table:table-cell table:formula="of:= [.C254] - [.B254]" office:value-type="float" office:value="96399872" calcext:value-type="float">
            <text:p>963998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584350572156E+018" calcext:value-type="float">
            <text:p>1.47584350572156E+018</text:p>
          </table:table-cell>
          <table:table-cell office:value-type="float" office:value="1.47584350581768E+018" calcext:value-type="float">
            <text:p>1.47584350581768E+018</text:p>
          </table:table-cell>
          <table:table-cell/>
          <table:table-cell table:formula="of:= [.C255] - [.B255]" office:value-type="float" office:value="96119808" calcext:value-type="float">
            <text:p>961198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584350572191E+018" calcext:value-type="float">
            <text:p>1.47584350572191E+018</text:p>
          </table:table-cell>
          <table:table-cell office:value-type="float" office:value="1.47584350581774E+018" calcext:value-type="float">
            <text:p>1.47584350581774E+018</text:p>
          </table:table-cell>
          <table:table-cell/>
          <table:table-cell table:formula="of:= [.C256] - [.B256]" office:value-type="float" office:value="95830016" calcext:value-type="float">
            <text:p>958300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584350572225E+018" calcext:value-type="float">
            <text:p>1.47584350572225E+018</text:p>
          </table:table-cell>
          <table:table-cell office:value-type="float" office:value="1.47584350581816E+018" calcext:value-type="float">
            <text:p>1.47584350581816E+018</text:p>
          </table:table-cell>
          <table:table-cell/>
          <table:table-cell table:formula="of:= [.C257] - [.B257]" office:value-type="float" office:value="95910144" calcext:value-type="float">
            <text:p>959101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58435057226E+018" calcext:value-type="float">
            <text:p>1.4758435057226E+018</text:p>
          </table:table-cell>
          <table:table-cell office:value-type="float" office:value="1.47584350581823E+018" calcext:value-type="float">
            <text:p>1.47584350581823E+018</text:p>
          </table:table-cell>
          <table:table-cell/>
          <table:table-cell table:formula="of:= [.C258] - [.B258]" office:value-type="float" office:value="95630080" calcext:value-type="float">
            <text:p>9563008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58435057234E+018" calcext:value-type="float">
            <text:p>1.4758435057234E+018</text:p>
          </table:table-cell>
          <table:table-cell office:value-type="float" office:value="1.4758435058183E+018" calcext:value-type="float">
            <text:p>1.4758435058183E+018</text:p>
          </table:table-cell>
          <table:table-cell/>
          <table:table-cell table:formula="of:= [.C259] - [.B259]" office:value-type="float" office:value="94899968" calcext:value-type="float">
            <text:p>948999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584350572376E+018" calcext:value-type="float">
            <text:p>1.47584350572376E+018</text:p>
          </table:table-cell>
          <table:table-cell office:value-type="float" office:value="1.47584350581837E+018" calcext:value-type="float">
            <text:p>1.47584350581837E+018</text:p>
          </table:table-cell>
          <table:table-cell/>
          <table:table-cell table:formula="of:= [.C260] - [.B260]" office:value-type="float" office:value="94610176" calcext:value-type="float">
            <text:p>946101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584350572411E+018" calcext:value-type="float">
            <text:p>1.47584350572411E+018</text:p>
          </table:table-cell>
          <table:table-cell office:value-type="float" office:value="1.47584350581844E+018" calcext:value-type="float">
            <text:p>1.47584350581844E+018</text:p>
          </table:table-cell>
          <table:table-cell/>
          <table:table-cell table:formula="of:= [.C261] - [.B261]" office:value-type="float" office:value="94330112" calcext:value-type="float">
            <text:p>943301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584350572449E+018" calcext:value-type="float">
            <text:p>1.47584350572449E+018</text:p>
          </table:table-cell>
          <table:table-cell office:value-type="float" office:value="1.47584350581851E+018" calcext:value-type="float">
            <text:p>1.47584350581851E+018</text:p>
          </table:table-cell>
          <table:table-cell/>
          <table:table-cell table:formula="of:= [.C262] - [.B262]" office:value-type="float" office:value="94020096" calcext:value-type="float">
            <text:p>940200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584350572484E+018" calcext:value-type="float">
            <text:p>1.47584350572484E+018</text:p>
          </table:table-cell>
          <table:table-cell office:value-type="float" office:value="1.47584350581858E+018" calcext:value-type="float">
            <text:p>1.47584350581858E+018</text:p>
          </table:table-cell>
          <table:table-cell/>
          <table:table-cell table:formula="of:= [.C263] - [.B263]" office:value-type="float" office:value="93740032" calcext:value-type="float">
            <text:p>937400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584350572528E+018" calcext:value-type="float">
            <text:p>1.47584350572528E+018</text:p>
          </table:table-cell>
          <table:table-cell office:value-type="float" office:value="1.47584350581865E+018" calcext:value-type="float">
            <text:p>1.47584350581865E+018</text:p>
          </table:table-cell>
          <table:table-cell/>
          <table:table-cell table:formula="of:= [.C264] - [.B264]" office:value-type="float" office:value="93369856" calcext:value-type="float">
            <text:p>933698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584350572573E+018" calcext:value-type="float">
            <text:p>1.47584350572573E+018</text:p>
          </table:table-cell>
          <table:table-cell office:value-type="float" office:value="1.47584350581871E+018" calcext:value-type="float">
            <text:p>1.47584350581871E+018</text:p>
          </table:table-cell>
          <table:table-cell/>
          <table:table-cell table:formula="of:= [.C265] - [.B265]" office:value-type="float" office:value="92979968" calcext:value-type="float">
            <text:p>929799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584350572626E+018" calcext:value-type="float">
            <text:p>1.47584350572626E+018</text:p>
          </table:table-cell>
          <table:table-cell office:value-type="float" office:value="1.47584350581923E+018" calcext:value-type="float">
            <text:p>1.47584350581923E+018</text:p>
          </table:table-cell>
          <table:table-cell/>
          <table:table-cell table:formula="of:= [.C266] - [.B266]" office:value-type="float" office:value="92969984" calcext:value-type="float">
            <text:p>929699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584350572693E+018" calcext:value-type="float">
            <text:p>1.47584350572693E+018</text:p>
          </table:table-cell>
          <table:table-cell office:value-type="float" office:value="1.4758435058193E+018" calcext:value-type="float">
            <text:p>1.4758435058193E+018</text:p>
          </table:table-cell>
          <table:table-cell/>
          <table:table-cell table:formula="of:= [.C267] - [.B267]" office:value-type="float" office:value="92370176" calcext:value-type="float">
            <text:p>923701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584350572735E+018" calcext:value-type="float">
            <text:p>1.47584350572735E+018</text:p>
          </table:table-cell>
          <table:table-cell office:value-type="float" office:value="1.47584350581947E+018" calcext:value-type="float">
            <text:p>1.47584350581947E+018</text:p>
          </table:table-cell>
          <table:table-cell/>
          <table:table-cell table:formula="of:= [.C268] - [.B268]" office:value-type="float" office:value="92120064" calcext:value-type="float">
            <text:p>921200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584350572908E+018" calcext:value-type="float">
            <text:p>1.47584350572908E+018</text:p>
          </table:table-cell>
          <table:table-cell office:value-type="float" office:value="1.47584350582031E+018" calcext:value-type="float">
            <text:p>1.47584350582031E+018</text:p>
          </table:table-cell>
          <table:table-cell/>
          <table:table-cell table:formula="of:= [.C269] - [.B269]" office:value-type="float" office:value="91229696" calcext:value-type="float">
            <text:p>912296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584350572944E+018" calcext:value-type="float">
            <text:p>1.47584350572944E+018</text:p>
          </table:table-cell>
          <table:table-cell office:value-type="float" office:value="1.47584350582039E+018" calcext:value-type="float">
            <text:p>1.47584350582039E+018</text:p>
          </table:table-cell>
          <table:table-cell/>
          <table:table-cell table:formula="of:= [.C270] - [.B270]" office:value-type="float" office:value="90950144" calcext:value-type="float">
            <text:p>909501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584350572983E+018" calcext:value-type="float">
            <text:p>1.47584350572983E+018</text:p>
          </table:table-cell>
          <table:table-cell office:value-type="float" office:value="1.47584350582047E+018" calcext:value-type="float">
            <text:p>1.47584350582047E+018</text:p>
          </table:table-cell>
          <table:table-cell/>
          <table:table-cell table:formula="of:= [.C271] - [.B271]" office:value-type="float" office:value="90639872" calcext:value-type="float">
            <text:p>906398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584350573018E+018" calcext:value-type="float">
            <text:p>1.47584350573018E+018</text:p>
          </table:table-cell>
          <table:table-cell office:value-type="float" office:value="1.47584350582053E+018" calcext:value-type="float">
            <text:p>1.47584350582053E+018</text:p>
          </table:table-cell>
          <table:table-cell/>
          <table:table-cell table:formula="of:= [.C272] - [.B272]" office:value-type="float" office:value="90349824" calcext:value-type="float">
            <text:p>903498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584350573059E+018" calcext:value-type="float">
            <text:p>1.47584350573059E+018</text:p>
          </table:table-cell>
          <table:table-cell office:value-type="float" office:value="1.47584350582061E+018" calcext:value-type="float">
            <text:p>1.47584350582061E+018</text:p>
          </table:table-cell>
          <table:table-cell/>
          <table:table-cell table:formula="of:= [.C273] - [.B273]" office:value-type="float" office:value="90019840" calcext:value-type="float">
            <text:p>900198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584350573094E+018" calcext:value-type="float">
            <text:p>1.47584350573094E+018</text:p>
          </table:table-cell>
          <table:table-cell office:value-type="float" office:value="1.47584350582068E+018" calcext:value-type="float">
            <text:p>1.47584350582068E+018</text:p>
          </table:table-cell>
          <table:table-cell/>
          <table:table-cell table:formula="of:= [.C274] - [.B274]" office:value-type="float" office:value="89740032" calcext:value-type="float">
            <text:p>897400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584350573136E+018" calcext:value-type="float">
            <text:p>1.47584350573136E+018</text:p>
          </table:table-cell>
          <table:table-cell office:value-type="float" office:value="1.47584350582074E+018" calcext:value-type="float">
            <text:p>1.47584350582074E+018</text:p>
          </table:table-cell>
          <table:table-cell/>
          <table:table-cell table:formula="of:= [.C275] - [.B275]" office:value-type="float" office:value="89380096" calcext:value-type="float">
            <text:p>8938009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584350573175E+018" calcext:value-type="float">
            <text:p>1.47584350573175E+018</text:p>
          </table:table-cell>
          <table:table-cell office:value-type="float" office:value="1.47584350582082E+018" calcext:value-type="float">
            <text:p>1.47584350582082E+018</text:p>
          </table:table-cell>
          <table:table-cell/>
          <table:table-cell table:formula="of:= [.C276] - [.B276]" office:value-type="float" office:value="89070080" calcext:value-type="float">
            <text:p>890700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58435057321E+018" calcext:value-type="float">
            <text:p>1.4758435057321E+018</text:p>
          </table:table-cell>
          <table:table-cell office:value-type="float" office:value="1.47584350582089E+018" calcext:value-type="float">
            <text:p>1.47584350582089E+018</text:p>
          </table:table-cell>
          <table:table-cell/>
          <table:table-cell table:formula="of:= [.C277] - [.B277]" office:value-type="float" office:value="88790016" calcext:value-type="float">
            <text:p>887900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584350573248E+018" calcext:value-type="float">
            <text:p>1.47584350573248E+018</text:p>
          </table:table-cell>
          <table:table-cell office:value-type="float" office:value="1.47584350582095E+018" calcext:value-type="float">
            <text:p>1.47584350582095E+018</text:p>
          </table:table-cell>
          <table:table-cell/>
          <table:table-cell table:formula="of:= [.C278] - [.B278]" office:value-type="float" office:value="88469760" calcext:value-type="float">
            <text:p>8846976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584350573301E+018" calcext:value-type="float">
            <text:p>1.47584350573301E+018</text:p>
          </table:table-cell>
          <table:table-cell office:value-type="float" office:value="1.47584350582102E+018" calcext:value-type="float">
            <text:p>1.47584350582102E+018</text:p>
          </table:table-cell>
          <table:table-cell/>
          <table:table-cell table:formula="of:= [.C279] - [.B279]" office:value-type="float" office:value="88009984" calcext:value-type="float">
            <text:p>8800998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584350573351E+018" calcext:value-type="float">
            <text:p>1.47584350573351E+018</text:p>
          </table:table-cell>
          <table:table-cell office:value-type="float" office:value="1.47584350582109E+018" calcext:value-type="float">
            <text:p>1.47584350582109E+018</text:p>
          </table:table-cell>
          <table:table-cell/>
          <table:table-cell table:formula="of:= [.C280] - [.B280]" office:value-type="float" office:value="87579904" calcext:value-type="float">
            <text:p>875799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584350573432E+018" calcext:value-type="float">
            <text:p>1.47584350573432E+018</text:p>
          </table:table-cell>
          <table:table-cell office:value-type="float" office:value="1.47584350582116E+018" calcext:value-type="float">
            <text:p>1.47584350582116E+018</text:p>
          </table:table-cell>
          <table:table-cell/>
          <table:table-cell table:formula="of:= [.C281] - [.B281]" office:value-type="float" office:value="86840064" calcext:value-type="float">
            <text:p>868400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584350573511E+018" calcext:value-type="float">
            <text:p>1.47584350573511E+018</text:p>
          </table:table-cell>
          <table:table-cell office:value-type="float" office:value="1.47584350582124E+018" calcext:value-type="float">
            <text:p>1.47584350582124E+018</text:p>
          </table:table-cell>
          <table:table-cell/>
          <table:table-cell table:formula="of:= [.C282] - [.B282]" office:value-type="float" office:value="86129920" calcext:value-type="float">
            <text:p>8612992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584350573556E+018" calcext:value-type="float">
            <text:p>1.47584350573556E+018</text:p>
          </table:table-cell>
          <table:table-cell office:value-type="float" office:value="1.47584350582242E+018" calcext:value-type="float">
            <text:p>1.47584350582242E+018</text:p>
          </table:table-cell>
          <table:table-cell/>
          <table:table-cell table:formula="of:= [.C283] - [.B283]" office:value-type="float" office:value="86860032" calcext:value-type="float">
            <text:p>868600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584350573621E+018" calcext:value-type="float">
            <text:p>1.47584350573621E+018</text:p>
          </table:table-cell>
          <table:table-cell office:value-type="float" office:value="1.47584350582347E+018" calcext:value-type="float">
            <text:p>1.47584350582347E+018</text:p>
          </table:table-cell>
          <table:table-cell/>
          <table:table-cell table:formula="of:= [.C284] - [.B284]" office:value-type="float" office:value="87260160" calcext:value-type="float">
            <text:p>8726016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584350573663E+018" calcext:value-type="float">
            <text:p>1.47584350573663E+018</text:p>
          </table:table-cell>
          <table:table-cell office:value-type="float" office:value="1.47584350582355E+018" calcext:value-type="float">
            <text:p>1.47584350582355E+018</text:p>
          </table:table-cell>
          <table:table-cell/>
          <table:table-cell table:formula="of:= [.C285] - [.B285]" office:value-type="float" office:value="86919936" calcext:value-type="float">
            <text:p>869199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584350573731E+018" calcext:value-type="float">
            <text:p>1.47584350573731E+018</text:p>
          </table:table-cell>
          <table:table-cell office:value-type="float" office:value="1.47584350582404E+018" calcext:value-type="float">
            <text:p>1.47584350582404E+018</text:p>
          </table:table-cell>
          <table:table-cell/>
          <table:table-cell table:formula="of:= [.C286] - [.B286]" office:value-type="float" office:value="86729984" calcext:value-type="float">
            <text:p>8672998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584350573948E+018" calcext:value-type="float">
            <text:p>1.47584350573948E+018</text:p>
          </table:table-cell>
          <table:table-cell office:value-type="float" office:value="1.47584350582412E+018" calcext:value-type="float">
            <text:p>1.47584350582412E+018</text:p>
          </table:table-cell>
          <table:table-cell/>
          <table:table-cell table:formula="of:= [.C287] - [.B287]" office:value-type="float" office:value="84640256" calcext:value-type="float">
            <text:p>846402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584350573984E+018" calcext:value-type="float">
            <text:p>1.47584350573984E+018</text:p>
          </table:table-cell>
          <table:table-cell office:value-type="float" office:value="1.47584350582419E+018" calcext:value-type="float">
            <text:p>1.47584350582419E+018</text:p>
          </table:table-cell>
          <table:table-cell/>
          <table:table-cell table:formula="of:= [.C288] - [.B288]" office:value-type="float" office:value="84349952" calcext:value-type="float">
            <text:p>843499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584350574032E+018" calcext:value-type="float">
            <text:p>1.47584350574032E+018</text:p>
          </table:table-cell>
          <table:table-cell office:value-type="float" office:value="1.47584350582467E+018" calcext:value-type="float">
            <text:p>1.47584350582467E+018</text:p>
          </table:table-cell>
          <table:table-cell/>
          <table:table-cell table:formula="of:= [.C289] - [.B289]" office:value-type="float" office:value="84349952" calcext:value-type="float">
            <text:p>843499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584350574078E+018" calcext:value-type="float">
            <text:p>1.47584350574078E+018</text:p>
          </table:table-cell>
          <table:table-cell office:value-type="float" office:value="1.47584350582556E+018" calcext:value-type="float">
            <text:p>1.47584350582556E+018</text:p>
          </table:table-cell>
          <table:table-cell/>
          <table:table-cell table:formula="of:= [.C290] - [.B290]" office:value-type="float" office:value="84779776" calcext:value-type="float">
            <text:p>8477977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584350574116E+018" calcext:value-type="float">
            <text:p>1.47584350574116E+018</text:p>
          </table:table-cell>
          <table:table-cell office:value-type="float" office:value="1.47584350582563E+018" calcext:value-type="float">
            <text:p>1.47584350582563E+018</text:p>
          </table:table-cell>
          <table:table-cell/>
          <table:table-cell table:formula="of:= [.C291] - [.B291]" office:value-type="float" office:value="84469760" calcext:value-type="float">
            <text:p>844697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584350574163E+018" calcext:value-type="float">
            <text:p>1.47584350574163E+018</text:p>
          </table:table-cell>
          <table:table-cell office:value-type="float" office:value="1.47584350582652E+018" calcext:value-type="float">
            <text:p>1.47584350582652E+018</text:p>
          </table:table-cell>
          <table:table-cell/>
          <table:table-cell table:formula="of:= [.C292] - [.B292]" office:value-type="float" office:value="84890112" calcext:value-type="float">
            <text:p>848901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584350574199E+018" calcext:value-type="float">
            <text:p>1.47584350574199E+018</text:p>
          </table:table-cell>
          <table:table-cell office:value-type="float" office:value="1.47584350582659E+018" calcext:value-type="float">
            <text:p>1.47584350582659E+018</text:p>
          </table:table-cell>
          <table:table-cell/>
          <table:table-cell table:formula="of:= [.C293] - [.B293]" office:value-type="float" office:value="84599808" calcext:value-type="float">
            <text:p>845998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584350574238E+018" calcext:value-type="float">
            <text:p>1.47584350574238E+018</text:p>
          </table:table-cell>
          <table:table-cell office:value-type="float" office:value="1.47584350582747E+018" calcext:value-type="float">
            <text:p>1.47584350582747E+018</text:p>
          </table:table-cell>
          <table:table-cell/>
          <table:table-cell table:formula="of:= [.C294] - [.B294]" office:value-type="float" office:value="85089792" calcext:value-type="float">
            <text:p>850897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584350574273E+018" calcext:value-type="float">
            <text:p>1.47584350574273E+018</text:p>
          </table:table-cell>
          <table:table-cell office:value-type="float" office:value="1.47584350582754E+018" calcext:value-type="float">
            <text:p>1.47584350582754E+018</text:p>
          </table:table-cell>
          <table:table-cell/>
          <table:table-cell table:formula="of:= [.C295] - [.B295]" office:value-type="float" office:value="84809984" calcext:value-type="float">
            <text:p>8480998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584350574311E+018" calcext:value-type="float">
            <text:p>1.47584350574311E+018</text:p>
          </table:table-cell>
          <table:table-cell office:value-type="float" office:value="1.47584350582761E+018" calcext:value-type="float">
            <text:p>1.47584350582761E+018</text:p>
          </table:table-cell>
          <table:table-cell/>
          <table:table-cell table:formula="of:= [.C296] - [.B296]" office:value-type="float" office:value="84499968" calcext:value-type="float">
            <text:p>8449996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584350574346E+018" calcext:value-type="float">
            <text:p>1.47584350574346E+018</text:p>
          </table:table-cell>
          <table:table-cell office:value-type="float" office:value="1.47584350582769E+018" calcext:value-type="float">
            <text:p>1.47584350582769E+018</text:p>
          </table:table-cell>
          <table:table-cell/>
          <table:table-cell table:formula="of:= [.C297] - [.B297]" office:value-type="float" office:value="84229888" calcext:value-type="float">
            <text:p>842298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584350574386E+018" calcext:value-type="float">
            <text:p>1.47584350574386E+018</text:p>
          </table:table-cell>
          <table:table-cell office:value-type="float" office:value="1.47584350582775E+018" calcext:value-type="float">
            <text:p>1.47584350582775E+018</text:p>
          </table:table-cell>
          <table:table-cell/>
          <table:table-cell table:formula="of:= [.C298] - [.B298]" office:value-type="float" office:value="83889920" calcext:value-type="float">
            <text:p>838899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584350574436E+018" calcext:value-type="float">
            <text:p>1.47584350574436E+018</text:p>
          </table:table-cell>
          <table:table-cell office:value-type="float" office:value="1.47584350582782E+018" calcext:value-type="float">
            <text:p>1.47584350582782E+018</text:p>
          </table:table-cell>
          <table:table-cell/>
          <table:table-cell table:formula="of:= [.C299] - [.B299]" office:value-type="float" office:value="83459840" calcext:value-type="float">
            <text:p>8345984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584350574483E+018" calcext:value-type="float">
            <text:p>1.47584350574483E+018</text:p>
          </table:table-cell>
          <table:table-cell office:value-type="float" office:value="1.4758435058283E+018" calcext:value-type="float">
            <text:p>1.4758435058283E+018</text:p>
          </table:table-cell>
          <table:table-cell/>
          <table:table-cell table:formula="of:= [.C300] - [.B300]" office:value-type="float" office:value="83470080" calcext:value-type="float">
            <text:p>834700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350574526E+018" calcext:value-type="float">
            <text:p>1.47584350574526E+018</text:p>
          </table:table-cell>
          <table:table-cell office:value-type="float" office:value="1.47584350583232E+018" calcext:value-type="float">
            <text:p>1.47584350583232E+018</text:p>
          </table:table-cell>
          <table:table-cell/>
          <table:table-cell table:formula="of:= [.C301] - [.B301]" office:value-type="float" office:value="87059968" calcext:value-type="float">
            <text:p>870599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584350574564E+018" calcext:value-type="float">
            <text:p>1.47584350574564E+018</text:p>
          </table:table-cell>
          <table:table-cell office:value-type="float" office:value="1.47584350583241E+018" calcext:value-type="float">
            <text:p>1.47584350583241E+018</text:p>
          </table:table-cell>
          <table:table-cell/>
          <table:table-cell table:formula="of:= [.C302] - [.B302]" office:value-type="float" office:value="86769920" calcext:value-type="float">
            <text:p>867699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584350574611E+018" calcext:value-type="float">
            <text:p>1.47584350574611E+018</text:p>
          </table:table-cell>
          <table:table-cell office:value-type="float" office:value="1.47584350583248E+018" calcext:value-type="float">
            <text:p>1.47584350583248E+018</text:p>
          </table:table-cell>
          <table:table-cell/>
          <table:table-cell table:formula="of:= [.C303] - [.B303]" office:value-type="float" office:value="86369792" calcext:value-type="float">
            <text:p>8636979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584350574653E+018" calcext:value-type="float">
            <text:p>1.47584350574653E+018</text:p>
          </table:table-cell>
          <table:table-cell office:value-type="float" office:value="1.47584350583266E+018" calcext:value-type="float">
            <text:p>1.47584350583266E+018</text:p>
          </table:table-cell>
          <table:table-cell/>
          <table:table-cell table:formula="of:= [.C304] - [.B304]" office:value-type="float" office:value="86129920" calcext:value-type="float">
            <text:p>861299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584350574695E+018" calcext:value-type="float">
            <text:p>1.47584350574695E+018</text:p>
          </table:table-cell>
          <table:table-cell office:value-type="float" office:value="1.4758435058347E+018" calcext:value-type="float">
            <text:p>1.4758435058347E+018</text:p>
          </table:table-cell>
          <table:table-cell/>
          <table:table-cell table:formula="of:= [.C305] - [.B305]" office:value-type="float" office:value="87750144" calcext:value-type="float">
            <text:p>877501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584350574735E+018" calcext:value-type="float">
            <text:p>1.47584350574735E+018</text:p>
          </table:table-cell>
          <table:table-cell office:value-type="float" office:value="1.47584350583478E+018" calcext:value-type="float">
            <text:p>1.47584350583478E+018</text:p>
          </table:table-cell>
          <table:table-cell/>
          <table:table-cell table:formula="of:= [.C306] - [.B306]" office:value-type="float" office:value="87430144" calcext:value-type="float">
            <text:p>874301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584350574779E+018" calcext:value-type="float">
            <text:p>1.47584350574779E+018</text:p>
          </table:table-cell>
          <table:table-cell office:value-type="float" office:value="1.47584350583485E+018" calcext:value-type="float">
            <text:p>1.47584350583485E+018</text:p>
          </table:table-cell>
          <table:table-cell/>
          <table:table-cell table:formula="of:= [.C307] - [.B307]" office:value-type="float" office:value="87059968" calcext:value-type="float">
            <text:p>8705996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584350574824E+018" calcext:value-type="float">
            <text:p>1.47584350574824E+018</text:p>
          </table:table-cell>
          <table:table-cell office:value-type="float" office:value="1.47584350583502E+018" calcext:value-type="float">
            <text:p>1.47584350583502E+018</text:p>
          </table:table-cell>
          <table:table-cell/>
          <table:table-cell table:formula="of:= [.C308] - [.B308]" office:value-type="float" office:value="86779904" calcext:value-type="float">
            <text:p>867799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584350574866E+018" calcext:value-type="float">
            <text:p>1.47584350574866E+018</text:p>
          </table:table-cell>
          <table:table-cell office:value-type="float" office:value="1.47584350583509E+018" calcext:value-type="float">
            <text:p>1.47584350583509E+018</text:p>
          </table:table-cell>
          <table:table-cell/>
          <table:table-cell table:formula="of:= [.C309] - [.B309]" office:value-type="float" office:value="86430208" calcext:value-type="float">
            <text:p>864302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584350574908E+018" calcext:value-type="float">
            <text:p>1.47584350574908E+018</text:p>
          </table:table-cell>
          <table:table-cell office:value-type="float" office:value="1.47584350583516E+018" calcext:value-type="float">
            <text:p>1.47584350583516E+018</text:p>
          </table:table-cell>
          <table:table-cell/>
          <table:table-cell table:formula="of:= [.C310] - [.B310]" office:value-type="float" office:value="86080000" calcext:value-type="float">
            <text:p>86080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584350575133E+018" calcext:value-type="float">
            <text:p>1.47584350575133E+018</text:p>
          </table:table-cell>
          <table:table-cell office:value-type="float" office:value="1.47584350583523E+018" calcext:value-type="float">
            <text:p>1.47584350583523E+018</text:p>
          </table:table-cell>
          <table:table-cell/>
          <table:table-cell table:formula="of:= [.C311] - [.B311]" office:value-type="float" office:value="83899904" calcext:value-type="float">
            <text:p>838999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584350575174E+018" calcext:value-type="float">
            <text:p>1.47584350575174E+018</text:p>
          </table:table-cell>
          <table:table-cell office:value-type="float" office:value="1.4758435058353E+018" calcext:value-type="float">
            <text:p>1.4758435058353E+018</text:p>
          </table:table-cell>
          <table:table-cell/>
          <table:table-cell table:formula="of:= [.C312] - [.B312]" office:value-type="float" office:value="83559936" calcext:value-type="float">
            <text:p>835599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58435057521E+018" calcext:value-type="float">
            <text:p>1.4758435057521E+018</text:p>
          </table:table-cell>
          <table:table-cell office:value-type="float" office:value="1.47584350583537E+018" calcext:value-type="float">
            <text:p>1.47584350583537E+018</text:p>
          </table:table-cell>
          <table:table-cell/>
          <table:table-cell table:formula="of:= [.C313] - [.B313]" office:value-type="float" office:value="83269888" calcext:value-type="float">
            <text:p>832698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58435057525E+018" calcext:value-type="float">
            <text:p>1.4758435057525E+018</text:p>
          </table:table-cell>
          <table:table-cell office:value-type="float" office:value="1.47584350583687E+018" calcext:value-type="float">
            <text:p>1.47584350583687E+018</text:p>
          </table:table-cell>
          <table:table-cell/>
          <table:table-cell table:formula="of:= [.C314] - [.B314]" office:value-type="float" office:value="84369664" calcext:value-type="float">
            <text:p>843696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584350575302E+018" calcext:value-type="float">
            <text:p>1.47584350575302E+018</text:p>
          </table:table-cell>
          <table:table-cell office:value-type="float" office:value="1.47584350583769E+018" calcext:value-type="float">
            <text:p>1.47584350583769E+018</text:p>
          </table:table-cell>
          <table:table-cell/>
          <table:table-cell table:formula="of:= [.C315] - [.B315]" office:value-type="float" office:value="84669952" calcext:value-type="float">
            <text:p>846699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584350575343E+018" calcext:value-type="float">
            <text:p>1.47584350575343E+018</text:p>
          </table:table-cell>
          <table:table-cell office:value-type="float" office:value="1.47584350583776E+018" calcext:value-type="float">
            <text:p>1.47584350583776E+018</text:p>
          </table:table-cell>
          <table:table-cell/>
          <table:table-cell table:formula="of:= [.C316] - [.B316]" office:value-type="float" office:value="84329984" calcext:value-type="float">
            <text:p>84329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584350575391E+018" calcext:value-type="float">
            <text:p>1.47584350575391E+018</text:p>
          </table:table-cell>
          <table:table-cell office:value-type="float" office:value="1.47584350583783E+018" calcext:value-type="float">
            <text:p>1.47584350583783E+018</text:p>
          </table:table-cell>
          <table:table-cell/>
          <table:table-cell table:formula="of:= [.C317] - [.B317]" office:value-type="float" office:value="83920128" calcext:value-type="float">
            <text:p>839201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584350575441E+018" calcext:value-type="float">
            <text:p>1.47584350575441E+018</text:p>
          </table:table-cell>
          <table:table-cell office:value-type="float" office:value="1.47584350583886E+018" calcext:value-type="float">
            <text:p>1.47584350583886E+018</text:p>
          </table:table-cell>
          <table:table-cell/>
          <table:table-cell table:formula="of:= [.C318] - [.B318]" office:value-type="float" office:value="84450048" calcext:value-type="float">
            <text:p>844500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584350575477E+018" calcext:value-type="float">
            <text:p>1.47584350575477E+018</text:p>
          </table:table-cell>
          <table:table-cell office:value-type="float" office:value="1.47584350584014E+018" calcext:value-type="float">
            <text:p>1.47584350584014E+018</text:p>
          </table:table-cell>
          <table:table-cell/>
          <table:table-cell table:formula="of:= [.C319] - [.B319]" office:value-type="float" office:value="85369856" calcext:value-type="float">
            <text:p>853698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584350575512E+018" calcext:value-type="float">
            <text:p>1.47584350575512E+018</text:p>
          </table:table-cell>
          <table:table-cell office:value-type="float" office:value="1.47584350584022E+018" calcext:value-type="float">
            <text:p>1.47584350584022E+018</text:p>
          </table:table-cell>
          <table:table-cell/>
          <table:table-cell table:formula="of:= [.C320] - [.B320]" office:value-type="float" office:value="85099776" calcext:value-type="float">
            <text:p>850997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584350575547E+018" calcext:value-type="float">
            <text:p>1.47584350575547E+018</text:p>
          </table:table-cell>
          <table:table-cell office:value-type="float" office:value="1.47584350584029E+018" calcext:value-type="float">
            <text:p>1.47584350584029E+018</text:p>
          </table:table-cell>
          <table:table-cell/>
          <table:table-cell table:formula="of:= [.C321] - [.B321]" office:value-type="float" office:value="84819712" calcext:value-type="float">
            <text:p>848197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584350575582E+018" calcext:value-type="float">
            <text:p>1.47584350575582E+018</text:p>
          </table:table-cell>
          <table:table-cell office:value-type="float" office:value="1.47584350584449E+018" calcext:value-type="float">
            <text:p>1.47584350584449E+018</text:p>
          </table:table-cell>
          <table:table-cell/>
          <table:table-cell table:formula="of:= [.C322] - [.B322]" office:value-type="float" office:value="88669952" calcext:value-type="float">
            <text:p>886699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584350575633E+018" calcext:value-type="float">
            <text:p>1.47584350575633E+018</text:p>
          </table:table-cell>
          <table:table-cell office:value-type="float" office:value="1.4758435058478E+018" calcext:value-type="float">
            <text:p>1.4758435058478E+018</text:p>
          </table:table-cell>
          <table:table-cell/>
          <table:table-cell table:formula="of:= [.C323] - [.B323]" office:value-type="float" office:value="91469824" calcext:value-type="float">
            <text:p>914698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584350575673E+018" calcext:value-type="float">
            <text:p>1.47584350575673E+018</text:p>
          </table:table-cell>
          <table:table-cell office:value-type="float" office:value="1.47584350584915E+018" calcext:value-type="float">
            <text:p>1.47584350584915E+018</text:p>
          </table:table-cell>
          <table:table-cell/>
          <table:table-cell table:formula="of:= [.C324] - [.B324]" office:value-type="float" office:value="92419840" calcext:value-type="float">
            <text:p>924198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584350575708E+018" calcext:value-type="float">
            <text:p>1.47584350575708E+018</text:p>
          </table:table-cell>
          <table:table-cell office:value-type="float" office:value="1.47584350585023E+018" calcext:value-type="float">
            <text:p>1.47584350585023E+018</text:p>
          </table:table-cell>
          <table:table-cell/>
          <table:table-cell table:formula="of:= [.C325] - [.B325]" office:value-type="float" office:value="93149952" calcext:value-type="float">
            <text:p>931499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584350575742E+018" calcext:value-type="float">
            <text:p>1.47584350575742E+018</text:p>
          </table:table-cell>
          <table:table-cell office:value-type="float" office:value="1.47584350585031E+018" calcext:value-type="float">
            <text:p>1.47584350585031E+018</text:p>
          </table:table-cell>
          <table:table-cell/>
          <table:table-cell table:formula="of:= [.C326] - [.B326]" office:value-type="float" office:value="92889856" calcext:value-type="float">
            <text:p>9288985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584350575781E+018" calcext:value-type="float">
            <text:p>1.47584350575781E+018</text:p>
          </table:table-cell>
          <table:table-cell office:value-type="float" office:value="1.47584350585038E+018" calcext:value-type="float">
            <text:p>1.47584350585038E+018</text:p>
          </table:table-cell>
          <table:table-cell/>
          <table:table-cell table:formula="of:= [.C327] - [.B327]" office:value-type="float" office:value="92569856" calcext:value-type="float">
            <text:p>925698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584350575816E+018" calcext:value-type="float">
            <text:p>1.47584350575816E+018</text:p>
          </table:table-cell>
          <table:table-cell office:value-type="float" office:value="1.47584350585055E+018" calcext:value-type="float">
            <text:p>1.47584350585055E+018</text:p>
          </table:table-cell>
          <table:table-cell/>
          <table:table-cell table:formula="of:= [.C328] - [.B328]" office:value-type="float" office:value="92389888" calcext:value-type="float">
            <text:p>923898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58435057585E+018" calcext:value-type="float">
            <text:p>1.4758435057585E+018</text:p>
          </table:table-cell>
          <table:table-cell office:value-type="float" office:value="1.4758435058514E+018" calcext:value-type="float">
            <text:p>1.4758435058514E+018</text:p>
          </table:table-cell>
          <table:table-cell/>
          <table:table-cell table:formula="of:= [.C329] - [.B329]" office:value-type="float" office:value="92900096" calcext:value-type="float">
            <text:p>929000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584350575885E+018" calcext:value-type="float">
            <text:p>1.47584350575885E+018</text:p>
          </table:table-cell>
          <table:table-cell office:value-type="float" office:value="1.47584350585148E+018" calcext:value-type="float">
            <text:p>1.47584350585148E+018</text:p>
          </table:table-cell>
          <table:table-cell/>
          <table:table-cell table:formula="of:= [.C330] - [.B330]" office:value-type="float" office:value="92630016" calcext:value-type="float">
            <text:p>9263001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58435057592E+018" calcext:value-type="float">
            <text:p>1.4758435057592E+018</text:p>
          </table:table-cell>
          <table:table-cell office:value-type="float" office:value="1.47584350585197E+018" calcext:value-type="float">
            <text:p>1.47584350585197E+018</text:p>
          </table:table-cell>
          <table:table-cell/>
          <table:table-cell table:formula="of:= [.C331] - [.B331]" office:value-type="float" office:value="92769792" calcext:value-type="float">
            <text:p>927697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584350575954E+018" calcext:value-type="float">
            <text:p>1.47584350575954E+018</text:p>
          </table:table-cell>
          <table:table-cell office:value-type="float" office:value="1.47584350585247E+018" calcext:value-type="float">
            <text:p>1.47584350585247E+018</text:p>
          </table:table-cell>
          <table:table-cell/>
          <table:table-cell table:formula="of:= [.C332] - [.B332]" office:value-type="float" office:value="92930048" calcext:value-type="float">
            <text:p>929300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584350575989E+018" calcext:value-type="float">
            <text:p>1.47584350575989E+018</text:p>
          </table:table-cell>
          <table:table-cell office:value-type="float" office:value="1.47584350585254E+018" calcext:value-type="float">
            <text:p>1.47584350585254E+018</text:p>
          </table:table-cell>
          <table:table-cell/>
          <table:table-cell table:formula="of:= [.C333] - [.B333]" office:value-type="float" office:value="92650240" calcext:value-type="float">
            <text:p>9265024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584350576024E+018" calcext:value-type="float">
            <text:p>1.47584350576024E+018</text:p>
          </table:table-cell>
          <table:table-cell office:value-type="float" office:value="1.47584350585261E+018" calcext:value-type="float">
            <text:p>1.47584350585261E+018</text:p>
          </table:table-cell>
          <table:table-cell/>
          <table:table-cell table:formula="of:= [.C334] - [.B334]" office:value-type="float" office:value="92370176" calcext:value-type="float">
            <text:p>9237017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584350576058E+018" calcext:value-type="float">
            <text:p>1.47584350576058E+018</text:p>
          </table:table-cell>
          <table:table-cell office:value-type="float" office:value="1.47584350585268E+018" calcext:value-type="float">
            <text:p>1.47584350585268E+018</text:p>
          </table:table-cell>
          <table:table-cell/>
          <table:table-cell table:formula="of:= [.C335] - [.B335]" office:value-type="float" office:value="92100096" calcext:value-type="float">
            <text:p>921000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584350576093E+018" calcext:value-type="float">
            <text:p>1.47584350576093E+018</text:p>
          </table:table-cell>
          <table:table-cell office:value-type="float" office:value="1.47584350585275E+018" calcext:value-type="float">
            <text:p>1.47584350585275E+018</text:p>
          </table:table-cell>
          <table:table-cell/>
          <table:table-cell table:formula="of:= [.C336] - [.B336]" office:value-type="float" office:value="91819776" calcext:value-type="float">
            <text:p>918197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584350576128E+018" calcext:value-type="float">
            <text:p>1.47584350576128E+018</text:p>
          </table:table-cell>
          <table:table-cell office:value-type="float" office:value="1.47584350585282E+018" calcext:value-type="float">
            <text:p>1.47584350585282E+018</text:p>
          </table:table-cell>
          <table:table-cell/>
          <table:table-cell table:formula="of:= [.C337] - [.B337]" office:value-type="float" office:value="91539968" calcext:value-type="float">
            <text:p>915399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584350576163E+018" calcext:value-type="float">
            <text:p>1.47584350576163E+018</text:p>
          </table:table-cell>
          <table:table-cell office:value-type="float" office:value="1.47584350585292E+018" calcext:value-type="float">
            <text:p>1.47584350585292E+018</text:p>
          </table:table-cell>
          <table:table-cell/>
          <table:table-cell table:formula="of:= [.C338] - [.B338]" office:value-type="float" office:value="91290112" calcext:value-type="float">
            <text:p>912901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584350576248E+018" calcext:value-type="float">
            <text:p>1.47584350576248E+018</text:p>
          </table:table-cell>
          <table:table-cell office:value-type="float" office:value="1.47584350585299E+018" calcext:value-type="float">
            <text:p>1.47584350585299E+018</text:p>
          </table:table-cell>
          <table:table-cell/>
          <table:table-cell table:formula="of:= [.C339] - [.B339]" office:value-type="float" office:value="90509824" calcext:value-type="float">
            <text:p>905098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584350576303E+018" calcext:value-type="float">
            <text:p>1.47584350576303E+018</text:p>
          </table:table-cell>
          <table:table-cell office:value-type="float" office:value="1.47584350585316E+018" calcext:value-type="float">
            <text:p>1.47584350585316E+018</text:p>
          </table:table-cell>
          <table:table-cell/>
          <table:table-cell table:formula="of:= [.C340] - [.B340]" office:value-type="float" office:value="90129920" calcext:value-type="float">
            <text:p>901299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584350576338E+018" calcext:value-type="float">
            <text:p>1.47584350576338E+018</text:p>
          </table:table-cell>
          <table:table-cell office:value-type="float" office:value="1.4758435058545E+018" calcext:value-type="float">
            <text:p>1.4758435058545E+018</text:p>
          </table:table-cell>
          <table:table-cell/>
          <table:table-cell table:formula="of:= [.C341] - [.B341]" office:value-type="float" office:value="91120128" calcext:value-type="float">
            <text:p>911201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584350576372E+018" calcext:value-type="float">
            <text:p>1.47584350576372E+018</text:p>
          </table:table-cell>
          <table:table-cell office:value-type="float" office:value="1.47584350585507E+018" calcext:value-type="float">
            <text:p>1.47584350585507E+018</text:p>
          </table:table-cell>
          <table:table-cell/>
          <table:table-cell table:formula="of:= [.C342] - [.B342]" office:value-type="float" office:value="91350016" calcext:value-type="float">
            <text:p>913500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58435057642E+018" calcext:value-type="float">
            <text:p>1.4758435057642E+018</text:p>
          </table:table-cell>
          <table:table-cell office:value-type="float" office:value="1.47584350585515E+018" calcext:value-type="float">
            <text:p>1.47584350585515E+018</text:p>
          </table:table-cell>
          <table:table-cell/>
          <table:table-cell table:formula="of:= [.C343] - [.B343]" office:value-type="float" office:value="90949888" calcext:value-type="float">
            <text:p>909498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584350576459E+018" calcext:value-type="float">
            <text:p>1.47584350576459E+018</text:p>
          </table:table-cell>
          <table:table-cell office:value-type="float" office:value="1.47584350585522E+018" calcext:value-type="float">
            <text:p>1.47584350585522E+018</text:p>
          </table:table-cell>
          <table:table-cell/>
          <table:table-cell table:formula="of:= [.C344] - [.B344]" office:value-type="float" office:value="90629888" calcext:value-type="float">
            <text:p>906298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584350576494E+018" calcext:value-type="float">
            <text:p>1.47584350576494E+018</text:p>
          </table:table-cell>
          <table:table-cell office:value-type="float" office:value="1.47584350585561E+018" calcext:value-type="float">
            <text:p>1.47584350585561E+018</text:p>
          </table:table-cell>
          <table:table-cell/>
          <table:table-cell table:formula="of:= [.C345] - [.B345]" office:value-type="float" office:value="90670080" calcext:value-type="float">
            <text:p>9067008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584350576529E+018" calcext:value-type="float">
            <text:p>1.47584350576529E+018</text:p>
          </table:table-cell>
          <table:table-cell office:value-type="float" office:value="1.47584350585652E+018" calcext:value-type="float">
            <text:p>1.47584350585652E+018</text:p>
          </table:table-cell>
          <table:table-cell/>
          <table:table-cell table:formula="of:= [.C346] - [.B346]" office:value-type="float" office:value="91229952" calcext:value-type="float">
            <text:p>912299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584350576567E+018" calcext:value-type="float">
            <text:p>1.47584350576567E+018</text:p>
          </table:table-cell>
          <table:table-cell office:value-type="float" office:value="1.47584350585733E+018" calcext:value-type="float">
            <text:p>1.47584350585733E+018</text:p>
          </table:table-cell>
          <table:table-cell/>
          <table:table-cell table:formula="of:= [.C347] - [.B347]" office:value-type="float" office:value="91659776" calcext:value-type="float">
            <text:p>916597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584350576602E+018" calcext:value-type="float">
            <text:p>1.47584350576602E+018</text:p>
          </table:table-cell>
          <table:table-cell office:value-type="float" office:value="1.47584350585741E+018" calcext:value-type="float">
            <text:p>1.47584350585741E+018</text:p>
          </table:table-cell>
          <table:table-cell/>
          <table:table-cell table:formula="of:= [.C348] - [.B348]" office:value-type="float" office:value="91389952" calcext:value-type="float">
            <text:p>913899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584350576637E+018" calcext:value-type="float">
            <text:p>1.47584350576637E+018</text:p>
          </table:table-cell>
          <table:table-cell office:value-type="float" office:value="1.47584350585749E+018" calcext:value-type="float">
            <text:p>1.47584350585749E+018</text:p>
          </table:table-cell>
          <table:table-cell/>
          <table:table-cell table:formula="of:= [.C349] - [.B349]" office:value-type="float" office:value="91120128" calcext:value-type="float">
            <text:p>911201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584350576672E+018" calcext:value-type="float">
            <text:p>1.47584350576672E+018</text:p>
          </table:table-cell>
          <table:table-cell office:value-type="float" office:value="1.47584350586202E+018" calcext:value-type="float">
            <text:p>1.47584350586202E+018</text:p>
          </table:table-cell>
          <table:table-cell/>
          <table:table-cell table:formula="of:= [.C350] - [.B350]" office:value-type="float" office:value="95300096" calcext:value-type="float">
            <text:p>953000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584350576706E+018" calcext:value-type="float">
            <text:p>1.47584350576706E+018</text:p>
          </table:table-cell>
          <table:table-cell office:value-type="float" office:value="1.47584350586538E+018" calcext:value-type="float">
            <text:p>1.47584350586538E+018</text:p>
          </table:table-cell>
          <table:table-cell/>
          <table:table-cell table:formula="of:= [.C351] - [.B351]" office:value-type="float" office:value="98320128" calcext:value-type="float">
            <text:p>9832012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584350576741E+018" calcext:value-type="float">
            <text:p>1.47584350576741E+018</text:p>
          </table:table-cell>
          <table:table-cell office:value-type="float" office:value="1.47584350586593E+018" calcext:value-type="float">
            <text:p>1.47584350586593E+018</text:p>
          </table:table-cell>
          <table:table-cell/>
          <table:table-cell table:formula="of:= [.C352] - [.B352]" office:value-type="float" office:value="98520064" calcext:value-type="float">
            <text:p>985200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584350576786E+018" calcext:value-type="float">
            <text:p>1.47584350576786E+018</text:p>
          </table:table-cell>
          <table:table-cell office:value-type="float" office:value="1.475843505866E+018" calcext:value-type="float">
            <text:p>1.475843505866E+018</text:p>
          </table:table-cell>
          <table:table-cell/>
          <table:table-cell table:formula="of:= [.C353] - [.B353]" office:value-type="float" office:value="98139904" calcext:value-type="float">
            <text:p>9813990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584350576821E+018" calcext:value-type="float">
            <text:p>1.47584350576821E+018</text:p>
          </table:table-cell>
          <table:table-cell office:value-type="float" office:value="1.47584350586771E+018" calcext:value-type="float">
            <text:p>1.47584350586771E+018</text:p>
          </table:table-cell>
          <table:table-cell/>
          <table:table-cell table:formula="of:= [.C354] - [.B354]" office:value-type="float" office:value="99500032" calcext:value-type="float">
            <text:p>995000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584350576856E+018" calcext:value-type="float">
            <text:p>1.47584350576856E+018</text:p>
          </table:table-cell>
          <table:table-cell office:value-type="float" office:value="1.47584350586778E+018" calcext:value-type="float">
            <text:p>1.47584350586778E+018</text:p>
          </table:table-cell>
          <table:table-cell/>
          <table:table-cell table:formula="of:= [.C355] - [.B355]" office:value-type="float" office:value="99219968" calcext:value-type="float">
            <text:p>992199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584350576891E+018" calcext:value-type="float">
            <text:p>1.47584350576891E+018</text:p>
          </table:table-cell>
          <table:table-cell office:value-type="float" office:value="1.47584350586786E+018" calcext:value-type="float">
            <text:p>1.47584350586786E+018</text:p>
          </table:table-cell>
          <table:table-cell/>
          <table:table-cell table:formula="of:= [.C356] - [.B356]" office:value-type="float" office:value="98949888" calcext:value-type="float">
            <text:p>989498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584350576938E+018" calcext:value-type="float">
            <text:p>1.47584350576938E+018</text:p>
          </table:table-cell>
          <table:table-cell office:value-type="float" office:value="1.47584350586792E+018" calcext:value-type="float">
            <text:p>1.47584350586792E+018</text:p>
          </table:table-cell>
          <table:table-cell/>
          <table:table-cell table:formula="of:= [.C357] - [.B357]" office:value-type="float" office:value="98540288" calcext:value-type="float">
            <text:p>985402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584350576974E+018" calcext:value-type="float">
            <text:p>1.47584350576974E+018</text:p>
          </table:table-cell>
          <table:table-cell office:value-type="float" office:value="1.4758435058681E+018" calcext:value-type="float">
            <text:p>1.4758435058681E+018</text:p>
          </table:table-cell>
          <table:table-cell/>
          <table:table-cell table:formula="of:= [.C358] - [.B358]" office:value-type="float" office:value="98360064" calcext:value-type="float">
            <text:p>983600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584350577009E+018" calcext:value-type="float">
            <text:p>1.47584350577009E+018</text:p>
          </table:table-cell>
          <table:table-cell office:value-type="float" office:value="1.47584350586817E+018" calcext:value-type="float">
            <text:p>1.47584350586817E+018</text:p>
          </table:table-cell>
          <table:table-cell/>
          <table:table-cell table:formula="of:= [.C359] - [.B359]" office:value-type="float" office:value="98080000" calcext:value-type="float">
            <text:p>9808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584350577043E+018" calcext:value-type="float">
            <text:p>1.47584350577043E+018</text:p>
          </table:table-cell>
          <table:table-cell office:value-type="float" office:value="1.47584350586824E+018" calcext:value-type="float">
            <text:p>1.47584350586824E+018</text:p>
          </table:table-cell>
          <table:table-cell/>
          <table:table-cell table:formula="of:= [.C360] - [.B360]" office:value-type="float" office:value="97809920" calcext:value-type="float">
            <text:p>978099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584350577078E+018" calcext:value-type="float">
            <text:p>1.47584350577078E+018</text:p>
          </table:table-cell>
          <table:table-cell office:value-type="float" office:value="1.47584350586831E+018" calcext:value-type="float">
            <text:p>1.47584350586831E+018</text:p>
          </table:table-cell>
          <table:table-cell/>
          <table:table-cell table:formula="of:= [.C361] - [.B361]" office:value-type="float" office:value="97530112" calcext:value-type="float">
            <text:p>975301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584350577119E+018" calcext:value-type="float">
            <text:p>1.47584350577119E+018</text:p>
          </table:table-cell>
          <table:table-cell office:value-type="float" office:value="1.47584350586838E+018" calcext:value-type="float">
            <text:p>1.47584350586838E+018</text:p>
          </table:table-cell>
          <table:table-cell/>
          <table:table-cell table:formula="of:= [.C362] - [.B362]" office:value-type="float" office:value="97189888" calcext:value-type="float">
            <text:p>971898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584350577161E+018" calcext:value-type="float">
            <text:p>1.47584350577161E+018</text:p>
          </table:table-cell>
          <table:table-cell office:value-type="float" office:value="1.47584350586845E+018" calcext:value-type="float">
            <text:p>1.47584350586845E+018</text:p>
          </table:table-cell>
          <table:table-cell/>
          <table:table-cell table:formula="of:= [.C363] - [.B363]" office:value-type="float" office:value="96840192" calcext:value-type="float">
            <text:p>9684019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584350577196E+018" calcext:value-type="float">
            <text:p>1.47584350577196E+018</text:p>
          </table:table-cell>
          <table:table-cell office:value-type="float" office:value="1.47584350586895E+018" calcext:value-type="float">
            <text:p>1.47584350586895E+018</text:p>
          </table:table-cell>
          <table:table-cell/>
          <table:table-cell table:formula="of:= [.C364] - [.B364]" office:value-type="float" office:value="96989952" calcext:value-type="float">
            <text:p>9698995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584350577246E+018" calcext:value-type="float">
            <text:p>1.47584350577246E+018</text:p>
          </table:table-cell>
          <table:table-cell office:value-type="float" office:value="1.47584350586902E+018" calcext:value-type="float">
            <text:p>1.47584350586902E+018</text:p>
          </table:table-cell>
          <table:table-cell/>
          <table:table-cell table:formula="of:= [.C365] - [.B365]" office:value-type="float" office:value="96559872" calcext:value-type="float">
            <text:p>965598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584350577298E+018" calcext:value-type="float">
            <text:p>1.47584350577298E+018</text:p>
          </table:table-cell>
          <table:table-cell office:value-type="float" office:value="1.4758435058691E+018" calcext:value-type="float">
            <text:p>1.4758435058691E+018</text:p>
          </table:table-cell>
          <table:table-cell/>
          <table:table-cell table:formula="of:= [.C366] - [.B366]" office:value-type="float" office:value="96120064" calcext:value-type="float">
            <text:p>9612006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584350577342E+018" calcext:value-type="float">
            <text:p>1.47584350577342E+018</text:p>
          </table:table-cell>
          <table:table-cell office:value-type="float" office:value="1.47584350586917E+018" calcext:value-type="float">
            <text:p>1.47584350586917E+018</text:p>
          </table:table-cell>
          <table:table-cell/>
          <table:table-cell table:formula="of:= [.C367] - [.B367]" office:value-type="float" office:value="95749888" calcext:value-type="float">
            <text:p>957498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584350577377E+018" calcext:value-type="float">
            <text:p>1.47584350577377E+018</text:p>
          </table:table-cell>
          <table:table-cell office:value-type="float" office:value="1.47584350586924E+018" calcext:value-type="float">
            <text:p>1.47584350586924E+018</text:p>
          </table:table-cell>
          <table:table-cell/>
          <table:table-cell table:formula="of:= [.C368] - [.B368]" office:value-type="float" office:value="95470080" calcext:value-type="float">
            <text:p>9547008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584350577412E+018" calcext:value-type="float">
            <text:p>1.47584350577412E+018</text:p>
          </table:table-cell>
          <table:table-cell office:value-type="float" office:value="1.47584350586931E+018" calcext:value-type="float">
            <text:p>1.47584350586931E+018</text:p>
          </table:table-cell>
          <table:table-cell/>
          <table:table-cell table:formula="of:= [.C369] - [.B369]" office:value-type="float" office:value="95190016" calcext:value-type="float">
            <text:p>951900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584350577453E+018" calcext:value-type="float">
            <text:p>1.47584350577453E+018</text:p>
          </table:table-cell>
          <table:table-cell office:value-type="float" office:value="1.47584350586938E+018" calcext:value-type="float">
            <text:p>1.47584350586938E+018</text:p>
          </table:table-cell>
          <table:table-cell/>
          <table:table-cell table:formula="of:= [.C370] - [.B370]" office:value-type="float" office:value="94849792" calcext:value-type="float">
            <text:p>9484979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584350577509E+018" calcext:value-type="float">
            <text:p>1.47584350577509E+018</text:p>
          </table:table-cell>
          <table:table-cell office:value-type="float" office:value="1.47584350586945E+018" calcext:value-type="float">
            <text:p>1.47584350586945E+018</text:p>
          </table:table-cell>
          <table:table-cell/>
          <table:table-cell table:formula="of:= [.C371] - [.B371]" office:value-type="float" office:value="94360320" calcext:value-type="float">
            <text:p>943603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58435057756E+018" calcext:value-type="float">
            <text:p>1.4758435057756E+018</text:p>
          </table:table-cell>
          <table:table-cell office:value-type="float" office:value="1.47584350586996E+018" calcext:value-type="float">
            <text:p>1.47584350586996E+018</text:p>
          </table:table-cell>
          <table:table-cell/>
          <table:table-cell table:formula="of:= [.C372] - [.B372]" office:value-type="float" office:value="94359808" calcext:value-type="float">
            <text:p>943598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584350577602E+018" calcext:value-type="float">
            <text:p>1.47584350577602E+018</text:p>
          </table:table-cell>
          <table:table-cell office:value-type="float" office:value="1.47584350587004E+018" calcext:value-type="float">
            <text:p>1.47584350587004E+018</text:p>
          </table:table-cell>
          <table:table-cell/>
          <table:table-cell table:formula="of:= [.C373] - [.B373]" office:value-type="float" office:value="94019840" calcext:value-type="float">
            <text:p>9401984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584350577637E+018" calcext:value-type="float">
            <text:p>1.47584350577637E+018</text:p>
          </table:table-cell>
          <table:table-cell office:value-type="float" office:value="1.47584350587011E+018" calcext:value-type="float">
            <text:p>1.47584350587011E+018</text:p>
          </table:table-cell>
          <table:table-cell/>
          <table:table-cell table:formula="of:= [.C374] - [.B374]" office:value-type="float" office:value="93740032" calcext:value-type="float">
            <text:p>9374003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584350577671E+018" calcext:value-type="float">
            <text:p>1.47584350577671E+018</text:p>
          </table:table-cell>
          <table:table-cell office:value-type="float" office:value="1.47584350587208E+018" calcext:value-type="float">
            <text:p>1.47584350587208E+018</text:p>
          </table:table-cell>
          <table:table-cell/>
          <table:table-cell table:formula="of:= [.C375] - [.B375]" office:value-type="float" office:value="95369984" calcext:value-type="float">
            <text:p>9536998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584350577713E+018" calcext:value-type="float">
            <text:p>1.47584350577713E+018</text:p>
          </table:table-cell>
          <table:table-cell office:value-type="float" office:value="1.47584350587481E+018" calcext:value-type="float">
            <text:p>1.47584350587481E+018</text:p>
          </table:table-cell>
          <table:table-cell/>
          <table:table-cell table:formula="of:= [.C376] - [.B376]" office:value-type="float" office:value="97680128" calcext:value-type="float">
            <text:p>976801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584350577762E+018" calcext:value-type="float">
            <text:p>1.47584350577762E+018</text:p>
          </table:table-cell>
          <table:table-cell office:value-type="float" office:value="1.47584350587987E+018" calcext:value-type="float">
            <text:p>1.47584350587987E+018</text:p>
          </table:table-cell>
          <table:table-cell/>
          <table:table-cell table:formula="of:= [.C377] - [.B377]" office:value-type="float" office:value="102249984" calcext:value-type="float">
            <text:p>10224998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584350577804E+018" calcext:value-type="float">
            <text:p>1.47584350577804E+018</text:p>
          </table:table-cell>
          <table:table-cell office:value-type="float" office:value="1.47584350588123E+018" calcext:value-type="float">
            <text:p>1.47584350588123E+018</text:p>
          </table:table-cell>
          <table:table-cell/>
          <table:table-cell table:formula="of:= [.C378] - [.B378]" office:value-type="float" office:value="103190016" calcext:value-type="float">
            <text:p>1031900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584350577839E+018" calcext:value-type="float">
            <text:p>1.47584350577839E+018</text:p>
          </table:table-cell>
          <table:table-cell office:value-type="float" office:value="1.47584350588131E+018" calcext:value-type="float">
            <text:p>1.47584350588131E+018</text:p>
          </table:table-cell>
          <table:table-cell/>
          <table:table-cell table:formula="of:= [.C379] - [.B379]" office:value-type="float" office:value="102919936" calcext:value-type="float">
            <text:p>1029199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584350577874E+018" calcext:value-type="float">
            <text:p>1.47584350577874E+018</text:p>
          </table:table-cell>
          <table:table-cell office:value-type="float" office:value="1.47584350588214E+018" calcext:value-type="float">
            <text:p>1.47584350588214E+018</text:p>
          </table:table-cell>
          <table:table-cell/>
          <table:table-cell table:formula="of:= [.C380] - [.B380]" office:value-type="float" office:value="103399936" calcext:value-type="float">
            <text:p>1033999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584350577909E+018" calcext:value-type="float">
            <text:p>1.47584350577909E+018</text:p>
          </table:table-cell>
          <table:table-cell office:value-type="float" office:value="1.47584350588267E+018" calcext:value-type="float">
            <text:p>1.47584350588267E+018</text:p>
          </table:table-cell>
          <table:table-cell/>
          <table:table-cell table:formula="of:= [.C381] - [.B381]" office:value-type="float" office:value="103580160" calcext:value-type="float">
            <text:p>1035801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584350577944E+018" calcext:value-type="float">
            <text:p>1.47584350577944E+018</text:p>
          </table:table-cell>
          <table:table-cell office:value-type="float" office:value="1.47584350588279E+018" calcext:value-type="float">
            <text:p>1.47584350588279E+018</text:p>
          </table:table-cell>
          <table:table-cell/>
          <table:table-cell table:formula="of:= [.C382] - [.B382]" office:value-type="float" office:value="103350272" calcext:value-type="float">
            <text:p>10335027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584350577979E+018" calcext:value-type="float">
            <text:p>1.47584350577979E+018</text:p>
          </table:table-cell>
          <table:table-cell office:value-type="float" office:value="1.47584350588331E+018" calcext:value-type="float">
            <text:p>1.47584350588331E+018</text:p>
          </table:table-cell>
          <table:table-cell/>
          <table:table-cell table:formula="of:= [.C383] - [.B383]" office:value-type="float" office:value="103519744" calcext:value-type="float">
            <text:p>10351974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584350578013E+018" calcext:value-type="float">
            <text:p>1.47584350578013E+018</text:p>
          </table:table-cell>
          <table:table-cell office:value-type="float" office:value="1.47584350588935E+018" calcext:value-type="float">
            <text:p>1.47584350588935E+018</text:p>
          </table:table-cell>
          <table:table-cell/>
          <table:table-cell table:formula="of:= [.C384] - [.B384]" office:value-type="float" office:value="109219840" calcext:value-type="float">
            <text:p>10921984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584350578048E+018" calcext:value-type="float">
            <text:p>1.47584350578048E+018</text:p>
          </table:table-cell>
          <table:table-cell office:value-type="float" office:value="1.47584350588944E+018" calcext:value-type="float">
            <text:p>1.47584350588944E+018</text:p>
          </table:table-cell>
          <table:table-cell/>
          <table:table-cell table:formula="of:= [.C385] - [.B385]" office:value-type="float" office:value="108960000" calcext:value-type="float">
            <text:p>10896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584350578083E+018" calcext:value-type="float">
            <text:p>1.47584350578083E+018</text:p>
          </table:table-cell>
          <table:table-cell office:value-type="float" office:value="1.47584350588952E+018" calcext:value-type="float">
            <text:p>1.47584350588952E+018</text:p>
          </table:table-cell>
          <table:table-cell/>
          <table:table-cell table:formula="of:= [.C386] - [.B386]" office:value-type="float" office:value="108690176" calcext:value-type="float">
            <text:p>1086901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584350578118E+018" calcext:value-type="float">
            <text:p>1.47584350578118E+018</text:p>
          </table:table-cell>
          <table:table-cell office:value-type="float" office:value="1.47584350588958E+018" calcext:value-type="float">
            <text:p>1.47584350588958E+018</text:p>
          </table:table-cell>
          <table:table-cell/>
          <table:table-cell table:formula="of:= [.C387] - [.B387]" office:value-type="float" office:value="108399872" calcext:value-type="float">
            <text:p>1083998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584350578153E+018" calcext:value-type="float">
            <text:p>1.47584350578153E+018</text:p>
          </table:table-cell>
          <table:table-cell office:value-type="float" office:value="1.47584350588965E+018" calcext:value-type="float">
            <text:p>1.47584350588965E+018</text:p>
          </table:table-cell>
          <table:table-cell/>
          <table:table-cell table:formula="of:= [.C388] - [.B388]" office:value-type="float" office:value="108119808" calcext:value-type="float">
            <text:p>1081198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584350578187E+018" calcext:value-type="float">
            <text:p>1.47584350578187E+018</text:p>
          </table:table-cell>
          <table:table-cell office:value-type="float" office:value="1.47584350588972E+018" calcext:value-type="float">
            <text:p>1.47584350588972E+018</text:p>
          </table:table-cell>
          <table:table-cell/>
          <table:table-cell table:formula="of:= [.C389] - [.B389]" office:value-type="float" office:value="107849984" calcext:value-type="float">
            <text:p>10784998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584350578222E+018" calcext:value-type="float">
            <text:p>1.47584350578222E+018</text:p>
          </table:table-cell>
          <table:table-cell office:value-type="float" office:value="1.47584350588979E+018" calcext:value-type="float">
            <text:p>1.47584350588979E+018</text:p>
          </table:table-cell>
          <table:table-cell/>
          <table:table-cell table:formula="of:= [.C390] - [.B390]" office:value-type="float" office:value="107570176" calcext:value-type="float">
            <text:p>10757017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584350578257E+018" calcext:value-type="float">
            <text:p>1.47584350578257E+018</text:p>
          </table:table-cell>
          <table:table-cell office:value-type="float" office:value="1.47584350589346E+018" calcext:value-type="float">
            <text:p>1.47584350589346E+018</text:p>
          </table:table-cell>
          <table:table-cell/>
          <table:table-cell table:formula="of:= [.C391] - [.B391]" office:value-type="float" office:value="110889984" calcext:value-type="float">
            <text:p>1108899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584350578301E+018" calcext:value-type="float">
            <text:p>1.47584350578301E+018</text:p>
          </table:table-cell>
          <table:table-cell office:value-type="float" office:value="1.47584350589509E+018" calcext:value-type="float">
            <text:p>1.47584350589509E+018</text:p>
          </table:table-cell>
          <table:table-cell/>
          <table:table-cell table:formula="of:= [.C392] - [.B392]" office:value-type="float" office:value="112080128" calcext:value-type="float">
            <text:p>1120801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584350578342E+018" calcext:value-type="float">
            <text:p>1.47584350578342E+018</text:p>
          </table:table-cell>
          <table:table-cell office:value-type="float" office:value="1.47584350589527E+018" calcext:value-type="float">
            <text:p>1.47584350589527E+018</text:p>
          </table:table-cell>
          <table:table-cell/>
          <table:table-cell table:formula="of:= [.C393] - [.B393]" office:value-type="float" office:value="111849728" calcext:value-type="float">
            <text:p>1118497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584350578377E+018" calcext:value-type="float">
            <text:p>1.47584350578377E+018</text:p>
          </table:table-cell>
          <table:table-cell office:value-type="float" office:value="1.47584350589535E+018" calcext:value-type="float">
            <text:p>1.47584350589535E+018</text:p>
          </table:table-cell>
          <table:table-cell/>
          <table:table-cell table:formula="of:= [.C394] - [.B394]" office:value-type="float" office:value="111579904" calcext:value-type="float">
            <text:p>1115799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584350578411E+018" calcext:value-type="float">
            <text:p>1.47584350578411E+018</text:p>
          </table:table-cell>
          <table:table-cell office:value-type="float" office:value="1.47584350589731E+018" calcext:value-type="float">
            <text:p>1.47584350589731E+018</text:p>
          </table:table-cell>
          <table:table-cell/>
          <table:table-cell table:formula="of:= [.C395] - [.B395]" office:value-type="float" office:value="113200128" calcext:value-type="float">
            <text:p>1132001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584350578453E+018" calcext:value-type="float">
            <text:p>1.47584350578453E+018</text:p>
          </table:table-cell>
          <table:table-cell office:value-type="float" office:value="1.47584350589739E+018" calcext:value-type="float">
            <text:p>1.47584350589739E+018</text:p>
          </table:table-cell>
          <table:table-cell/>
          <table:table-cell table:formula="of:= [.C396] - [.B396]" office:value-type="float" office:value="112859904" calcext:value-type="float">
            <text:p>1128599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584350578495E+018" calcext:value-type="float">
            <text:p>1.47584350578495E+018</text:p>
          </table:table-cell>
          <table:table-cell office:value-type="float" office:value="1.47584350589746E+018" calcext:value-type="float">
            <text:p>1.47584350589746E+018</text:p>
          </table:table-cell>
          <table:table-cell/>
          <table:table-cell table:formula="of:= [.C397] - [.B397]" office:value-type="float" office:value="112509952" calcext:value-type="float">
            <text:p>1125099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584350578547E+018" calcext:value-type="float">
            <text:p>1.47584350578547E+018</text:p>
          </table:table-cell>
          <table:table-cell office:value-type="float" office:value="1.4758435058984E+018" calcext:value-type="float">
            <text:p>1.4758435058984E+018</text:p>
          </table:table-cell>
          <table:table-cell/>
          <table:table-cell table:formula="of:= [.C398] - [.B398]" office:value-type="float" office:value="112930048" calcext:value-type="float">
            <text:p>11293004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584350578684E+018" calcext:value-type="float">
            <text:p>1.47584350578684E+018</text:p>
          </table:table-cell>
          <table:table-cell office:value-type="float" office:value="1.47584350589847E+018" calcext:value-type="float">
            <text:p>1.47584350589847E+018</text:p>
          </table:table-cell>
          <table:table-cell/>
          <table:table-cell table:formula="of:= [.C399] - [.B399]" office:value-type="float" office:value="111630080" calcext:value-type="float">
            <text:p>11163008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584350578737E+018" calcext:value-type="float">
            <text:p>1.47584350578737E+018</text:p>
          </table:table-cell>
          <table:table-cell office:value-type="float" office:value="1.47584350589854E+018" calcext:value-type="float">
            <text:p>1.47584350589854E+018</text:p>
          </table:table-cell>
          <table:table-cell/>
          <table:table-cell table:formula="of:= [.C400] - [.B400]" office:value-type="float" office:value="111170048" calcext:value-type="float">
            <text:p>1111700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584350578778E+018" calcext:value-type="float">
            <text:p>1.47584350578778E+018</text:p>
          </table:table-cell>
          <table:table-cell office:value-type="float" office:value="1.47584350589861E+018" calcext:value-type="float">
            <text:p>1.47584350589861E+018</text:p>
          </table:table-cell>
          <table:table-cell/>
          <table:table-cell table:formula="of:= [.C401] - [.B401]" office:value-type="float" office:value="110830080" calcext:value-type="float">
            <text:p>1108300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584350578836E+018" calcext:value-type="float">
            <text:p>1.47584350578836E+018</text:p>
          </table:table-cell>
          <table:table-cell office:value-type="float" office:value="1.47584350589868E+018" calcext:value-type="float">
            <text:p>1.47584350589868E+018</text:p>
          </table:table-cell>
          <table:table-cell/>
          <table:table-cell table:formula="of:= [.C402] - [.B402]" office:value-type="float" office:value="110320128" calcext:value-type="float">
            <text:p>1103201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584350578876E+018" calcext:value-type="float">
            <text:p>1.47584350578876E+018</text:p>
          </table:table-cell>
          <table:table-cell office:value-type="float" office:value="1.47584350589875E+018" calcext:value-type="float">
            <text:p>1.47584350589875E+018</text:p>
          </table:table-cell>
          <table:table-cell/>
          <table:table-cell table:formula="of:= [.C403] - [.B403]" office:value-type="float" office:value="109989888" calcext:value-type="float">
            <text:p>1099898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584350578963E+018" calcext:value-type="float">
            <text:p>1.47584350578963E+018</text:p>
          </table:table-cell>
          <table:table-cell office:value-type="float" office:value="1.47584350589882E+018" calcext:value-type="float">
            <text:p>1.47584350589882E+018</text:p>
          </table:table-cell>
          <table:table-cell/>
          <table:table-cell table:formula="of:= [.C404] - [.B404]" office:value-type="float" office:value="109189888" calcext:value-type="float">
            <text:p>10918988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584350579016E+018" calcext:value-type="float">
            <text:p>1.47584350579016E+018</text:p>
          </table:table-cell>
          <table:table-cell office:value-type="float" office:value="1.47584350589889E+018" calcext:value-type="float">
            <text:p>1.47584350589889E+018</text:p>
          </table:table-cell>
          <table:table-cell/>
          <table:table-cell table:formula="of:= [.C405] - [.B405]" office:value-type="float" office:value="108730368" calcext:value-type="float">
            <text:p>1087303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584350579077E+018" calcext:value-type="float">
            <text:p>1.47584350579077E+018</text:p>
          </table:table-cell>
          <table:table-cell office:value-type="float" office:value="1.47584350589896E+018" calcext:value-type="float">
            <text:p>1.47584350589896E+018</text:p>
          </table:table-cell>
          <table:table-cell/>
          <table:table-cell table:formula="of:= [.C406] - [.B406]" office:value-type="float" office:value="108190208" calcext:value-type="float">
            <text:p>1081902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584350579124E+018" calcext:value-type="float">
            <text:p>1.47584350579124E+018</text:p>
          </table:table-cell>
          <table:table-cell office:value-type="float" office:value="1.47584350589903E+018" calcext:value-type="float">
            <text:p>1.47584350589903E+018</text:p>
          </table:table-cell>
          <table:table-cell/>
          <table:table-cell table:formula="of:= [.C407] - [.B407]" office:value-type="float" office:value="107790080" calcext:value-type="float">
            <text:p>10779008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584350579159E+018" calcext:value-type="float">
            <text:p>1.47584350579159E+018</text:p>
          </table:table-cell>
          <table:table-cell office:value-type="float" office:value="1.4758435058992E+018" calcext:value-type="float">
            <text:p>1.4758435058992E+018</text:p>
          </table:table-cell>
          <table:table-cell/>
          <table:table-cell table:formula="of:= [.C408] - [.B408]" office:value-type="float" office:value="107610112" calcext:value-type="float">
            <text:p>1076101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584350579211E+018" calcext:value-type="float">
            <text:p>1.47584350579211E+018</text:p>
          </table:table-cell>
          <table:table-cell office:value-type="float" office:value="1.47584350589927E+018" calcext:value-type="float">
            <text:p>1.47584350589927E+018</text:p>
          </table:table-cell>
          <table:table-cell/>
          <table:table-cell table:formula="of:= [.C409] - [.B409]" office:value-type="float" office:value="107160064" calcext:value-type="float">
            <text:p>1071600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584350579262E+018" calcext:value-type="float">
            <text:p>1.47584350579262E+018</text:p>
          </table:table-cell>
          <table:table-cell office:value-type="float" office:value="1.47584350589978E+018" calcext:value-type="float">
            <text:p>1.47584350589978E+018</text:p>
          </table:table-cell>
          <table:table-cell/>
          <table:table-cell table:formula="of:= [.C410] - [.B410]" office:value-type="float" office:value="107160064" calcext:value-type="float">
            <text:p>1071600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584350579302E+018" calcext:value-type="float">
            <text:p>1.47584350579302E+018</text:p>
          </table:table-cell>
          <table:table-cell office:value-type="float" office:value="1.47584350589985E+018" calcext:value-type="float">
            <text:p>1.47584350589985E+018</text:p>
          </table:table-cell>
          <table:table-cell/>
          <table:table-cell table:formula="of:= [.C411] - [.B411]" office:value-type="float" office:value="106830080" calcext:value-type="float">
            <text:p>10683008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584350579337E+018" calcext:value-type="float">
            <text:p>1.47584350579337E+018</text:p>
          </table:table-cell>
          <table:table-cell office:value-type="float" office:value="1.4758435059007E+018" calcext:value-type="float">
            <text:p>1.4758435059007E+018</text:p>
          </table:table-cell>
          <table:table-cell/>
          <table:table-cell table:formula="of:= [.C412] - [.B412]" office:value-type="float" office:value="107329792" calcext:value-type="float">
            <text:p>1073297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584350579372E+018" calcext:value-type="float">
            <text:p>1.47584350579372E+018</text:p>
          </table:table-cell>
          <table:table-cell office:value-type="float" office:value="1.47584350590078E+018" calcext:value-type="float">
            <text:p>1.47584350590078E+018</text:p>
          </table:table-cell>
          <table:table-cell/>
          <table:table-cell table:formula="of:= [.C413] - [.B413]" office:value-type="float" office:value="107059968" calcext:value-type="float">
            <text:p>1070599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584350579406E+018" calcext:value-type="float">
            <text:p>1.47584350579406E+018</text:p>
          </table:table-cell>
          <table:table-cell office:value-type="float" office:value="1.47584350590085E+018" calcext:value-type="float">
            <text:p>1.47584350590085E+018</text:p>
          </table:table-cell>
          <table:table-cell/>
          <table:table-cell table:formula="of:= [.C414] - [.B414]" office:value-type="float" office:value="106789888" calcext:value-type="float">
            <text:p>1067898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584350579441E+018" calcext:value-type="float">
            <text:p>1.47584350579441E+018</text:p>
          </table:table-cell>
          <table:table-cell office:value-type="float" office:value="1.47584350590092E+018" calcext:value-type="float">
            <text:p>1.47584350590092E+018</text:p>
          </table:table-cell>
          <table:table-cell/>
          <table:table-cell table:formula="of:= [.C415] - [.B415]" office:value-type="float" office:value="106510080" calcext:value-type="float">
            <text:p>10651008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584350579501E+018" calcext:value-type="float">
            <text:p>1.47584350579501E+018</text:p>
          </table:table-cell>
          <table:table-cell office:value-type="float" office:value="1.47584350590099E+018" calcext:value-type="float">
            <text:p>1.47584350590099E+018</text:p>
          </table:table-cell>
          <table:table-cell/>
          <table:table-cell table:formula="of:= [.C416] - [.B416]" office:value-type="float" office:value="105979904" calcext:value-type="float">
            <text:p>1059799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584350579536E+018" calcext:value-type="float">
            <text:p>1.47584350579536E+018</text:p>
          </table:table-cell>
          <table:table-cell office:value-type="float" office:value="1.47584350590106E+018" calcext:value-type="float">
            <text:p>1.47584350590106E+018</text:p>
          </table:table-cell>
          <table:table-cell/>
          <table:table-cell table:formula="of:= [.C417] - [.B417]" office:value-type="float" office:value="105699840" calcext:value-type="float">
            <text:p>10569984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584350579571E+018" calcext:value-type="float">
            <text:p>1.47584350579571E+018</text:p>
          </table:table-cell>
          <table:table-cell office:value-type="float" office:value="1.47584350590113E+018" calcext:value-type="float">
            <text:p>1.47584350590113E+018</text:p>
          </table:table-cell>
          <table:table-cell/>
          <table:table-cell table:formula="of:= [.C418] - [.B418]" office:value-type="float" office:value="105420288" calcext:value-type="float">
            <text:p>10542028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584350579606E+018" calcext:value-type="float">
            <text:p>1.47584350579606E+018</text:p>
          </table:table-cell>
          <table:table-cell office:value-type="float" office:value="1.47584350590164E+018" calcext:value-type="float">
            <text:p>1.47584350590164E+018</text:p>
          </table:table-cell>
          <table:table-cell/>
          <table:table-cell table:formula="of:= [.C419] - [.B419]" office:value-type="float" office:value="105580032" calcext:value-type="float">
            <text:p>10558003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584350579659E+018" calcext:value-type="float">
            <text:p>1.47584350579659E+018</text:p>
          </table:table-cell>
          <table:table-cell office:value-type="float" office:value="1.47584350590495E+018" calcext:value-type="float">
            <text:p>1.47584350590495E+018</text:p>
          </table:table-cell>
          <table:table-cell/>
          <table:table-cell table:formula="of:= [.C420] - [.B420]" office:value-type="float" office:value="108359936" calcext:value-type="float">
            <text:p>1083599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584350580102E+018" calcext:value-type="float">
            <text:p>1.47584350580102E+018</text:p>
          </table:table-cell>
          <table:table-cell office:value-type="float" office:value="1.47584350590503E+018" calcext:value-type="float">
            <text:p>1.47584350590503E+018</text:p>
          </table:table-cell>
          <table:table-cell/>
          <table:table-cell table:formula="of:= [.C421] - [.B421]" office:value-type="float" office:value="104010240" calcext:value-type="float">
            <text:p>1040102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584350580138E+018" calcext:value-type="float">
            <text:p>1.47584350580138E+018</text:p>
          </table:table-cell>
          <table:table-cell office:value-type="float" office:value="1.47584350590511E+018" calcext:value-type="float">
            <text:p>1.47584350590511E+018</text:p>
          </table:table-cell>
          <table:table-cell/>
          <table:table-cell table:formula="of:= [.C422] - [.B422]" office:value-type="float" office:value="103729920" calcext:value-type="float">
            <text:p>10372992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584350580173E+018" calcext:value-type="float">
            <text:p>1.47584350580173E+018</text:p>
          </table:table-cell>
          <table:table-cell office:value-type="float" office:value="1.47584350590517E+018" calcext:value-type="float">
            <text:p>1.47584350590517E+018</text:p>
          </table:table-cell>
          <table:table-cell/>
          <table:table-cell table:formula="of:= [.C423] - [.B423]" office:value-type="float" office:value="103439872" calcext:value-type="float">
            <text:p>1034398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584350580208E+018" calcext:value-type="float">
            <text:p>1.47584350580208E+018</text:p>
          </table:table-cell>
          <table:table-cell office:value-type="float" office:value="1.47584350590677E+018" calcext:value-type="float">
            <text:p>1.47584350590677E+018</text:p>
          </table:table-cell>
          <table:table-cell/>
          <table:table-cell table:formula="of:= [.C424] - [.B424]" office:value-type="float" office:value="104689920" calcext:value-type="float">
            <text:p>10468992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584350580243E+018" calcext:value-type="float">
            <text:p>1.47584350580243E+018</text:p>
          </table:table-cell>
          <table:table-cell office:value-type="float" office:value="1.47584350590684E+018" calcext:value-type="float">
            <text:p>1.47584350590684E+018</text:p>
          </table:table-cell>
          <table:table-cell/>
          <table:table-cell table:formula="of:= [.C425] - [.B425]" office:value-type="float" office:value="104410112" calcext:value-type="float">
            <text:p>1044101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584350580284E+018" calcext:value-type="float">
            <text:p>1.47584350580284E+018</text:p>
          </table:table-cell>
          <table:table-cell office:value-type="float" office:value="1.47584350590691E+018" calcext:value-type="float">
            <text:p>1.47584350590691E+018</text:p>
          </table:table-cell>
          <table:table-cell/>
          <table:table-cell table:formula="of:= [.C426] - [.B426]" office:value-type="float" office:value="104069888" calcext:value-type="float">
            <text:p>1040698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584350580322E+018" calcext:value-type="float">
            <text:p>1.47584350580322E+018</text:p>
          </table:table-cell>
          <table:table-cell office:value-type="float" office:value="1.47584350590698E+018" calcext:value-type="float">
            <text:p>1.47584350590698E+018</text:p>
          </table:table-cell>
          <table:table-cell/>
          <table:table-cell table:formula="of:= [.C427] - [.B427]" office:value-type="float" office:value="103760128" calcext:value-type="float">
            <text:p>1037601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584350580357E+018" calcext:value-type="float">
            <text:p>1.47584350580357E+018</text:p>
          </table:table-cell>
          <table:table-cell office:value-type="float" office:value="1.47584350590705E+018" calcext:value-type="float">
            <text:p>1.47584350590705E+018</text:p>
          </table:table-cell>
          <table:table-cell/>
          <table:table-cell table:formula="of:= [.C428] - [.B428]" office:value-type="float" office:value="103480064" calcext:value-type="float">
            <text:p>1034800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58435058041E+018" calcext:value-type="float">
            <text:p>1.4758435058041E+018</text:p>
          </table:table-cell>
          <table:table-cell office:value-type="float" office:value="1.47584350590712E+018" calcext:value-type="float">
            <text:p>1.47584350590712E+018</text:p>
          </table:table-cell>
          <table:table-cell/>
          <table:table-cell table:formula="of:= [.C429] - [.B429]" office:value-type="float" office:value="103020032" calcext:value-type="float">
            <text:p>1030200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584350580473E+018" calcext:value-type="float">
            <text:p>1.47584350580473E+018</text:p>
          </table:table-cell>
          <table:table-cell office:value-type="float" office:value="1.47584350590719E+018" calcext:value-type="float">
            <text:p>1.47584350590719E+018</text:p>
          </table:table-cell>
          <table:table-cell/>
          <table:table-cell table:formula="of:= [.C430] - [.B430]" office:value-type="float" office:value="102460160" calcext:value-type="float">
            <text:p>1024601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584350580517E+018" calcext:value-type="float">
            <text:p>1.47584350580517E+018</text:p>
          </table:table-cell>
          <table:table-cell office:value-type="float" office:value="1.47584350590726E+018" calcext:value-type="float">
            <text:p>1.47584350590726E+018</text:p>
          </table:table-cell>
          <table:table-cell/>
          <table:table-cell table:formula="of:= [.C431] - [.B431]" office:value-type="float" office:value="102089984" calcext:value-type="float">
            <text:p>10208998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584350580579E+018" calcext:value-type="float">
            <text:p>1.47584350580579E+018</text:p>
          </table:table-cell>
          <table:table-cell office:value-type="float" office:value="1.47584350590784E+018" calcext:value-type="float">
            <text:p>1.47584350590784E+018</text:p>
          </table:table-cell>
          <table:table-cell/>
          <table:table-cell table:formula="of:= [.C432] - [.B432]" office:value-type="float" office:value="102050048" calcext:value-type="float">
            <text:p>1020500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584350580625E+018" calcext:value-type="float">
            <text:p>1.47584350580625E+018</text:p>
          </table:table-cell>
          <table:table-cell office:value-type="float" office:value="1.47584350590791E+018" calcext:value-type="float">
            <text:p>1.47584350590791E+018</text:p>
          </table:table-cell>
          <table:table-cell/>
          <table:table-cell table:formula="of:= [.C433] - [.B433]" office:value-type="float" office:value="101660160" calcext:value-type="float">
            <text:p>10166016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584350580784E+018" calcext:value-type="float">
            <text:p>1.47584350580784E+018</text:p>
          </table:table-cell>
          <table:table-cell office:value-type="float" office:value="1.47584350590798E+018" calcext:value-type="float">
            <text:p>1.47584350590798E+018</text:p>
          </table:table-cell>
          <table:table-cell/>
          <table:table-cell table:formula="of:= [.C434] - [.B434]" office:value-type="float" office:value="100140032" calcext:value-type="float">
            <text:p>10014003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584350580825E+018" calcext:value-type="float">
            <text:p>1.47584350580825E+018</text:p>
          </table:table-cell>
          <table:table-cell office:value-type="float" office:value="1.47584350590805E+018" calcext:value-type="float">
            <text:p>1.47584350590805E+018</text:p>
          </table:table-cell>
          <table:table-cell/>
          <table:table-cell table:formula="of:= [.C435] - [.B435]" office:value-type="float" office:value="99800064" calcext:value-type="float">
            <text:p>998000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584350580864E+018" calcext:value-type="float">
            <text:p>1.47584350580864E+018</text:p>
          </table:table-cell>
          <table:table-cell office:value-type="float" office:value="1.47584350590812E+018" calcext:value-type="float">
            <text:p>1.47584350590812E+018</text:p>
          </table:table-cell>
          <table:table-cell/>
          <table:table-cell table:formula="of:= [.C436] - [.B436]" office:value-type="float" office:value="99480064" calcext:value-type="float">
            <text:p>994800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584350580916E+018" calcext:value-type="float">
            <text:p>1.47584350580916E+018</text:p>
          </table:table-cell>
          <table:table-cell office:value-type="float" office:value="1.47584350590819E+018" calcext:value-type="float">
            <text:p>1.47584350590819E+018</text:p>
          </table:table-cell>
          <table:table-cell/>
          <table:table-cell table:formula="of:= [.C437] - [.B437]" office:value-type="float" office:value="99029760" calcext:value-type="float">
            <text:p>990297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584350580956E+018" calcext:value-type="float">
            <text:p>1.47584350580956E+018</text:p>
          </table:table-cell>
          <table:table-cell office:value-type="float" office:value="1.47584350590826E+018" calcext:value-type="float">
            <text:p>1.47584350590826E+018</text:p>
          </table:table-cell>
          <table:table-cell/>
          <table:table-cell table:formula="of:= [.C438] - [.B438]" office:value-type="float" office:value="98699776" calcext:value-type="float">
            <text:p>986997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584350580998E+018" calcext:value-type="float">
            <text:p>1.47584350580998E+018</text:p>
          </table:table-cell>
          <table:table-cell office:value-type="float" office:value="1.47584350590833E+018" calcext:value-type="float">
            <text:p>1.47584350590833E+018</text:p>
          </table:table-cell>
          <table:table-cell/>
          <table:table-cell table:formula="of:= [.C439] - [.B439]" office:value-type="float" office:value="98350336" calcext:value-type="float">
            <text:p>983503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584350581061E+018" calcext:value-type="float">
            <text:p>1.47584350581061E+018</text:p>
          </table:table-cell>
          <table:table-cell office:value-type="float" office:value="1.4758435059084E+018" calcext:value-type="float">
            <text:p>1.4758435059084E+018</text:p>
          </table:table-cell>
          <table:table-cell/>
          <table:table-cell table:formula="of:= [.C440] - [.B440]" office:value-type="float" office:value="97789952" calcext:value-type="float">
            <text:p>977899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584350581102E+018" calcext:value-type="float">
            <text:p>1.47584350581102E+018</text:p>
          </table:table-cell>
          <table:table-cell office:value-type="float" office:value="1.47584350590846E+018" calcext:value-type="float">
            <text:p>1.47584350590846E+018</text:p>
          </table:table-cell>
          <table:table-cell/>
          <table:table-cell table:formula="of:= [.C441] - [.B441]" office:value-type="float" office:value="97440000" calcext:value-type="float">
            <text:p>974400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584350581179E+018" calcext:value-type="float">
            <text:p>1.47584350581179E+018</text:p>
          </table:table-cell>
          <table:table-cell office:value-type="float" office:value="1.47584350590854E+018" calcext:value-type="float">
            <text:p>1.47584350590854E+018</text:p>
          </table:table-cell>
          <table:table-cell/>
          <table:table-cell table:formula="of:= [.C442] - [.B442]" office:value-type="float" office:value="96749824" calcext:value-type="float">
            <text:p>967498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584350581219E+018" calcext:value-type="float">
            <text:p>1.47584350581219E+018</text:p>
          </table:table-cell>
          <table:table-cell office:value-type="float" office:value="1.4758435059086E+018" calcext:value-type="float">
            <text:p>1.4758435059086E+018</text:p>
          </table:table-cell>
          <table:table-cell/>
          <table:table-cell table:formula="of:= [.C443] - [.B443]" office:value-type="float" office:value="96410112" calcext:value-type="float">
            <text:p>964101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584350581309E+018" calcext:value-type="float">
            <text:p>1.47584350581309E+018</text:p>
          </table:table-cell>
          <table:table-cell office:value-type="float" office:value="1.47584350590867E+018" calcext:value-type="float">
            <text:p>1.47584350590867E+018</text:p>
          </table:table-cell>
          <table:table-cell/>
          <table:table-cell table:formula="of:= [.C444] - [.B444]" office:value-type="float" office:value="95580160" calcext:value-type="float">
            <text:p>955801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584350581345E+018" calcext:value-type="float">
            <text:p>1.47584350581345E+018</text:p>
          </table:table-cell>
          <table:table-cell office:value-type="float" office:value="1.47584350590874E+018" calcext:value-type="float">
            <text:p>1.47584350590874E+018</text:p>
          </table:table-cell>
          <table:table-cell/>
          <table:table-cell table:formula="of:= [.C445] - [.B445]" office:value-type="float" office:value="95290112" calcext:value-type="float">
            <text:p>952901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58435058139E+018" calcext:value-type="float">
            <text:p>1.4758435058139E+018</text:p>
          </table:table-cell>
          <table:table-cell office:value-type="float" office:value="1.47584350591E+018" calcext:value-type="float">
            <text:p>1.47584350591E+018</text:p>
          </table:table-cell>
          <table:table-cell/>
          <table:table-cell table:formula="of:= [.C446] - [.B446]" office:value-type="float" office:value="96100096" calcext:value-type="float">
            <text:p>9610009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584350581469E+018" calcext:value-type="float">
            <text:p>1.47584350581469E+018</text:p>
          </table:table-cell>
          <table:table-cell office:value-type="float" office:value="1.47584350591008E+018" calcext:value-type="float">
            <text:p>1.47584350591008E+018</text:p>
          </table:table-cell>
          <table:table-cell/>
          <table:table-cell table:formula="of:= [.C447] - [.B447]" office:value-type="float" office:value="95389952" calcext:value-type="float">
            <text:p>953899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58435058151E+018" calcext:value-type="float">
            <text:p>1.4758435058151E+018</text:p>
          </table:table-cell>
          <table:table-cell office:value-type="float" office:value="1.47584350591015E+018" calcext:value-type="float">
            <text:p>1.47584350591015E+018</text:p>
          </table:table-cell>
          <table:table-cell/>
          <table:table-cell table:formula="of:= [.C448] - [.B448]" office:value-type="float" office:value="95049728" calcext:value-type="float">
            <text:p>950497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584350581562E+018" calcext:value-type="float">
            <text:p>1.47584350581562E+018</text:p>
          </table:table-cell>
          <table:table-cell office:value-type="float" office:value="1.47584350591022E+018" calcext:value-type="float">
            <text:p>1.47584350591022E+018</text:p>
          </table:table-cell>
          <table:table-cell/>
          <table:table-cell table:formula="of:= [.C449] - [.B449]" office:value-type="float" office:value="94599936" calcext:value-type="float">
            <text:p>945999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5843505816E+018" calcext:value-type="float">
            <text:p>1.475843505816E+018</text:p>
          </table:table-cell>
          <table:table-cell office:value-type="float" office:value="1.47584350591029E+018" calcext:value-type="float">
            <text:p>1.47584350591029E+018</text:p>
          </table:table-cell>
          <table:table-cell/>
          <table:table-cell table:formula="of:= [.C450] - [.B450]" office:value-type="float" office:value="94289920" calcext:value-type="float">
            <text:p>942899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584350581635E+018" calcext:value-type="float">
            <text:p>1.47584350581635E+018</text:p>
          </table:table-cell>
          <table:table-cell office:value-type="float" office:value="1.47584350591036E+018" calcext:value-type="float">
            <text:p>1.47584350591036E+018</text:p>
          </table:table-cell>
          <table:table-cell/>
          <table:table-cell table:formula="of:= [.C451] - [.B451]" office:value-type="float" office:value="94010112" calcext:value-type="float">
            <text:p>940101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584350581701E+018" calcext:value-type="float">
            <text:p>1.47584350581701E+018</text:p>
          </table:table-cell>
          <table:table-cell office:value-type="float" office:value="1.47584350591043E+018" calcext:value-type="float">
            <text:p>1.47584350591043E+018</text:p>
          </table:table-cell>
          <table:table-cell/>
          <table:table-cell table:formula="of:= [.C452] - [.B452]" office:value-type="float" office:value="93419776" calcext:value-type="float">
            <text:p>934197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5843505818E+018" calcext:value-type="float">
            <text:p>1.475843505818E+018</text:p>
          </table:table-cell>
          <table:table-cell office:value-type="float" office:value="1.4758435059105E+018" calcext:value-type="float">
            <text:p>1.4758435059105E+018</text:p>
          </table:table-cell>
          <table:table-cell/>
          <table:table-cell table:formula="of:= [.C453] - [.B453]" office:value-type="float" office:value="92499968" calcext:value-type="float">
            <text:p>924999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584350581904E+018" calcext:value-type="float">
            <text:p>1.47584350581904E+018</text:p>
          </table:table-cell>
          <table:table-cell office:value-type="float" office:value="1.47584350591057E+018" calcext:value-type="float">
            <text:p>1.47584350591057E+018</text:p>
          </table:table-cell>
          <table:table-cell/>
          <table:table-cell table:formula="of:= [.C454] - [.B454]" office:value-type="float" office:value="91530240" calcext:value-type="float">
            <text:p>9153024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584350581976E+018" calcext:value-type="float">
            <text:p>1.47584350581976E+018</text:p>
          </table:table-cell>
          <table:table-cell office:value-type="float" office:value="1.47584350591064E+018" calcext:value-type="float">
            <text:p>1.47584350591064E+018</text:p>
          </table:table-cell>
          <table:table-cell/>
          <table:table-cell table:formula="of:= [.C455] - [.B455]" office:value-type="float" office:value="90880000" calcext:value-type="float">
            <text:p>908800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584350582016E+018" calcext:value-type="float">
            <text:p>1.47584350582016E+018</text:p>
          </table:table-cell>
          <table:table-cell office:value-type="float" office:value="1.47584350591071E+018" calcext:value-type="float">
            <text:p>1.47584350591071E+018</text:p>
          </table:table-cell>
          <table:table-cell/>
          <table:table-cell table:formula="of:= [.C456] - [.B456]" office:value-type="float" office:value="90550016" calcext:value-type="float">
            <text:p>905500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584350582155E+018" calcext:value-type="float">
            <text:p>1.47584350582155E+018</text:p>
          </table:table-cell>
          <table:table-cell office:value-type="float" office:value="1.47584350591078E+018" calcext:value-type="float">
            <text:p>1.47584350591078E+018</text:p>
          </table:table-cell>
          <table:table-cell/>
          <table:table-cell table:formula="of:= [.C457] - [.B457]" office:value-type="float" office:value="89229824" calcext:value-type="float">
            <text:p>892298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584350582192E+018" calcext:value-type="float">
            <text:p>1.47584350582192E+018</text:p>
          </table:table-cell>
          <table:table-cell office:value-type="float" office:value="1.4758435059113E+018" calcext:value-type="float">
            <text:p>1.4758435059113E+018</text:p>
          </table:table-cell>
          <table:table-cell/>
          <table:table-cell table:formula="of:= [.C458] - [.B458]" office:value-type="float" office:value="89380096" calcext:value-type="float">
            <text:p>8938009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584350582229E+018" calcext:value-type="float">
            <text:p>1.47584350582229E+018</text:p>
          </table:table-cell>
          <table:table-cell office:value-type="float" office:value="1.47584350591179E+018" calcext:value-type="float">
            <text:p>1.47584350591179E+018</text:p>
          </table:table-cell>
          <table:table-cell/>
          <table:table-cell table:formula="of:= [.C459] - [.B459]" office:value-type="float" office:value="89499904" calcext:value-type="float">
            <text:p>894999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584350582273E+018" calcext:value-type="float">
            <text:p>1.47584350582273E+018</text:p>
          </table:table-cell>
          <table:table-cell office:value-type="float" office:value="1.47584350591187E+018" calcext:value-type="float">
            <text:p>1.47584350591187E+018</text:p>
          </table:table-cell>
          <table:table-cell/>
          <table:table-cell table:formula="of:= [.C460] - [.B460]" office:value-type="float" office:value="89139968" calcext:value-type="float">
            <text:p>8913996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584350582317E+018" calcext:value-type="float">
            <text:p>1.47584350582317E+018</text:p>
          </table:table-cell>
          <table:table-cell office:value-type="float" office:value="1.47584350591194E+018" calcext:value-type="float">
            <text:p>1.47584350591194E+018</text:p>
          </table:table-cell>
          <table:table-cell/>
          <table:table-cell table:formula="of:= [.C461] - [.B461]" office:value-type="float" office:value="88770048" calcext:value-type="float">
            <text:p>887700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584350582387E+018" calcext:value-type="float">
            <text:p>1.47584350582387E+018</text:p>
          </table:table-cell>
          <table:table-cell office:value-type="float" office:value="1.47584350591201E+018" calcext:value-type="float">
            <text:p>1.47584350591201E+018</text:p>
          </table:table-cell>
          <table:table-cell/>
          <table:table-cell table:formula="of:= [.C462] - [.B462]" office:value-type="float" office:value="88140032" calcext:value-type="float">
            <text:p>8814003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584350582446E+018" calcext:value-type="float">
            <text:p>1.47584350582446E+018</text:p>
          </table:table-cell>
          <table:table-cell office:value-type="float" office:value="1.47584350591208E+018" calcext:value-type="float">
            <text:p>1.47584350591208E+018</text:p>
          </table:table-cell>
          <table:table-cell/>
          <table:table-cell table:formula="of:= [.C463] - [.B463]" office:value-type="float" office:value="87620352" calcext:value-type="float">
            <text:p>8762035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584350582495E+018" calcext:value-type="float">
            <text:p>1.47584350582495E+018</text:p>
          </table:table-cell>
          <table:table-cell office:value-type="float" office:value="1.47584350591215E+018" calcext:value-type="float">
            <text:p>1.47584350591215E+018</text:p>
          </table:table-cell>
          <table:table-cell/>
          <table:table-cell table:formula="of:= [.C464] - [.B464]" office:value-type="float" office:value="87200000" calcext:value-type="float">
            <text:p>87200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584350582536E+018" calcext:value-type="float">
            <text:p>1.47584350582536E+018</text:p>
          </table:table-cell>
          <table:table-cell office:value-type="float" office:value="1.47584350591222E+018" calcext:value-type="float">
            <text:p>1.47584350591222E+018</text:p>
          </table:table-cell>
          <table:table-cell/>
          <table:table-cell table:formula="of:= [.C465] - [.B465]" office:value-type="float" office:value="86859776" calcext:value-type="float">
            <text:p>868597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584350582591E+018" calcext:value-type="float">
            <text:p>1.47584350582591E+018</text:p>
          </table:table-cell>
          <table:table-cell office:value-type="float" office:value="1.47584350591229E+018" calcext:value-type="float">
            <text:p>1.47584350591229E+018</text:p>
          </table:table-cell>
          <table:table-cell/>
          <table:table-cell table:formula="of:= [.C466] - [.B466]" office:value-type="float" office:value="86380032" calcext:value-type="float">
            <text:p>8638003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584350582631E+018" calcext:value-type="float">
            <text:p>1.47584350582631E+018</text:p>
          </table:table-cell>
          <table:table-cell office:value-type="float" office:value="1.47584350591236E+018" calcext:value-type="float">
            <text:p>1.47584350591236E+018</text:p>
          </table:table-cell>
          <table:table-cell/>
          <table:table-cell table:formula="of:= [.C467] - [.B467]" office:value-type="float" office:value="86050048" calcext:value-type="float">
            <text:p>8605004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584350582686E+018" calcext:value-type="float">
            <text:p>1.47584350582686E+018</text:p>
          </table:table-cell>
          <table:table-cell office:value-type="float" office:value="1.47584350591242E+018" calcext:value-type="float">
            <text:p>1.47584350591242E+018</text:p>
          </table:table-cell>
          <table:table-cell/>
          <table:table-cell table:formula="of:= [.C468] - [.B468]" office:value-type="float" office:value="85560064" calcext:value-type="float">
            <text:p>855600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584350582727E+018" calcext:value-type="float">
            <text:p>1.47584350582727E+018</text:p>
          </table:table-cell>
          <table:table-cell office:value-type="float" office:value="1.47584350591295E+018" calcext:value-type="float">
            <text:p>1.47584350591295E+018</text:p>
          </table:table-cell>
          <table:table-cell/>
          <table:table-cell table:formula="of:= [.C469] - [.B469]" office:value-type="float" office:value="85679872" calcext:value-type="float">
            <text:p>856798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584350582812E+018" calcext:value-type="float">
            <text:p>1.47584350582812E+018</text:p>
          </table:table-cell>
          <table:table-cell office:value-type="float" office:value="1.47584350591304E+018" calcext:value-type="float">
            <text:p>1.47584350591304E+018</text:p>
          </table:table-cell>
          <table:table-cell/>
          <table:table-cell table:formula="of:= [.C470] - [.B470]" office:value-type="float" office:value="84919808" calcext:value-type="float">
            <text:p>849198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584350582866E+018" calcext:value-type="float">
            <text:p>1.47584350582866E+018</text:p>
          </table:table-cell>
          <table:table-cell office:value-type="float" office:value="1.47584350591311E+018" calcext:value-type="float">
            <text:p>1.47584350591311E+018</text:p>
          </table:table-cell>
          <table:table-cell/>
          <table:table-cell table:formula="of:= [.C471] - [.B471]" office:value-type="float" office:value="84449792" calcext:value-type="float">
            <text:p>8444979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5843505833E+018" calcext:value-type="float">
            <text:p>1.475843505833E+018</text:p>
          </table:table-cell>
          <table:table-cell office:value-type="float" office:value="1.47584350591317E+018" calcext:value-type="float">
            <text:p>1.47584350591317E+018</text:p>
          </table:table-cell>
          <table:table-cell/>
          <table:table-cell table:formula="of:= [.C472] - [.B472]" office:value-type="float" office:value="80169984" calcext:value-type="float">
            <text:p>801699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584350583338E+018" calcext:value-type="float">
            <text:p>1.47584350583338E+018</text:p>
          </table:table-cell>
          <table:table-cell office:value-type="float" office:value="1.47584350591324E+018" calcext:value-type="float">
            <text:p>1.47584350591324E+018</text:p>
          </table:table-cell>
          <table:table-cell/>
          <table:table-cell table:formula="of:= [.C473] - [.B473]" office:value-type="float" office:value="79860224" calcext:value-type="float">
            <text:p>798602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584350583373E+018" calcext:value-type="float">
            <text:p>1.47584350583373E+018</text:p>
          </table:table-cell>
          <table:table-cell office:value-type="float" office:value="1.47584350591331E+018" calcext:value-type="float">
            <text:p>1.47584350591331E+018</text:p>
          </table:table-cell>
          <table:table-cell/>
          <table:table-cell table:formula="of:= [.C474] - [.B474]" office:value-type="float" office:value="79579904" calcext:value-type="float">
            <text:p>795799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584350583408E+018" calcext:value-type="float">
            <text:p>1.47584350583408E+018</text:p>
          </table:table-cell>
          <table:table-cell office:value-type="float" office:value="1.47584350591338E+018" calcext:value-type="float">
            <text:p>1.47584350591338E+018</text:p>
          </table:table-cell>
          <table:table-cell/>
          <table:table-cell table:formula="of:= [.C475] - [.B475]" office:value-type="float" office:value="79299840" calcext:value-type="float">
            <text:p>7929984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584350583455E+018" calcext:value-type="float">
            <text:p>1.47584350583455E+018</text:p>
          </table:table-cell>
          <table:table-cell office:value-type="float" office:value="1.47584350591345E+018" calcext:value-type="float">
            <text:p>1.47584350591345E+018</text:p>
          </table:table-cell>
          <table:table-cell/>
          <table:table-cell table:formula="of:= [.C476] - [.B476]" office:value-type="float" office:value="78899968" calcext:value-type="float">
            <text:p>788999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584350583565E+018" calcext:value-type="float">
            <text:p>1.47584350583565E+018</text:p>
          </table:table-cell>
          <table:table-cell office:value-type="float" office:value="1.47584350591352E+018" calcext:value-type="float">
            <text:p>1.47584350591352E+018</text:p>
          </table:table-cell>
          <table:table-cell/>
          <table:table-cell table:formula="of:= [.C477] - [.B477]" office:value-type="float" office:value="77869824" calcext:value-type="float">
            <text:p>778698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584350583602E+018" calcext:value-type="float">
            <text:p>1.47584350583602E+018</text:p>
          </table:table-cell>
          <table:table-cell office:value-type="float" office:value="1.47584350591359E+018" calcext:value-type="float">
            <text:p>1.47584350591359E+018</text:p>
          </table:table-cell>
          <table:table-cell/>
          <table:table-cell table:formula="of:= [.C478] - [.B478]" office:value-type="float" office:value="77570048" calcext:value-type="float">
            <text:p>775700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584350583636E+018" calcext:value-type="float">
            <text:p>1.47584350583636E+018</text:p>
          </table:table-cell>
          <table:table-cell office:value-type="float" office:value="1.47584350591366E+018" calcext:value-type="float">
            <text:p>1.47584350591366E+018</text:p>
          </table:table-cell>
          <table:table-cell/>
          <table:table-cell table:formula="of:= [.C479] - [.B479]" office:value-type="float" office:value="77300224" calcext:value-type="float">
            <text:p>773002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584350583671E+018" calcext:value-type="float">
            <text:p>1.47584350583671E+018</text:p>
          </table:table-cell>
          <table:table-cell office:value-type="float" office:value="1.47584350591455E+018" calcext:value-type="float">
            <text:p>1.47584350591455E+018</text:p>
          </table:table-cell>
          <table:table-cell/>
          <table:table-cell table:formula="of:= [.C480] - [.B480]" office:value-type="float" office:value="77839872" calcext:value-type="float">
            <text:p>778398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584350583712E+018" calcext:value-type="float">
            <text:p>1.47584350583712E+018</text:p>
          </table:table-cell>
          <table:table-cell office:value-type="float" office:value="1.47584350591463E+018" calcext:value-type="float">
            <text:p>1.47584350591463E+018</text:p>
          </table:table-cell>
          <table:table-cell/>
          <table:table-cell table:formula="of:= [.C481] - [.B481]" office:value-type="float" office:value="77509888" calcext:value-type="float">
            <text:p>775098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584350583751E+018" calcext:value-type="float">
            <text:p>1.47584350583751E+018</text:p>
          </table:table-cell>
          <table:table-cell office:value-type="float" office:value="1.4758435059147E+018" calcext:value-type="float">
            <text:p>1.4758435059147E+018</text:p>
          </table:table-cell>
          <table:table-cell/>
          <table:table-cell table:formula="of:= [.C482] - [.B482]" office:value-type="float" office:value="77190144" calcext:value-type="float">
            <text:p>771901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584350583809E+018" calcext:value-type="float">
            <text:p>1.47584350583809E+018</text:p>
          </table:table-cell>
          <table:table-cell office:value-type="float" office:value="1.47584350591477E+018" calcext:value-type="float">
            <text:p>1.47584350591477E+018</text:p>
          </table:table-cell>
          <table:table-cell/>
          <table:table-cell table:formula="of:= [.C483] - [.B483]" office:value-type="float" office:value="76679936" calcext:value-type="float">
            <text:p>7667993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584350583854E+018" calcext:value-type="float">
            <text:p>1.47584350583854E+018</text:p>
          </table:table-cell>
          <table:table-cell office:value-type="float" office:value="1.47584350591525E+018" calcext:value-type="float">
            <text:p>1.47584350591525E+018</text:p>
          </table:table-cell>
          <table:table-cell/>
          <table:table-cell table:formula="of:= [.C484] - [.B484]" office:value-type="float" office:value="76709888" calcext:value-type="float">
            <text:p>767098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584350583913E+018" calcext:value-type="float">
            <text:p>1.47584350583913E+018</text:p>
          </table:table-cell>
          <table:table-cell office:value-type="float" office:value="1.47584350591574E+018" calcext:value-type="float">
            <text:p>1.47584350591574E+018</text:p>
          </table:table-cell>
          <table:table-cell/>
          <table:table-cell table:formula="of:= [.C485] - [.B485]" office:value-type="float" office:value="76610048" calcext:value-type="float">
            <text:p>7661004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584350583949E+018" calcext:value-type="float">
            <text:p>1.47584350583949E+018</text:p>
          </table:table-cell>
          <table:table-cell office:value-type="float" office:value="1.47584350591622E+018" calcext:value-type="float">
            <text:p>1.47584350591622E+018</text:p>
          </table:table-cell>
          <table:table-cell/>
          <table:table-cell table:formula="of:= [.C486] - [.B486]" office:value-type="float" office:value="76730112" calcext:value-type="float">
            <text:p>767301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584350583984E+018" calcext:value-type="float">
            <text:p>1.47584350583984E+018</text:p>
          </table:table-cell>
          <table:table-cell office:value-type="float" office:value="1.47584350591671E+018" calcext:value-type="float">
            <text:p>1.47584350591671E+018</text:p>
          </table:table-cell>
          <table:table-cell/>
          <table:table-cell table:formula="of:= [.C487] - [.B487]" office:value-type="float" office:value="76870144" calcext:value-type="float">
            <text:p>7687014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584350584053E+018" calcext:value-type="float">
            <text:p>1.47584350584053E+018</text:p>
          </table:table-cell>
          <table:table-cell office:value-type="float" office:value="1.47584350591678E+018" calcext:value-type="float">
            <text:p>1.47584350591678E+018</text:p>
          </table:table-cell>
          <table:table-cell/>
          <table:table-cell table:formula="of:= [.C488] - [.B488]" office:value-type="float" office:value="76250112" calcext:value-type="float">
            <text:p>762501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584350584094E+018" calcext:value-type="float">
            <text:p>1.47584350584094E+018</text:p>
          </table:table-cell>
          <table:table-cell office:value-type="float" office:value="1.47584350591685E+018" calcext:value-type="float">
            <text:p>1.47584350591685E+018</text:p>
          </table:table-cell>
          <table:table-cell/>
          <table:table-cell table:formula="of:= [.C489] - [.B489]" office:value-type="float" office:value="75909888" calcext:value-type="float">
            <text:p>759098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584350584136E+018" calcext:value-type="float">
            <text:p>1.47584350584136E+018</text:p>
          </table:table-cell>
          <table:table-cell office:value-type="float" office:value="1.47584350591733E+018" calcext:value-type="float">
            <text:p>1.47584350591733E+018</text:p>
          </table:table-cell>
          <table:table-cell/>
          <table:table-cell table:formula="of:= [.C490] - [.B490]" office:value-type="float" office:value="75970048" calcext:value-type="float">
            <text:p>759700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584350584175E+018" calcext:value-type="float">
            <text:p>1.47584350584175E+018</text:p>
          </table:table-cell>
          <table:table-cell office:value-type="float" office:value="1.47584350591741E+018" calcext:value-type="float">
            <text:p>1.47584350591741E+018</text:p>
          </table:table-cell>
          <table:table-cell/>
          <table:table-cell table:formula="of:= [.C491] - [.B491]" office:value-type="float" office:value="75660032" calcext:value-type="float">
            <text:p>756600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58435058421E+018" calcext:value-type="float">
            <text:p>1.4758435058421E+018</text:p>
          </table:table-cell>
          <table:table-cell office:value-type="float" office:value="1.47584350591747E+018" calcext:value-type="float">
            <text:p>1.47584350591747E+018</text:p>
          </table:table-cell>
          <table:table-cell/>
          <table:table-cell table:formula="of:= [.C492] - [.B492]" office:value-type="float" office:value="75369984" calcext:value-type="float">
            <text:p>753699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584350584244E+018" calcext:value-type="float">
            <text:p>1.47584350584244E+018</text:p>
          </table:table-cell>
          <table:table-cell office:value-type="float" office:value="1.47584350591755E+018" calcext:value-type="float">
            <text:p>1.47584350591755E+018</text:p>
          </table:table-cell>
          <table:table-cell/>
          <table:table-cell table:formula="of:= [.C493] - [.B493]" office:value-type="float" office:value="75109888" calcext:value-type="float">
            <text:p>7510988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58435058429E+018" calcext:value-type="float">
            <text:p>1.4758435058429E+018</text:p>
          </table:table-cell>
          <table:table-cell office:value-type="float" office:value="1.47584350591761E+018" calcext:value-type="float">
            <text:p>1.47584350591761E+018</text:p>
          </table:table-cell>
          <table:table-cell/>
          <table:table-cell table:formula="of:= [.C494] - [.B494]" office:value-type="float" office:value="74710016" calcext:value-type="float">
            <text:p>747100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584350584329E+018" calcext:value-type="float">
            <text:p>1.47584350584329E+018</text:p>
          </table:table-cell>
          <table:table-cell office:value-type="float" office:value="1.47584350591768E+018" calcext:value-type="float">
            <text:p>1.47584350591768E+018</text:p>
          </table:table-cell>
          <table:table-cell/>
          <table:table-cell table:formula="of:= [.C495] - [.B495]" office:value-type="float" office:value="74390016" calcext:value-type="float">
            <text:p>743900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584350584364E+018" calcext:value-type="float">
            <text:p>1.47584350584364E+018</text:p>
          </table:table-cell>
          <table:table-cell office:value-type="float" office:value="1.47584350591775E+018" calcext:value-type="float">
            <text:p>1.47584350591775E+018</text:p>
          </table:table-cell>
          <table:table-cell/>
          <table:table-cell table:formula="of:= [.C496] - [.B496]" office:value-type="float" office:value="74109952" calcext:value-type="float">
            <text:p>7410995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584350584399E+018" calcext:value-type="float">
            <text:p>1.47584350584399E+018</text:p>
          </table:table-cell>
          <table:table-cell office:value-type="float" office:value="1.47584350591782E+018" calcext:value-type="float">
            <text:p>1.47584350591782E+018</text:p>
          </table:table-cell>
          <table:table-cell/>
          <table:table-cell table:formula="of:= [.C497] - [.B497]" office:value-type="float" office:value="73829888" calcext:value-type="float">
            <text:p>7382988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584350584434E+018" calcext:value-type="float">
            <text:p>1.47584350584434E+018</text:p>
          </table:table-cell>
          <table:table-cell office:value-type="float" office:value="1.47584350591789E+018" calcext:value-type="float">
            <text:p>1.47584350591789E+018</text:p>
          </table:table-cell>
          <table:table-cell/>
          <table:table-cell table:formula="of:= [.C498] - [.B498]" office:value-type="float" office:value="73550080" calcext:value-type="float">
            <text:p>7355008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584350584479E+018" calcext:value-type="float">
            <text:p>1.47584350584479E+018</text:p>
          </table:table-cell>
          <table:table-cell office:value-type="float" office:value="1.47584350591796E+018" calcext:value-type="float">
            <text:p>1.47584350591796E+018</text:p>
          </table:table-cell>
          <table:table-cell/>
          <table:table-cell table:formula="of:= [.C499] - [.B499]" office:value-type="float" office:value="73169920" calcext:value-type="float">
            <text:p>731699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584350584514E+018" calcext:value-type="float">
            <text:p>1.47584350584514E+018</text:p>
          </table:table-cell>
          <table:table-cell office:value-type="float" office:value="1.47584350591845E+018" calcext:value-type="float">
            <text:p>1.47584350591845E+018</text:p>
          </table:table-cell>
          <table:table-cell/>
          <table:table-cell table:formula="of:= [.C500] - [.B500]" office:value-type="float" office:value="73309952" calcext:value-type="float">
            <text:p>733099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584350584549E+018" calcext:value-type="float">
            <text:p>1.47584350584549E+018</text:p>
          </table:table-cell>
          <table:table-cell office:value-type="float" office:value="1.47584350591852E+018" calcext:value-type="float">
            <text:p>1.47584350591852E+018</text:p>
          </table:table-cell>
          <table:table-cell/>
          <table:table-cell table:formula="of:= [.C501] - [.B501]" office:value-type="float" office:value="73030144" calcext:value-type="float">
            <text:p>7303014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584350584584E+018" calcext:value-type="float">
            <text:p>1.47584350584584E+018</text:p>
          </table:table-cell>
          <table:table-cell office:value-type="float" office:value="1.47584350591859E+018" calcext:value-type="float">
            <text:p>1.47584350591859E+018</text:p>
          </table:table-cell>
          <table:table-cell/>
          <table:table-cell table:formula="of:= [.C502] - [.B502]" office:value-type="float" office:value="72749824" calcext:value-type="float">
            <text:p>727498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584350584619E+018" calcext:value-type="float">
            <text:p>1.47584350584619E+018</text:p>
          </table:table-cell>
          <table:table-cell office:value-type="float" office:value="1.47584350591867E+018" calcext:value-type="float">
            <text:p>1.47584350591867E+018</text:p>
          </table:table-cell>
          <table:table-cell/>
          <table:table-cell table:formula="of:= [.C503] - [.B503]" office:value-type="float" office:value="72479744" calcext:value-type="float">
            <text:p>7247974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584350584658E+018" calcext:value-type="float">
            <text:p>1.47584350584658E+018</text:p>
          </table:table-cell>
          <table:table-cell office:value-type="float" office:value="1.47584350591873E+018" calcext:value-type="float">
            <text:p>1.47584350591873E+018</text:p>
          </table:table-cell>
          <table:table-cell/>
          <table:table-cell table:formula="of:= [.C504] - [.B504]" office:value-type="float" office:value="72150016" calcext:value-type="float">
            <text:p>721500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584350584693E+018" calcext:value-type="float">
            <text:p>1.47584350584693E+018</text:p>
          </table:table-cell>
          <table:table-cell office:value-type="float" office:value="1.4758435059188E+018" calcext:value-type="float">
            <text:p>1.4758435059188E+018</text:p>
          </table:table-cell>
          <table:table-cell/>
          <table:table-cell table:formula="of:= [.C505] - [.B505]" office:value-type="float" office:value="71869952" calcext:value-type="float">
            <text:p>7186995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584350584727E+018" calcext:value-type="float">
            <text:p>1.47584350584727E+018</text:p>
          </table:table-cell>
          <table:table-cell office:value-type="float" office:value="1.47584350591887E+018" calcext:value-type="float">
            <text:p>1.47584350591887E+018</text:p>
          </table:table-cell>
          <table:table-cell/>
          <table:table-cell table:formula="of:= [.C506] - [.B506]" office:value-type="float" office:value="71599872" calcext:value-type="float">
            <text:p>715998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584350584765E+018" calcext:value-type="float">
            <text:p>1.47584350584765E+018</text:p>
          </table:table-cell>
          <table:table-cell office:value-type="float" office:value="1.47584350591894E+018" calcext:value-type="float">
            <text:p>1.47584350591894E+018</text:p>
          </table:table-cell>
          <table:table-cell/>
          <table:table-cell table:formula="of:= [.C507] - [.B507]" office:value-type="float" office:value="71289856" calcext:value-type="float">
            <text:p>712898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584350584809E+018" calcext:value-type="float">
            <text:p>1.47584350584809E+018</text:p>
          </table:table-cell>
          <table:table-cell office:value-type="float" office:value="1.47584350591946E+018" calcext:value-type="float">
            <text:p>1.47584350591946E+018</text:p>
          </table:table-cell>
          <table:table-cell/>
          <table:table-cell table:formula="of:= [.C508] - [.B508]" office:value-type="float" office:value="71369984" calcext:value-type="float">
            <text:p>7136998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584350584851E+018" calcext:value-type="float">
            <text:p>1.47584350584851E+018</text:p>
          </table:table-cell>
          <table:table-cell office:value-type="float" office:value="1.47584350592322E+018" calcext:value-type="float">
            <text:p>1.47584350592322E+018</text:p>
          </table:table-cell>
          <table:table-cell/>
          <table:table-cell table:formula="of:= [.C509] - [.B509]" office:value-type="float" office:value="74710016" calcext:value-type="float">
            <text:p>747100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584350584899E+018" calcext:value-type="float">
            <text:p>1.47584350584899E+018</text:p>
          </table:table-cell>
          <table:table-cell office:value-type="float" office:value="1.4758435059233E+018" calcext:value-type="float">
            <text:p>1.4758435059233E+018</text:p>
          </table:table-cell>
          <table:table-cell/>
          <table:table-cell table:formula="of:= [.C510] - [.B510]" office:value-type="float" office:value="74309888" calcext:value-type="float">
            <text:p>7430988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584350584953E+018" calcext:value-type="float">
            <text:p>1.47584350584953E+018</text:p>
          </table:table-cell>
          <table:table-cell office:value-type="float" office:value="1.47584350592338E+018" calcext:value-type="float">
            <text:p>1.47584350592338E+018</text:p>
          </table:table-cell>
          <table:table-cell/>
          <table:table-cell table:formula="of:= [.C511] - [.B511]" office:value-type="float" office:value="73849856" calcext:value-type="float">
            <text:p>7384985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584350584996E+018" calcext:value-type="float">
            <text:p>1.47584350584996E+018</text:p>
          </table:table-cell>
          <table:table-cell office:value-type="float" office:value="1.47584350592345E+018" calcext:value-type="float">
            <text:p>1.47584350592345E+018</text:p>
          </table:table-cell>
          <table:table-cell/>
          <table:table-cell table:formula="of:= [.C512] - [.B512]" office:value-type="float" office:value="73490176" calcext:value-type="float">
            <text:p>73490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584350585082E+018" calcext:value-type="float">
            <text:p>1.47584350585082E+018</text:p>
          </table:table-cell>
          <table:table-cell office:value-type="float" office:value="1.47584350592352E+018" calcext:value-type="float">
            <text:p>1.47584350592352E+018</text:p>
          </table:table-cell>
          <table:table-cell/>
          <table:table-cell table:formula="of:= [.C513] - [.B513]" office:value-type="float" office:value="72699904" calcext:value-type="float">
            <text:p>726999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584350585123E+018" calcext:value-type="float">
            <text:p>1.47584350585123E+018</text:p>
          </table:table-cell>
          <table:table-cell office:value-type="float" office:value="1.47584350592359E+018" calcext:value-type="float">
            <text:p>1.47584350592359E+018</text:p>
          </table:table-cell>
          <table:table-cell/>
          <table:table-cell table:formula="of:= [.C514] - [.B514]" office:value-type="float" office:value="72359936" calcext:value-type="float">
            <text:p>7235993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584350585182E+018" calcext:value-type="float">
            <text:p>1.47584350585182E+018</text:p>
          </table:table-cell>
          <table:table-cell office:value-type="float" office:value="1.47584350592366E+018" calcext:value-type="float">
            <text:p>1.47584350592366E+018</text:p>
          </table:table-cell>
          <table:table-cell/>
          <table:table-cell table:formula="of:= [.C515] - [.B515]" office:value-type="float" office:value="71840000" calcext:value-type="float">
            <text:p>71840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584350585228E+018" calcext:value-type="float">
            <text:p>1.47584350585228E+018</text:p>
          </table:table-cell>
          <table:table-cell office:value-type="float" office:value="1.47584350592372E+018" calcext:value-type="float">
            <text:p>1.47584350592372E+018</text:p>
          </table:table-cell>
          <table:table-cell/>
          <table:table-cell table:formula="of:= [.C516] - [.B516]" office:value-type="float" office:value="71439872" calcext:value-type="float">
            <text:p>714398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584350585346E+018" calcext:value-type="float">
            <text:p>1.47584350585346E+018</text:p>
          </table:table-cell>
          <table:table-cell office:value-type="float" office:value="1.47584350592379E+018" calcext:value-type="float">
            <text:p>1.47584350592379E+018</text:p>
          </table:table-cell>
          <table:table-cell/>
          <table:table-cell table:formula="of:= [.C517] - [.B517]" office:value-type="float" office:value="70330112" calcext:value-type="float">
            <text:p>703301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584350585387E+018" calcext:value-type="float">
            <text:p>1.47584350585387E+018</text:p>
          </table:table-cell>
          <table:table-cell office:value-type="float" office:value="1.47584350592386E+018" calcext:value-type="float">
            <text:p>1.47584350592386E+018</text:p>
          </table:table-cell>
          <table:table-cell/>
          <table:table-cell table:formula="of:= [.C518] - [.B518]" office:value-type="float" office:value="69990144" calcext:value-type="float">
            <text:p>6999014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584350585434E+018" calcext:value-type="float">
            <text:p>1.47584350585434E+018</text:p>
          </table:table-cell>
          <table:table-cell office:value-type="float" office:value="1.47584350592442E+018" calcext:value-type="float">
            <text:p>1.47584350592442E+018</text:p>
          </table:table-cell>
          <table:table-cell/>
          <table:table-cell table:formula="of:= [.C519] - [.B519]" office:value-type="float" office:value="70079744" calcext:value-type="float">
            <text:p>700797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584350585484E+018" calcext:value-type="float">
            <text:p>1.47584350585484E+018</text:p>
          </table:table-cell>
          <table:table-cell office:value-type="float" office:value="1.47584350592663E+018" calcext:value-type="float">
            <text:p>1.47584350592663E+018</text:p>
          </table:table-cell>
          <table:table-cell/>
          <table:table-cell table:formula="of:= [.C520] - [.B520]" office:value-type="float" office:value="71789824" calcext:value-type="float">
            <text:p>717898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584350585553E+018" calcext:value-type="float">
            <text:p>1.47584350585553E+018</text:p>
          </table:table-cell>
          <table:table-cell office:value-type="float" office:value="1.47584350592671E+018" calcext:value-type="float">
            <text:p>1.47584350592671E+018</text:p>
          </table:table-cell>
          <table:table-cell/>
          <table:table-cell table:formula="of:= [.C521] - [.B521]" office:value-type="float" office:value="71180032" calcext:value-type="float">
            <text:p>711800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584350585638E+018" calcext:value-type="float">
            <text:p>1.47584350585638E+018</text:p>
          </table:table-cell>
          <table:table-cell office:value-type="float" office:value="1.47584350592757E+018" calcext:value-type="float">
            <text:p>1.47584350592757E+018</text:p>
          </table:table-cell>
          <table:table-cell/>
          <table:table-cell table:formula="of:= [.C522] - [.B522]" office:value-type="float" office:value="71190016" calcext:value-type="float">
            <text:p>711900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584350585782E+018" calcext:value-type="float">
            <text:p>1.47584350585782E+018</text:p>
          </table:table-cell>
          <table:table-cell office:value-type="float" office:value="1.47584350592846E+018" calcext:value-type="float">
            <text:p>1.47584350592846E+018</text:p>
          </table:table-cell>
          <table:table-cell/>
          <table:table-cell table:formula="of:= [.C523] - [.B523]" office:value-type="float" office:value="70640128" calcext:value-type="float">
            <text:p>706401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584350585872E+018" calcext:value-type="float">
            <text:p>1.47584350585872E+018</text:p>
          </table:table-cell>
          <table:table-cell office:value-type="float" office:value="1.47584350592961E+018" calcext:value-type="float">
            <text:p>1.47584350592961E+018</text:p>
          </table:table-cell>
          <table:table-cell/>
          <table:table-cell table:formula="of:= [.C524] - [.B524]" office:value-type="float" office:value="70889984" calcext:value-type="float">
            <text:p>7088998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584350585909E+018" calcext:value-type="float">
            <text:p>1.47584350585909E+018</text:p>
          </table:table-cell>
          <table:table-cell office:value-type="float" office:value="1.47584350592982E+018" calcext:value-type="float">
            <text:p>1.47584350592982E+018</text:p>
          </table:table-cell>
          <table:table-cell/>
          <table:table-cell table:formula="of:= [.C525] - [.B525]" office:value-type="float" office:value="70730240" calcext:value-type="float">
            <text:p>707302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584350585944E+018" calcext:value-type="float">
            <text:p>1.47584350585944E+018</text:p>
          </table:table-cell>
          <table:table-cell office:value-type="float" office:value="1.47584350592989E+018" calcext:value-type="float">
            <text:p>1.47584350592989E+018</text:p>
          </table:table-cell>
          <table:table-cell/>
          <table:table-cell table:formula="of:= [.C526] - [.B526]" office:value-type="float" office:value="70450176" calcext:value-type="float">
            <text:p>7045017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584350585979E+018" calcext:value-type="float">
            <text:p>1.47584350585979E+018</text:p>
          </table:table-cell>
          <table:table-cell office:value-type="float" office:value="1.4758435059308E+018" calcext:value-type="float">
            <text:p>1.4758435059308E+018</text:p>
          </table:table-cell>
          <table:table-cell/>
          <table:table-cell table:formula="of:= [.C527] - [.B527]" office:value-type="float" office:value="71009792" calcext:value-type="float">
            <text:p>7100979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584350586014E+018" calcext:value-type="float">
            <text:p>1.47584350586014E+018</text:p>
          </table:table-cell>
          <table:table-cell office:value-type="float" office:value="1.47584350593088E+018" calcext:value-type="float">
            <text:p>1.47584350593088E+018</text:p>
          </table:table-cell>
          <table:table-cell/>
          <table:table-cell table:formula="of:= [.C528] - [.B528]" office:value-type="float" office:value="70739968" calcext:value-type="float">
            <text:p>707399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584350586049E+018" calcext:value-type="float">
            <text:p>1.47584350586049E+018</text:p>
          </table:table-cell>
          <table:table-cell office:value-type="float" office:value="1.47584350593179E+018" calcext:value-type="float">
            <text:p>1.47584350593179E+018</text:p>
          </table:table-cell>
          <table:table-cell/>
          <table:table-cell table:formula="of:= [.C529] - [.B529]" office:value-type="float" office:value="71300096" calcext:value-type="float">
            <text:p>7130009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584350586084E+018" calcext:value-type="float">
            <text:p>1.47584350586084E+018</text:p>
          </table:table-cell>
          <table:table-cell office:value-type="float" office:value="1.47584350593227E+018" calcext:value-type="float">
            <text:p>1.47584350593227E+018</text:p>
          </table:table-cell>
          <table:table-cell/>
          <table:table-cell table:formula="of:= [.C530] - [.B530]" office:value-type="float" office:value="71429888" calcext:value-type="float">
            <text:p>714298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584350586119E+018" calcext:value-type="float">
            <text:p>1.47584350586119E+018</text:p>
          </table:table-cell>
          <table:table-cell office:value-type="float" office:value="1.47584350593277E+018" calcext:value-type="float">
            <text:p>1.47584350593277E+018</text:p>
          </table:table-cell>
          <table:table-cell/>
          <table:table-cell table:formula="of:= [.C531] - [.B531]" office:value-type="float" office:value="71579648" calcext:value-type="float">
            <text:p>7157964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584350586154E+018" calcext:value-type="float">
            <text:p>1.47584350586154E+018</text:p>
          </table:table-cell>
          <table:table-cell office:value-type="float" office:value="1.47584350593285E+018" calcext:value-type="float">
            <text:p>1.47584350593285E+018</text:p>
          </table:table-cell>
          <table:table-cell/>
          <table:table-cell table:formula="of:= [.C532] - [.B532]" office:value-type="float" office:value="71310080" calcext:value-type="float">
            <text:p>7131008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584350586189E+018" calcext:value-type="float">
            <text:p>1.47584350586189E+018</text:p>
          </table:table-cell>
          <table:table-cell office:value-type="float" office:value="1.47584350593296E+018" calcext:value-type="float">
            <text:p>1.47584350593296E+018</text:p>
          </table:table-cell>
          <table:table-cell/>
          <table:table-cell table:formula="of:= [.C533] - [.B533]" office:value-type="float" office:value="71069952" calcext:value-type="float">
            <text:p>7106995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584350586247E+018" calcext:value-type="float">
            <text:p>1.47584350586247E+018</text:p>
          </table:table-cell>
          <table:table-cell office:value-type="float" office:value="1.47584350593304E+018" calcext:value-type="float">
            <text:p>1.47584350593304E+018</text:p>
          </table:table-cell>
          <table:table-cell/>
          <table:table-cell table:formula="of:= [.C534] - [.B534]" office:value-type="float" office:value="70569984" calcext:value-type="float">
            <text:p>705699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584350586303E+018" calcext:value-type="float">
            <text:p>1.47584350586303E+018</text:p>
          </table:table-cell>
          <table:table-cell office:value-type="float" office:value="1.4758435059331E+018" calcext:value-type="float">
            <text:p>1.4758435059331E+018</text:p>
          </table:table-cell>
          <table:table-cell/>
          <table:table-cell table:formula="of:= [.C535] - [.B535]" office:value-type="float" office:value="70070016" calcext:value-type="float">
            <text:p>700700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584350586339E+018" calcext:value-type="float">
            <text:p>1.47584350586339E+018</text:p>
          </table:table-cell>
          <table:table-cell office:value-type="float" office:value="1.47584350593317E+018" calcext:value-type="float">
            <text:p>1.47584350593317E+018</text:p>
          </table:table-cell>
          <table:table-cell/>
          <table:table-cell table:formula="of:= [.C536] - [.B536]" office:value-type="float" office:value="69779712" calcext:value-type="float">
            <text:p>697797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584350586374E+018" calcext:value-type="float">
            <text:p>1.47584350586374E+018</text:p>
          </table:table-cell>
          <table:table-cell office:value-type="float" office:value="1.47584350593324E+018" calcext:value-type="float">
            <text:p>1.47584350593324E+018</text:p>
          </table:table-cell>
          <table:table-cell/>
          <table:table-cell table:formula="of:= [.C537] - [.B537]" office:value-type="float" office:value="69500160" calcext:value-type="float">
            <text:p>6950016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584350586409E+018" calcext:value-type="float">
            <text:p>1.47584350586409E+018</text:p>
          </table:table-cell>
          <table:table-cell office:value-type="float" office:value="1.47584350593331E+018" calcext:value-type="float">
            <text:p>1.47584350593331E+018</text:p>
          </table:table-cell>
          <table:table-cell/>
          <table:table-cell table:formula="of:= [.C538] - [.B538]" office:value-type="float" office:value="69220096" calcext:value-type="float">
            <text:p>6922009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584350586444E+018" calcext:value-type="float">
            <text:p>1.47584350586444E+018</text:p>
          </table:table-cell>
          <table:table-cell office:value-type="float" office:value="1.47584350593348E+018" calcext:value-type="float">
            <text:p>1.47584350593348E+018</text:p>
          </table:table-cell>
          <table:table-cell/>
          <table:table-cell table:formula="of:= [.C539] - [.B539]" office:value-type="float" office:value="69040128" calcext:value-type="float">
            <text:p>690401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584350586515E+018" calcext:value-type="float">
            <text:p>1.47584350586515E+018</text:p>
          </table:table-cell>
          <table:table-cell office:value-type="float" office:value="1.47584350593355E+018" calcext:value-type="float">
            <text:p>1.47584350593355E+018</text:p>
          </table:table-cell>
          <table:table-cell/>
          <table:table-cell table:formula="of:= [.C540] - [.B540]" office:value-type="float" office:value="68400128" calcext:value-type="float">
            <text:p>684001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584350586573E+018" calcext:value-type="float">
            <text:p>1.47584350586573E+018</text:p>
          </table:table-cell>
          <table:table-cell office:value-type="float" office:value="1.47584350593362E+018" calcext:value-type="float">
            <text:p>1.47584350593362E+018</text:p>
          </table:table-cell>
          <table:table-cell/>
          <table:table-cell table:formula="of:= [.C541] - [.B541]" office:value-type="float" office:value="67890176" calcext:value-type="float">
            <text:p>6789017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584350586634E+018" calcext:value-type="float">
            <text:p>1.47584350586634E+018</text:p>
          </table:table-cell>
          <table:table-cell office:value-type="float" office:value="1.47584350593369E+018" calcext:value-type="float">
            <text:p>1.47584350593369E+018</text:p>
          </table:table-cell>
          <table:table-cell/>
          <table:table-cell table:formula="of:= [.C542] - [.B542]" office:value-type="float" office:value="67350272" calcext:value-type="float">
            <text:p>6735027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584350586669E+018" calcext:value-type="float">
            <text:p>1.47584350586669E+018</text:p>
          </table:table-cell>
          <table:table-cell office:value-type="float" office:value="1.47584350593376E+018" calcext:value-type="float">
            <text:p>1.47584350593376E+018</text:p>
          </table:table-cell>
          <table:table-cell/>
          <table:table-cell table:formula="of:= [.C543] - [.B543]" office:value-type="float" office:value="67069952" calcext:value-type="float">
            <text:p>6706995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584350586704E+018" calcext:value-type="float">
            <text:p>1.47584350586704E+018</text:p>
          </table:table-cell>
          <table:table-cell office:value-type="float" office:value="1.47584350593383E+018" calcext:value-type="float">
            <text:p>1.47584350593383E+018</text:p>
          </table:table-cell>
          <table:table-cell/>
          <table:table-cell table:formula="of:= [.C544] - [.B544]" office:value-type="float" office:value="66789888" calcext:value-type="float">
            <text:p>667898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584350586753E+018" calcext:value-type="float">
            <text:p>1.47584350586753E+018</text:p>
          </table:table-cell>
          <table:table-cell office:value-type="float" office:value="1.4758435059339E+018" calcext:value-type="float">
            <text:p>1.4758435059339E+018</text:p>
          </table:table-cell>
          <table:table-cell/>
          <table:table-cell table:formula="of:= [.C545] - [.B545]" office:value-type="float" office:value="66369792" calcext:value-type="float">
            <text:p>6636979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584350586873E+018" calcext:value-type="float">
            <text:p>1.47584350586873E+018</text:p>
          </table:table-cell>
          <table:table-cell office:value-type="float" office:value="1.47584350593396E+018" calcext:value-type="float">
            <text:p>1.47584350593396E+018</text:p>
          </table:table-cell>
          <table:table-cell/>
          <table:table-cell table:formula="of:= [.C546] - [.B546]" office:value-type="float" office:value="65230080" calcext:value-type="float">
            <text:p>6523008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584350586972E+018" calcext:value-type="float">
            <text:p>1.47584350586972E+018</text:p>
          </table:table-cell>
          <table:table-cell office:value-type="float" office:value="1.47584350593403E+018" calcext:value-type="float">
            <text:p>1.47584350593403E+018</text:p>
          </table:table-cell>
          <table:table-cell/>
          <table:table-cell table:formula="of:= [.C547] - [.B547]" office:value-type="float" office:value="64310016" calcext:value-type="float">
            <text:p>643100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584350587036E+018" calcext:value-type="float">
            <text:p>1.47584350587036E+018</text:p>
          </table:table-cell>
          <table:table-cell office:value-type="float" office:value="1.4758435059341E+018" calcext:value-type="float">
            <text:p>1.4758435059341E+018</text:p>
          </table:table-cell>
          <table:table-cell/>
          <table:table-cell table:formula="of:= [.C548] - [.B548]" office:value-type="float" office:value="63739904" calcext:value-type="float">
            <text:p>6373990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584350587072E+018" calcext:value-type="float">
            <text:p>1.47584350587072E+018</text:p>
          </table:table-cell>
          <table:table-cell office:value-type="float" office:value="1.47584350593417E+018" calcext:value-type="float">
            <text:p>1.47584350593417E+018</text:p>
          </table:table-cell>
          <table:table-cell/>
          <table:table-cell table:formula="of:= [.C549] - [.B549]" office:value-type="float" office:value="63449856" calcext:value-type="float">
            <text:p>634498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58435058711E+018" calcext:value-type="float">
            <text:p>1.4758435058711E+018</text:p>
          </table:table-cell>
          <table:table-cell office:value-type="float" office:value="1.47584350593584E+018" calcext:value-type="float">
            <text:p>1.47584350593584E+018</text:p>
          </table:table-cell>
          <table:table-cell/>
          <table:table-cell table:formula="of:= [.C550] - [.B550]" office:value-type="float" office:value="64740096" calcext:value-type="float">
            <text:p>647400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584350587145E+018" calcext:value-type="float">
            <text:p>1.47584350587145E+018</text:p>
          </table:table-cell>
          <table:table-cell office:value-type="float" office:value="1.47584350593672E+018" calcext:value-type="float">
            <text:p>1.47584350593672E+018</text:p>
          </table:table-cell>
          <table:table-cell/>
          <table:table-cell table:formula="of:= [.C551] - [.B551]" office:value-type="float" office:value="65269760" calcext:value-type="float">
            <text:p>6526976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584350587191E+018" calcext:value-type="float">
            <text:p>1.47584350587191E+018</text:p>
          </table:table-cell>
          <table:table-cell office:value-type="float" office:value="1.47584350593803E+018" calcext:value-type="float">
            <text:p>1.47584350593803E+018</text:p>
          </table:table-cell>
          <table:table-cell/>
          <table:table-cell table:formula="of:= [.C552] - [.B552]" office:value-type="float" office:value="66119936" calcext:value-type="float">
            <text:p>6611993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58435058724E+018" calcext:value-type="float">
            <text:p>1.4758435058724E+018</text:p>
          </table:table-cell>
          <table:table-cell office:value-type="float" office:value="1.47584350593811E+018" calcext:value-type="float">
            <text:p>1.47584350593811E+018</text:p>
          </table:table-cell>
          <table:table-cell/>
          <table:table-cell table:formula="of:= [.C553] - [.B553]" office:value-type="float" office:value="65710080" calcext:value-type="float">
            <text:p>6571008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584350587277E+018" calcext:value-type="float">
            <text:p>1.47584350587277E+018</text:p>
          </table:table-cell>
          <table:table-cell office:value-type="float" office:value="1.47584350593817E+018" calcext:value-type="float">
            <text:p>1.47584350593817E+018</text:p>
          </table:table-cell>
          <table:table-cell/>
          <table:table-cell table:formula="of:= [.C554] - [.B554]" office:value-type="float" office:value="65400064" calcext:value-type="float">
            <text:p>6540006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584350587316E+018" calcext:value-type="float">
            <text:p>1.47584350587316E+018</text:p>
          </table:table-cell>
          <table:table-cell office:value-type="float" office:value="1.47584350593825E+018" calcext:value-type="float">
            <text:p>1.47584350593825E+018</text:p>
          </table:table-cell>
          <table:table-cell/>
          <table:table-cell table:formula="of:= [.C555] - [.B555]" office:value-type="float" office:value="65090048" calcext:value-type="float">
            <text:p>6509004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584350587356E+018" calcext:value-type="float">
            <text:p>1.47584350587356E+018</text:p>
          </table:table-cell>
          <table:table-cell office:value-type="float" office:value="1.47584350593832E+018" calcext:value-type="float">
            <text:p>1.47584350593832E+018</text:p>
          </table:table-cell>
          <table:table-cell/>
          <table:table-cell table:formula="of:= [.C556] - [.B556]" office:value-type="float" office:value="64759808" calcext:value-type="float">
            <text:p>647598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584350587391E+018" calcext:value-type="float">
            <text:p>1.47584350587391E+018</text:p>
          </table:table-cell>
          <table:table-cell office:value-type="float" office:value="1.47584350593839E+018" calcext:value-type="float">
            <text:p>1.47584350593839E+018</text:p>
          </table:table-cell>
          <table:table-cell/>
          <table:table-cell table:formula="of:= [.C557] - [.B557]" office:value-type="float" office:value="64480000" calcext:value-type="float">
            <text:p>644800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584350587426E+018" calcext:value-type="float">
            <text:p>1.47584350587426E+018</text:p>
          </table:table-cell>
          <table:table-cell office:value-type="float" office:value="1.47584350593846E+018" calcext:value-type="float">
            <text:p>1.47584350593846E+018</text:p>
          </table:table-cell>
          <table:table-cell/>
          <table:table-cell table:formula="of:= [.C558] - [.B558]" office:value-type="float" office:value="64199936" calcext:value-type="float">
            <text:p>6419993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584350587465E+018" calcext:value-type="float">
            <text:p>1.47584350587465E+018</text:p>
          </table:table-cell>
          <table:table-cell office:value-type="float" office:value="1.47584350593853E+018" calcext:value-type="float">
            <text:p>1.47584350593853E+018</text:p>
          </table:table-cell>
          <table:table-cell/>
          <table:table-cell table:formula="of:= [.C559] - [.B559]" office:value-type="float" office:value="63880192" calcext:value-type="float">
            <text:p>638801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584350587513E+018" calcext:value-type="float">
            <text:p>1.47584350587513E+018</text:p>
          </table:table-cell>
          <table:table-cell office:value-type="float" office:value="1.47584350593859E+018" calcext:value-type="float">
            <text:p>1.47584350593859E+018</text:p>
          </table:table-cell>
          <table:table-cell/>
          <table:table-cell table:formula="of:= [.C560] - [.B560]" office:value-type="float" office:value="63459840" calcext:value-type="float">
            <text:p>6345984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584350587553E+018" calcext:value-type="float">
            <text:p>1.47584350587553E+018</text:p>
          </table:table-cell>
          <table:table-cell office:value-type="float" office:value="1.47584350593867E+018" calcext:value-type="float">
            <text:p>1.47584350593867E+018</text:p>
          </table:table-cell>
          <table:table-cell/>
          <table:table-cell table:formula="of:= [.C561] - [.B561]" office:value-type="float" office:value="63139840" calcext:value-type="float">
            <text:p>6313984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584350587588E+018" calcext:value-type="float">
            <text:p>1.47584350587588E+018</text:p>
          </table:table-cell>
          <table:table-cell office:value-type="float" office:value="1.47584350593873E+018" calcext:value-type="float">
            <text:p>1.47584350593873E+018</text:p>
          </table:table-cell>
          <table:table-cell/>
          <table:table-cell table:formula="of:= [.C562] - [.B562]" office:value-type="float" office:value="62849792" calcext:value-type="float">
            <text:p>6284979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584350587639E+018" calcext:value-type="float">
            <text:p>1.47584350587639E+018</text:p>
          </table:table-cell>
          <table:table-cell office:value-type="float" office:value="1.4758435059397E+018" calcext:value-type="float">
            <text:p>1.4758435059397E+018</text:p>
          </table:table-cell>
          <table:table-cell/>
          <table:table-cell table:formula="of:= [.C563] - [.B563]" office:value-type="float" office:value="63310336" calcext:value-type="float">
            <text:p>633103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584350587678E+018" calcext:value-type="float">
            <text:p>1.47584350587678E+018</text:p>
          </table:table-cell>
          <table:table-cell office:value-type="float" office:value="1.47584350593977E+018" calcext:value-type="float">
            <text:p>1.47584350593977E+018</text:p>
          </table:table-cell>
          <table:table-cell/>
          <table:table-cell table:formula="of:= [.C564] - [.B564]" office:value-type="float" office:value="62989824" calcext:value-type="float">
            <text:p>6298982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584350587717E+018" calcext:value-type="float">
            <text:p>1.47584350587717E+018</text:p>
          </table:table-cell>
          <table:table-cell office:value-type="float" office:value="1.47584350593985E+018" calcext:value-type="float">
            <text:p>1.47584350593985E+018</text:p>
          </table:table-cell>
          <table:table-cell/>
          <table:table-cell table:formula="of:= [.C565] - [.B565]" office:value-type="float" office:value="62680064" calcext:value-type="float">
            <text:p>626800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584350587751E+018" calcext:value-type="float">
            <text:p>1.47584350587751E+018</text:p>
          </table:table-cell>
          <table:table-cell office:value-type="float" office:value="1.47584350593992E+018" calcext:value-type="float">
            <text:p>1.47584350593992E+018</text:p>
          </table:table-cell>
          <table:table-cell/>
          <table:table-cell table:formula="of:= [.C566] - [.B566]" office:value-type="float" office:value="62409984" calcext:value-type="float">
            <text:p>6240998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584350587786E+018" calcext:value-type="float">
            <text:p>1.47584350587786E+018</text:p>
          </table:table-cell>
          <table:table-cell office:value-type="float" office:value="1.47584350593998E+018" calcext:value-type="float">
            <text:p>1.47584350593998E+018</text:p>
          </table:table-cell>
          <table:table-cell/>
          <table:table-cell table:formula="of:= [.C567] - [.B567]" office:value-type="float" office:value="62119936" calcext:value-type="float">
            <text:p>6211993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584350587828E+018" calcext:value-type="float">
            <text:p>1.47584350587828E+018</text:p>
          </table:table-cell>
          <table:table-cell office:value-type="float" office:value="1.47584350594006E+018" calcext:value-type="float">
            <text:p>1.47584350594006E+018</text:p>
          </table:table-cell>
          <table:table-cell/>
          <table:table-cell table:formula="of:= [.C568] - [.B568]" office:value-type="float" office:value="61779968" calcext:value-type="float">
            <text:p>6177996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584350587867E+018" calcext:value-type="float">
            <text:p>1.47584350587867E+018</text:p>
          </table:table-cell>
          <table:table-cell office:value-type="float" office:value="1.47584350594012E+018" calcext:value-type="float">
            <text:p>1.47584350594012E+018</text:p>
          </table:table-cell>
          <table:table-cell/>
          <table:table-cell table:formula="of:= [.C569] - [.B569]" office:value-type="float" office:value="61449984" calcext:value-type="float">
            <text:p>614499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584350587902E+018" calcext:value-type="float">
            <text:p>1.47584350587902E+018</text:p>
          </table:table-cell>
          <table:table-cell office:value-type="float" office:value="1.47584350594019E+018" calcext:value-type="float">
            <text:p>1.47584350594019E+018</text:p>
          </table:table-cell>
          <table:table-cell/>
          <table:table-cell table:formula="of:= [.C570] - [.B570]" office:value-type="float" office:value="61169920" calcext:value-type="float">
            <text:p>611699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584350587937E+018" calcext:value-type="float">
            <text:p>1.47584350587937E+018</text:p>
          </table:table-cell>
          <table:table-cell office:value-type="float" office:value="1.47584350594027E+018" calcext:value-type="float">
            <text:p>1.47584350594027E+018</text:p>
          </table:table-cell>
          <table:table-cell/>
          <table:table-cell table:formula="of:= [.C571] - [.B571]" office:value-type="float" office:value="60899840" calcext:value-type="float">
            <text:p>6089984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584350587972E+018" calcext:value-type="float">
            <text:p>1.47584350587972E+018</text:p>
          </table:table-cell>
          <table:table-cell office:value-type="float" office:value="1.47584350594033E+018" calcext:value-type="float">
            <text:p>1.47584350594033E+018</text:p>
          </table:table-cell>
          <table:table-cell/>
          <table:table-cell table:formula="of:= [.C572] - [.B572]" office:value-type="float" office:value="60609792" calcext:value-type="float">
            <text:p>606097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584350588017E+018" calcext:value-type="float">
            <text:p>1.47584350588017E+018</text:p>
          </table:table-cell>
          <table:table-cell office:value-type="float" office:value="1.4758435059404E+018" calcext:value-type="float">
            <text:p>1.4758435059404E+018</text:p>
          </table:table-cell>
          <table:table-cell/>
          <table:table-cell table:formula="of:= [.C573] - [.B573]" office:value-type="float" office:value="60230144" calcext:value-type="float">
            <text:p>6023014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584350588052E+018" calcext:value-type="float">
            <text:p>1.47584350588052E+018</text:p>
          </table:table-cell>
          <table:table-cell office:value-type="float" office:value="1.47584350594047E+018" calcext:value-type="float">
            <text:p>1.47584350594047E+018</text:p>
          </table:table-cell>
          <table:table-cell/>
          <table:table-cell table:formula="of:= [.C574] - [.B574]" office:value-type="float" office:value="59950080" calcext:value-type="float">
            <text:p>5995008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584350588108E+018" calcext:value-type="float">
            <text:p>1.47584350588108E+018</text:p>
          </table:table-cell>
          <table:table-cell office:value-type="float" office:value="1.47584350594054E+018" calcext:value-type="float">
            <text:p>1.47584350594054E+018</text:p>
          </table:table-cell>
          <table:table-cell/>
          <table:table-cell table:formula="of:= [.C575] - [.B575]" office:value-type="float" office:value="59460096" calcext:value-type="float">
            <text:p>594600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584350588164E+018" calcext:value-type="float">
            <text:p>1.47584350588164E+018</text:p>
          </table:table-cell>
          <table:table-cell office:value-type="float" office:value="1.4758435059425E+018" calcext:value-type="float">
            <text:p>1.4758435059425E+018</text:p>
          </table:table-cell>
          <table:table-cell/>
          <table:table-cell table:formula="of:= [.C576] - [.B576]" office:value-type="float" office:value="60860160" calcext:value-type="float">
            <text:p>6086016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584350588199E+018" calcext:value-type="float">
            <text:p>1.47584350588199E+018</text:p>
          </table:table-cell>
          <table:table-cell office:value-type="float" office:value="1.47584350594636E+018" calcext:value-type="float">
            <text:p>1.47584350594636E+018</text:p>
          </table:table-cell>
          <table:table-cell/>
          <table:table-cell table:formula="of:= [.C577] - [.B577]" office:value-type="float" office:value="64369920" calcext:value-type="float">
            <text:p>643699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584350588244E+018" calcext:value-type="float">
            <text:p>1.47584350588244E+018</text:p>
          </table:table-cell>
          <table:table-cell office:value-type="float" office:value="1.47584350594945E+018" calcext:value-type="float">
            <text:p>1.47584350594945E+018</text:p>
          </table:table-cell>
          <table:table-cell/>
          <table:table-cell table:formula="of:= [.C578] - [.B578]" office:value-type="float" office:value="67010304" calcext:value-type="float">
            <text:p>670103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58435058831E+018" calcext:value-type="float">
            <text:p>1.4758435058831E+018</text:p>
          </table:table-cell>
          <table:table-cell office:value-type="float" office:value="1.47584350595292E+018" calcext:value-type="float">
            <text:p>1.47584350595292E+018</text:p>
          </table:table-cell>
          <table:table-cell/>
          <table:table-cell table:formula="of:= [.C579] - [.B579]" office:value-type="float" office:value="69819904" calcext:value-type="float">
            <text:p>698199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584350588366E+018" calcext:value-type="float">
            <text:p>1.47584350588366E+018</text:p>
          </table:table-cell>
          <table:table-cell office:value-type="float" office:value="1.47584350595445E+018" calcext:value-type="float">
            <text:p>1.47584350595445E+018</text:p>
          </table:table-cell>
          <table:table-cell/>
          <table:table-cell table:formula="of:= [.C580] - [.B580]" office:value-type="float" office:value="70790144" calcext:value-type="float">
            <text:p>707901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584350589014E+018" calcext:value-type="float">
            <text:p>1.47584350589014E+018</text:p>
          </table:table-cell>
          <table:table-cell office:value-type="float" office:value="1.47584350595739E+018" calcext:value-type="float">
            <text:p>1.47584350595739E+018</text:p>
          </table:table-cell>
          <table:table-cell/>
          <table:table-cell table:formula="of:= [.C581] - [.B581]" office:value-type="float" office:value="67250176" calcext:value-type="float">
            <text:p>6725017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584350589052E+018" calcext:value-type="float">
            <text:p>1.47584350589052E+018</text:p>
          </table:table-cell>
          <table:table-cell office:value-type="float" office:value="1.4758435059584E+018" calcext:value-type="float">
            <text:p>1.4758435059584E+018</text:p>
          </table:table-cell>
          <table:table-cell/>
          <table:table-cell table:formula="of:= [.C582] - [.B582]" office:value-type="float" office:value="67880192" calcext:value-type="float">
            <text:p>6788019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584350589094E+018" calcext:value-type="float">
            <text:p>1.47584350589094E+018</text:p>
          </table:table-cell>
          <table:table-cell office:value-type="float" office:value="1.47584350595858E+018" calcext:value-type="float">
            <text:p>1.47584350595858E+018</text:p>
          </table:table-cell>
          <table:table-cell/>
          <table:table-cell table:formula="of:= [.C583] - [.B583]" office:value-type="float" office:value="67639808" calcext:value-type="float">
            <text:p>676398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584350589129E+018" calcext:value-type="float">
            <text:p>1.47584350589129E+018</text:p>
          </table:table-cell>
          <table:table-cell office:value-type="float" office:value="1.47584350596391E+018" calcext:value-type="float">
            <text:p>1.47584350596391E+018</text:p>
          </table:table-cell>
          <table:table-cell/>
          <table:table-cell table:formula="of:= [.C584] - [.B584]" office:value-type="float" office:value="72620032" calcext:value-type="float">
            <text:p>7262003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584350589169E+018" calcext:value-type="float">
            <text:p>1.47584350589169E+018</text:p>
          </table:table-cell>
          <table:table-cell office:value-type="float" office:value="1.47584350596399E+018" calcext:value-type="float">
            <text:p>1.47584350596399E+018</text:p>
          </table:table-cell>
          <table:table-cell/>
          <table:table-cell table:formula="of:= [.C585] - [.B585]" office:value-type="float" office:value="72300032" calcext:value-type="float">
            <text:p>7230003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584350589204E+018" calcext:value-type="float">
            <text:p>1.47584350589204E+018</text:p>
          </table:table-cell>
          <table:table-cell office:value-type="float" office:value="1.47584350596668E+018" calcext:value-type="float">
            <text:p>1.47584350596668E+018</text:p>
          </table:table-cell>
          <table:table-cell/>
          <table:table-cell table:formula="of:= [.C586] - [.B586]" office:value-type="float" office:value="74639872" calcext:value-type="float">
            <text:p>746398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584350589239E+018" calcext:value-type="float">
            <text:p>1.47584350589239E+018</text:p>
          </table:table-cell>
          <table:table-cell office:value-type="float" office:value="1.47584350596711E+018" calcext:value-type="float">
            <text:p>1.47584350596711E+018</text:p>
          </table:table-cell>
          <table:table-cell/>
          <table:table-cell table:formula="of:= [.C587] - [.B587]" office:value-type="float" office:value="74720000" calcext:value-type="float">
            <text:p>74720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584350589291E+018" calcext:value-type="float">
            <text:p>1.47584350589291E+018</text:p>
          </table:table-cell>
          <table:table-cell office:value-type="float" office:value="1.47584350596746E+018" calcext:value-type="float">
            <text:p>1.47584350596746E+018</text:p>
          </table:table-cell>
          <table:table-cell/>
          <table:table-cell table:formula="of:= [.C588] - [.B588]" office:value-type="float" office:value="74549760" calcext:value-type="float">
            <text:p>7454976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58435058933E+018" calcext:value-type="float">
            <text:p>1.4758435058933E+018</text:p>
          </table:table-cell>
          <table:table-cell office:value-type="float" office:value="1.47584350596834E+018" calcext:value-type="float">
            <text:p>1.47584350596834E+018</text:p>
          </table:table-cell>
          <table:table-cell/>
          <table:table-cell table:formula="of:= [.C589] - [.B589]" office:value-type="float" office:value="75040000" calcext:value-type="float">
            <text:p>75040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584350589377E+018" calcext:value-type="float">
            <text:p>1.47584350589377E+018</text:p>
          </table:table-cell>
          <table:table-cell office:value-type="float" office:value="1.47584350596842E+018" calcext:value-type="float">
            <text:p>1.47584350596842E+018</text:p>
          </table:table-cell>
          <table:table-cell/>
          <table:table-cell table:formula="of:= [.C590] - [.B590]" office:value-type="float" office:value="74650112" calcext:value-type="float">
            <text:p>746501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584350589412E+018" calcext:value-type="float">
            <text:p>1.47584350589412E+018</text:p>
          </table:table-cell>
          <table:table-cell office:value-type="float" office:value="1.4758435059693E+018" calcext:value-type="float">
            <text:p>1.4758435059693E+018</text:p>
          </table:table-cell>
          <table:table-cell/>
          <table:table-cell table:formula="of:= [.C591] - [.B591]" office:value-type="float" office:value="75180032" calcext:value-type="float">
            <text:p>7518003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584350589447E+018" calcext:value-type="float">
            <text:p>1.47584350589447E+018</text:p>
          </table:table-cell>
          <table:table-cell office:value-type="float" office:value="1.47584350597167E+018" calcext:value-type="float">
            <text:p>1.47584350597167E+018</text:p>
          </table:table-cell>
          <table:table-cell/>
          <table:table-cell table:formula="of:= [.C592] - [.B592]" office:value-type="float" office:value="77199872" calcext:value-type="float">
            <text:p>7719987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584350589493E+018" calcext:value-type="float">
            <text:p>1.47584350589493E+018</text:p>
          </table:table-cell>
          <table:table-cell office:value-type="float" office:value="1.47584350597519E+018" calcext:value-type="float">
            <text:p>1.47584350597519E+018</text:p>
          </table:table-cell>
          <table:table-cell/>
          <table:table-cell table:formula="of:= [.C593] - [.B593]" office:value-type="float" office:value="80260096" calcext:value-type="float">
            <text:p>8026009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584350589562E+018" calcext:value-type="float">
            <text:p>1.47584350589562E+018</text:p>
          </table:table-cell>
          <table:table-cell office:value-type="float" office:value="1.47584350597544E+018" calcext:value-type="float">
            <text:p>1.47584350597544E+018</text:p>
          </table:table-cell>
          <table:table-cell/>
          <table:table-cell table:formula="of:= [.C594] - [.B594]" office:value-type="float" office:value="79820032" calcext:value-type="float">
            <text:p>7982003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584350589598E+018" calcext:value-type="float">
            <text:p>1.47584350589598E+018</text:p>
          </table:table-cell>
          <table:table-cell office:value-type="float" office:value="1.47584350597551E+018" calcext:value-type="float">
            <text:p>1.47584350597551E+018</text:p>
          </table:table-cell>
          <table:table-cell/>
          <table:table-cell table:formula="of:= [.C595] - [.B595]" office:value-type="float" office:value="79529984" calcext:value-type="float">
            <text:p>795299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584350589636E+018" calcext:value-type="float">
            <text:p>1.47584350589636E+018</text:p>
          </table:table-cell>
          <table:table-cell office:value-type="float" office:value="1.47584350597641E+018" calcext:value-type="float">
            <text:p>1.47584350597641E+018</text:p>
          </table:table-cell>
          <table:table-cell/>
          <table:table-cell table:formula="of:= [.C596] - [.B596]" office:value-type="float" office:value="80049920" calcext:value-type="float">
            <text:p>800499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58435058967E+018" calcext:value-type="float">
            <text:p>1.4758435058967E+018</text:p>
          </table:table-cell>
          <table:table-cell office:value-type="float" office:value="1.47584350597648E+018" calcext:value-type="float">
            <text:p>1.47584350597648E+018</text:p>
          </table:table-cell>
          <table:table-cell/>
          <table:table-cell table:formula="of:= [.C597] - [.B597]" office:value-type="float" office:value="79780096" calcext:value-type="float">
            <text:p>797800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584350589716E+018" calcext:value-type="float">
            <text:p>1.47584350589716E+018</text:p>
          </table:table-cell>
          <table:table-cell office:value-type="float" office:value="1.47584350597656E+018" calcext:value-type="float">
            <text:p>1.47584350597656E+018</text:p>
          </table:table-cell>
          <table:table-cell/>
          <table:table-cell table:formula="of:= [.C598] - [.B598]" office:value-type="float" office:value="79399936" calcext:value-type="float">
            <text:p>7939993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584350589781E+018" calcext:value-type="float">
            <text:p>1.47584350589781E+018</text:p>
          </table:table-cell>
          <table:table-cell office:value-type="float" office:value="1.47584350597662E+018" calcext:value-type="float">
            <text:p>1.47584350597662E+018</text:p>
          </table:table-cell>
          <table:table-cell/>
          <table:table-cell table:formula="of:= [.C599] - [.B599]" office:value-type="float" office:value="78809856" calcext:value-type="float">
            <text:p>7880985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584350589822E+018" calcext:value-type="float">
            <text:p>1.47584350589822E+018</text:p>
          </table:table-cell>
          <table:table-cell office:value-type="float" office:value="1.4758435059767E+018" calcext:value-type="float">
            <text:p>1.4758435059767E+018</text:p>
          </table:table-cell>
          <table:table-cell/>
          <table:table-cell table:formula="of:= [.C600] - [.B600]" office:value-type="float" office:value="78479872" calcext:value-type="float">
            <text:p>784798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584350589952E+018" calcext:value-type="float">
            <text:p>1.47584350589952E+018</text:p>
          </table:table-cell>
          <table:table-cell office:value-type="float" office:value="1.47584350597763E+018" calcext:value-type="float">
            <text:p>1.47584350597763E+018</text:p>
          </table:table-cell>
          <table:table-cell/>
          <table:table-cell table:formula="of:= [.C601] - [.B601]" office:value-type="float" office:value="78109952" calcext:value-type="float">
            <text:p>7810995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58435059001E+018" calcext:value-type="float">
            <text:p>1.4758435059001E+018</text:p>
          </table:table-cell>
          <table:table-cell office:value-type="float" office:value="1.47584350597771E+018" calcext:value-type="float">
            <text:p>1.47584350597771E+018</text:p>
          </table:table-cell>
          <table:table-cell/>
          <table:table-cell table:formula="of:= [.C602] - [.B602]" office:value-type="float" office:value="77609984" calcext:value-type="float">
            <text:p>776099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584350590051E+018" calcext:value-type="float">
            <text:p>1.47584350590051E+018</text:p>
          </table:table-cell>
          <table:table-cell office:value-type="float" office:value="1.47584350597778E+018" calcext:value-type="float">
            <text:p>1.47584350597778E+018</text:p>
          </table:table-cell>
          <table:table-cell/>
          <table:table-cell table:formula="of:= [.C603] - [.B603]" office:value-type="float" office:value="77270016" calcext:value-type="float">
            <text:p>772700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584350590148E+018" calcext:value-type="float">
            <text:p>1.47584350590148E+018</text:p>
          </table:table-cell>
          <table:table-cell office:value-type="float" office:value="1.47584350597785E+018" calcext:value-type="float">
            <text:p>1.47584350597785E+018</text:p>
          </table:table-cell>
          <table:table-cell/>
          <table:table-cell table:formula="of:= [.C604] - [.B604]" office:value-type="float" office:value="76370176" calcext:value-type="float">
            <text:p>7637017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584350590193E+018" calcext:value-type="float">
            <text:p>1.47584350590193E+018</text:p>
          </table:table-cell>
          <table:table-cell office:value-type="float" office:value="1.47584350597792E+018" calcext:value-type="float">
            <text:p>1.47584350597792E+018</text:p>
          </table:table-cell>
          <table:table-cell/>
          <table:table-cell table:formula="of:= [.C605] - [.B605]" office:value-type="float" office:value="75990016" calcext:value-type="float">
            <text:p>759900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584350590229E+018" calcext:value-type="float">
            <text:p>1.47584350590229E+018</text:p>
          </table:table-cell>
          <table:table-cell office:value-type="float" office:value="1.47584350597798E+018" calcext:value-type="float">
            <text:p>1.47584350597798E+018</text:p>
          </table:table-cell>
          <table:table-cell/>
          <table:table-cell table:formula="of:= [.C606] - [.B606]" office:value-type="float" office:value="75689728" calcext:value-type="float">
            <text:p>7568972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584350590263E+018" calcext:value-type="float">
            <text:p>1.47584350590263E+018</text:p>
          </table:table-cell>
          <table:table-cell office:value-type="float" office:value="1.47584350597846E+018" calcext:value-type="float">
            <text:p>1.47584350597846E+018</text:p>
          </table:table-cell>
          <table:table-cell/>
          <table:table-cell table:formula="of:= [.C607] - [.B607]" office:value-type="float" office:value="75830016" calcext:value-type="float">
            <text:p>758300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584350590305E+018" calcext:value-type="float">
            <text:p>1.47584350590305E+018</text:p>
          </table:table-cell>
          <table:table-cell office:value-type="float" office:value="1.47584350597854E+018" calcext:value-type="float">
            <text:p>1.47584350597854E+018</text:p>
          </table:table-cell>
          <table:table-cell/>
          <table:table-cell table:formula="of:= [.C608] - [.B608]" office:value-type="float" office:value="75490048" calcext:value-type="float">
            <text:p>7549004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584350590341E+018" calcext:value-type="float">
            <text:p>1.47584350590341E+018</text:p>
          </table:table-cell>
          <table:table-cell office:value-type="float" office:value="1.47584350597861E+018" calcext:value-type="float">
            <text:p>1.47584350597861E+018</text:p>
          </table:table-cell>
          <table:table-cell/>
          <table:table-cell table:formula="of:= [.C609] - [.B609]" office:value-type="float" office:value="75199744" calcext:value-type="float">
            <text:p>751997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584350590375E+018" calcext:value-type="float">
            <text:p>1.47584350590375E+018</text:p>
          </table:table-cell>
          <table:table-cell office:value-type="float" office:value="1.47584350597868E+018" calcext:value-type="float">
            <text:p>1.47584350597868E+018</text:p>
          </table:table-cell>
          <table:table-cell/>
          <table:table-cell table:formula="of:= [.C610] - [.B610]" office:value-type="float" office:value="74929920" calcext:value-type="float">
            <text:p>749299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58435059042E+018" calcext:value-type="float">
            <text:p>1.4758435059042E+018</text:p>
          </table:table-cell>
          <table:table-cell office:value-type="float" office:value="1.47584350597875E+018" calcext:value-type="float">
            <text:p>1.47584350597875E+018</text:p>
          </table:table-cell>
          <table:table-cell/>
          <table:table-cell table:formula="of:= [.C611] - [.B611]" office:value-type="float" office:value="74549760" calcext:value-type="float">
            <text:p>7454976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584350590468E+018" calcext:value-type="float">
            <text:p>1.47584350590468E+018</text:p>
          </table:table-cell>
          <table:table-cell office:value-type="float" office:value="1.47584350597882E+018" calcext:value-type="float">
            <text:p>1.47584350597882E+018</text:p>
          </table:table-cell>
          <table:table-cell/>
          <table:table-cell table:formula="of:= [.C612] - [.B612]" office:value-type="float" office:value="74140160" calcext:value-type="float">
            <text:p>7414016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584350590542E+018" calcext:value-type="float">
            <text:p>1.47584350590542E+018</text:p>
          </table:table-cell>
          <table:table-cell office:value-type="float" office:value="1.47584350597973E+018" calcext:value-type="float">
            <text:p>1.47584350597973E+018</text:p>
          </table:table-cell>
          <table:table-cell/>
          <table:table-cell table:formula="of:= [.C613] - [.B613]" office:value-type="float" office:value="74309888" calcext:value-type="float">
            <text:p>743098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584350590578E+018" calcext:value-type="float">
            <text:p>1.47584350590578E+018</text:p>
          </table:table-cell>
          <table:table-cell office:value-type="float" office:value="1.47584350597981E+018" calcext:value-type="float">
            <text:p>1.47584350597981E+018</text:p>
          </table:table-cell>
          <table:table-cell/>
          <table:table-cell table:formula="of:= [.C614] - [.B614]" office:value-type="float" office:value="74030080" calcext:value-type="float">
            <text:p>7403008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584350590613E+018" calcext:value-type="float">
            <text:p>1.47584350590613E+018</text:p>
          </table:table-cell>
          <table:table-cell office:value-type="float" office:value="1.47584350597988E+018" calcext:value-type="float">
            <text:p>1.47584350597988E+018</text:p>
          </table:table-cell>
          <table:table-cell/>
          <table:table-cell table:formula="of:= [.C615] - [.B615]" office:value-type="float" office:value="73749760" calcext:value-type="float">
            <text:p>737497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584350590657E+018" calcext:value-type="float">
            <text:p>1.47584350590657E+018</text:p>
          </table:table-cell>
          <table:table-cell office:value-type="float" office:value="1.47584350597994E+018" calcext:value-type="float">
            <text:p>1.47584350597994E+018</text:p>
          </table:table-cell>
          <table:table-cell/>
          <table:table-cell table:formula="of:= [.C616] - [.B616]" office:value-type="float" office:value="73369856" calcext:value-type="float">
            <text:p>7336985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584350590759E+018" calcext:value-type="float">
            <text:p>1.47584350590759E+018</text:p>
          </table:table-cell>
          <table:table-cell office:value-type="float" office:value="1.47584350598001E+018" calcext:value-type="float">
            <text:p>1.47584350598001E+018</text:p>
          </table:table-cell>
          <table:table-cell/>
          <table:table-cell table:formula="of:= [.C617] - [.B617]" office:value-type="float" office:value="72420096" calcext:value-type="float">
            <text:p>7242009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5843505909E+018" calcext:value-type="float">
            <text:p>1.475843505909E+018</text:p>
          </table:table-cell>
          <table:table-cell office:value-type="float" office:value="1.47584350598008E+018" calcext:value-type="float">
            <text:p>1.47584350598008E+018</text:p>
          </table:table-cell>
          <table:table-cell/>
          <table:table-cell table:formula="of:= [.C618] - [.B618]" office:value-type="float" office:value="71080192" calcext:value-type="float">
            <text:p>710801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584350590944E+018" calcext:value-type="float">
            <text:p>1.47584350590944E+018</text:p>
          </table:table-cell>
          <table:table-cell office:value-type="float" office:value="1.47584350598015E+018" calcext:value-type="float">
            <text:p>1.47584350598015E+018</text:p>
          </table:table-cell>
          <table:table-cell/>
          <table:table-cell table:formula="of:= [.C619] - [.B619]" office:value-type="float" office:value="70710016" calcext:value-type="float">
            <text:p>7071001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584350590982E+018" calcext:value-type="float">
            <text:p>1.47584350590982E+018</text:p>
          </table:table-cell>
          <table:table-cell office:value-type="float" office:value="1.47584350598023E+018" calcext:value-type="float">
            <text:p>1.47584350598023E+018</text:p>
          </table:table-cell>
          <table:table-cell/>
          <table:table-cell table:formula="of:= [.C620] - [.B620]" office:value-type="float" office:value="70409728" calcext:value-type="float">
            <text:p>704097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584350591106E+018" calcext:value-type="float">
            <text:p>1.47584350591106E+018</text:p>
          </table:table-cell>
          <table:table-cell office:value-type="float" office:value="1.47584350598105E+018" calcext:value-type="float">
            <text:p>1.47584350598105E+018</text:p>
          </table:table-cell>
          <table:table-cell/>
          <table:table-cell table:formula="of:= [.C621] - [.B621]" office:value-type="float" office:value="69989888" calcext:value-type="float">
            <text:p>6998988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584350591158E+018" calcext:value-type="float">
            <text:p>1.47584350591158E+018</text:p>
          </table:table-cell>
          <table:table-cell office:value-type="float" office:value="1.47584350598161E+018" calcext:value-type="float">
            <text:p>1.47584350598161E+018</text:p>
          </table:table-cell>
          <table:table-cell/>
          <table:table-cell table:formula="of:= [.C622] - [.B622]" office:value-type="float" office:value="70030080" calcext:value-type="float">
            <text:p>7003008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584350591273E+018" calcext:value-type="float">
            <text:p>1.47584350591273E+018</text:p>
          </table:table-cell>
          <table:table-cell office:value-type="float" office:value="1.47584350598168E+018" calcext:value-type="float">
            <text:p>1.47584350598168E+018</text:p>
          </table:table-cell>
          <table:table-cell/>
          <table:table-cell table:formula="of:= [.C623] - [.B623]" office:value-type="float" office:value="68950016" calcext:value-type="float">
            <text:p>6895001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584350591395E+018" calcext:value-type="float">
            <text:p>1.47584350591395E+018</text:p>
          </table:table-cell>
          <table:table-cell office:value-type="float" office:value="1.47584350598216E+018" calcext:value-type="float">
            <text:p>1.47584350598216E+018</text:p>
          </table:table-cell>
          <table:table-cell/>
          <table:table-cell table:formula="of:= [.C624] - [.B624]" office:value-type="float" office:value="68209664" calcext:value-type="float">
            <text:p>6820966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584350591436E+018" calcext:value-type="float">
            <text:p>1.47584350591436E+018</text:p>
          </table:table-cell>
          <table:table-cell office:value-type="float" office:value="1.47584350598223E+018" calcext:value-type="float">
            <text:p>1.47584350598223E+018</text:p>
          </table:table-cell>
          <table:table-cell/>
          <table:table-cell table:formula="of:= [.C625] - [.B625]" office:value-type="float" office:value="67869952" calcext:value-type="float">
            <text:p>678699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584350591507E+018" calcext:value-type="float">
            <text:p>1.47584350591507E+018</text:p>
          </table:table-cell>
          <table:table-cell office:value-type="float" office:value="1.4758435059823E+018" calcext:value-type="float">
            <text:p>1.4758435059823E+018</text:p>
          </table:table-cell>
          <table:table-cell/>
          <table:table-cell table:formula="of:= [.C626] - [.B626]" office:value-type="float" office:value="67230208" calcext:value-type="float">
            <text:p>672302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584350591555E+018" calcext:value-type="float">
            <text:p>1.47584350591555E+018</text:p>
          </table:table-cell>
          <table:table-cell office:value-type="float" office:value="1.47584350598237E+018" calcext:value-type="float">
            <text:p>1.47584350598237E+018</text:p>
          </table:table-cell>
          <table:table-cell/>
          <table:table-cell table:formula="of:= [.C627] - [.B627]" office:value-type="float" office:value="66819840" calcext:value-type="float">
            <text:p>6681984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584350591603E+018" calcext:value-type="float">
            <text:p>1.47584350591603E+018</text:p>
          </table:table-cell>
          <table:table-cell office:value-type="float" office:value="1.47584350598244E+018" calcext:value-type="float">
            <text:p>1.47584350598244E+018</text:p>
          </table:table-cell>
          <table:table-cell/>
          <table:table-cell table:formula="of:= [.C628] - [.B628]" office:value-type="float" office:value="66409984" calcext:value-type="float">
            <text:p>664099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584350591652E+018" calcext:value-type="float">
            <text:p>1.47584350591652E+018</text:p>
          </table:table-cell>
          <table:table-cell office:value-type="float" office:value="1.47584350598297E+018" calcext:value-type="float">
            <text:p>1.47584350598297E+018</text:p>
          </table:table-cell>
          <table:table-cell/>
          <table:table-cell table:formula="of:= [.C629] - [.B629]" office:value-type="float" office:value="66449920" calcext:value-type="float">
            <text:p>664499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584350591716E+018" calcext:value-type="float">
            <text:p>1.47584350591716E+018</text:p>
          </table:table-cell>
          <table:table-cell office:value-type="float" office:value="1.47584350598347E+018" calcext:value-type="float">
            <text:p>1.47584350598347E+018</text:p>
          </table:table-cell>
          <table:table-cell/>
          <table:table-cell table:formula="of:= [.C630] - [.B630]" office:value-type="float" office:value="66310144" calcext:value-type="float">
            <text:p>663101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584350591826E+018" calcext:value-type="float">
            <text:p>1.47584350591826E+018</text:p>
          </table:table-cell>
          <table:table-cell office:value-type="float" office:value="1.47584350598436E+018" calcext:value-type="float">
            <text:p>1.47584350598436E+018</text:p>
          </table:table-cell>
          <table:table-cell/>
          <table:table-cell table:formula="of:= [.C631] - [.B631]" office:value-type="float" office:value="66099968" calcext:value-type="float">
            <text:p>660999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584350591922E+018" calcext:value-type="float">
            <text:p>1.47584350591922E+018</text:p>
          </table:table-cell>
          <table:table-cell office:value-type="float" office:value="1.47584350598485E+018" calcext:value-type="float">
            <text:p>1.47584350598485E+018</text:p>
          </table:table-cell>
          <table:table-cell/>
          <table:table-cell table:formula="of:= [.C632] - [.B632]" office:value-type="float" office:value="65629952" calcext:value-type="float">
            <text:p>656299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584350591983E+018" calcext:value-type="float">
            <text:p>1.47584350591983E+018</text:p>
          </table:table-cell>
          <table:table-cell office:value-type="float" office:value="1.47584350598493E+018" calcext:value-type="float">
            <text:p>1.47584350598493E+018</text:p>
          </table:table-cell>
          <table:table-cell/>
          <table:table-cell table:formula="of:= [.C633] - [.B633]" office:value-type="float" office:value="65100032" calcext:value-type="float">
            <text:p>651000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584350592416E+018" calcext:value-type="float">
            <text:p>1.47584350592416E+018</text:p>
          </table:table-cell>
          <table:table-cell office:value-type="float" office:value="1.47584350598499E+018" calcext:value-type="float">
            <text:p>1.47584350598499E+018</text:p>
          </table:table-cell>
          <table:table-cell/>
          <table:table-cell table:formula="of:= [.C634] - [.B634]" office:value-type="float" office:value="60829696" calcext:value-type="float">
            <text:p>608296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584350592478E+018" calcext:value-type="float">
            <text:p>1.47584350592478E+018</text:p>
          </table:table-cell>
          <table:table-cell office:value-type="float" office:value="1.47584350598507E+018" calcext:value-type="float">
            <text:p>1.47584350598507E+018</text:p>
          </table:table-cell>
          <table:table-cell/>
          <table:table-cell table:formula="of:= [.C635] - [.B635]" office:value-type="float" office:value="60290048" calcext:value-type="float">
            <text:p>6029004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584350592515E+018" calcext:value-type="float">
            <text:p>1.47584350592515E+018</text:p>
          </table:table-cell>
          <table:table-cell office:value-type="float" office:value="1.47584350598514E+018" calcext:value-type="float">
            <text:p>1.47584350598514E+018</text:p>
          </table:table-cell>
          <table:table-cell/>
          <table:table-cell table:formula="of:= [.C636] - [.B636]" office:value-type="float" office:value="59990016" calcext:value-type="float">
            <text:p>599900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584350592558E+018" calcext:value-type="float">
            <text:p>1.47584350592558E+018</text:p>
          </table:table-cell>
          <table:table-cell office:value-type="float" office:value="1.4758435059852E+018" calcext:value-type="float">
            <text:p>1.4758435059852E+018</text:p>
          </table:table-cell>
          <table:table-cell/>
          <table:table-cell table:formula="of:= [.C637] - [.B637]" office:value-type="float" office:value="59620096" calcext:value-type="float">
            <text:p>5962009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584350592593E+018" calcext:value-type="float">
            <text:p>1.47584350592593E+018</text:p>
          </table:table-cell>
          <table:table-cell office:value-type="float" office:value="1.47584350598527E+018" calcext:value-type="float">
            <text:p>1.47584350598527E+018</text:p>
          </table:table-cell>
          <table:table-cell/>
          <table:table-cell table:formula="of:= [.C638] - [.B638]" office:value-type="float" office:value="59340032" calcext:value-type="float">
            <text:p>5934003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584350592631E+018" calcext:value-type="float">
            <text:p>1.47584350592631E+018</text:p>
          </table:table-cell>
          <table:table-cell office:value-type="float" office:value="1.47584350598534E+018" calcext:value-type="float">
            <text:p>1.47584350598534E+018</text:p>
          </table:table-cell>
          <table:table-cell/>
          <table:table-cell table:formula="of:= [.C639] - [.B639]" office:value-type="float" office:value="59030272" calcext:value-type="float">
            <text:p>5903027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584350592699E+018" calcext:value-type="float">
            <text:p>1.47584350592699E+018</text:p>
          </table:table-cell>
          <table:table-cell office:value-type="float" office:value="1.47584350598541E+018" calcext:value-type="float">
            <text:p>1.47584350598541E+018</text:p>
          </table:table-cell>
          <table:table-cell/>
          <table:table-cell table:formula="of:= [.C640] - [.B640]" office:value-type="float" office:value="58420224" calcext:value-type="float">
            <text:p>584202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584350592735E+018" calcext:value-type="float">
            <text:p>1.47584350592735E+018</text:p>
          </table:table-cell>
          <table:table-cell office:value-type="float" office:value="1.47584350598548E+018" calcext:value-type="float">
            <text:p>1.47584350598548E+018</text:p>
          </table:table-cell>
          <table:table-cell/>
          <table:table-cell table:formula="of:= [.C641] - [.B641]" office:value-type="float" office:value="58129920" calcext:value-type="float">
            <text:p>581299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584350592781E+018" calcext:value-type="float">
            <text:p>1.47584350592781E+018</text:p>
          </table:table-cell>
          <table:table-cell office:value-type="float" office:value="1.47584350598555E+018" calcext:value-type="float">
            <text:p>1.47584350598555E+018</text:p>
          </table:table-cell>
          <table:table-cell/>
          <table:table-cell table:formula="of:= [.C642] - [.B642]" office:value-type="float" office:value="57739776" calcext:value-type="float">
            <text:p>5773977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584350592817E+018" calcext:value-type="float">
            <text:p>1.47584350592817E+018</text:p>
          </table:table-cell>
          <table:table-cell office:value-type="float" office:value="1.47584350599058E+018" calcext:value-type="float">
            <text:p>1.47584350599058E+018</text:p>
          </table:table-cell>
          <table:table-cell/>
          <table:table-cell table:formula="of:= [.C643] - [.B643]" office:value-type="float" office:value="62409984" calcext:value-type="float">
            <text:p>624099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584350592873E+018" calcext:value-type="float">
            <text:p>1.47584350592873E+018</text:p>
          </table:table-cell>
          <table:table-cell office:value-type="float" office:value="1.4758435059927E+018" calcext:value-type="float">
            <text:p>1.4758435059927E+018</text:p>
          </table:table-cell>
          <table:table-cell/>
          <table:table-cell table:formula="of:= [.C644] - [.B644]" office:value-type="float" office:value="63969792" calcext:value-type="float">
            <text:p>6396979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58435059291E+018" calcext:value-type="float">
            <text:p>1.4758435059291E+018</text:p>
          </table:table-cell>
          <table:table-cell office:value-type="float" office:value="1.47584350599616E+018" calcext:value-type="float">
            <text:p>1.47584350599616E+018</text:p>
          </table:table-cell>
          <table:table-cell/>
          <table:table-cell table:formula="of:= [.C645] - [.B645]" office:value-type="float" office:value="67059968" calcext:value-type="float">
            <text:p>6705996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584350592952E+018" calcext:value-type="float">
            <text:p>1.47584350592952E+018</text:p>
          </table:table-cell>
          <table:table-cell office:value-type="float" office:value="1.4758435059967E+018" calcext:value-type="float">
            <text:p>1.4758435059967E+018</text:p>
          </table:table-cell>
          <table:table-cell/>
          <table:table-cell table:formula="of:= [.C646] - [.B646]" office:value-type="float" office:value="67179776" calcext:value-type="float">
            <text:p>6717977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584350593016E+018" calcext:value-type="float">
            <text:p>1.47584350593016E+018</text:p>
          </table:table-cell>
          <table:table-cell office:value-type="float" office:value="1.4758435060003E+018" calcext:value-type="float">
            <text:p>1.4758435060003E+018</text:p>
          </table:table-cell>
          <table:table-cell/>
          <table:table-cell table:formula="of:= [.C647] - [.B647]" office:value-type="float" office:value="70139904" calcext:value-type="float">
            <text:p>7013990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584350593062E+018" calcext:value-type="float">
            <text:p>1.47584350593062E+018</text:p>
          </table:table-cell>
          <table:table-cell office:value-type="float" office:value="1.4758435060041E+018" calcext:value-type="float">
            <text:p>1.4758435060041E+018</text:p>
          </table:table-cell>
          <table:table-cell/>
          <table:table-cell table:formula="of:= [.C648] - [.B648]" office:value-type="float" office:value="73479936" calcext:value-type="float">
            <text:p>734799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584350593116E+018" calcext:value-type="float">
            <text:p>1.47584350593116E+018</text:p>
          </table:table-cell>
          <table:table-cell office:value-type="float" office:value="1.47584350600418E+018" calcext:value-type="float">
            <text:p>1.47584350600418E+018</text:p>
          </table:table-cell>
          <table:table-cell/>
          <table:table-cell table:formula="of:= [.C649] - [.B649]" office:value-type="float" office:value="73020416" calcext:value-type="float">
            <text:p>730204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584350593161E+018" calcext:value-type="float">
            <text:p>1.47584350593161E+018</text:p>
          </table:table-cell>
          <table:table-cell office:value-type="float" office:value="1.47584350600468E+018" calcext:value-type="float">
            <text:p>1.47584350600468E+018</text:p>
          </table:table-cell>
          <table:table-cell/>
          <table:table-cell table:formula="of:= [.C650] - [.B650]" office:value-type="float" office:value="73070080" calcext:value-type="float">
            <text:p>7307008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58435059321E+018" calcext:value-type="float">
            <text:p>1.4758435059321E+018</text:p>
          </table:table-cell>
          <table:table-cell office:value-type="float" office:value="1.47584350600475E+018" calcext:value-type="float">
            <text:p>1.47584350600475E+018</text:p>
          </table:table-cell>
          <table:table-cell/>
          <table:table-cell table:formula="of:= [.C651] - [.B651]" office:value-type="float" office:value="72649728" calcext:value-type="float">
            <text:p>7264972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584350593259E+018" calcext:value-type="float">
            <text:p>1.47584350593259E+018</text:p>
          </table:table-cell>
          <table:table-cell office:value-type="float" office:value="1.47584350600482E+018" calcext:value-type="float">
            <text:p>1.47584350600482E+018</text:p>
          </table:table-cell>
          <table:table-cell/>
          <table:table-cell table:formula="of:= [.C652] - [.B652]" office:value-type="float" office:value="72229888" calcext:value-type="float">
            <text:p>7222988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584350593443E+018" calcext:value-type="float">
            <text:p>1.47584350593443E+018</text:p>
          </table:table-cell>
          <table:table-cell office:value-type="float" office:value="1.47584350600489E+018" calcext:value-type="float">
            <text:p>1.47584350600489E+018</text:p>
          </table:table-cell>
          <table:table-cell/>
          <table:table-cell table:formula="of:= [.C653] - [.B653]" office:value-type="float" office:value="70460160" calcext:value-type="float">
            <text:p>7046016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58435059348E+018" calcext:value-type="float">
            <text:p>1.4758435059348E+018</text:p>
          </table:table-cell>
          <table:table-cell office:value-type="float" office:value="1.47584350600496E+018" calcext:value-type="float">
            <text:p>1.47584350600496E+018</text:p>
          </table:table-cell>
          <table:table-cell/>
          <table:table-cell table:formula="of:= [.C654] - [.B654]" office:value-type="float" office:value="70159872" calcext:value-type="float">
            <text:p>701598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584350593523E+018" calcext:value-type="float">
            <text:p>1.47584350593523E+018</text:p>
          </table:table-cell>
          <table:table-cell office:value-type="float" office:value="1.47584350600503E+018" calcext:value-type="float">
            <text:p>1.47584350600503E+018</text:p>
          </table:table-cell>
          <table:table-cell/>
          <table:table-cell table:formula="of:= [.C655] - [.B655]" office:value-type="float" office:value="69800192" calcext:value-type="float">
            <text:p>6980019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584350593566E+018" calcext:value-type="float">
            <text:p>1.47584350593566E+018</text:p>
          </table:table-cell>
          <table:table-cell office:value-type="float" office:value="1.47584350600552E+018" calcext:value-type="float">
            <text:p>1.47584350600552E+018</text:p>
          </table:table-cell>
          <table:table-cell/>
          <table:table-cell table:formula="of:= [.C656] - [.B656]" office:value-type="float" office:value="69859840" calcext:value-type="float">
            <text:p>6985984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584350593615E+018" calcext:value-type="float">
            <text:p>1.47584350593615E+018</text:p>
          </table:table-cell>
          <table:table-cell office:value-type="float" office:value="1.47584350600642E+018" calcext:value-type="float">
            <text:p>1.47584350600642E+018</text:p>
          </table:table-cell>
          <table:table-cell/>
          <table:table-cell table:formula="of:= [.C657] - [.B657]" office:value-type="float" office:value="70270208" calcext:value-type="float">
            <text:p>702702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584350593657E+018" calcext:value-type="float">
            <text:p>1.47584350593657E+018</text:p>
          </table:table-cell>
          <table:table-cell office:value-type="float" office:value="1.47584350600691E+018" calcext:value-type="float">
            <text:p>1.47584350600691E+018</text:p>
          </table:table-cell>
          <table:table-cell/>
          <table:table-cell table:formula="of:= [.C658] - [.B658]" office:value-type="float" office:value="70339840" calcext:value-type="float">
            <text:p>7033984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584350593699E+018" calcext:value-type="float">
            <text:p>1.47584350593699E+018</text:p>
          </table:table-cell>
          <table:table-cell office:value-type="float" office:value="1.47584350600741E+018" calcext:value-type="float">
            <text:p>1.47584350600741E+018</text:p>
          </table:table-cell>
          <table:table-cell/>
          <table:table-cell table:formula="of:= [.C659] - [.B659]" office:value-type="float" office:value="70419968" calcext:value-type="float">
            <text:p>7041996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584350593737E+018" calcext:value-type="float">
            <text:p>1.47584350593737E+018</text:p>
          </table:table-cell>
          <table:table-cell office:value-type="float" office:value="1.47584350600792E+018" calcext:value-type="float">
            <text:p>1.47584350600792E+018</text:p>
          </table:table-cell>
          <table:table-cell/>
          <table:table-cell table:formula="of:= [.C660] - [.B660]" office:value-type="float" office:value="70550016" calcext:value-type="float">
            <text:p>705500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584350593783E+018" calcext:value-type="float">
            <text:p>1.47584350593783E+018</text:p>
          </table:table-cell>
          <table:table-cell office:value-type="float" office:value="1.47584350600799E+018" calcext:value-type="float">
            <text:p>1.47584350600799E+018</text:p>
          </table:table-cell>
          <table:table-cell/>
          <table:table-cell table:formula="of:= [.C661] - [.B661]" office:value-type="float" office:value="70159872" calcext:value-type="float">
            <text:p>7015987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584350593901E+018" calcext:value-type="float">
            <text:p>1.47584350593901E+018</text:p>
          </table:table-cell>
          <table:table-cell office:value-type="float" office:value="1.47584350600806E+018" calcext:value-type="float">
            <text:p>1.47584350600806E+018</text:p>
          </table:table-cell>
          <table:table-cell/>
          <table:table-cell table:formula="of:= [.C662] - [.B662]" office:value-type="float" office:value="69050112" calcext:value-type="float">
            <text:p>690501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584350593944E+018" calcext:value-type="float">
            <text:p>1.47584350593944E+018</text:p>
          </table:table-cell>
          <table:table-cell office:value-type="float" office:value="1.47584350600813E+018" calcext:value-type="float">
            <text:p>1.47584350600813E+018</text:p>
          </table:table-cell>
          <table:table-cell/>
          <table:table-cell table:formula="of:= [.C663] - [.B663]" office:value-type="float" office:value="68690176" calcext:value-type="float">
            <text:p>6869017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584350594083E+018" calcext:value-type="float">
            <text:p>1.47584350594083E+018</text:p>
          </table:table-cell>
          <table:table-cell office:value-type="float" office:value="1.4758435060082E+018" calcext:value-type="float">
            <text:p>1.4758435060082E+018</text:p>
          </table:table-cell>
          <table:table-cell/>
          <table:table-cell table:formula="of:= [.C664] - [.B664]" office:value-type="float" office:value="67369984" calcext:value-type="float">
            <text:p>6736998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584350594118E+018" calcext:value-type="float">
            <text:p>1.47584350594118E+018</text:p>
          </table:table-cell>
          <table:table-cell office:value-type="float" office:value="1.47584350600827E+018" calcext:value-type="float">
            <text:p>1.47584350600827E+018</text:p>
          </table:table-cell>
          <table:table-cell/>
          <table:table-cell table:formula="of:= [.C665] - [.B665]" office:value-type="float" office:value="67089920" calcext:value-type="float">
            <text:p>6708992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584350594158E+018" calcext:value-type="float">
            <text:p>1.47584350594158E+018</text:p>
          </table:table-cell>
          <table:table-cell office:value-type="float" office:value="1.47584350600834E+018" calcext:value-type="float">
            <text:p>1.47584350600834E+018</text:p>
          </table:table-cell>
          <table:table-cell/>
          <table:table-cell table:formula="of:= [.C666] - [.B666]" office:value-type="float" office:value="66759936" calcext:value-type="float">
            <text:p>6675993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584350594198E+018" calcext:value-type="float">
            <text:p>1.47584350594198E+018</text:p>
          </table:table-cell>
          <table:table-cell office:value-type="float" office:value="1.47584350600841E+018" calcext:value-type="float">
            <text:p>1.47584350600841E+018</text:p>
          </table:table-cell>
          <table:table-cell/>
          <table:table-cell table:formula="of:= [.C667] - [.B667]" office:value-type="float" office:value="66429952" calcext:value-type="float">
            <text:p>664299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584350594235E+018" calcext:value-type="float">
            <text:p>1.47584350594235E+018</text:p>
          </table:table-cell>
          <table:table-cell office:value-type="float" office:value="1.47584350600889E+018" calcext:value-type="float">
            <text:p>1.47584350600889E+018</text:p>
          </table:table-cell>
          <table:table-cell/>
          <table:table-cell table:formula="of:= [.C668] - [.B668]" office:value-type="float" office:value="66540032" calcext:value-type="float">
            <text:p>6654003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58435059428E+018" calcext:value-type="float">
            <text:p>1.4758435059428E+018</text:p>
          </table:table-cell>
          <table:table-cell office:value-type="float" office:value="1.47584350601394E+018" calcext:value-type="float">
            <text:p>1.47584350601394E+018</text:p>
          </table:table-cell>
          <table:table-cell/>
          <table:table-cell table:formula="of:= [.C669] - [.B669]" office:value-type="float" office:value="71140096" calcext:value-type="float">
            <text:p>7114009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584350594319E+018" calcext:value-type="float">
            <text:p>1.47584350594319E+018</text:p>
          </table:table-cell>
          <table:table-cell office:value-type="float" office:value="1.47584350601403E+018" calcext:value-type="float">
            <text:p>1.47584350601403E+018</text:p>
          </table:table-cell>
          <table:table-cell/>
          <table:table-cell table:formula="of:= [.C670] - [.B670]" office:value-type="float" office:value="70840064" calcext:value-type="float">
            <text:p>7084006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584350594355E+018" calcext:value-type="float">
            <text:p>1.47584350594355E+018</text:p>
          </table:table-cell>
          <table:table-cell office:value-type="float" office:value="1.4758435060141E+018" calcext:value-type="float">
            <text:p>1.4758435060141E+018</text:p>
          </table:table-cell>
          <table:table-cell/>
          <table:table-cell table:formula="of:= [.C671] - [.B671]" office:value-type="float" office:value="70550016" calcext:value-type="float">
            <text:p>705500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58435059439E+018" calcext:value-type="float">
            <text:p>1.4758435059439E+018</text:p>
          </table:table-cell>
          <table:table-cell office:value-type="float" office:value="1.47584350601417E+018" calcext:value-type="float">
            <text:p>1.47584350601417E+018</text:p>
          </table:table-cell>
          <table:table-cell/>
          <table:table-cell table:formula="of:= [.C672] - [.B672]" office:value-type="float" office:value="70269952" calcext:value-type="float">
            <text:p>702699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584350594428E+018" calcext:value-type="float">
            <text:p>1.47584350594428E+018</text:p>
          </table:table-cell>
          <table:table-cell office:value-type="float" office:value="1.47584350601424E+018" calcext:value-type="float">
            <text:p>1.47584350601424E+018</text:p>
          </table:table-cell>
          <table:table-cell/>
          <table:table-cell table:formula="of:= [.C673] - [.B673]" office:value-type="float" office:value="69959936" calcext:value-type="float">
            <text:p>6995993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584350594464E+018" calcext:value-type="float">
            <text:p>1.47584350594464E+018</text:p>
          </table:table-cell>
          <table:table-cell office:value-type="float" office:value="1.47584350601431E+018" calcext:value-type="float">
            <text:p>1.47584350601431E+018</text:p>
          </table:table-cell>
          <table:table-cell/>
          <table:table-cell table:formula="of:= [.C674] - [.B674]" office:value-type="float" office:value="69670144" calcext:value-type="float">
            <text:p>6967014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584350594499E+018" calcext:value-type="float">
            <text:p>1.47584350594499E+018</text:p>
          </table:table-cell>
          <table:table-cell office:value-type="float" office:value="1.47584350601532E+018" calcext:value-type="float">
            <text:p>1.47584350601532E+018</text:p>
          </table:table-cell>
          <table:table-cell/>
          <table:table-cell table:formula="of:= [.C675] - [.B675]" office:value-type="float" office:value="70330112" calcext:value-type="float">
            <text:p>703301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584350594534E+018" calcext:value-type="float">
            <text:p>1.47584350594534E+018</text:p>
          </table:table-cell>
          <table:table-cell office:value-type="float" office:value="1.47584350601541E+018" calcext:value-type="float">
            <text:p>1.47584350601541E+018</text:p>
          </table:table-cell>
          <table:table-cell/>
          <table:table-cell table:formula="of:= [.C676] - [.B676]" office:value-type="float" office:value="70069760" calcext:value-type="float">
            <text:p>7006976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584350594569E+018" calcext:value-type="float">
            <text:p>1.47584350594569E+018</text:p>
          </table:table-cell>
          <table:table-cell office:value-type="float" office:value="1.47584350601548E+018" calcext:value-type="float">
            <text:p>1.47584350601548E+018</text:p>
          </table:table-cell>
          <table:table-cell/>
          <table:table-cell table:formula="of:= [.C677] - [.B677]" office:value-type="float" office:value="69789952" calcext:value-type="float">
            <text:p>6978995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584350594612E+018" calcext:value-type="float">
            <text:p>1.47584350594612E+018</text:p>
          </table:table-cell>
          <table:table-cell office:value-type="float" office:value="1.47584350601555E+018" calcext:value-type="float">
            <text:p>1.47584350601555E+018</text:p>
          </table:table-cell>
          <table:table-cell/>
          <table:table-cell table:formula="of:= [.C678] - [.B678]" office:value-type="float" office:value="69430016" calcext:value-type="float">
            <text:p>694300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584350594676E+018" calcext:value-type="float">
            <text:p>1.47584350594676E+018</text:p>
          </table:table-cell>
          <table:table-cell office:value-type="float" office:value="1.47584350601562E+018" calcext:value-type="float">
            <text:p>1.47584350601562E+018</text:p>
          </table:table-cell>
          <table:table-cell/>
          <table:table-cell table:formula="of:= [.C679] - [.B679]" office:value-type="float" office:value="68859904" calcext:value-type="float">
            <text:p>6885990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584350594719E+018" calcext:value-type="float">
            <text:p>1.47584350594719E+018</text:p>
          </table:table-cell>
          <table:table-cell office:value-type="float" office:value="1.47584350601569E+018" calcext:value-type="float">
            <text:p>1.47584350601569E+018</text:p>
          </table:table-cell>
          <table:table-cell/>
          <table:table-cell table:formula="of:= [.C680] - [.B680]" office:value-type="float" office:value="68499968" calcext:value-type="float">
            <text:p>6849996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584350594755E+018" calcext:value-type="float">
            <text:p>1.47584350594755E+018</text:p>
          </table:table-cell>
          <table:table-cell office:value-type="float" office:value="1.47584350601576E+018" calcext:value-type="float">
            <text:p>1.47584350601576E+018</text:p>
          </table:table-cell>
          <table:table-cell/>
          <table:table-cell table:formula="of:= [.C681] - [.B681]" office:value-type="float" office:value="68209920" calcext:value-type="float">
            <text:p>6820992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58435059479E+018" calcext:value-type="float">
            <text:p>1.4758435059479E+018</text:p>
          </table:table-cell>
          <table:table-cell office:value-type="float" office:value="1.47584350601582E+018" calcext:value-type="float">
            <text:p>1.47584350601582E+018</text:p>
          </table:table-cell>
          <table:table-cell/>
          <table:table-cell table:formula="of:= [.C682] - [.B682]" office:value-type="float" office:value="67919872" calcext:value-type="float">
            <text:p>6791987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584350594825E+018" calcext:value-type="float">
            <text:p>1.47584350594825E+018</text:p>
          </table:table-cell>
          <table:table-cell office:value-type="float" office:value="1.4758435060189E+018" calcext:value-type="float">
            <text:p>1.4758435060189E+018</text:p>
          </table:table-cell>
          <table:table-cell/>
          <table:table-cell table:formula="of:= [.C683] - [.B683]" office:value-type="float" office:value="70650112" calcext:value-type="float">
            <text:p>706501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584350594866E+018" calcext:value-type="float">
            <text:p>1.47584350594866E+018</text:p>
          </table:table-cell>
          <table:table-cell office:value-type="float" office:value="1.47584350602121E+018" calcext:value-type="float">
            <text:p>1.47584350602121E+018</text:p>
          </table:table-cell>
          <table:table-cell/>
          <table:table-cell table:formula="of:= [.C684] - [.B684]" office:value-type="float" office:value="72550144" calcext:value-type="float">
            <text:p>7255014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584350594901E+018" calcext:value-type="float">
            <text:p>1.47584350594901E+018</text:p>
          </table:table-cell>
          <table:table-cell office:value-type="float" office:value="1.47584350602129E+018" calcext:value-type="float">
            <text:p>1.47584350602129E+018</text:p>
          </table:table-cell>
          <table:table-cell/>
          <table:table-cell table:formula="of:= [.C685] - [.B685]" office:value-type="float" office:value="72280064" calcext:value-type="float">
            <text:p>7228006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584350594936E+018" calcext:value-type="float">
            <text:p>1.47584350594936E+018</text:p>
          </table:table-cell>
          <table:table-cell office:value-type="float" office:value="1.47584350602255E+018" calcext:value-type="float">
            <text:p>1.47584350602255E+018</text:p>
          </table:table-cell>
          <table:table-cell/>
          <table:table-cell table:formula="of:= [.C686] - [.B686]" office:value-type="float" office:value="73189888" calcext:value-type="float">
            <text:p>7318988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584350594983E+018" calcext:value-type="float">
            <text:p>1.47584350594983E+018</text:p>
          </table:table-cell>
          <table:table-cell office:value-type="float" office:value="1.47584350602344E+018" calcext:value-type="float">
            <text:p>1.47584350602344E+018</text:p>
          </table:table-cell>
          <table:table-cell/>
          <table:table-cell table:formula="of:= [.C687] - [.B687]" office:value-type="float" office:value="73609984" calcext:value-type="float">
            <text:p>7360998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584350595018E+018" calcext:value-type="float">
            <text:p>1.47584350595018E+018</text:p>
          </table:table-cell>
          <table:table-cell office:value-type="float" office:value="1.47584350602352E+018" calcext:value-type="float">
            <text:p>1.47584350602352E+018</text:p>
          </table:table-cell>
          <table:table-cell/>
          <table:table-cell table:formula="of:= [.C688] - [.B688]" office:value-type="float" office:value="73339904" calcext:value-type="float">
            <text:p>7333990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584350595053E+018" calcext:value-type="float">
            <text:p>1.47584350595053E+018</text:p>
          </table:table-cell>
          <table:table-cell office:value-type="float" office:value="1.47584350602359E+018" calcext:value-type="float">
            <text:p>1.47584350602359E+018</text:p>
          </table:table-cell>
          <table:table-cell/>
          <table:table-cell table:formula="of:= [.C689] - [.B689]" office:value-type="float" office:value="73059840" calcext:value-type="float">
            <text:p>7305984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584350595094E+018" calcext:value-type="float">
            <text:p>1.47584350595094E+018</text:p>
          </table:table-cell>
          <table:table-cell office:value-type="float" office:value="1.47584350602366E+018" calcext:value-type="float">
            <text:p>1.47584350602366E+018</text:p>
          </table:table-cell>
          <table:table-cell/>
          <table:table-cell table:formula="of:= [.C690] - [.B690]" office:value-type="float" office:value="72719872" calcext:value-type="float">
            <text:p>7271987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58435059514E+018" calcext:value-type="float">
            <text:p>1.4758435059514E+018</text:p>
          </table:table-cell>
          <table:table-cell office:value-type="float" office:value="1.47584350602373E+018" calcext:value-type="float">
            <text:p>1.47584350602373E+018</text:p>
          </table:table-cell>
          <table:table-cell/>
          <table:table-cell table:formula="of:= [.C691] - [.B691]" office:value-type="float" office:value="72329728" calcext:value-type="float">
            <text:p>7232972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584350595191E+018" calcext:value-type="float">
            <text:p>1.47584350595191E+018</text:p>
          </table:table-cell>
          <table:table-cell office:value-type="float" office:value="1.4758435060238E+018" calcext:value-type="float">
            <text:p>1.4758435060238E+018</text:p>
          </table:table-cell>
          <table:table-cell/>
          <table:table-cell table:formula="of:= [.C692] - [.B692]" office:value-type="float" office:value="71890176" calcext:value-type="float">
            <text:p>7189017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584350595227E+018" calcext:value-type="float">
            <text:p>1.47584350595227E+018</text:p>
          </table:table-cell>
          <table:table-cell office:value-type="float" office:value="1.47584350602387E+018" calcext:value-type="float">
            <text:p>1.47584350602387E+018</text:p>
          </table:table-cell>
          <table:table-cell/>
          <table:table-cell table:formula="of:= [.C693] - [.B693]" office:value-type="float" office:value="71599872" calcext:value-type="float">
            <text:p>7159987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584350595273E+018" calcext:value-type="float">
            <text:p>1.47584350595273E+018</text:p>
          </table:table-cell>
          <table:table-cell office:value-type="float" office:value="1.47584350602394E+018" calcext:value-type="float">
            <text:p>1.47584350602394E+018</text:p>
          </table:table-cell>
          <table:table-cell/>
          <table:table-cell table:formula="of:= [.C694] - [.B694]" office:value-type="float" office:value="71209984" calcext:value-type="float">
            <text:p>7120998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584350595325E+018" calcext:value-type="float">
            <text:p>1.47584350595325E+018</text:p>
          </table:table-cell>
          <table:table-cell office:value-type="float" office:value="1.475843506024E+018" calcext:value-type="float">
            <text:p>1.475843506024E+018</text:p>
          </table:table-cell>
          <table:table-cell/>
          <table:table-cell table:formula="of:= [.C695] - [.B695]" office:value-type="float" office:value="70749952" calcext:value-type="float">
            <text:p>7074995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58435059536E+018" calcext:value-type="float">
            <text:p>1.4758435059536E+018</text:p>
          </table:table-cell>
          <table:table-cell office:value-type="float" office:value="1.47584350602417E+018" calcext:value-type="float">
            <text:p>1.47584350602417E+018</text:p>
          </table:table-cell>
          <table:table-cell/>
          <table:table-cell table:formula="of:= [.C696] - [.B696]" office:value-type="float" office:value="70569728" calcext:value-type="float">
            <text:p>7056972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584350595395E+018" calcext:value-type="float">
            <text:p>1.47584350595395E+018</text:p>
          </table:table-cell>
          <table:table-cell office:value-type="float" office:value="1.47584350602577E+018" calcext:value-type="float">
            <text:p>1.47584350602577E+018</text:p>
          </table:table-cell>
          <table:table-cell/>
          <table:table-cell table:formula="of:= [.C697] - [.B697]" office:value-type="float" office:value="71819776" calcext:value-type="float">
            <text:p>7181977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58435059543E+018" calcext:value-type="float">
            <text:p>1.4758435059543E+018</text:p>
          </table:table-cell>
          <table:table-cell office:value-type="float" office:value="1.47584350602681E+018" calcext:value-type="float">
            <text:p>1.47584350602681E+018</text:p>
          </table:table-cell>
          <table:table-cell/>
          <table:table-cell table:formula="of:= [.C698] - [.B698]" office:value-type="float" office:value="72510208" calcext:value-type="float">
            <text:p>7251020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584350595471E+018" calcext:value-type="float">
            <text:p>1.47584350595471E+018</text:p>
          </table:table-cell>
          <table:table-cell office:value-type="float" office:value="1.47584350602727E+018" calcext:value-type="float">
            <text:p>1.47584350602727E+018</text:p>
          </table:table-cell>
          <table:table-cell/>
          <table:table-cell table:formula="of:= [.C699] - [.B699]" office:value-type="float" office:value="72560128" calcext:value-type="float">
            <text:p>725601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584350595506E+018" calcext:value-type="float">
            <text:p>1.47584350595506E+018</text:p>
          </table:table-cell>
          <table:table-cell office:value-type="float" office:value="1.47584350602735E+018" calcext:value-type="float">
            <text:p>1.47584350602735E+018</text:p>
          </table:table-cell>
          <table:table-cell/>
          <table:table-cell table:formula="of:= [.C700] - [.B700]" office:value-type="float" office:value="72290048" calcext:value-type="float">
            <text:p>72290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584350595549E+018" calcext:value-type="float">
            <text:p>1.47584350595549E+018</text:p>
          </table:table-cell>
          <table:table-cell office:value-type="float" office:value="1.47584350602823E+018" calcext:value-type="float">
            <text:p>1.47584350602823E+018</text:p>
          </table:table-cell>
          <table:table-cell/>
          <table:table-cell table:formula="of:= [.C701] - [.B701]" office:value-type="float" office:value="72739840" calcext:value-type="float">
            <text:p>7273984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584350595592E+018" calcext:value-type="float">
            <text:p>1.47584350595592E+018</text:p>
          </table:table-cell>
          <table:table-cell office:value-type="float" office:value="1.47584350602832E+018" calcext:value-type="float">
            <text:p>1.47584350602832E+018</text:p>
          </table:table-cell>
          <table:table-cell/>
          <table:table-cell table:formula="of:= [.C702] - [.B702]" office:value-type="float" office:value="72399872" calcext:value-type="float">
            <text:p>7239987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584350595627E+018" calcext:value-type="float">
            <text:p>1.47584350595627E+018</text:p>
          </table:table-cell>
          <table:table-cell office:value-type="float" office:value="1.47584350602839E+018" calcext:value-type="float">
            <text:p>1.47584350602839E+018</text:p>
          </table:table-cell>
          <table:table-cell/>
          <table:table-cell table:formula="of:= [.C703] - [.B703]" office:value-type="float" office:value="72120064" calcext:value-type="float">
            <text:p>7212006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58435059568E+018" calcext:value-type="float">
            <text:p>1.4758435059568E+018</text:p>
          </table:table-cell>
          <table:table-cell office:value-type="float" office:value="1.47584350602846E+018" calcext:value-type="float">
            <text:p>1.47584350602846E+018</text:p>
          </table:table-cell>
          <table:table-cell/>
          <table:table-cell table:formula="of:= [.C704] - [.B704]" office:value-type="float" office:value="71660032" calcext:value-type="float">
            <text:p>7166003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584350595721E+018" calcext:value-type="float">
            <text:p>1.47584350595721E+018</text:p>
          </table:table-cell>
          <table:table-cell office:value-type="float" office:value="1.47584350602853E+018" calcext:value-type="float">
            <text:p>1.47584350602853E+018</text:p>
          </table:table-cell>
          <table:table-cell/>
          <table:table-cell table:formula="of:= [.C705] - [.B705]" office:value-type="float" office:value="71320064" calcext:value-type="float">
            <text:p>713200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584350595779E+018" calcext:value-type="float">
            <text:p>1.47584350595779E+018</text:p>
          </table:table-cell>
          <table:table-cell office:value-type="float" office:value="1.4758435060286E+018" calcext:value-type="float">
            <text:p>1.4758435060286E+018</text:p>
          </table:table-cell>
          <table:table-cell/>
          <table:table-cell table:formula="of:= [.C706] - [.B706]" office:value-type="float" office:value="70809856" calcext:value-type="float">
            <text:p>7080985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584350595824E+018" calcext:value-type="float">
            <text:p>1.47584350595824E+018</text:p>
          </table:table-cell>
          <table:table-cell office:value-type="float" office:value="1.47584350602912E+018" calcext:value-type="float">
            <text:p>1.47584350602912E+018</text:p>
          </table:table-cell>
          <table:table-cell/>
          <table:table-cell table:formula="of:= [.C707] - [.B707]" office:value-type="float" office:value="70880000" calcext:value-type="float">
            <text:p>708800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584350595887E+018" calcext:value-type="float">
            <text:p>1.47584350595887E+018</text:p>
          </table:table-cell>
          <table:table-cell office:value-type="float" office:value="1.47584350602919E+018" calcext:value-type="float">
            <text:p>1.47584350602919E+018</text:p>
          </table:table-cell>
          <table:table-cell/>
          <table:table-cell table:formula="of:= [.C708] - [.B708]" office:value-type="float" office:value="70319872" calcext:value-type="float">
            <text:p>7031987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584350595923E+018" calcext:value-type="float">
            <text:p>1.47584350595923E+018</text:p>
          </table:table-cell>
          <table:table-cell office:value-type="float" office:value="1.47584350602926E+018" calcext:value-type="float">
            <text:p>1.47584350602926E+018</text:p>
          </table:table-cell>
          <table:table-cell/>
          <table:table-cell table:formula="of:= [.C709] - [.B709]" office:value-type="float" office:value="70030080" calcext:value-type="float">
            <text:p>7003008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584350595966E+018" calcext:value-type="float">
            <text:p>1.47584350595966E+018</text:p>
          </table:table-cell>
          <table:table-cell office:value-type="float" office:value="1.47584350602933E+018" calcext:value-type="float">
            <text:p>1.47584350602933E+018</text:p>
          </table:table-cell>
          <table:table-cell/>
          <table:table-cell table:formula="of:= [.C710] - [.B710]" office:value-type="float" office:value="69669888" calcext:value-type="float">
            <text:p>6966988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584350596011E+018" calcext:value-type="float">
            <text:p>1.47584350596011E+018</text:p>
          </table:table-cell>
          <table:table-cell office:value-type="float" office:value="1.4758435060294E+018" calcext:value-type="float">
            <text:p>1.4758435060294E+018</text:p>
          </table:table-cell>
          <table:table-cell/>
          <table:table-cell table:formula="of:= [.C711] - [.B711]" office:value-type="float" office:value="69289984" calcext:value-type="float">
            <text:p>6928998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584350596426E+018" calcext:value-type="float">
            <text:p>1.47584350596426E+018</text:p>
          </table:table-cell>
          <table:table-cell office:value-type="float" office:value="1.47584350602947E+018" calcext:value-type="float">
            <text:p>1.47584350602947E+018</text:p>
          </table:table-cell>
          <table:table-cell/>
          <table:table-cell table:formula="of:= [.C712] - [.B712]" office:value-type="float" office:value="65210112" calcext:value-type="float">
            <text:p>652101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584350596464E+018" calcext:value-type="float">
            <text:p>1.47584350596464E+018</text:p>
          </table:table-cell>
          <table:table-cell office:value-type="float" office:value="1.47584350602954E+018" calcext:value-type="float">
            <text:p>1.47584350602954E+018</text:p>
          </table:table-cell>
          <table:table-cell/>
          <table:table-cell table:formula="of:= [.C713] - [.B713]" office:value-type="float" office:value="64900096" calcext:value-type="float">
            <text:p>6490009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584350596502E+018" calcext:value-type="float">
            <text:p>1.47584350596502E+018</text:p>
          </table:table-cell>
          <table:table-cell office:value-type="float" office:value="1.47584350602961E+018" calcext:value-type="float">
            <text:p>1.47584350602961E+018</text:p>
          </table:table-cell>
          <table:table-cell/>
          <table:table-cell table:formula="of:= [.C714] - [.B714]" office:value-type="float" office:value="64590080" calcext:value-type="float">
            <text:p>6459008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584350596545E+018" calcext:value-type="float">
            <text:p>1.47584350596545E+018</text:p>
          </table:table-cell>
          <table:table-cell office:value-type="float" office:value="1.4758435060301E+018" calcext:value-type="float">
            <text:p>1.4758435060301E+018</text:p>
          </table:table-cell>
          <table:table-cell/>
          <table:table-cell table:formula="of:= [.C715] - [.B715]" office:value-type="float" office:value="64649984" calcext:value-type="float">
            <text:p>6464998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58435059658E+018" calcext:value-type="float">
            <text:p>1.4758435059658E+018</text:p>
          </table:table-cell>
          <table:table-cell office:value-type="float" office:value="1.47584350603018E+018" calcext:value-type="float">
            <text:p>1.47584350603018E+018</text:p>
          </table:table-cell>
          <table:table-cell/>
          <table:table-cell table:formula="of:= [.C716] - [.B716]" office:value-type="float" office:value="64380160" calcext:value-type="float">
            <text:p>6438016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584350596615E+018" calcext:value-type="float">
            <text:p>1.47584350596615E+018</text:p>
          </table:table-cell>
          <table:table-cell office:value-type="float" office:value="1.47584350603025E+018" calcext:value-type="float">
            <text:p>1.47584350603025E+018</text:p>
          </table:table-cell>
          <table:table-cell/>
          <table:table-cell table:formula="of:= [.C717] - [.B717]" office:value-type="float" office:value="64099840" calcext:value-type="float">
            <text:p>6409984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584350596653E+018" calcext:value-type="float">
            <text:p>1.47584350596653E+018</text:p>
          </table:table-cell>
          <table:table-cell office:value-type="float" office:value="1.47584350603032E+018" calcext:value-type="float">
            <text:p>1.47584350603032E+018</text:p>
          </table:table-cell>
          <table:table-cell/>
          <table:table-cell table:formula="of:= [.C718] - [.B718]" office:value-type="float" office:value="63790080" calcext:value-type="float">
            <text:p>6379008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584350596703E+018" calcext:value-type="float">
            <text:p>1.47584350596703E+018</text:p>
          </table:table-cell>
          <table:table-cell office:value-type="float" office:value="1.47584350603039E+018" calcext:value-type="float">
            <text:p>1.47584350603039E+018</text:p>
          </table:table-cell>
          <table:table-cell/>
          <table:table-cell table:formula="of:= [.C719] - [.B719]" office:value-type="float" office:value="63360000" calcext:value-type="float">
            <text:p>633600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58435059677E+018" calcext:value-type="float">
            <text:p>1.4758435059677E+018</text:p>
          </table:table-cell>
          <table:table-cell office:value-type="float" office:value="1.47584350603046E+018" calcext:value-type="float">
            <text:p>1.47584350603046E+018</text:p>
          </table:table-cell>
          <table:table-cell/>
          <table:table-cell table:formula="of:= [.C720] - [.B720]" office:value-type="float" office:value="62759936" calcext:value-type="float">
            <text:p>627599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584350596817E+018" calcext:value-type="float">
            <text:p>1.47584350596817E+018</text:p>
          </table:table-cell>
          <table:table-cell office:value-type="float" office:value="1.47584350603053E+018" calcext:value-type="float">
            <text:p>1.47584350603053E+018</text:p>
          </table:table-cell>
          <table:table-cell/>
          <table:table-cell table:formula="of:= [.C721] - [.B721]" office:value-type="float" office:value="62360064" calcext:value-type="float">
            <text:p>6236006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584350596876E+018" calcext:value-type="float">
            <text:p>1.47584350596876E+018</text:p>
          </table:table-cell>
          <table:table-cell office:value-type="float" office:value="1.4758435060306E+018" calcext:value-type="float">
            <text:p>1.4758435060306E+018</text:p>
          </table:table-cell>
          <table:table-cell/>
          <table:table-cell table:formula="of:= [.C722] - [.B722]" office:value-type="float" office:value="61839872" calcext:value-type="float">
            <text:p>6183987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584350596912E+018" calcext:value-type="float">
            <text:p>1.47584350596912E+018</text:p>
          </table:table-cell>
          <table:table-cell office:value-type="float" office:value="1.47584350603109E+018" calcext:value-type="float">
            <text:p>1.47584350603109E+018</text:p>
          </table:table-cell>
          <table:table-cell/>
          <table:table-cell table:formula="of:= [.C723] - [.B723]" office:value-type="float" office:value="61969920" calcext:value-type="float">
            <text:p>6196992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584350596956E+018" calcext:value-type="float">
            <text:p>1.47584350596956E+018</text:p>
          </table:table-cell>
          <table:table-cell office:value-type="float" office:value="1.47584350603202E+018" calcext:value-type="float">
            <text:p>1.47584350603202E+018</text:p>
          </table:table-cell>
          <table:table-cell/>
          <table:table-cell table:formula="of:= [.C724] - [.B724]" office:value-type="float" office:value="62459904" calcext:value-type="float">
            <text:p>6245990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584350596999E+018" calcext:value-type="float">
            <text:p>1.47584350596999E+018</text:p>
          </table:table-cell>
          <table:table-cell office:value-type="float" office:value="1.47584350603209E+018" calcext:value-type="float">
            <text:p>1.47584350603209E+018</text:p>
          </table:table-cell>
          <table:table-cell/>
          <table:table-cell table:formula="of:= [.C725] - [.B725]" office:value-type="float" office:value="62100224" calcext:value-type="float">
            <text:p>621002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584350597041E+018" calcext:value-type="float">
            <text:p>1.47584350597041E+018</text:p>
          </table:table-cell>
          <table:table-cell office:value-type="float" office:value="1.47584350603216E+018" calcext:value-type="float">
            <text:p>1.47584350603216E+018</text:p>
          </table:table-cell>
          <table:table-cell/>
          <table:table-cell table:formula="of:= [.C726] - [.B726]" office:value-type="float" office:value="61750016" calcext:value-type="float">
            <text:p>617500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584350597076E+018" calcext:value-type="float">
            <text:p>1.47584350597076E+018</text:p>
          </table:table-cell>
          <table:table-cell office:value-type="float" office:value="1.47584350603223E+018" calcext:value-type="float">
            <text:p>1.47584350603223E+018</text:p>
          </table:table-cell>
          <table:table-cell/>
          <table:table-cell table:formula="of:= [.C727] - [.B727]" office:value-type="float" office:value="61470208" calcext:value-type="float">
            <text:p>614702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58435059711E+018" calcext:value-type="float">
            <text:p>1.4758435059711E+018</text:p>
          </table:table-cell>
          <table:table-cell office:value-type="float" office:value="1.4758435060323E+018" calcext:value-type="float">
            <text:p>1.4758435060323E+018</text:p>
          </table:table-cell>
          <table:table-cell/>
          <table:table-cell table:formula="of:= [.C728] - [.B728]" office:value-type="float" office:value="61200128" calcext:value-type="float">
            <text:p>612001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584350597151E+018" calcext:value-type="float">
            <text:p>1.47584350597151E+018</text:p>
          </table:table-cell>
          <table:table-cell office:value-type="float" office:value="1.47584350603237E+018" calcext:value-type="float">
            <text:p>1.47584350603237E+018</text:p>
          </table:table-cell>
          <table:table-cell/>
          <table:table-cell table:formula="of:= [.C729] - [.B729]" office:value-type="float" office:value="60859904" calcext:value-type="float">
            <text:p>6085990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584350597203E+018" calcext:value-type="float">
            <text:p>1.47584350597203E+018</text:p>
          </table:table-cell>
          <table:table-cell office:value-type="float" office:value="1.47584350603244E+018" calcext:value-type="float">
            <text:p>1.47584350603244E+018</text:p>
          </table:table-cell>
          <table:table-cell/>
          <table:table-cell table:formula="of:= [.C730] - [.B730]" office:value-type="float" office:value="60410112" calcext:value-type="float">
            <text:p>6041011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584350597247E+018" calcext:value-type="float">
            <text:p>1.47584350597247E+018</text:p>
          </table:table-cell>
          <table:table-cell office:value-type="float" office:value="1.47584350603251E+018" calcext:value-type="float">
            <text:p>1.47584350603251E+018</text:p>
          </table:table-cell>
          <table:table-cell/>
          <table:table-cell table:formula="of:= [.C731] - [.B731]" office:value-type="float" office:value="60039936" calcext:value-type="float">
            <text:p>600399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584350597282E+018" calcext:value-type="float">
            <text:p>1.47584350597282E+018</text:p>
          </table:table-cell>
          <table:table-cell office:value-type="float" office:value="1.47584350603258E+018" calcext:value-type="float">
            <text:p>1.47584350603258E+018</text:p>
          </table:table-cell>
          <table:table-cell/>
          <table:table-cell table:formula="of:= [.C732] - [.B732]" office:value-type="float" office:value="59760128" calcext:value-type="float">
            <text:p>597601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584350597321E+018" calcext:value-type="float">
            <text:p>1.47584350597321E+018</text:p>
          </table:table-cell>
          <table:table-cell office:value-type="float" office:value="1.47584350603265E+018" calcext:value-type="float">
            <text:p>1.47584350603265E+018</text:p>
          </table:table-cell>
          <table:table-cell/>
          <table:table-cell table:formula="of:= [.C733] - [.B733]" office:value-type="float" office:value="59439872" calcext:value-type="float">
            <text:p>5943987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584350597355E+018" calcext:value-type="float">
            <text:p>1.47584350597355E+018</text:p>
          </table:table-cell>
          <table:table-cell office:value-type="float" office:value="1.47584350603272E+018" calcext:value-type="float">
            <text:p>1.47584350603272E+018</text:p>
          </table:table-cell>
          <table:table-cell/>
          <table:table-cell table:formula="of:= [.C734] - [.B734]" office:value-type="float" office:value="59169792" calcext:value-type="float">
            <text:p>5916979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584350597395E+018" calcext:value-type="float">
            <text:p>1.47584350597395E+018</text:p>
          </table:table-cell>
          <table:table-cell office:value-type="float" office:value="1.47584350603279E+018" calcext:value-type="float">
            <text:p>1.47584350603279E+018</text:p>
          </table:table-cell>
          <table:table-cell/>
          <table:table-cell table:formula="of:= [.C735] - [.B735]" office:value-type="float" office:value="58839808" calcext:value-type="float">
            <text:p>588398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58435059743E+018" calcext:value-type="float">
            <text:p>1.4758435059743E+018</text:p>
          </table:table-cell>
          <table:table-cell office:value-type="float" office:value="1.47584350603289E+018" calcext:value-type="float">
            <text:p>1.47584350603289E+018</text:p>
          </table:table-cell>
          <table:table-cell/>
          <table:table-cell table:formula="of:= [.C736] - [.B736]" office:value-type="float" office:value="58590208" calcext:value-type="float">
            <text:p>5859020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584350597465E+018" calcext:value-type="float">
            <text:p>1.47584350597465E+018</text:p>
          </table:table-cell>
          <table:table-cell office:value-type="float" office:value="1.47584350603415E+018" calcext:value-type="float">
            <text:p>1.47584350603415E+018</text:p>
          </table:table-cell>
          <table:table-cell/>
          <table:table-cell table:formula="of:= [.C737] - [.B737]" office:value-type="float" office:value="59500032" calcext:value-type="float">
            <text:p>595000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584350597509E+018" calcext:value-type="float">
            <text:p>1.47584350597509E+018</text:p>
          </table:table-cell>
          <table:table-cell office:value-type="float" office:value="1.47584350603539E+018" calcext:value-type="float">
            <text:p>1.47584350603539E+018</text:p>
          </table:table-cell>
          <table:table-cell/>
          <table:table-cell table:formula="of:= [.C738] - [.B738]" office:value-type="float" office:value="60299776" calcext:value-type="float">
            <text:p>602997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584350597578E+018" calcext:value-type="float">
            <text:p>1.47584350597578E+018</text:p>
          </table:table-cell>
          <table:table-cell office:value-type="float" office:value="1.47584350603765E+018" calcext:value-type="float">
            <text:p>1.47584350603765E+018</text:p>
          </table:table-cell>
          <table:table-cell/>
          <table:table-cell table:formula="of:= [.C739] - [.B739]" office:value-type="float" office:value="61870080" calcext:value-type="float">
            <text:p>6187008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584350597622E+018" calcext:value-type="float">
            <text:p>1.47584350597622E+018</text:p>
          </table:table-cell>
          <table:table-cell office:value-type="float" office:value="1.47584350604027E+018" calcext:value-type="float">
            <text:p>1.47584350604027E+018</text:p>
          </table:table-cell>
          <table:table-cell/>
          <table:table-cell table:formula="of:= [.C740] - [.B740]" office:value-type="float" office:value="64049664" calcext:value-type="float">
            <text:p>640496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5843505977E+018" calcext:value-type="float">
            <text:p>1.475843505977E+018</text:p>
          </table:table-cell>
          <table:table-cell office:value-type="float" office:value="1.47584350604444E+018" calcext:value-type="float">
            <text:p>1.47584350604444E+018</text:p>
          </table:table-cell>
          <table:table-cell/>
          <table:table-cell table:formula="of:= [.C741] - [.B741]" office:value-type="float" office:value="67439616" calcext:value-type="float">
            <text:p>674396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584350597745E+018" calcext:value-type="float">
            <text:p>1.47584350597745E+018</text:p>
          </table:table-cell>
          <table:table-cell office:value-type="float" office:value="1.47584350604451E+018" calcext:value-type="float">
            <text:p>1.47584350604451E+018</text:p>
          </table:table-cell>
          <table:table-cell/>
          <table:table-cell table:formula="of:= [.C742] - [.B742]" office:value-type="float" office:value="67060224" calcext:value-type="float">
            <text:p>670602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584350597829E+018" calcext:value-type="float">
            <text:p>1.47584350597829E+018</text:p>
          </table:table-cell>
          <table:table-cell office:value-type="float" office:value="1.47584350604459E+018" calcext:value-type="float">
            <text:p>1.47584350604459E+018</text:p>
          </table:table-cell>
          <table:table-cell/>
          <table:table-cell table:formula="of:= [.C743] - [.B743]" office:value-type="float" office:value="66300160" calcext:value-type="float">
            <text:p>6630016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584350597909E+018" calcext:value-type="float">
            <text:p>1.47584350597909E+018</text:p>
          </table:table-cell>
          <table:table-cell office:value-type="float" office:value="1.47584350604466E+018" calcext:value-type="float">
            <text:p>1.47584350604466E+018</text:p>
          </table:table-cell>
          <table:table-cell/>
          <table:table-cell table:formula="of:= [.C744] - [.B744]" office:value-type="float" office:value="65570048" calcext:value-type="float">
            <text:p>6557004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584350597954E+018" calcext:value-type="float">
            <text:p>1.47584350597954E+018</text:p>
          </table:table-cell>
          <table:table-cell office:value-type="float" office:value="1.47584350604483E+018" calcext:value-type="float">
            <text:p>1.47584350604483E+018</text:p>
          </table:table-cell>
          <table:table-cell/>
          <table:table-cell table:formula="of:= [.C745] - [.B745]" office:value-type="float" office:value="65289984" calcext:value-type="float">
            <text:p>6528998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584350598054E+018" calcext:value-type="float">
            <text:p>1.47584350598054E+018</text:p>
          </table:table-cell>
          <table:table-cell office:value-type="float" office:value="1.47584350604491E+018" calcext:value-type="float">
            <text:p>1.47584350604491E+018</text:p>
          </table:table-cell>
          <table:table-cell/>
          <table:table-cell table:formula="of:= [.C746] - [.B746]" office:value-type="float" office:value="64370176" calcext:value-type="float">
            <text:p>6437017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58435059809E+018" calcext:value-type="float">
            <text:p>1.4758435059809E+018</text:p>
          </table:table-cell>
          <table:table-cell office:value-type="float" office:value="1.4758435060462E+018" calcext:value-type="float">
            <text:p>1.4758435060462E+018</text:p>
          </table:table-cell>
          <table:table-cell/>
          <table:table-cell table:formula="of:= [.C747] - [.B747]" office:value-type="float" office:value="65299968" calcext:value-type="float">
            <text:p>6529996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584350598135E+018" calcext:value-type="float">
            <text:p>1.47584350598135E+018</text:p>
          </table:table-cell>
          <table:table-cell office:value-type="float" office:value="1.47584350604857E+018" calcext:value-type="float">
            <text:p>1.47584350604857E+018</text:p>
          </table:table-cell>
          <table:table-cell/>
          <table:table-cell table:formula="of:= [.C748] - [.B748]" office:value-type="float" office:value="67219968" calcext:value-type="float">
            <text:p>6721996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584350598197E+018" calcext:value-type="float">
            <text:p>1.47584350598197E+018</text:p>
          </table:table-cell>
          <table:table-cell office:value-type="float" office:value="1.47584350605107E+018" calcext:value-type="float">
            <text:p>1.47584350605107E+018</text:p>
          </table:table-cell>
          <table:table-cell/>
          <table:table-cell table:formula="of:= [.C749] - [.B749]" office:value-type="float" office:value="69100032" calcext:value-type="float">
            <text:p>691000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584350598273E+018" calcext:value-type="float">
            <text:p>1.47584350598273E+018</text:p>
          </table:table-cell>
          <table:table-cell office:value-type="float" office:value="1.47584350605115E+018" calcext:value-type="float">
            <text:p>1.47584350605115E+018</text:p>
          </table:table-cell>
          <table:table-cell/>
          <table:table-cell table:formula="of:= [.C750] - [.B750]" office:value-type="float" office:value="68420096" calcext:value-type="float">
            <text:p>684200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584350598326E+018" calcext:value-type="float">
            <text:p>1.47584350598326E+018</text:p>
          </table:table-cell>
          <table:table-cell office:value-type="float" office:value="1.47584350605165E+018" calcext:value-type="float">
            <text:p>1.47584350605165E+018</text:p>
          </table:table-cell>
          <table:table-cell/>
          <table:table-cell table:formula="of:= [.C751] - [.B751]" office:value-type="float" office:value="68390144" calcext:value-type="float">
            <text:p>6839014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584350598376E+018" calcext:value-type="float">
            <text:p>1.47584350598376E+018</text:p>
          </table:table-cell>
          <table:table-cell office:value-type="float" office:value="1.47584350605173E+018" calcext:value-type="float">
            <text:p>1.47584350605173E+018</text:p>
          </table:table-cell>
          <table:table-cell/>
          <table:table-cell table:formula="of:= [.C752] - [.B752]" office:value-type="float" office:value="67970048" calcext:value-type="float">
            <text:p>6797004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584350598417E+018" calcext:value-type="float">
            <text:p>1.47584350598417E+018</text:p>
          </table:table-cell>
          <table:table-cell office:value-type="float" office:value="1.47584350605223E+018" calcext:value-type="float">
            <text:p>1.47584350605223E+018</text:p>
          </table:table-cell>
          <table:table-cell/>
          <table:table-cell table:formula="of:= [.C753] - [.B753]" office:value-type="float" office:value="68060160" calcext:value-type="float">
            <text:p>6806016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584350598467E+018" calcext:value-type="float">
            <text:p>1.47584350598467E+018</text:p>
          </table:table-cell>
          <table:table-cell office:value-type="float" office:value="1.47584350605231E+018" calcext:value-type="float">
            <text:p>1.47584350605231E+018</text:p>
          </table:table-cell>
          <table:table-cell/>
          <table:table-cell table:formula="of:= [.C754] - [.B754]" office:value-type="float" office:value="67640064" calcext:value-type="float">
            <text:p>6764006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584350598583E+018" calcext:value-type="float">
            <text:p>1.47584350598583E+018</text:p>
          </table:table-cell>
          <table:table-cell office:value-type="float" office:value="1.47584350605855E+018" calcext:value-type="float">
            <text:p>1.47584350605855E+018</text:p>
          </table:table-cell>
          <table:table-cell/>
          <table:table-cell table:formula="of:= [.C755] - [.B755]" office:value-type="float" office:value="72720128" calcext:value-type="float">
            <text:p>7272012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584350598632E+018" calcext:value-type="float">
            <text:p>1.47584350598632E+018</text:p>
          </table:table-cell>
          <table:table-cell office:value-type="float" office:value="1.47584350606836E+018" calcext:value-type="float">
            <text:p>1.47584350606836E+018</text:p>
          </table:table-cell>
          <table:table-cell/>
          <table:table-cell table:formula="of:= [.C756] - [.B756]" office:value-type="float" office:value="82040064" calcext:value-type="float">
            <text:p>8204006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584350598668E+018" calcext:value-type="float">
            <text:p>1.47584350598668E+018</text:p>
          </table:table-cell>
          <table:table-cell office:value-type="float" office:value="1.47584350607047E+018" calcext:value-type="float">
            <text:p>1.47584350607047E+018</text:p>
          </table:table-cell>
          <table:table-cell/>
          <table:table-cell table:formula="of:= [.C757] - [.B757]" office:value-type="float" office:value="83790080" calcext:value-type="float">
            <text:p>8379008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584350598703E+018" calcext:value-type="float">
            <text:p>1.47584350598703E+018</text:p>
          </table:table-cell>
          <table:table-cell office:value-type="float" office:value="1.47584350607231E+018" calcext:value-type="float">
            <text:p>1.47584350607231E+018</text:p>
          </table:table-cell>
          <table:table-cell/>
          <table:table-cell table:formula="of:= [.C758] - [.B758]" office:value-type="float" office:value="85280000" calcext:value-type="float">
            <text:p>852800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584350598738E+018" calcext:value-type="float">
            <text:p>1.47584350598738E+018</text:p>
          </table:table-cell>
          <table:table-cell office:value-type="float" office:value="1.47584350607298E+018" calcext:value-type="float">
            <text:p>1.47584350607298E+018</text:p>
          </table:table-cell>
          <table:table-cell/>
          <table:table-cell table:formula="of:= [.C759] - [.B759]" office:value-type="float" office:value="85600000" calcext:value-type="float">
            <text:p>856000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584350598773E+018" calcext:value-type="float">
            <text:p>1.47584350598773E+018</text:p>
          </table:table-cell>
          <table:table-cell office:value-type="float" office:value="1.47584350607305E+018" calcext:value-type="float">
            <text:p>1.47584350607305E+018</text:p>
          </table:table-cell>
          <table:table-cell/>
          <table:table-cell table:formula="of:= [.C760] - [.B760]" office:value-type="float" office:value="85319936" calcext:value-type="float">
            <text:p>853199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584350598823E+018" calcext:value-type="float">
            <text:p>1.47584350598823E+018</text:p>
          </table:table-cell>
          <table:table-cell office:value-type="float" office:value="1.47584350607312E+018" calcext:value-type="float">
            <text:p>1.47584350607312E+018</text:p>
          </table:table-cell>
          <table:table-cell/>
          <table:table-cell table:formula="of:= [.C761] - [.B761]" office:value-type="float" office:value="84890112" calcext:value-type="float">
            <text:p>8489011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584350598859E+018" calcext:value-type="float">
            <text:p>1.47584350598859E+018</text:p>
          </table:table-cell>
          <table:table-cell office:value-type="float" office:value="1.4758435060732E+018" calcext:value-type="float">
            <text:p>1.4758435060732E+018</text:p>
          </table:table-cell>
          <table:table-cell/>
          <table:table-cell table:formula="of:= [.C762] - [.B762]" office:value-type="float" office:value="84610304" calcext:value-type="float">
            <text:p>8461030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584350598894E+018" calcext:value-type="float">
            <text:p>1.47584350598894E+018</text:p>
          </table:table-cell>
          <table:table-cell office:value-type="float" office:value="1.47584350607326E+018" calcext:value-type="float">
            <text:p>1.47584350607326E+018</text:p>
          </table:table-cell>
          <table:table-cell/>
          <table:table-cell table:formula="of:= [.C763] - [.B763]" office:value-type="float" office:value="84320256" calcext:value-type="float">
            <text:p>8432025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584350598929E+018" calcext:value-type="float">
            <text:p>1.47584350598929E+018</text:p>
          </table:table-cell>
          <table:table-cell office:value-type="float" office:value="1.47584350607534E+018" calcext:value-type="float">
            <text:p>1.47584350607534E+018</text:p>
          </table:table-cell>
          <table:table-cell/>
          <table:table-cell table:formula="of:= [.C764] - [.B764]" office:value-type="float" office:value="86050048" calcext:value-type="float">
            <text:p>860500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584350598971E+018" calcext:value-type="float">
            <text:p>1.47584350598971E+018</text:p>
          </table:table-cell>
          <table:table-cell office:value-type="float" office:value="1.47584350607588E+018" calcext:value-type="float">
            <text:p>1.47584350607588E+018</text:p>
          </table:table-cell>
          <table:table-cell/>
          <table:table-cell table:formula="of:= [.C765] - [.B765]" office:value-type="float" office:value="86170368" calcext:value-type="float">
            <text:p>861703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584350599006E+018" calcext:value-type="float">
            <text:p>1.47584350599006E+018</text:p>
          </table:table-cell>
          <table:table-cell office:value-type="float" office:value="1.47584350607596E+018" calcext:value-type="float">
            <text:p>1.47584350607596E+018</text:p>
          </table:table-cell>
          <table:table-cell/>
          <table:table-cell table:formula="of:= [.C766] - [.B766]" office:value-type="float" office:value="85900288" calcext:value-type="float">
            <text:p>8590028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584350599043E+018" calcext:value-type="float">
            <text:p>1.47584350599043E+018</text:p>
          </table:table-cell>
          <table:table-cell office:value-type="float" office:value="1.47584350607603E+018" calcext:value-type="float">
            <text:p>1.47584350607603E+018</text:p>
          </table:table-cell>
          <table:table-cell/>
          <table:table-cell table:formula="of:= [.C767] - [.B767]" office:value-type="float" office:value="85600000" calcext:value-type="float">
            <text:p>85600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584350599088E+018" calcext:value-type="float">
            <text:p>1.47584350599088E+018</text:p>
          </table:table-cell>
          <table:table-cell office:value-type="float" office:value="1.4758435060761E+018" calcext:value-type="float">
            <text:p>1.4758435060761E+018</text:p>
          </table:table-cell>
          <table:table-cell/>
          <table:table-cell table:formula="of:= [.C768] - [.B768]" office:value-type="float" office:value="85219840" calcext:value-type="float">
            <text:p>8521984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584350599123E+018" calcext:value-type="float">
            <text:p>1.47584350599123E+018</text:p>
          </table:table-cell>
          <table:table-cell office:value-type="float" office:value="1.47584350607617E+018" calcext:value-type="float">
            <text:p>1.47584350607617E+018</text:p>
          </table:table-cell>
          <table:table-cell/>
          <table:table-cell table:formula="of:= [.C769] - [.B769]" office:value-type="float" office:value="84940032" calcext:value-type="float">
            <text:p>8494003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584350599158E+018" calcext:value-type="float">
            <text:p>1.47584350599158E+018</text:p>
          </table:table-cell>
          <table:table-cell office:value-type="float" office:value="1.47584350607624E+018" calcext:value-type="float">
            <text:p>1.47584350607624E+018</text:p>
          </table:table-cell>
          <table:table-cell/>
          <table:table-cell table:formula="of:= [.C770] - [.B770]" office:value-type="float" office:value="84660224" calcext:value-type="float">
            <text:p>846602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584350599196E+018" calcext:value-type="float">
            <text:p>1.47584350599196E+018</text:p>
          </table:table-cell>
          <table:table-cell office:value-type="float" office:value="1.47584350607631E+018" calcext:value-type="float">
            <text:p>1.47584350607631E+018</text:p>
          </table:table-cell>
          <table:table-cell/>
          <table:table-cell table:formula="of:= [.C771] - [.B771]" office:value-type="float" office:value="84349952" calcext:value-type="float">
            <text:p>8434995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584350599254E+018" calcext:value-type="float">
            <text:p>1.47584350599254E+018</text:p>
          </table:table-cell>
          <table:table-cell office:value-type="float" office:value="1.47584350607638E+018" calcext:value-type="float">
            <text:p>1.47584350607638E+018</text:p>
          </table:table-cell>
          <table:table-cell/>
          <table:table-cell table:formula="of:= [.C772] - [.B772]" office:value-type="float" office:value="83839744" calcext:value-type="float">
            <text:p>8383974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584350599304E+018" calcext:value-type="float">
            <text:p>1.47584350599304E+018</text:p>
          </table:table-cell>
          <table:table-cell office:value-type="float" office:value="1.47584350607646E+018" calcext:value-type="float">
            <text:p>1.47584350607646E+018</text:p>
          </table:table-cell>
          <table:table-cell/>
          <table:table-cell table:formula="of:= [.C773] - [.B773]" office:value-type="float" office:value="83420160" calcext:value-type="float">
            <text:p>8342016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58435059934E+018" calcext:value-type="float">
            <text:p>1.4758435059934E+018</text:p>
          </table:table-cell>
          <table:table-cell office:value-type="float" office:value="1.47584350607653E+018" calcext:value-type="float">
            <text:p>1.47584350607653E+018</text:p>
          </table:table-cell>
          <table:table-cell/>
          <table:table-cell table:formula="of:= [.C774] - [.B774]" office:value-type="float" office:value="83129856" calcext:value-type="float">
            <text:p>8312985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584350599375E+018" calcext:value-type="float">
            <text:p>1.47584350599375E+018</text:p>
          </table:table-cell>
          <table:table-cell office:value-type="float" office:value="1.47584350607659E+018" calcext:value-type="float">
            <text:p>1.47584350607659E+018</text:p>
          </table:table-cell>
          <table:table-cell/>
          <table:table-cell table:formula="of:= [.C775] - [.B775]" office:value-type="float" office:value="82840064" calcext:value-type="float">
            <text:p>8284006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58435059941E+018" calcext:value-type="float">
            <text:p>1.4758435059941E+018</text:p>
          </table:table-cell>
          <table:table-cell office:value-type="float" office:value="1.47584350607666E+018" calcext:value-type="float">
            <text:p>1.47584350607666E+018</text:p>
          </table:table-cell>
          <table:table-cell/>
          <table:table-cell table:formula="of:= [.C776] - [.B776]" office:value-type="float" office:value="82560000" calcext:value-type="float">
            <text:p>8256000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584350599452E+018" calcext:value-type="float">
            <text:p>1.47584350599452E+018</text:p>
          </table:table-cell>
          <table:table-cell office:value-type="float" office:value="1.47584350608236E+018" calcext:value-type="float">
            <text:p>1.47584350608236E+018</text:p>
          </table:table-cell>
          <table:table-cell/>
          <table:table-cell table:formula="of:= [.C777] - [.B777]" office:value-type="float" office:value="87840000" calcext:value-type="float">
            <text:p>878400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584350599494E+018" calcext:value-type="float">
            <text:p>1.47584350599494E+018</text:p>
          </table:table-cell>
          <table:table-cell office:value-type="float" office:value="1.47584350608245E+018" calcext:value-type="float">
            <text:p>1.47584350608245E+018</text:p>
          </table:table-cell>
          <table:table-cell/>
          <table:table-cell table:formula="of:= [.C778] - [.B778]" office:value-type="float" office:value="87510016" calcext:value-type="float">
            <text:p>875100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584350599532E+018" calcext:value-type="float">
            <text:p>1.47584350599532E+018</text:p>
          </table:table-cell>
          <table:table-cell office:value-type="float" office:value="1.47584350608252E+018" calcext:value-type="float">
            <text:p>1.47584350608252E+018</text:p>
          </table:table-cell>
          <table:table-cell/>
          <table:table-cell table:formula="of:= [.C779] - [.B779]" office:value-type="float" office:value="87200000" calcext:value-type="float">
            <text:p>872000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584350599568E+018" calcext:value-type="float">
            <text:p>1.47584350599568E+018</text:p>
          </table:table-cell>
          <table:table-cell office:value-type="float" office:value="1.47584350608259E+018" calcext:value-type="float">
            <text:p>1.47584350608259E+018</text:p>
          </table:table-cell>
          <table:table-cell/>
          <table:table-cell table:formula="of:= [.C780] - [.B780]" office:value-type="float" office:value="86909952" calcext:value-type="float">
            <text:p>869099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584350599602E+018" calcext:value-type="float">
            <text:p>1.47584350599602E+018</text:p>
          </table:table-cell>
          <table:table-cell office:value-type="float" office:value="1.47584350608266E+018" calcext:value-type="float">
            <text:p>1.47584350608266E+018</text:p>
          </table:table-cell>
          <table:table-cell/>
          <table:table-cell table:formula="of:= [.C781] - [.B781]" office:value-type="float" office:value="86640128" calcext:value-type="float">
            <text:p>8664012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584350599646E+018" calcext:value-type="float">
            <text:p>1.47584350599646E+018</text:p>
          </table:table-cell>
          <table:table-cell office:value-type="float" office:value="1.47584350608273E+018" calcext:value-type="float">
            <text:p>1.47584350608273E+018</text:p>
          </table:table-cell>
          <table:table-cell/>
          <table:table-cell table:formula="of:= [.C782] - [.B782]" office:value-type="float" office:value="86269952" calcext:value-type="float">
            <text:p>8626995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584350599725E+018" calcext:value-type="float">
            <text:p>1.47584350599725E+018</text:p>
          </table:table-cell>
          <table:table-cell office:value-type="float" office:value="1.4758435060828E+018" calcext:value-type="float">
            <text:p>1.4758435060828E+018</text:p>
          </table:table-cell>
          <table:table-cell/>
          <table:table-cell table:formula="of:= [.C783] - [.B783]" office:value-type="float" office:value="85549824" calcext:value-type="float">
            <text:p>855498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584350599764E+018" calcext:value-type="float">
            <text:p>1.47584350599764E+018</text:p>
          </table:table-cell>
          <table:table-cell office:value-type="float" office:value="1.47584350608407E+018" calcext:value-type="float">
            <text:p>1.47584350608407E+018</text:p>
          </table:table-cell>
          <table:table-cell/>
          <table:table-cell table:formula="of:= [.C784] - [.B784]" office:value-type="float" office:value="86429952" calcext:value-type="float">
            <text:p>8642995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5843505998E+018" calcext:value-type="float">
            <text:p>1.475843505998E+018</text:p>
          </table:table-cell>
          <table:table-cell office:value-type="float" office:value="1.47584350608421E+018" calcext:value-type="float">
            <text:p>1.47584350608421E+018</text:p>
          </table:table-cell>
          <table:table-cell/>
          <table:table-cell table:formula="of:= [.C785] - [.B785]" office:value-type="float" office:value="86210048" calcext:value-type="float">
            <text:p>8621004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584350599834E+018" calcext:value-type="float">
            <text:p>1.47584350599834E+018</text:p>
          </table:table-cell>
          <table:table-cell office:value-type="float" office:value="1.47584350608592E+018" calcext:value-type="float">
            <text:p>1.47584350608592E+018</text:p>
          </table:table-cell>
          <table:table-cell/>
          <table:table-cell table:formula="of:= [.C786] - [.B786]" office:value-type="float" office:value="87580160" calcext:value-type="float">
            <text:p>8758016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584350599869E+018" calcext:value-type="float">
            <text:p>1.47584350599869E+018</text:p>
          </table:table-cell>
          <table:table-cell office:value-type="float" office:value="1.475843506086E+018" calcext:value-type="float">
            <text:p>1.475843506086E+018</text:p>
          </table:table-cell>
          <table:table-cell/>
          <table:table-cell table:formula="of:= [.C787] - [.B787]" office:value-type="float" office:value="87310080" calcext:value-type="float">
            <text:p>8731008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584350599908E+018" calcext:value-type="float">
            <text:p>1.47584350599908E+018</text:p>
          </table:table-cell>
          <table:table-cell office:value-type="float" office:value="1.47584350608607E+018" calcext:value-type="float">
            <text:p>1.47584350608607E+018</text:p>
          </table:table-cell>
          <table:table-cell/>
          <table:table-cell table:formula="of:= [.C788] - [.B788]" office:value-type="float" office:value="86990080" calcext:value-type="float">
            <text:p>8699008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584350599942E+018" calcext:value-type="float">
            <text:p>1.47584350599942E+018</text:p>
          </table:table-cell>
          <table:table-cell office:value-type="float" office:value="1.47584350608623E+018" calcext:value-type="float">
            <text:p>1.47584350608623E+018</text:p>
          </table:table-cell>
          <table:table-cell/>
          <table:table-cell table:formula="of:= [.C789] - [.B789]" office:value-type="float" office:value="86810112" calcext:value-type="float">
            <text:p>8681011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584350599977E+018" calcext:value-type="float">
            <text:p>1.47584350599977E+018</text:p>
          </table:table-cell>
          <table:table-cell office:value-type="float" office:value="1.47584350608631E+018" calcext:value-type="float">
            <text:p>1.47584350608631E+018</text:p>
          </table:table-cell>
          <table:table-cell/>
          <table:table-cell table:formula="of:= [.C790] - [.B790]" office:value-type="float" office:value="86540032" calcext:value-type="float">
            <text:p>8654003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584350600016E+018" calcext:value-type="float">
            <text:p>1.47584350600016E+018</text:p>
          </table:table-cell>
          <table:table-cell office:value-type="float" office:value="1.47584350608638E+018" calcext:value-type="float">
            <text:p>1.47584350608638E+018</text:p>
          </table:table-cell>
          <table:table-cell/>
          <table:table-cell table:formula="of:= [.C791] - [.B791]" office:value-type="float" office:value="86220032" calcext:value-type="float">
            <text:p>862200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58435060008E+018" calcext:value-type="float">
            <text:p>1.4758435060008E+018</text:p>
          </table:table-cell>
          <table:table-cell office:value-type="float" office:value="1.47584350608645E+018" calcext:value-type="float">
            <text:p>1.47584350608645E+018</text:p>
          </table:table-cell>
          <table:table-cell/>
          <table:table-cell table:formula="of:= [.C792] - [.B792]" office:value-type="float" office:value="85649920" calcext:value-type="float">
            <text:p>856499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584350600118E+018" calcext:value-type="float">
            <text:p>1.47584350600118E+018</text:p>
          </table:table-cell>
          <table:table-cell office:value-type="float" office:value="1.47584350608651E+018" calcext:value-type="float">
            <text:p>1.47584350608651E+018</text:p>
          </table:table-cell>
          <table:table-cell/>
          <table:table-cell table:formula="of:= [.C793] - [.B793]" office:value-type="float" office:value="85330176" calcext:value-type="float">
            <text:p>8533017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584350600157E+018" calcext:value-type="float">
            <text:p>1.47584350600157E+018</text:p>
          </table:table-cell>
          <table:table-cell office:value-type="float" office:value="1.47584350608658E+018" calcext:value-type="float">
            <text:p>1.47584350608658E+018</text:p>
          </table:table-cell>
          <table:table-cell/>
          <table:table-cell table:formula="of:= [.C794] - [.B794]" office:value-type="float" office:value="85009920" calcext:value-type="float">
            <text:p>850099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584350600191E+018" calcext:value-type="float">
            <text:p>1.47584350600191E+018</text:p>
          </table:table-cell>
          <table:table-cell office:value-type="float" office:value="1.47584350608665E+018" calcext:value-type="float">
            <text:p>1.47584350608665E+018</text:p>
          </table:table-cell>
          <table:table-cell/>
          <table:table-cell table:formula="of:= [.C795] - [.B795]" office:value-type="float" office:value="84739840" calcext:value-type="float">
            <text:p>8473984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584350600226E+018" calcext:value-type="float">
            <text:p>1.47584350600226E+018</text:p>
          </table:table-cell>
          <table:table-cell office:value-type="float" office:value="1.47584350608672E+018" calcext:value-type="float">
            <text:p>1.47584350608672E+018</text:p>
          </table:table-cell>
          <table:table-cell/>
          <table:table-cell table:formula="of:= [.C796] - [.B796]" office:value-type="float" office:value="84460032" calcext:value-type="float">
            <text:p>8446003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584350600261E+018" calcext:value-type="float">
            <text:p>1.47584350600261E+018</text:p>
          </table:table-cell>
          <table:table-cell office:value-type="float" office:value="1.47584350608679E+018" calcext:value-type="float">
            <text:p>1.47584350608679E+018</text:p>
          </table:table-cell>
          <table:table-cell/>
          <table:table-cell table:formula="of:= [.C797] - [.B797]" office:value-type="float" office:value="84179968" calcext:value-type="float">
            <text:p>8417996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5843506003E+018" calcext:value-type="float">
            <text:p>1.475843506003E+018</text:p>
          </table:table-cell>
          <table:table-cell office:value-type="float" office:value="1.47584350608686E+018" calcext:value-type="float">
            <text:p>1.47584350608686E+018</text:p>
          </table:table-cell>
          <table:table-cell/>
          <table:table-cell table:formula="of:= [.C798] - [.B798]" office:value-type="float" office:value="83859968" calcext:value-type="float">
            <text:p>8385996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584350600336E+018" calcext:value-type="float">
            <text:p>1.47584350600336E+018</text:p>
          </table:table-cell>
          <table:table-cell office:value-type="float" office:value="1.47584350608693E+018" calcext:value-type="float">
            <text:p>1.47584350608693E+018</text:p>
          </table:table-cell>
          <table:table-cell/>
          <table:table-cell table:formula="of:= [.C799] - [.B799]" office:value-type="float" office:value="83569920" calcext:value-type="float">
            <text:p>835699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584350600376E+018" calcext:value-type="float">
            <text:p>1.47584350600376E+018</text:p>
          </table:table-cell>
          <table:table-cell office:value-type="float" office:value="1.475843506087E+018" calcext:value-type="float">
            <text:p>1.475843506087E+018</text:p>
          </table:table-cell>
          <table:table-cell/>
          <table:table-cell table:formula="of:= [.C800] - [.B800]" office:value-type="float" office:value="83239936" calcext:value-type="float">
            <text:p>832399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584350600446E+018" calcext:value-type="float">
            <text:p>1.47584350600446E+018</text:p>
          </table:table-cell>
          <table:table-cell office:value-type="float" office:value="1.47584350608707E+018" calcext:value-type="float">
            <text:p>1.47584350608707E+018</text:p>
          </table:table-cell>
          <table:table-cell/>
          <table:table-cell table:formula="of:= [.C801] - [.B801]" office:value-type="float" office:value="82609920" calcext:value-type="float">
            <text:p>826099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584350600532E+018" calcext:value-type="float">
            <text:p>1.47584350600532E+018</text:p>
          </table:table-cell>
          <table:table-cell office:value-type="float" office:value="1.47584350608713E+018" calcext:value-type="float">
            <text:p>1.47584350608713E+018</text:p>
          </table:table-cell>
          <table:table-cell/>
          <table:table-cell table:formula="of:= [.C802] - [.B802]" office:value-type="float" office:value="81809920" calcext:value-type="float">
            <text:p>818099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584350600582E+018" calcext:value-type="float">
            <text:p>1.47584350600582E+018</text:p>
          </table:table-cell>
          <table:table-cell office:value-type="float" office:value="1.4758435060872E+018" calcext:value-type="float">
            <text:p>1.4758435060872E+018</text:p>
          </table:table-cell>
          <table:table-cell/>
          <table:table-cell table:formula="of:= [.C803] - [.B803]" office:value-type="float" office:value="81380096" calcext:value-type="float">
            <text:p>813800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584350600623E+018" calcext:value-type="float">
            <text:p>1.47584350600623E+018</text:p>
          </table:table-cell>
          <table:table-cell office:value-type="float" office:value="1.47584350608727E+018" calcext:value-type="float">
            <text:p>1.47584350608727E+018</text:p>
          </table:table-cell>
          <table:table-cell/>
          <table:table-cell table:formula="of:= [.C804] - [.B804]" office:value-type="float" office:value="81040128" calcext:value-type="float">
            <text:p>8104012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584350600673E+018" calcext:value-type="float">
            <text:p>1.47584350600673E+018</text:p>
          </table:table-cell>
          <table:table-cell office:value-type="float" office:value="1.47584350608849E+018" calcext:value-type="float">
            <text:p>1.47584350608849E+018</text:p>
          </table:table-cell>
          <table:table-cell/>
          <table:table-cell table:formula="of:= [.C805] - [.B805]" office:value-type="float" office:value="81760000" calcext:value-type="float">
            <text:p>817600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584350600723E+018" calcext:value-type="float">
            <text:p>1.47584350600723E+018</text:p>
          </table:table-cell>
          <table:table-cell office:value-type="float" office:value="1.47584350608866E+018" calcext:value-type="float">
            <text:p>1.47584350608866E+018</text:p>
          </table:table-cell>
          <table:table-cell/>
          <table:table-cell table:formula="of:= [.C806] - [.B806]" office:value-type="float" office:value="81430016" calcext:value-type="float">
            <text:p>814300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584350600773E+018" calcext:value-type="float">
            <text:p>1.47584350600773E+018</text:p>
          </table:table-cell>
          <table:table-cell office:value-type="float" office:value="1.47584350608883E+018" calcext:value-type="float">
            <text:p>1.47584350608883E+018</text:p>
          </table:table-cell>
          <table:table-cell/>
          <table:table-cell table:formula="of:= [.C807] - [.B807]" office:value-type="float" office:value="81100032" calcext:value-type="float">
            <text:p>8110003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584350600868E+018" calcext:value-type="float">
            <text:p>1.47584350600868E+018</text:p>
          </table:table-cell>
          <table:table-cell office:value-type="float" office:value="1.4758435060889E+018" calcext:value-type="float">
            <text:p>1.4758435060889E+018</text:p>
          </table:table-cell>
          <table:table-cell/>
          <table:table-cell table:formula="of:= [.C808] - [.B808]" office:value-type="float" office:value="80219648" calcext:value-type="float">
            <text:p>8021964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584350600925E+018" calcext:value-type="float">
            <text:p>1.47584350600925E+018</text:p>
          </table:table-cell>
          <table:table-cell office:value-type="float" office:value="1.47584350608897E+018" calcext:value-type="float">
            <text:p>1.47584350608897E+018</text:p>
          </table:table-cell>
          <table:table-cell/>
          <table:table-cell table:formula="of:= [.C809] - [.B809]" office:value-type="float" office:value="79719936" calcext:value-type="float">
            <text:p>797199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584350601462E+018" calcext:value-type="float">
            <text:p>1.47584350601462E+018</text:p>
          </table:table-cell>
          <table:table-cell office:value-type="float" office:value="1.47584350608904E+018" calcext:value-type="float">
            <text:p>1.47584350608904E+018</text:p>
          </table:table-cell>
          <table:table-cell/>
          <table:table-cell table:formula="of:= [.C810] - [.B810]" office:value-type="float" office:value="74420224" calcext:value-type="float">
            <text:p>744202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584350601512E+018" calcext:value-type="float">
            <text:p>1.47584350601512E+018</text:p>
          </table:table-cell>
          <table:table-cell office:value-type="float" office:value="1.47584350608911E+018" calcext:value-type="float">
            <text:p>1.47584350608911E+018</text:p>
          </table:table-cell>
          <table:table-cell/>
          <table:table-cell table:formula="of:= [.C811] - [.B811]" office:value-type="float" office:value="73989888" calcext:value-type="float">
            <text:p>7398988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584350601618E+018" calcext:value-type="float">
            <text:p>1.47584350601618E+018</text:p>
          </table:table-cell>
          <table:table-cell office:value-type="float" office:value="1.47584350608918E+018" calcext:value-type="float">
            <text:p>1.47584350608918E+018</text:p>
          </table:table-cell>
          <table:table-cell/>
          <table:table-cell table:formula="of:= [.C812] - [.B812]" office:value-type="float" office:value="73000192" calcext:value-type="float">
            <text:p>7300019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584350601658E+018" calcext:value-type="float">
            <text:p>1.47584350601658E+018</text:p>
          </table:table-cell>
          <table:table-cell office:value-type="float" office:value="1.47584350608968E+018" calcext:value-type="float">
            <text:p>1.47584350608968E+018</text:p>
          </table:table-cell>
          <table:table-cell/>
          <table:table-cell table:formula="of:= [.C813] - [.B813]" office:value-type="float" office:value="73099776" calcext:value-type="float">
            <text:p>7309977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584350601693E+018" calcext:value-type="float">
            <text:p>1.47584350601693E+018</text:p>
          </table:table-cell>
          <table:table-cell office:value-type="float" office:value="1.47584350608975E+018" calcext:value-type="float">
            <text:p>1.47584350608975E+018</text:p>
          </table:table-cell>
          <table:table-cell/>
          <table:table-cell table:formula="of:= [.C814] - [.B814]" office:value-type="float" office:value="72819968" calcext:value-type="float">
            <text:p>7281996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584350601728E+018" calcext:value-type="float">
            <text:p>1.47584350601728E+018</text:p>
          </table:table-cell>
          <table:table-cell office:value-type="float" office:value="1.47584350608983E+018" calcext:value-type="float">
            <text:p>1.47584350608983E+018</text:p>
          </table:table-cell>
          <table:table-cell/>
          <table:table-cell table:formula="of:= [.C815] - [.B815]" office:value-type="float" office:value="72550400" calcext:value-type="float">
            <text:p>725504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584350601767E+018" calcext:value-type="float">
            <text:p>1.47584350601767E+018</text:p>
          </table:table-cell>
          <table:table-cell office:value-type="float" office:value="1.4758435060899E+018" calcext:value-type="float">
            <text:p>1.4758435060899E+018</text:p>
          </table:table-cell>
          <table:table-cell/>
          <table:table-cell table:formula="of:= [.C816] - [.B816]" office:value-type="float" office:value="72230144" calcext:value-type="float">
            <text:p>7223014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584350601802E+018" calcext:value-type="float">
            <text:p>1.47584350601802E+018</text:p>
          </table:table-cell>
          <table:table-cell office:value-type="float" office:value="1.47584350608997E+018" calcext:value-type="float">
            <text:p>1.47584350608997E+018</text:p>
          </table:table-cell>
          <table:table-cell/>
          <table:table-cell table:formula="of:= [.C817] - [.B817]" office:value-type="float" office:value="71950080" calcext:value-type="float">
            <text:p>7195008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584350601837E+018" calcext:value-type="float">
            <text:p>1.47584350601837E+018</text:p>
          </table:table-cell>
          <table:table-cell office:value-type="float" office:value="1.47584350609004E+018" calcext:value-type="float">
            <text:p>1.47584350609004E+018</text:p>
          </table:table-cell>
          <table:table-cell/>
          <table:table-cell table:formula="of:= [.C818] - [.B818]" office:value-type="float" office:value="71669760" calcext:value-type="float">
            <text:p>7166976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584350601875E+018" calcext:value-type="float">
            <text:p>1.47584350601875E+018</text:p>
          </table:table-cell>
          <table:table-cell office:value-type="float" office:value="1.4758435060901E+018" calcext:value-type="float">
            <text:p>1.4758435060901E+018</text:p>
          </table:table-cell>
          <table:table-cell/>
          <table:table-cell table:formula="of:= [.C819] - [.B819]" office:value-type="float" office:value="71350016" calcext:value-type="float">
            <text:p>713500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584350601917E+018" calcext:value-type="float">
            <text:p>1.47584350601917E+018</text:p>
          </table:table-cell>
          <table:table-cell office:value-type="float" office:value="1.47584350609017E+018" calcext:value-type="float">
            <text:p>1.47584350609017E+018</text:p>
          </table:table-cell>
          <table:table-cell/>
          <table:table-cell table:formula="of:= [.C820] - [.B820]" office:value-type="float" office:value="71000320" calcext:value-type="float">
            <text:p>710003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584350601952E+018" calcext:value-type="float">
            <text:p>1.47584350601952E+018</text:p>
          </table:table-cell>
          <table:table-cell office:value-type="float" office:value="1.47584350609097E+018" calcext:value-type="float">
            <text:p>1.47584350609097E+018</text:p>
          </table:table-cell>
          <table:table-cell/>
          <table:table-cell table:formula="of:= [.C821] - [.B821]" office:value-type="float" office:value="71450112" calcext:value-type="float">
            <text:p>714501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584350601987E+018" calcext:value-type="float">
            <text:p>1.47584350601987E+018</text:p>
          </table:table-cell>
          <table:table-cell office:value-type="float" office:value="1.47584350609105E+018" calcext:value-type="float">
            <text:p>1.47584350609105E+018</text:p>
          </table:table-cell>
          <table:table-cell/>
          <table:table-cell table:formula="of:= [.C822] - [.B822]" office:value-type="float" office:value="71180032" calcext:value-type="float">
            <text:p>7118003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584350602054E+018" calcext:value-type="float">
            <text:p>1.47584350602054E+018</text:p>
          </table:table-cell>
          <table:table-cell office:value-type="float" office:value="1.47584350609112E+018" calcext:value-type="float">
            <text:p>1.47584350609112E+018</text:p>
          </table:table-cell>
          <table:table-cell/>
          <table:table-cell table:formula="of:= [.C823] - [.B823]" office:value-type="float" office:value="70579968" calcext:value-type="float">
            <text:p>705799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584350602095E+018" calcext:value-type="float">
            <text:p>1.47584350602095E+018</text:p>
          </table:table-cell>
          <table:table-cell office:value-type="float" office:value="1.47584350609119E+018" calcext:value-type="float">
            <text:p>1.47584350609119E+018</text:p>
          </table:table-cell>
          <table:table-cell/>
          <table:table-cell table:formula="of:= [.C824] - [.B824]" office:value-type="float" office:value="70240000" calcext:value-type="float">
            <text:p>702400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584350602156E+018" calcext:value-type="float">
            <text:p>1.47584350602156E+018</text:p>
          </table:table-cell>
          <table:table-cell office:value-type="float" office:value="1.47584350609141E+018" calcext:value-type="float">
            <text:p>1.47584350609141E+018</text:p>
          </table:table-cell>
          <table:table-cell/>
          <table:table-cell table:formula="of:= [.C825] - [.B825]" office:value-type="float" office:value="69849856" calcext:value-type="float">
            <text:p>6984985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584350602192E+018" calcext:value-type="float">
            <text:p>1.47584350602192E+018</text:p>
          </table:table-cell>
          <table:table-cell office:value-type="float" office:value="1.47584350609148E+018" calcext:value-type="float">
            <text:p>1.47584350609148E+018</text:p>
          </table:table-cell>
          <table:table-cell/>
          <table:table-cell table:formula="of:= [.C826] - [.B826]" office:value-type="float" office:value="69560064" calcext:value-type="float">
            <text:p>6956006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58435060223E+018" calcext:value-type="float">
            <text:p>1.4758435060223E+018</text:p>
          </table:table-cell>
          <table:table-cell office:value-type="float" office:value="1.47584350609155E+018" calcext:value-type="float">
            <text:p>1.47584350609155E+018</text:p>
          </table:table-cell>
          <table:table-cell/>
          <table:table-cell table:formula="of:= [.C827] - [.B827]" office:value-type="float" office:value="69249792" calcext:value-type="float">
            <text:p>692497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58435060228E+018" calcext:value-type="float">
            <text:p>1.4758435060228E+018</text:p>
          </table:table-cell>
          <table:table-cell office:value-type="float" office:value="1.47584350609162E+018" calcext:value-type="float">
            <text:p>1.47584350609162E+018</text:p>
          </table:table-cell>
          <table:table-cell/>
          <table:table-cell table:formula="of:= [.C828] - [.B828]" office:value-type="float" office:value="68819968" calcext:value-type="float">
            <text:p>688199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584350602326E+018" calcext:value-type="float">
            <text:p>1.47584350602326E+018</text:p>
          </table:table-cell>
          <table:table-cell office:value-type="float" office:value="1.47584350609549E+018" calcext:value-type="float">
            <text:p>1.47584350609549E+018</text:p>
          </table:table-cell>
          <table:table-cell/>
          <table:table-cell table:formula="of:= [.C829] - [.B829]" office:value-type="float" office:value="72230144" calcext:value-type="float">
            <text:p>722301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584350602443E+018" calcext:value-type="float">
            <text:p>1.47584350602443E+018</text:p>
          </table:table-cell>
          <table:table-cell office:value-type="float" office:value="1.4758435060956E+018" calcext:value-type="float">
            <text:p>1.4758435060956E+018</text:p>
          </table:table-cell>
          <table:table-cell/>
          <table:table-cell table:formula="of:= [.C830] - [.B830]" office:value-type="float" office:value="71170048" calcext:value-type="float">
            <text:p>711700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584350602484E+018" calcext:value-type="float">
            <text:p>1.47584350602484E+018</text:p>
          </table:table-cell>
          <table:table-cell office:value-type="float" office:value="1.47584350609787E+018" calcext:value-type="float">
            <text:p>1.47584350609787E+018</text:p>
          </table:table-cell>
          <table:table-cell/>
          <table:table-cell table:formula="of:= [.C831] - [.B831]" office:value-type="float" office:value="73030144" calcext:value-type="float">
            <text:p>7303014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584350602523E+018" calcext:value-type="float">
            <text:p>1.47584350602523E+018</text:p>
          </table:table-cell>
          <table:table-cell office:value-type="float" office:value="1.47584350609897E+018" calcext:value-type="float">
            <text:p>1.47584350609897E+018</text:p>
          </table:table-cell>
          <table:table-cell/>
          <table:table-cell table:formula="of:= [.C832] - [.B832]" office:value-type="float" office:value="73740032" calcext:value-type="float">
            <text:p>7374003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584350602562E+018" calcext:value-type="float">
            <text:p>1.47584350602562E+018</text:p>
          </table:table-cell>
          <table:table-cell office:value-type="float" office:value="1.47584350609982E+018" calcext:value-type="float">
            <text:p>1.47584350609982E+018</text:p>
          </table:table-cell>
          <table:table-cell/>
          <table:table-cell table:formula="of:= [.C833] - [.B833]" office:value-type="float" office:value="74200064" calcext:value-type="float">
            <text:p>7420006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584350602607E+018" calcext:value-type="float">
            <text:p>1.47584350602607E+018</text:p>
          </table:table-cell>
          <table:table-cell office:value-type="float" office:value="1.47584350609989E+018" calcext:value-type="float">
            <text:p>1.47584350609989E+018</text:p>
          </table:table-cell>
          <table:table-cell/>
          <table:table-cell table:formula="of:= [.C834] - [.B834]" office:value-type="float" office:value="73819904" calcext:value-type="float">
            <text:p>7381990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584350602659E+018" calcext:value-type="float">
            <text:p>1.47584350602659E+018</text:p>
          </table:table-cell>
          <table:table-cell office:value-type="float" office:value="1.47584350609996E+018" calcext:value-type="float">
            <text:p>1.47584350609996E+018</text:p>
          </table:table-cell>
          <table:table-cell/>
          <table:table-cell table:formula="of:= [.C835] - [.B835]" office:value-type="float" office:value="73370112" calcext:value-type="float">
            <text:p>7337011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584350602706E+018" calcext:value-type="float">
            <text:p>1.47584350602706E+018</text:p>
          </table:table-cell>
          <table:table-cell office:value-type="float" office:value="1.47584350610003E+018" calcext:value-type="float">
            <text:p>1.47584350610003E+018</text:p>
          </table:table-cell>
          <table:table-cell/>
          <table:table-cell table:formula="of:= [.C836] - [.B836]" office:value-type="float" office:value="72970240" calcext:value-type="float">
            <text:p>7297024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584350602765E+018" calcext:value-type="float">
            <text:p>1.47584350602765E+018</text:p>
          </table:table-cell>
          <table:table-cell office:value-type="float" office:value="1.47584350610011E+018" calcext:value-type="float">
            <text:p>1.47584350610011E+018</text:p>
          </table:table-cell>
          <table:table-cell/>
          <table:table-cell table:formula="of:= [.C837] - [.B837]" office:value-type="float" office:value="72460032" calcext:value-type="float">
            <text:p>724600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584350602806E+018" calcext:value-type="float">
            <text:p>1.47584350602806E+018</text:p>
          </table:table-cell>
          <table:table-cell office:value-type="float" office:value="1.47584350610027E+018" calcext:value-type="float">
            <text:p>1.47584350610027E+018</text:p>
          </table:table-cell>
          <table:table-cell/>
          <table:table-cell table:formula="of:= [.C838] - [.B838]" office:value-type="float" office:value="72209664" calcext:value-type="float">
            <text:p>7220966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584350602888E+018" calcext:value-type="float">
            <text:p>1.47584350602888E+018</text:p>
          </table:table-cell>
          <table:table-cell office:value-type="float" office:value="1.47584350610034E+018" calcext:value-type="float">
            <text:p>1.47584350610034E+018</text:p>
          </table:table-cell>
          <table:table-cell/>
          <table:table-cell table:formula="of:= [.C839] - [.B839]" office:value-type="float" office:value="71460352" calcext:value-type="float">
            <text:p>7146035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584350602992E+018" calcext:value-type="float">
            <text:p>1.47584350602992E+018</text:p>
          </table:table-cell>
          <table:table-cell office:value-type="float" office:value="1.47584350610041E+018" calcext:value-type="float">
            <text:p>1.47584350610041E+018</text:p>
          </table:table-cell>
          <table:table-cell/>
          <table:table-cell table:formula="of:= [.C840] - [.B840]" office:value-type="float" office:value="70490112" calcext:value-type="float">
            <text:p>704901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584350603088E+018" calcext:value-type="float">
            <text:p>1.47584350603088E+018</text:p>
          </table:table-cell>
          <table:table-cell office:value-type="float" office:value="1.47584350610049E+018" calcext:value-type="float">
            <text:p>1.47584350610049E+018</text:p>
          </table:table-cell>
          <table:table-cell/>
          <table:table-cell table:formula="of:= [.C841] - [.B841]" office:value-type="float" office:value="69609984" calcext:value-type="float">
            <text:p>6960998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584350603137E+018" calcext:value-type="float">
            <text:p>1.47584350603137E+018</text:p>
          </table:table-cell>
          <table:table-cell office:value-type="float" office:value="1.47584350610323E+018" calcext:value-type="float">
            <text:p>1.47584350610323E+018</text:p>
          </table:table-cell>
          <table:table-cell/>
          <table:table-cell table:formula="of:= [.C842] - [.B842]" office:value-type="float" office:value="71859968" calcext:value-type="float">
            <text:p>718599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584350603183E+018" calcext:value-type="float">
            <text:p>1.47584350603183E+018</text:p>
          </table:table-cell>
          <table:table-cell office:value-type="float" office:value="1.47584350610374E+018" calcext:value-type="float">
            <text:p>1.47584350610374E+018</text:p>
          </table:table-cell>
          <table:table-cell/>
          <table:table-cell table:formula="of:= [.C843] - [.B843]" office:value-type="float" office:value="71910144" calcext:value-type="float">
            <text:p>7191014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584350603321E+018" calcext:value-type="float">
            <text:p>1.47584350603321E+018</text:p>
          </table:table-cell>
          <table:table-cell office:value-type="float" office:value="1.47584350610381E+018" calcext:value-type="float">
            <text:p>1.47584350610381E+018</text:p>
          </table:table-cell>
          <table:table-cell/>
          <table:table-cell table:formula="of:= [.C844] - [.B844]" office:value-type="float" office:value="70599936" calcext:value-type="float">
            <text:p>7059993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584350603357E+018" calcext:value-type="float">
            <text:p>1.47584350603357E+018</text:p>
          </table:table-cell>
          <table:table-cell office:value-type="float" office:value="1.47584350610388E+018" calcext:value-type="float">
            <text:p>1.47584350610388E+018</text:p>
          </table:table-cell>
          <table:table-cell/>
          <table:table-cell table:formula="of:= [.C845] - [.B845]" office:value-type="float" office:value="70309888" calcext:value-type="float">
            <text:p>7030988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584350603392E+018" calcext:value-type="float">
            <text:p>1.47584350603392E+018</text:p>
          </table:table-cell>
          <table:table-cell office:value-type="float" office:value="1.47584350610395E+018" calcext:value-type="float">
            <text:p>1.47584350610395E+018</text:p>
          </table:table-cell>
          <table:table-cell/>
          <table:table-cell table:formula="of:= [.C846] - [.B846]" office:value-type="float" office:value="70030080" calcext:value-type="float">
            <text:p>7003008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584350603438E+018" calcext:value-type="float">
            <text:p>1.47584350603438E+018</text:p>
          </table:table-cell>
          <table:table-cell office:value-type="float" office:value="1.47584350610529E+018" calcext:value-type="float">
            <text:p>1.47584350610529E+018</text:p>
          </table:table-cell>
          <table:table-cell/>
          <table:table-cell table:formula="of:= [.C847] - [.B847]" office:value-type="float" office:value="70909952" calcext:value-type="float">
            <text:p>7090995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584350603478E+018" calcext:value-type="float">
            <text:p>1.47584350603478E+018</text:p>
          </table:table-cell>
          <table:table-cell office:value-type="float" office:value="1.47584350610537E+018" calcext:value-type="float">
            <text:p>1.47584350610537E+018</text:p>
          </table:table-cell>
          <table:table-cell/>
          <table:table-cell table:formula="of:= [.C848] - [.B848]" office:value-type="float" office:value="70589952" calcext:value-type="float">
            <text:p>7058995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584350603519E+018" calcext:value-type="float">
            <text:p>1.47584350603519E+018</text:p>
          </table:table-cell>
          <table:table-cell office:value-type="float" office:value="1.47584350610543E+018" calcext:value-type="float">
            <text:p>1.47584350610543E+018</text:p>
          </table:table-cell>
          <table:table-cell/>
          <table:table-cell table:formula="of:= [.C849] - [.B849]" office:value-type="float" office:value="70240000" calcext:value-type="float">
            <text:p>702400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584350603565E+018" calcext:value-type="float">
            <text:p>1.47584350603565E+018</text:p>
          </table:table-cell>
          <table:table-cell office:value-type="float" office:value="1.47584350610551E+018" calcext:value-type="float">
            <text:p>1.47584350610551E+018</text:p>
          </table:table-cell>
          <table:table-cell/>
          <table:table-cell table:formula="of:= [.C850] - [.B850]" office:value-type="float" office:value="69859840" calcext:value-type="float">
            <text:p>698598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5843506036E+018" calcext:value-type="float">
            <text:p>1.475843506036E+018</text:p>
          </table:table-cell>
          <table:table-cell office:value-type="float" office:value="1.47584350610599E+018" calcext:value-type="float">
            <text:p>1.47584350610599E+018</text:p>
          </table:table-cell>
          <table:table-cell/>
          <table:table-cell table:formula="of:= [.C851] - [.B851]" office:value-type="float" office:value="69990144" calcext:value-type="float">
            <text:p>699901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584350603635E+018" calcext:value-type="float">
            <text:p>1.47584350603635E+018</text:p>
          </table:table-cell>
          <table:table-cell office:value-type="float" office:value="1.47584350610648E+018" calcext:value-type="float">
            <text:p>1.47584350610648E+018</text:p>
          </table:table-cell>
          <table:table-cell/>
          <table:table-cell table:formula="of:= [.C852] - [.B852]" office:value-type="float" office:value="70130176" calcext:value-type="float">
            <text:p>7013017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58435060367E+018" calcext:value-type="float">
            <text:p>1.4758435060367E+018</text:p>
          </table:table-cell>
          <table:table-cell office:value-type="float" office:value="1.47584350610655E+018" calcext:value-type="float">
            <text:p>1.47584350610655E+018</text:p>
          </table:table-cell>
          <table:table-cell/>
          <table:table-cell table:formula="of:= [.C853] - [.B853]" office:value-type="float" office:value="69850112" calcext:value-type="float">
            <text:p>6985011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584350603711E+018" calcext:value-type="float">
            <text:p>1.47584350603711E+018</text:p>
          </table:table-cell>
          <table:table-cell office:value-type="float" office:value="1.47584350610662E+018" calcext:value-type="float">
            <text:p>1.47584350610662E+018</text:p>
          </table:table-cell>
          <table:table-cell/>
          <table:table-cell table:formula="of:= [.C854] - [.B854]" office:value-type="float" office:value="69509888" calcext:value-type="float">
            <text:p>6950988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58435060375E+018" calcext:value-type="float">
            <text:p>1.4758435060375E+018</text:p>
          </table:table-cell>
          <table:table-cell office:value-type="float" office:value="1.4758435061071E+018" calcext:value-type="float">
            <text:p>1.4758435061071E+018</text:p>
          </table:table-cell>
          <table:table-cell/>
          <table:table-cell table:formula="of:= [.C855] - [.B855]" office:value-type="float" office:value="69599744" calcext:value-type="float">
            <text:p>6959974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584350603792E+018" calcext:value-type="float">
            <text:p>1.47584350603792E+018</text:p>
          </table:table-cell>
          <table:table-cell office:value-type="float" office:value="1.47584350610758E+018" calcext:value-type="float">
            <text:p>1.47584350610758E+018</text:p>
          </table:table-cell>
          <table:table-cell/>
          <table:table-cell table:formula="of:= [.C856] - [.B856]" office:value-type="float" office:value="69660160" calcext:value-type="float">
            <text:p>6966016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584350603831E+018" calcext:value-type="float">
            <text:p>1.47584350603831E+018</text:p>
          </table:table-cell>
          <table:table-cell office:value-type="float" office:value="1.47584350610807E+018" calcext:value-type="float">
            <text:p>1.47584350610807E+018</text:p>
          </table:table-cell>
          <table:table-cell/>
          <table:table-cell table:formula="of:= [.C857] - [.B857]" office:value-type="float" office:value="69760000" calcext:value-type="float">
            <text:p>697600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584350603866E+018" calcext:value-type="float">
            <text:p>1.47584350603866E+018</text:p>
          </table:table-cell>
          <table:table-cell office:value-type="float" office:value="1.47584350610814E+018" calcext:value-type="float">
            <text:p>1.47584350610814E+018</text:p>
          </table:table-cell>
          <table:table-cell/>
          <table:table-cell table:formula="of:= [.C858] - [.B858]" office:value-type="float" office:value="69479936" calcext:value-type="float">
            <text:p>6947993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5843506039E+018" calcext:value-type="float">
            <text:p>1.475843506039E+018</text:p>
          </table:table-cell>
          <table:table-cell office:value-type="float" office:value="1.47584350610821E+018" calcext:value-type="float">
            <text:p>1.47584350610821E+018</text:p>
          </table:table-cell>
          <table:table-cell/>
          <table:table-cell table:formula="of:= [.C859] - [.B859]" office:value-type="float" office:value="69209856" calcext:value-type="float">
            <text:p>692098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584350603939E+018" calcext:value-type="float">
            <text:p>1.47584350603939E+018</text:p>
          </table:table-cell>
          <table:table-cell office:value-type="float" office:value="1.47584350610861E+018" calcext:value-type="float">
            <text:p>1.47584350610861E+018</text:p>
          </table:table-cell>
          <table:table-cell/>
          <table:table-cell table:formula="of:= [.C860] - [.B860]" office:value-type="float" office:value="69220096" calcext:value-type="float">
            <text:p>692200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584350603974E+018" calcext:value-type="float">
            <text:p>1.47584350603974E+018</text:p>
          </table:table-cell>
          <table:table-cell office:value-type="float" office:value="1.47584350610867E+018" calcext:value-type="float">
            <text:p>1.47584350610867E+018</text:p>
          </table:table-cell>
          <table:table-cell/>
          <table:table-cell table:formula="of:= [.C861] - [.B861]" office:value-type="float" office:value="68929792" calcext:value-type="float">
            <text:p>6892979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584350604013E+018" calcext:value-type="float">
            <text:p>1.47584350604013E+018</text:p>
          </table:table-cell>
          <table:table-cell office:value-type="float" office:value="1.47584350610873E+018" calcext:value-type="float">
            <text:p>1.47584350610873E+018</text:p>
          </table:table-cell>
          <table:table-cell/>
          <table:table-cell table:formula="of:= [.C862] - [.B862]" office:value-type="float" office:value="68600064" calcext:value-type="float">
            <text:p>6860006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584350604054E+018" calcext:value-type="float">
            <text:p>1.47584350604054E+018</text:p>
          </table:table-cell>
          <table:table-cell office:value-type="float" office:value="1.47584350610879E+018" calcext:value-type="float">
            <text:p>1.47584350610879E+018</text:p>
          </table:table-cell>
          <table:table-cell/>
          <table:table-cell table:formula="of:= [.C863] - [.B863]" office:value-type="float" office:value="68250112" calcext:value-type="float">
            <text:p>6825011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584350604113E+018" calcext:value-type="float">
            <text:p>1.47584350604113E+018</text:p>
          </table:table-cell>
          <table:table-cell office:value-type="float" office:value="1.47584350610885E+018" calcext:value-type="float">
            <text:p>1.47584350610885E+018</text:p>
          </table:table-cell>
          <table:table-cell/>
          <table:table-cell table:formula="of:= [.C864] - [.B864]" office:value-type="float" office:value="67719680" calcext:value-type="float">
            <text:p>6771968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584350604149E+018" calcext:value-type="float">
            <text:p>1.47584350604149E+018</text:p>
          </table:table-cell>
          <table:table-cell office:value-type="float" office:value="1.47584350610891E+018" calcext:value-type="float">
            <text:p>1.47584350610891E+018</text:p>
          </table:table-cell>
          <table:table-cell/>
          <table:table-cell table:formula="of:= [.C865] - [.B865]" office:value-type="float" office:value="67419904" calcext:value-type="float">
            <text:p>674199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584350604184E+018" calcext:value-type="float">
            <text:p>1.47584350604184E+018</text:p>
          </table:table-cell>
          <table:table-cell office:value-type="float" office:value="1.47584350610896E+018" calcext:value-type="float">
            <text:p>1.47584350610896E+018</text:p>
          </table:table-cell>
          <table:table-cell/>
          <table:table-cell table:formula="of:= [.C866] - [.B866]" office:value-type="float" office:value="67119616" calcext:value-type="float">
            <text:p>671196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584350604218E+018" calcext:value-type="float">
            <text:p>1.47584350604218E+018</text:p>
          </table:table-cell>
          <table:table-cell office:value-type="float" office:value="1.47584350610902E+018" calcext:value-type="float">
            <text:p>1.47584350610902E+018</text:p>
          </table:table-cell>
          <table:table-cell/>
          <table:table-cell table:formula="of:= [.C867] - [.B867]" office:value-type="float" office:value="66840320" calcext:value-type="float">
            <text:p>668403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584350604256E+018" calcext:value-type="float">
            <text:p>1.47584350604256E+018</text:p>
          </table:table-cell>
          <table:table-cell office:value-type="float" office:value="1.47584350610908E+018" calcext:value-type="float">
            <text:p>1.47584350610908E+018</text:p>
          </table:table-cell>
          <table:table-cell/>
          <table:table-cell table:formula="of:= [.C868] - [.B868]" office:value-type="float" office:value="66520064" calcext:value-type="float">
            <text:p>665200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584350604295E+018" calcext:value-type="float">
            <text:p>1.47584350604295E+018</text:p>
          </table:table-cell>
          <table:table-cell office:value-type="float" office:value="1.47584350610914E+018" calcext:value-type="float">
            <text:p>1.47584350610914E+018</text:p>
          </table:table-cell>
          <table:table-cell/>
          <table:table-cell table:formula="of:= [.C869] - [.B869]" office:value-type="float" office:value="66190080" calcext:value-type="float">
            <text:p>6619008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584350604329E+018" calcext:value-type="float">
            <text:p>1.47584350604329E+018</text:p>
          </table:table-cell>
          <table:table-cell office:value-type="float" office:value="1.4758435061092E+018" calcext:value-type="float">
            <text:p>1.4758435061092E+018</text:p>
          </table:table-cell>
          <table:table-cell/>
          <table:table-cell table:formula="of:= [.C870] - [.B870]" office:value-type="float" office:value="65910272" calcext:value-type="float">
            <text:p>659102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584350604364E+018" calcext:value-type="float">
            <text:p>1.47584350604364E+018</text:p>
          </table:table-cell>
          <table:table-cell office:value-type="float" office:value="1.47584350610926E+018" calcext:value-type="float">
            <text:p>1.47584350610926E+018</text:p>
          </table:table-cell>
          <table:table-cell/>
          <table:table-cell table:formula="of:= [.C871] - [.B871]" office:value-type="float" office:value="65619968" calcext:value-type="float">
            <text:p>6561996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584350604425E+018" calcext:value-type="float">
            <text:p>1.47584350604425E+018</text:p>
          </table:table-cell>
          <table:table-cell office:value-type="float" office:value="1.47584350610932E+018" calcext:value-type="float">
            <text:p>1.47584350610932E+018</text:p>
          </table:table-cell>
          <table:table-cell/>
          <table:table-cell table:formula="of:= [.C872] - [.B872]" office:value-type="float" office:value="65069824" calcext:value-type="float">
            <text:p>6506982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584350604518E+018" calcext:value-type="float">
            <text:p>1.47584350604518E+018</text:p>
          </table:table-cell>
          <table:table-cell office:value-type="float" office:value="1.47584350610938E+018" calcext:value-type="float">
            <text:p>1.47584350610938E+018</text:p>
          </table:table-cell>
          <table:table-cell/>
          <table:table-cell table:formula="of:= [.C873] - [.B873]" office:value-type="float" office:value="64200192" calcext:value-type="float">
            <text:p>6420019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58435060456E+018" calcext:value-type="float">
            <text:p>1.4758435060456E+018</text:p>
          </table:table-cell>
          <table:table-cell office:value-type="float" office:value="1.47584350610943E+018" calcext:value-type="float">
            <text:p>1.47584350610943E+018</text:p>
          </table:table-cell>
          <table:table-cell/>
          <table:table-cell table:formula="of:= [.C874] - [.B874]" office:value-type="float" office:value="63830016" calcext:value-type="float">
            <text:p>638300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584350604604E+018" calcext:value-type="float">
            <text:p>1.47584350604604E+018</text:p>
          </table:table-cell>
          <table:table-cell office:value-type="float" office:value="1.47584350610949E+018" calcext:value-type="float">
            <text:p>1.47584350610949E+018</text:p>
          </table:table-cell>
          <table:table-cell/>
          <table:table-cell table:formula="of:= [.C875] - [.B875]" office:value-type="float" office:value="63450112" calcext:value-type="float">
            <text:p>634501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58435060465E+018" calcext:value-type="float">
            <text:p>1.4758435060465E+018</text:p>
          </table:table-cell>
          <table:table-cell office:value-type="float" office:value="1.47584350610955E+018" calcext:value-type="float">
            <text:p>1.47584350610955E+018</text:p>
          </table:table-cell>
          <table:table-cell/>
          <table:table-cell table:formula="of:= [.C876] - [.B876]" office:value-type="float" office:value="63049984" calcext:value-type="float">
            <text:p>630499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584350604686E+018" calcext:value-type="float">
            <text:p>1.47584350604686E+018</text:p>
          </table:table-cell>
          <table:table-cell office:value-type="float" office:value="1.47584350610961E+018" calcext:value-type="float">
            <text:p>1.47584350610961E+018</text:p>
          </table:table-cell>
          <table:table-cell/>
          <table:table-cell table:formula="of:= [.C877] - [.B877]" office:value-type="float" office:value="62749952" calcext:value-type="float">
            <text:p>6274995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584350604721E+018" calcext:value-type="float">
            <text:p>1.47584350604721E+018</text:p>
          </table:table-cell>
          <table:table-cell office:value-type="float" office:value="1.47584350610967E+018" calcext:value-type="float">
            <text:p>1.47584350610967E+018</text:p>
          </table:table-cell>
          <table:table-cell/>
          <table:table-cell table:formula="of:= [.C878] - [.B878]" office:value-type="float" office:value="62459904" calcext:value-type="float">
            <text:p>624599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584350604755E+018" calcext:value-type="float">
            <text:p>1.47584350604755E+018</text:p>
          </table:table-cell>
          <table:table-cell office:value-type="float" office:value="1.47584350610972E+018" calcext:value-type="float">
            <text:p>1.47584350610972E+018</text:p>
          </table:table-cell>
          <table:table-cell/>
          <table:table-cell table:formula="of:= [.C879] - [.B879]" office:value-type="float" office:value="62169856" calcext:value-type="float">
            <text:p>621698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584350604798E+018" calcext:value-type="float">
            <text:p>1.47584350604798E+018</text:p>
          </table:table-cell>
          <table:table-cell office:value-type="float" office:value="1.47584350610978E+018" calcext:value-type="float">
            <text:p>1.47584350610978E+018</text:p>
          </table:table-cell>
          <table:table-cell/>
          <table:table-cell table:formula="of:= [.C880] - [.B880]" office:value-type="float" office:value="61800192" calcext:value-type="float">
            <text:p>6180019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584350604841E+018" calcext:value-type="float">
            <text:p>1.47584350604841E+018</text:p>
          </table:table-cell>
          <table:table-cell office:value-type="float" office:value="1.47584350611309E+018" calcext:value-type="float">
            <text:p>1.47584350611309E+018</text:p>
          </table:table-cell>
          <table:table-cell/>
          <table:table-cell table:formula="of:= [.C881] - [.B881]" office:value-type="float" office:value="64679680" calcext:value-type="float">
            <text:p>646796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584350604891E+018" calcext:value-type="float">
            <text:p>1.47584350604891E+018</text:p>
          </table:table-cell>
          <table:table-cell office:value-type="float" office:value="1.47584350611315E+018" calcext:value-type="float">
            <text:p>1.47584350611315E+018</text:p>
          </table:table-cell>
          <table:table-cell/>
          <table:table-cell table:formula="of:= [.C882] - [.B882]" office:value-type="float" office:value="64239872" calcext:value-type="float">
            <text:p>6423987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584350604931E+018" calcext:value-type="float">
            <text:p>1.47584350604931E+018</text:p>
          </table:table-cell>
          <table:table-cell office:value-type="float" office:value="1.47584350611321E+018" calcext:value-type="float">
            <text:p>1.47584350611321E+018</text:p>
          </table:table-cell>
          <table:table-cell/>
          <table:table-cell table:formula="of:= [.C883] - [.B883]" office:value-type="float" office:value="63900160" calcext:value-type="float">
            <text:p>6390016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584350604965E+018" calcext:value-type="float">
            <text:p>1.47584350604965E+018</text:p>
          </table:table-cell>
          <table:table-cell office:value-type="float" office:value="1.47584350611327E+018" calcext:value-type="float">
            <text:p>1.47584350611327E+018</text:p>
          </table:table-cell>
          <table:table-cell/>
          <table:table-cell table:formula="of:= [.C884] - [.B884]" office:value-type="float" office:value="63620096" calcext:value-type="float">
            <text:p>6362009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584350605004E+018" calcext:value-type="float">
            <text:p>1.47584350605004E+018</text:p>
          </table:table-cell>
          <table:table-cell office:value-type="float" office:value="1.47584350611333E+018" calcext:value-type="float">
            <text:p>1.47584350611333E+018</text:p>
          </table:table-cell>
          <table:table-cell/>
          <table:table-cell table:formula="of:= [.C885] - [.B885]" office:value-type="float" office:value="63290112" calcext:value-type="float">
            <text:p>632901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584350605039E+018" calcext:value-type="float">
            <text:p>1.47584350605039E+018</text:p>
          </table:table-cell>
          <table:table-cell office:value-type="float" office:value="1.47584350611339E+018" calcext:value-type="float">
            <text:p>1.47584350611339E+018</text:p>
          </table:table-cell>
          <table:table-cell/>
          <table:table-cell table:formula="of:= [.C886] - [.B886]" office:value-type="float" office:value="63000064" calcext:value-type="float">
            <text:p>630000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584350605074E+018" calcext:value-type="float">
            <text:p>1.47584350605074E+018</text:p>
          </table:table-cell>
          <table:table-cell office:value-type="float" office:value="1.47584350611344E+018" calcext:value-type="float">
            <text:p>1.47584350611344E+018</text:p>
          </table:table-cell>
          <table:table-cell/>
          <table:table-cell table:formula="of:= [.C887] - [.B887]" office:value-type="float" office:value="62700032" calcext:value-type="float">
            <text:p>6270003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584350605141E+018" calcext:value-type="float">
            <text:p>1.47584350605141E+018</text:p>
          </table:table-cell>
          <table:table-cell office:value-type="float" office:value="1.4758435061135E+018" calcext:value-type="float">
            <text:p>1.4758435061135E+018</text:p>
          </table:table-cell>
          <table:table-cell/>
          <table:table-cell table:formula="of:= [.C888] - [.B888]" office:value-type="float" office:value="62089984" calcext:value-type="float">
            <text:p>620899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584350605201E+018" calcext:value-type="float">
            <text:p>1.47584350605201E+018</text:p>
          </table:table-cell>
          <table:table-cell office:value-type="float" office:value="1.47584350611356E+018" calcext:value-type="float">
            <text:p>1.47584350611356E+018</text:p>
          </table:table-cell>
          <table:table-cell/>
          <table:table-cell table:formula="of:= [.C889] - [.B889]" office:value-type="float" office:value="61550080" calcext:value-type="float">
            <text:p>6155008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58435060526E+018" calcext:value-type="float">
            <text:p>1.4758435060526E+018</text:p>
          </table:table-cell>
          <table:table-cell office:value-type="float" office:value="1.47584350611362E+018" calcext:value-type="float">
            <text:p>1.47584350611362E+018</text:p>
          </table:table-cell>
          <table:table-cell/>
          <table:table-cell table:formula="of:= [.C890] - [.B890]" office:value-type="float" office:value="61019904" calcext:value-type="float">
            <text:p>610199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584350605305E+018" calcext:value-type="float">
            <text:p>1.47584350605305E+018</text:p>
          </table:table-cell>
          <table:table-cell office:value-type="float" office:value="1.47584350611367E+018" calcext:value-type="float">
            <text:p>1.47584350611367E+018</text:p>
          </table:table-cell>
          <table:table-cell/>
          <table:table-cell table:formula="of:= [.C891] - [.B891]" office:value-type="float" office:value="60620032" calcext:value-type="float">
            <text:p>6062003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584350605343E+018" calcext:value-type="float">
            <text:p>1.47584350605343E+018</text:p>
          </table:table-cell>
          <table:table-cell office:value-type="float" office:value="1.47584350611373E+018" calcext:value-type="float">
            <text:p>1.47584350611373E+018</text:p>
          </table:table-cell>
          <table:table-cell/>
          <table:table-cell table:formula="of:= [.C892] - [.B892]" office:value-type="float" office:value="60300032" calcext:value-type="float">
            <text:p>6030003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584350605379E+018" calcext:value-type="float">
            <text:p>1.47584350605379E+018</text:p>
          </table:table-cell>
          <table:table-cell office:value-type="float" office:value="1.47584350611379E+018" calcext:value-type="float">
            <text:p>1.47584350611379E+018</text:p>
          </table:table-cell>
          <table:table-cell/>
          <table:table-cell table:formula="of:= [.C893] - [.B893]" office:value-type="float" office:value="60000000" calcext:value-type="float">
            <text:p>60000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584350605414E+018" calcext:value-type="float">
            <text:p>1.47584350605414E+018</text:p>
          </table:table-cell>
          <table:table-cell office:value-type="float" office:value="1.47584350611385E+018" calcext:value-type="float">
            <text:p>1.47584350611385E+018</text:p>
          </table:table-cell>
          <table:table-cell/>
          <table:table-cell table:formula="of:= [.C894] - [.B894]" office:value-type="float" office:value="59709952" calcext:value-type="float">
            <text:p>597099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584350605449E+018" calcext:value-type="float">
            <text:p>1.47584350605449E+018</text:p>
          </table:table-cell>
          <table:table-cell office:value-type="float" office:value="1.4758435061139E+018" calcext:value-type="float">
            <text:p>1.4758435061139E+018</text:p>
          </table:table-cell>
          <table:table-cell/>
          <table:table-cell table:formula="of:= [.C895] - [.B895]" office:value-type="float" office:value="59409920" calcext:value-type="float">
            <text:p>594099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584350605487E+018" calcext:value-type="float">
            <text:p>1.47584350605487E+018</text:p>
          </table:table-cell>
          <table:table-cell office:value-type="float" office:value="1.47584350611396E+018" calcext:value-type="float">
            <text:p>1.47584350611396E+018</text:p>
          </table:table-cell>
          <table:table-cell/>
          <table:table-cell table:formula="of:= [.C896] - [.B896]" office:value-type="float" office:value="59089920" calcext:value-type="float">
            <text:p>590899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584350605526E+018" calcext:value-type="float">
            <text:p>1.47584350605526E+018</text:p>
          </table:table-cell>
          <table:table-cell office:value-type="float" office:value="1.47584350611402E+018" calcext:value-type="float">
            <text:p>1.47584350611402E+018</text:p>
          </table:table-cell>
          <table:table-cell/>
          <table:table-cell table:formula="of:= [.C897] - [.B897]" office:value-type="float" office:value="58760192" calcext:value-type="float">
            <text:p>5876019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584350605561E+018" calcext:value-type="float">
            <text:p>1.47584350605561E+018</text:p>
          </table:table-cell>
          <table:table-cell office:value-type="float" office:value="1.47584350611408E+018" calcext:value-type="float">
            <text:p>1.47584350611408E+018</text:p>
          </table:table-cell>
          <table:table-cell/>
          <table:table-cell table:formula="of:= [.C898] - [.B898]" office:value-type="float" office:value="58469888" calcext:value-type="float">
            <text:p>584698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584350605595E+018" calcext:value-type="float">
            <text:p>1.47584350605595E+018</text:p>
          </table:table-cell>
          <table:table-cell office:value-type="float" office:value="1.47584350611414E+018" calcext:value-type="float">
            <text:p>1.47584350611414E+018</text:p>
          </table:table-cell>
          <table:table-cell/>
          <table:table-cell table:formula="of:= [.C899] - [.B899]" office:value-type="float" office:value="58189824" calcext:value-type="float">
            <text:p>581898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58435060563E+018" calcext:value-type="float">
            <text:p>1.4758435060563E+018</text:p>
          </table:table-cell>
          <table:table-cell office:value-type="float" office:value="1.47584350611419E+018" calcext:value-type="float">
            <text:p>1.47584350611419E+018</text:p>
          </table:table-cell>
          <table:table-cell/>
          <table:table-cell table:formula="of:= [.C900] - [.B900]" office:value-type="float" office:value="57889792" calcext:value-type="float">
            <text:p>578897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584350605665E+018" calcext:value-type="float">
            <text:p>1.47584350605665E+018</text:p>
          </table:table-cell>
          <table:table-cell office:value-type="float" office:value="1.47584350611425E+018" calcext:value-type="float">
            <text:p>1.47584350611425E+018</text:p>
          </table:table-cell>
          <table:table-cell/>
          <table:table-cell table:formula="of:= [.C901] - [.B901]" office:value-type="float" office:value="57600000" calcext:value-type="float">
            <text:p>576000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5843506057E+018" calcext:value-type="float">
            <text:p>1.475843506057E+018</text:p>
          </table:table-cell>
          <table:table-cell office:value-type="float" office:value="1.47584350611431E+018" calcext:value-type="float">
            <text:p>1.47584350611431E+018</text:p>
          </table:table-cell>
          <table:table-cell/>
          <table:table-cell table:formula="of:= [.C902] - [.B902]" office:value-type="float" office:value="57309952" calcext:value-type="float">
            <text:p>573099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584350605735E+018" calcext:value-type="float">
            <text:p>1.47584350605735E+018</text:p>
          </table:table-cell>
          <table:table-cell office:value-type="float" office:value="1.47584350611437E+018" calcext:value-type="float">
            <text:p>1.47584350611437E+018</text:p>
          </table:table-cell>
          <table:table-cell/>
          <table:table-cell table:formula="of:= [.C903] - [.B903]" office:value-type="float" office:value="57019904" calcext:value-type="float">
            <text:p>5701990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58435060577E+018" calcext:value-type="float">
            <text:p>1.4758435060577E+018</text:p>
          </table:table-cell>
          <table:table-cell office:value-type="float" office:value="1.47584350611442E+018" calcext:value-type="float">
            <text:p>1.47584350611442E+018</text:p>
          </table:table-cell>
          <table:table-cell/>
          <table:table-cell table:formula="of:= [.C904] - [.B904]" office:value-type="float" office:value="56719872" calcext:value-type="float">
            <text:p>5671987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584350605805E+018" calcext:value-type="float">
            <text:p>1.47584350605805E+018</text:p>
          </table:table-cell>
          <table:table-cell office:value-type="float" office:value="1.47584350611448E+018" calcext:value-type="float">
            <text:p>1.47584350611448E+018</text:p>
          </table:table-cell>
          <table:table-cell/>
          <table:table-cell table:formula="of:= [.C905] - [.B905]" office:value-type="float" office:value="56429824" calcext:value-type="float">
            <text:p>564298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58435060584E+018" calcext:value-type="float">
            <text:p>1.4758435060584E+018</text:p>
          </table:table-cell>
          <table:table-cell office:value-type="float" office:value="1.47584350611454E+018" calcext:value-type="float">
            <text:p>1.47584350611454E+018</text:p>
          </table:table-cell>
          <table:table-cell/>
          <table:table-cell table:formula="of:= [.C906] - [.B906]" office:value-type="float" office:value="56140032" calcext:value-type="float">
            <text:p>5614003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584350605881E+018" calcext:value-type="float">
            <text:p>1.47584350605881E+018</text:p>
          </table:table-cell>
          <table:table-cell office:value-type="float" office:value="1.4758435061146E+018" calcext:value-type="float">
            <text:p>1.4758435061146E+018</text:p>
          </table:table-cell>
          <table:table-cell/>
          <table:table-cell table:formula="of:= [.C907] - [.B907]" office:value-type="float" office:value="55789824" calcext:value-type="float">
            <text:p>5578982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584350605916E+018" calcext:value-type="float">
            <text:p>1.47584350605916E+018</text:p>
          </table:table-cell>
          <table:table-cell office:value-type="float" office:value="1.47584350611465E+018" calcext:value-type="float">
            <text:p>1.47584350611465E+018</text:p>
          </table:table-cell>
          <table:table-cell/>
          <table:table-cell table:formula="of:= [.C908] - [.B908]" office:value-type="float" office:value="55490048" calcext:value-type="float">
            <text:p>5549004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584350605955E+018" calcext:value-type="float">
            <text:p>1.47584350605955E+018</text:p>
          </table:table-cell>
          <table:table-cell office:value-type="float" office:value="1.47584350611471E+018" calcext:value-type="float">
            <text:p>1.47584350611471E+018</text:p>
          </table:table-cell>
          <table:table-cell/>
          <table:table-cell table:formula="of:= [.C909] - [.B909]" office:value-type="float" office:value="55160064" calcext:value-type="float">
            <text:p>5516006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58435060599E+018" calcext:value-type="float">
            <text:p>1.4758435060599E+018</text:p>
          </table:table-cell>
          <table:table-cell office:value-type="float" office:value="1.47584350611477E+018" calcext:value-type="float">
            <text:p>1.47584350611477E+018</text:p>
          </table:table-cell>
          <table:table-cell/>
          <table:table-cell table:formula="of:= [.C910] - [.B910]" office:value-type="float" office:value="54870016" calcext:value-type="float">
            <text:p>548700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584350606032E+018" calcext:value-type="float">
            <text:p>1.47584350606032E+018</text:p>
          </table:table-cell>
          <table:table-cell office:value-type="float" office:value="1.47584350611483E+018" calcext:value-type="float">
            <text:p>1.47584350611483E+018</text:p>
          </table:table-cell>
          <table:table-cell/>
          <table:table-cell table:formula="of:= [.C911] - [.B911]" office:value-type="float" office:value="54510080" calcext:value-type="float">
            <text:p>5451008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584350606068E+018" calcext:value-type="float">
            <text:p>1.47584350606068E+018</text:p>
          </table:table-cell>
          <table:table-cell office:value-type="float" office:value="1.47584350611488E+018" calcext:value-type="float">
            <text:p>1.47584350611488E+018</text:p>
          </table:table-cell>
          <table:table-cell/>
          <table:table-cell table:formula="of:= [.C912] - [.B912]" office:value-type="float" office:value="54200064" calcext:value-type="float">
            <text:p>5420006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584350606102E+018" calcext:value-type="float">
            <text:p>1.47584350606102E+018</text:p>
          </table:table-cell>
          <table:table-cell office:value-type="float" office:value="1.47584350611494E+018" calcext:value-type="float">
            <text:p>1.47584350611494E+018</text:p>
          </table:table-cell>
          <table:table-cell/>
          <table:table-cell table:formula="of:= [.C913] - [.B913]" office:value-type="float" office:value="53920000" calcext:value-type="float">
            <text:p>539200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584350606141E+018" calcext:value-type="float">
            <text:p>1.47584350606141E+018</text:p>
          </table:table-cell>
          <table:table-cell office:value-type="float" office:value="1.475843506115E+018" calcext:value-type="float">
            <text:p>1.475843506115E+018</text:p>
          </table:table-cell>
          <table:table-cell/>
          <table:table-cell table:formula="of:= [.C914] - [.B914]" office:value-type="float" office:value="53590016" calcext:value-type="float">
            <text:p>535900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584350606176E+018" calcext:value-type="float">
            <text:p>1.47584350606176E+018</text:p>
          </table:table-cell>
          <table:table-cell office:value-type="float" office:value="1.47584350611506E+018" calcext:value-type="float">
            <text:p>1.47584350611506E+018</text:p>
          </table:table-cell>
          <table:table-cell/>
          <table:table-cell table:formula="of:= [.C915] - [.B915]" office:value-type="float" office:value="53299968" calcext:value-type="float">
            <text:p>5329996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584350606211E+018" calcext:value-type="float">
            <text:p>1.47584350606211E+018</text:p>
          </table:table-cell>
          <table:table-cell office:value-type="float" office:value="1.47584350611511E+018" calcext:value-type="float">
            <text:p>1.47584350611511E+018</text:p>
          </table:table-cell>
          <table:table-cell/>
          <table:table-cell table:formula="of:= [.C916] - [.B916]" office:value-type="float" office:value="53000192" calcext:value-type="float">
            <text:p>5300019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584350606245E+018" calcext:value-type="float">
            <text:p>1.47584350606245E+018</text:p>
          </table:table-cell>
          <table:table-cell office:value-type="float" office:value="1.47584350611517E+018" calcext:value-type="float">
            <text:p>1.47584350611517E+018</text:p>
          </table:table-cell>
          <table:table-cell/>
          <table:table-cell table:formula="of:= [.C917] - [.B917]" office:value-type="float" office:value="52720128" calcext:value-type="float">
            <text:p>5272012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584350606283E+018" calcext:value-type="float">
            <text:p>1.47584350606283E+018</text:p>
          </table:table-cell>
          <table:table-cell office:value-type="float" office:value="1.47584350611523E+018" calcext:value-type="float">
            <text:p>1.47584350611523E+018</text:p>
          </table:table-cell>
          <table:table-cell/>
          <table:table-cell table:formula="of:= [.C918] - [.B918]" office:value-type="float" office:value="52399872" calcext:value-type="float">
            <text:p>5239987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584350606322E+018" calcext:value-type="float">
            <text:p>1.47584350606322E+018</text:p>
          </table:table-cell>
          <table:table-cell office:value-type="float" office:value="1.47584350611528E+018" calcext:value-type="float">
            <text:p>1.47584350611528E+018</text:p>
          </table:table-cell>
          <table:table-cell/>
          <table:table-cell table:formula="of:= [.C919] - [.B919]" office:value-type="float" office:value="52059904" calcext:value-type="float">
            <text:p>5205990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584350606357E+018" calcext:value-type="float">
            <text:p>1.47584350606357E+018</text:p>
          </table:table-cell>
          <table:table-cell office:value-type="float" office:value="1.47584350611534E+018" calcext:value-type="float">
            <text:p>1.47584350611534E+018</text:p>
          </table:table-cell>
          <table:table-cell/>
          <table:table-cell table:formula="of:= [.C920] - [.B920]" office:value-type="float" office:value="51770112" calcext:value-type="float">
            <text:p>517701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584350606392E+018" calcext:value-type="float">
            <text:p>1.47584350606392E+018</text:p>
          </table:table-cell>
          <table:table-cell office:value-type="float" office:value="1.4758435061154E+018" calcext:value-type="float">
            <text:p>1.4758435061154E+018</text:p>
          </table:table-cell>
          <table:table-cell/>
          <table:table-cell table:formula="of:= [.C921] - [.B921]" office:value-type="float" office:value="51480064" calcext:value-type="float">
            <text:p>5148006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58435060643E+018" calcext:value-type="float">
            <text:p>1.4758435060643E+018</text:p>
          </table:table-cell>
          <table:table-cell office:value-type="float" office:value="1.47584350611546E+018" calcext:value-type="float">
            <text:p>1.47584350611546E+018</text:p>
          </table:table-cell>
          <table:table-cell/>
          <table:table-cell table:formula="of:= [.C922] - [.B922]" office:value-type="float" office:value="51160064" calcext:value-type="float">
            <text:p>511600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584350606465E+018" calcext:value-type="float">
            <text:p>1.47584350606465E+018</text:p>
          </table:table-cell>
          <table:table-cell office:value-type="float" office:value="1.47584350611551E+018" calcext:value-type="float">
            <text:p>1.47584350611551E+018</text:p>
          </table:table-cell>
          <table:table-cell/>
          <table:table-cell table:formula="of:= [.C923] - [.B923]" office:value-type="float" office:value="50860032" calcext:value-type="float">
            <text:p>5086003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584350606503E+018" calcext:value-type="float">
            <text:p>1.47584350606503E+018</text:p>
          </table:table-cell>
          <table:table-cell office:value-type="float" office:value="1.47584350611557E+018" calcext:value-type="float">
            <text:p>1.47584350611557E+018</text:p>
          </table:table-cell>
          <table:table-cell/>
          <table:table-cell table:formula="of:= [.C924] - [.B924]" office:value-type="float" office:value="50540032" calcext:value-type="float">
            <text:p>5054003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584350606542E+018" calcext:value-type="float">
            <text:p>1.47584350606542E+018</text:p>
          </table:table-cell>
          <table:table-cell office:value-type="float" office:value="1.47584350611563E+018" calcext:value-type="float">
            <text:p>1.47584350611563E+018</text:p>
          </table:table-cell>
          <table:table-cell/>
          <table:table-cell table:formula="of:= [.C925] - [.B925]" office:value-type="float" office:value="50210048" calcext:value-type="float">
            <text:p>5021004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584350606577E+018" calcext:value-type="float">
            <text:p>1.47584350606577E+018</text:p>
          </table:table-cell>
          <table:table-cell office:value-type="float" office:value="1.47584350611569E+018" calcext:value-type="float">
            <text:p>1.47584350611569E+018</text:p>
          </table:table-cell>
          <table:table-cell/>
          <table:table-cell table:formula="of:= [.C926] - [.B926]" office:value-type="float" office:value="49920000" calcext:value-type="float">
            <text:p>4992000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584350606612E+018" calcext:value-type="float">
            <text:p>1.47584350606612E+018</text:p>
          </table:table-cell>
          <table:table-cell office:value-type="float" office:value="1.47584350611575E+018" calcext:value-type="float">
            <text:p>1.47584350611575E+018</text:p>
          </table:table-cell>
          <table:table-cell/>
          <table:table-cell table:formula="of:= [.C927] - [.B927]" office:value-type="float" office:value="49629952" calcext:value-type="float">
            <text:p>4962995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584350606647E+018" calcext:value-type="float">
            <text:p>1.47584350606647E+018</text:p>
          </table:table-cell>
          <table:table-cell office:value-type="float" office:value="1.4758435061158E+018" calcext:value-type="float">
            <text:p>1.4758435061158E+018</text:p>
          </table:table-cell>
          <table:table-cell/>
          <table:table-cell table:formula="of:= [.C928] - [.B928]" office:value-type="float" office:value="49329920" calcext:value-type="float">
            <text:p>493299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584350606684E+018" calcext:value-type="float">
            <text:p>1.47584350606684E+018</text:p>
          </table:table-cell>
          <table:table-cell office:value-type="float" office:value="1.47584350611586E+018" calcext:value-type="float">
            <text:p>1.47584350611586E+018</text:p>
          </table:table-cell>
          <table:table-cell/>
          <table:table-cell table:formula="of:= [.C929] - [.B929]" office:value-type="float" office:value="49020160" calcext:value-type="float">
            <text:p>490201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584350606719E+018" calcext:value-type="float">
            <text:p>1.47584350606719E+018</text:p>
          </table:table-cell>
          <table:table-cell office:value-type="float" office:value="1.47584350611592E+018" calcext:value-type="float">
            <text:p>1.47584350611592E+018</text:p>
          </table:table-cell>
          <table:table-cell/>
          <table:table-cell table:formula="of:= [.C930] - [.B930]" office:value-type="float" office:value="48730112" calcext:value-type="float">
            <text:p>487301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584350606754E+018" calcext:value-type="float">
            <text:p>1.47584350606754E+018</text:p>
          </table:table-cell>
          <table:table-cell office:value-type="float" office:value="1.47584350611598E+018" calcext:value-type="float">
            <text:p>1.47584350611598E+018</text:p>
          </table:table-cell>
          <table:table-cell/>
          <table:table-cell table:formula="of:= [.C931] - [.B931]" office:value-type="float" office:value="48439808" calcext:value-type="float">
            <text:p>4843980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584350606789E+018" calcext:value-type="float">
            <text:p>1.47584350606789E+018</text:p>
          </table:table-cell>
          <table:table-cell office:value-type="float" office:value="1.47584350611603E+018" calcext:value-type="float">
            <text:p>1.47584350611603E+018</text:p>
          </table:table-cell>
          <table:table-cell/>
          <table:table-cell table:formula="of:= [.C932] - [.B932]" office:value-type="float" office:value="48139776" calcext:value-type="float">
            <text:p>481397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584350606827E+018" calcext:value-type="float">
            <text:p>1.47584350606827E+018</text:p>
          </table:table-cell>
          <table:table-cell office:value-type="float" office:value="1.47584350611609E+018" calcext:value-type="float">
            <text:p>1.47584350611609E+018</text:p>
          </table:table-cell>
          <table:table-cell/>
          <table:table-cell table:formula="of:= [.C933] - [.B933]" office:value-type="float" office:value="47819776" calcext:value-type="float">
            <text:p>4781977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584350606873E+018" calcext:value-type="float">
            <text:p>1.47584350606873E+018</text:p>
          </table:table-cell>
          <table:table-cell office:value-type="float" office:value="1.47584350611615E+018" calcext:value-type="float">
            <text:p>1.47584350611615E+018</text:p>
          </table:table-cell>
          <table:table-cell/>
          <table:table-cell table:formula="of:= [.C934] - [.B934]" office:value-type="float" office:value="47419904" calcext:value-type="float">
            <text:p>4741990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584350606908E+018" calcext:value-type="float">
            <text:p>1.47584350606908E+018</text:p>
          </table:table-cell>
          <table:table-cell office:value-type="float" office:value="1.47584350611629E+018" calcext:value-type="float">
            <text:p>1.47584350611629E+018</text:p>
          </table:table-cell>
          <table:table-cell/>
          <table:table-cell table:formula="of:= [.C935] - [.B935]" office:value-type="float" office:value="47209984" calcext:value-type="float">
            <text:p>4720998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584350606946E+018" calcext:value-type="float">
            <text:p>1.47584350606946E+018</text:p>
          </table:table-cell>
          <table:table-cell office:value-type="float" office:value="1.47584350611635E+018" calcext:value-type="float">
            <text:p>1.47584350611635E+018</text:p>
          </table:table-cell>
          <table:table-cell/>
          <table:table-cell table:formula="of:= [.C936] - [.B936]" office:value-type="float" office:value="46889984" calcext:value-type="float">
            <text:p>468899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584350606982E+018" calcext:value-type="float">
            <text:p>1.47584350606982E+018</text:p>
          </table:table-cell>
          <table:table-cell office:value-type="float" office:value="1.47584350611641E+018" calcext:value-type="float">
            <text:p>1.47584350611641E+018</text:p>
          </table:table-cell>
          <table:table-cell/>
          <table:table-cell table:formula="of:= [.C937] - [.B937]" office:value-type="float" office:value="46589696" calcext:value-type="float">
            <text:p>4658969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584350607024E+018" calcext:value-type="float">
            <text:p>1.47584350607024E+018</text:p>
          </table:table-cell>
          <table:table-cell office:value-type="float" office:value="1.47584350611646E+018" calcext:value-type="float">
            <text:p>1.47584350611646E+018</text:p>
          </table:table-cell>
          <table:table-cell/>
          <table:table-cell table:formula="of:= [.C938] - [.B938]" office:value-type="float" office:value="46220032" calcext:value-type="float">
            <text:p>4622003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584350607094E+018" calcext:value-type="float">
            <text:p>1.47584350607094E+018</text:p>
          </table:table-cell>
          <table:table-cell office:value-type="float" office:value="1.47584350611652E+018" calcext:value-type="float">
            <text:p>1.47584350611652E+018</text:p>
          </table:table-cell>
          <table:table-cell/>
          <table:table-cell table:formula="of:= [.C939] - [.B939]" office:value-type="float" office:value="45579776" calcext:value-type="float">
            <text:p>4557977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584350607147E+018" calcext:value-type="float">
            <text:p>1.47584350607147E+018</text:p>
          </table:table-cell>
          <table:table-cell office:value-type="float" office:value="1.47584350611658E+018" calcext:value-type="float">
            <text:p>1.47584350611658E+018</text:p>
          </table:table-cell>
          <table:table-cell/>
          <table:table-cell table:formula="of:= [.C940] - [.B940]" office:value-type="float" office:value="45110016" calcext:value-type="float">
            <text:p>451100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584350607196E+018" calcext:value-type="float">
            <text:p>1.47584350607196E+018</text:p>
          </table:table-cell>
          <table:table-cell office:value-type="float" office:value="1.47584350611664E+018" calcext:value-type="float">
            <text:p>1.47584350611664E+018</text:p>
          </table:table-cell>
          <table:table-cell/>
          <table:table-cell table:formula="of:= [.C941] - [.B941]" office:value-type="float" office:value="44679936" calcext:value-type="float">
            <text:p>4467993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584350607264E+018" calcext:value-type="float">
            <text:p>1.47584350607264E+018</text:p>
          </table:table-cell>
          <table:table-cell office:value-type="float" office:value="1.47584350611669E+018" calcext:value-type="float">
            <text:p>1.47584350611669E+018</text:p>
          </table:table-cell>
          <table:table-cell/>
          <table:table-cell table:formula="of:= [.C942] - [.B942]" office:value-type="float" office:value="44050176" calcext:value-type="float">
            <text:p>4405017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584350607353E+018" calcext:value-type="float">
            <text:p>1.47584350607353E+018</text:p>
          </table:table-cell>
          <table:table-cell office:value-type="float" office:value="1.47584350611675E+018" calcext:value-type="float">
            <text:p>1.47584350611675E+018</text:p>
          </table:table-cell>
          <table:table-cell/>
          <table:table-cell table:formula="of:= [.C943] - [.B943]" office:value-type="float" office:value="43219968" calcext:value-type="float">
            <text:p>4321996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584350607399E+018" calcext:value-type="float">
            <text:p>1.47584350607399E+018</text:p>
          </table:table-cell>
          <table:table-cell office:value-type="float" office:value="1.47584350611681E+018" calcext:value-type="float">
            <text:p>1.47584350611681E+018</text:p>
          </table:table-cell>
          <table:table-cell/>
          <table:table-cell table:formula="of:= [.C944] - [.B944]" office:value-type="float" office:value="42819840" calcext:value-type="float">
            <text:p>4281984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584350607434E+018" calcext:value-type="float">
            <text:p>1.47584350607434E+018</text:p>
          </table:table-cell>
          <table:table-cell office:value-type="float" office:value="1.47584350611687E+018" calcext:value-type="float">
            <text:p>1.47584350611687E+018</text:p>
          </table:table-cell>
          <table:table-cell/>
          <table:table-cell table:formula="of:= [.C945] - [.B945]" office:value-type="float" office:value="42529792" calcext:value-type="float">
            <text:p>4252979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584350607481E+018" calcext:value-type="float">
            <text:p>1.47584350607481E+018</text:p>
          </table:table-cell>
          <table:table-cell office:value-type="float" office:value="1.47584350611693E+018" calcext:value-type="float">
            <text:p>1.47584350611693E+018</text:p>
          </table:table-cell>
          <table:table-cell/>
          <table:table-cell table:formula="of:= [.C946] - [.B946]" office:value-type="float" office:value="42119936" calcext:value-type="float">
            <text:p>421199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58435060752E+018" calcext:value-type="float">
            <text:p>1.4758435060752E+018</text:p>
          </table:table-cell>
          <table:table-cell office:value-type="float" office:value="1.47584350611698E+018" calcext:value-type="float">
            <text:p>1.47584350611698E+018</text:p>
          </table:table-cell>
          <table:table-cell/>
          <table:table-cell table:formula="of:= [.C947] - [.B947]" office:value-type="float" office:value="41780224" calcext:value-type="float">
            <text:p>417802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584350607564E+018" calcext:value-type="float">
            <text:p>1.47584350607564E+018</text:p>
          </table:table-cell>
          <table:table-cell office:value-type="float" office:value="1.47584350611704E+018" calcext:value-type="float">
            <text:p>1.47584350611704E+018</text:p>
          </table:table-cell>
          <table:table-cell/>
          <table:table-cell table:formula="of:= [.C948] - [.B948]" office:value-type="float" office:value="41400064" calcext:value-type="float">
            <text:p>4140006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584350607703E+018" calcext:value-type="float">
            <text:p>1.47584350607703E+018</text:p>
          </table:table-cell>
          <table:table-cell office:value-type="float" office:value="1.4758435061171E+018" calcext:value-type="float">
            <text:p>1.4758435061171E+018</text:p>
          </table:table-cell>
          <table:table-cell/>
          <table:table-cell table:formula="of:= [.C949] - [.B949]" office:value-type="float" office:value="40069888" calcext:value-type="float">
            <text:p>4006988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58435060774E+018" calcext:value-type="float">
            <text:p>1.4758435060774E+018</text:p>
          </table:table-cell>
          <table:table-cell office:value-type="float" office:value="1.47584350611715E+018" calcext:value-type="float">
            <text:p>1.47584350611715E+018</text:p>
          </table:table-cell>
          <table:table-cell/>
          <table:table-cell table:formula="of:= [.C950] - [.B950]" office:value-type="float" office:value="39749888" calcext:value-type="float">
            <text:p>3974988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584350607807E+018" calcext:value-type="float">
            <text:p>1.47584350607807E+018</text:p>
          </table:table-cell>
          <table:table-cell office:value-type="float" office:value="1.47584350611721E+018" calcext:value-type="float">
            <text:p>1.47584350611721E+018</text:p>
          </table:table-cell>
          <table:table-cell/>
          <table:table-cell table:formula="of:= [.C951] - [.B951]" office:value-type="float" office:value="39139840" calcext:value-type="float">
            <text:p>3913984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584350608316E+018" calcext:value-type="float">
            <text:p>1.47584350608316E+018</text:p>
          </table:table-cell>
          <table:table-cell office:value-type="float" office:value="1.47584350611727E+018" calcext:value-type="float">
            <text:p>1.47584350611727E+018</text:p>
          </table:table-cell>
          <table:table-cell/>
          <table:table-cell table:formula="of:= [.C952] - [.B952]" office:value-type="float" office:value="34109952" calcext:value-type="float">
            <text:p>34109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584350608353E+018" calcext:value-type="float">
            <text:p>1.47584350608353E+018</text:p>
          </table:table-cell>
          <table:table-cell office:value-type="float" office:value="1.47584350611733E+018" calcext:value-type="float">
            <text:p>1.47584350611733E+018</text:p>
          </table:table-cell>
          <table:table-cell/>
          <table:table-cell table:formula="of:= [.C953] - [.B953]" office:value-type="float" office:value="33800192" calcext:value-type="float">
            <text:p>3380019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584350608393E+018" calcext:value-type="float">
            <text:p>1.47584350608393E+018</text:p>
          </table:table-cell>
          <table:table-cell office:value-type="float" office:value="1.47584350611739E+018" calcext:value-type="float">
            <text:p>1.47584350611739E+018</text:p>
          </table:table-cell>
          <table:table-cell/>
          <table:table-cell table:formula="of:= [.C954] - [.B954]" office:value-type="float" office:value="33459968" calcext:value-type="float">
            <text:p>3345996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584350608448E+018" calcext:value-type="float">
            <text:p>1.47584350608448E+018</text:p>
          </table:table-cell>
          <table:table-cell office:value-type="float" office:value="1.47584350611744E+018" calcext:value-type="float">
            <text:p>1.47584350611744E+018</text:p>
          </table:table-cell>
          <table:table-cell/>
          <table:table-cell table:formula="of:= [.C955] - [.B955]" office:value-type="float" office:value="32960000" calcext:value-type="float">
            <text:p>329600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584350608495E+018" calcext:value-type="float">
            <text:p>1.47584350608495E+018</text:p>
          </table:table-cell>
          <table:table-cell office:value-type="float" office:value="1.4758435061175E+018" calcext:value-type="float">
            <text:p>1.4758435061175E+018</text:p>
          </table:table-cell>
          <table:table-cell/>
          <table:table-cell table:formula="of:= [.C956] - [.B956]" office:value-type="float" office:value="32550144" calcext:value-type="float">
            <text:p>3255014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58435060853E+018" calcext:value-type="float">
            <text:p>1.4758435060853E+018</text:p>
          </table:table-cell>
          <table:table-cell office:value-type="float" office:value="1.47584350611756E+018" calcext:value-type="float">
            <text:p>1.47584350611756E+018</text:p>
          </table:table-cell>
          <table:table-cell/>
          <table:table-cell table:formula="of:= [.C957] - [.B957]" office:value-type="float" office:value="32259840" calcext:value-type="float">
            <text:p>3225984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584350608577E+018" calcext:value-type="float">
            <text:p>1.47584350608577E+018</text:p>
          </table:table-cell>
          <table:table-cell office:value-type="float" office:value="1.47584350611762E+018" calcext:value-type="float">
            <text:p>1.47584350611762E+018</text:p>
          </table:table-cell>
          <table:table-cell/>
          <table:table-cell table:formula="of:= [.C958] - [.B958]" office:value-type="float" office:value="31849984" calcext:value-type="float">
            <text:p>3184998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584350608752E+018" calcext:value-type="float">
            <text:p>1.47584350608752E+018</text:p>
          </table:table-cell>
          <table:table-cell office:value-type="float" office:value="1.47584350611767E+018" calcext:value-type="float">
            <text:p>1.47584350611767E+018</text:p>
          </table:table-cell>
          <table:table-cell/>
          <table:table-cell table:formula="of:= [.C959] - [.B959]" office:value-type="float" office:value="30149632" calcext:value-type="float">
            <text:p>3014963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584350608799E+018" calcext:value-type="float">
            <text:p>1.47584350608799E+018</text:p>
          </table:table-cell>
          <table:table-cell office:value-type="float" office:value="1.47584350611773E+018" calcext:value-type="float">
            <text:p>1.47584350611773E+018</text:p>
          </table:table-cell>
          <table:table-cell/>
          <table:table-cell table:formula="of:= [.C960] - [.B960]" office:value-type="float" office:value="29740032" calcext:value-type="float">
            <text:p>2974003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584350608841E+018" calcext:value-type="float">
            <text:p>1.47584350608841E+018</text:p>
          </table:table-cell>
          <table:table-cell office:value-type="float" office:value="1.47584350611779E+018" calcext:value-type="float">
            <text:p>1.47584350611779E+018</text:p>
          </table:table-cell>
          <table:table-cell/>
          <table:table-cell table:formula="of:= [.C961] - [.B961]" office:value-type="float" office:value="29380096" calcext:value-type="float">
            <text:p>2938009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584350608946E+018" calcext:value-type="float">
            <text:p>1.47584350608946E+018</text:p>
          </table:table-cell>
          <table:table-cell office:value-type="float" office:value="1.47584350611868E+018" calcext:value-type="float">
            <text:p>1.47584350611868E+018</text:p>
          </table:table-cell>
          <table:table-cell/>
          <table:table-cell table:formula="of:= [.C962] - [.B962]" office:value-type="float" office:value="29220096" calcext:value-type="float">
            <text:p>2922009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584350609044E+018" calcext:value-type="float">
            <text:p>1.47584350609044E+018</text:p>
          </table:table-cell>
          <table:table-cell office:value-type="float" office:value="1.47584350611874E+018" calcext:value-type="float">
            <text:p>1.47584350611874E+018</text:p>
          </table:table-cell>
          <table:table-cell/>
          <table:table-cell table:formula="of:= [.C963] - [.B963]" office:value-type="float" office:value="28300032" calcext:value-type="float">
            <text:p>2830003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58435060908E+018" calcext:value-type="float">
            <text:p>1.4758435060908E+018</text:p>
          </table:table-cell>
          <table:table-cell office:value-type="float" office:value="1.4758435061188E+018" calcext:value-type="float">
            <text:p>1.4758435061188E+018</text:p>
          </table:table-cell>
          <table:table-cell/>
          <table:table-cell table:formula="of:= [.C964] - [.B964]" office:value-type="float" office:value="28000000" calcext:value-type="float">
            <text:p>280000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584350609189E+018" calcext:value-type="float">
            <text:p>1.47584350609189E+018</text:p>
          </table:table-cell>
          <table:table-cell office:value-type="float" office:value="1.47584350611886E+018" calcext:value-type="float">
            <text:p>1.47584350611886E+018</text:p>
          </table:table-cell>
          <table:table-cell/>
          <table:table-cell table:formula="of:= [.C965] - [.B965]" office:value-type="float" office:value="26970112" calcext:value-type="float">
            <text:p>2697011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584350609232E+018" calcext:value-type="float">
            <text:p>1.47584350609232E+018</text:p>
          </table:table-cell>
          <table:table-cell office:value-type="float" office:value="1.47584350611892E+018" calcext:value-type="float">
            <text:p>1.47584350611892E+018</text:p>
          </table:table-cell>
          <table:table-cell/>
          <table:table-cell table:formula="of:= [.C966] - [.B966]" office:value-type="float" office:value="26599936" calcext:value-type="float">
            <text:p>2659993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584350609271E+018" calcext:value-type="float">
            <text:p>1.47584350609271E+018</text:p>
          </table:table-cell>
          <table:table-cell office:value-type="float" office:value="1.47584350611897E+018" calcext:value-type="float">
            <text:p>1.47584350611897E+018</text:p>
          </table:table-cell>
          <table:table-cell/>
          <table:table-cell table:formula="of:= [.C967] - [.B967]" office:value-type="float" office:value="26260224" calcext:value-type="float">
            <text:p>262602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584350609314E+018" calcext:value-type="float">
            <text:p>1.47584350609314E+018</text:p>
          </table:table-cell>
          <table:table-cell office:value-type="float" office:value="1.47584350611903E+018" calcext:value-type="float">
            <text:p>1.47584350611903E+018</text:p>
          </table:table-cell>
          <table:table-cell/>
          <table:table-cell table:formula="of:= [.C968] - [.B968]" office:value-type="float" office:value="25890048" calcext:value-type="float">
            <text:p>2589004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584350609348E+018" calcext:value-type="float">
            <text:p>1.47584350609348E+018</text:p>
          </table:table-cell>
          <table:table-cell office:value-type="float" office:value="1.47584350611909E+018" calcext:value-type="float">
            <text:p>1.47584350611909E+018</text:p>
          </table:table-cell>
          <table:table-cell/>
          <table:table-cell table:formula="of:= [.C969] - [.B969]" office:value-type="float" office:value="25609984" calcext:value-type="float">
            <text:p>256099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584350609383E+018" calcext:value-type="float">
            <text:p>1.47584350609383E+018</text:p>
          </table:table-cell>
          <table:table-cell office:value-type="float" office:value="1.47584350611915E+018" calcext:value-type="float">
            <text:p>1.47584350611915E+018</text:p>
          </table:table-cell>
          <table:table-cell/>
          <table:table-cell table:formula="of:= [.C970] - [.B970]" office:value-type="float" office:value="25319936" calcext:value-type="float">
            <text:p>2531993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584350609418E+018" calcext:value-type="float">
            <text:p>1.47584350609418E+018</text:p>
          </table:table-cell>
          <table:table-cell office:value-type="float" office:value="1.4758435061192E+018" calcext:value-type="float">
            <text:p>1.4758435061192E+018</text:p>
          </table:table-cell>
          <table:table-cell/>
          <table:table-cell table:formula="of:= [.C971] - [.B971]" office:value-type="float" office:value="25019904" calcext:value-type="float">
            <text:p>2501990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584350609456E+018" calcext:value-type="float">
            <text:p>1.47584350609456E+018</text:p>
          </table:table-cell>
          <table:table-cell office:value-type="float" office:value="1.47584350611926E+018" calcext:value-type="float">
            <text:p>1.47584350611926E+018</text:p>
          </table:table-cell>
          <table:table-cell/>
          <table:table-cell table:formula="of:= [.C972] - [.B972]" office:value-type="float" office:value="24700160" calcext:value-type="float">
            <text:p>2470016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584350609491E+018" calcext:value-type="float">
            <text:p>1.47584350609491E+018</text:p>
          </table:table-cell>
          <table:table-cell office:value-type="float" office:value="1.47584350611932E+018" calcext:value-type="float">
            <text:p>1.47584350611932E+018</text:p>
          </table:table-cell>
          <table:table-cell/>
          <table:table-cell table:formula="of:= [.C973] - [.B973]" office:value-type="float" office:value="24410112" calcext:value-type="float">
            <text:p>244101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584350609534E+018" calcext:value-type="float">
            <text:p>1.47584350609534E+018</text:p>
          </table:table-cell>
          <table:table-cell office:value-type="float" office:value="1.47584350611938E+018" calcext:value-type="float">
            <text:p>1.47584350611938E+018</text:p>
          </table:table-cell>
          <table:table-cell/>
          <table:table-cell table:formula="of:= [.C974] - [.B974]" office:value-type="float" office:value="24039936" calcext:value-type="float">
            <text:p>2403993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584350609589E+018" calcext:value-type="float">
            <text:p>1.47584350609589E+018</text:p>
          </table:table-cell>
          <table:table-cell office:value-type="float" office:value="1.47584350611943E+018" calcext:value-type="float">
            <text:p>1.47584350611943E+018</text:p>
          </table:table-cell>
          <table:table-cell/>
          <table:table-cell table:formula="of:= [.C975] - [.B975]" office:value-type="float" office:value="23539968" calcext:value-type="float">
            <text:p>235399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584350609632E+018" calcext:value-type="float">
            <text:p>1.47584350609632E+018</text:p>
          </table:table-cell>
          <table:table-cell office:value-type="float" office:value="1.47584350611949E+018" calcext:value-type="float">
            <text:p>1.47584350611949E+018</text:p>
          </table:table-cell>
          <table:table-cell/>
          <table:table-cell table:formula="of:= [.C976] - [.B976]" office:value-type="float" office:value="23170048" calcext:value-type="float">
            <text:p>2317004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584350609667E+018" calcext:value-type="float">
            <text:p>1.47584350609667E+018</text:p>
          </table:table-cell>
          <table:table-cell office:value-type="float" office:value="1.47584350611955E+018" calcext:value-type="float">
            <text:p>1.47584350611955E+018</text:p>
          </table:table-cell>
          <table:table-cell/>
          <table:table-cell table:formula="of:= [.C977] - [.B977]" office:value-type="float" office:value="22880000" calcext:value-type="float">
            <text:p>22880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584350609702E+018" calcext:value-type="float">
            <text:p>1.47584350609702E+018</text:p>
          </table:table-cell>
          <table:table-cell office:value-type="float" office:value="1.47584350611961E+018" calcext:value-type="float">
            <text:p>1.47584350611961E+018</text:p>
          </table:table-cell>
          <table:table-cell/>
          <table:table-cell table:formula="of:= [.C978] - [.B978]" office:value-type="float" office:value="22589952" calcext:value-type="float">
            <text:p>225899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584350609737E+018" calcext:value-type="float">
            <text:p>1.47584350609737E+018</text:p>
          </table:table-cell>
          <table:table-cell office:value-type="float" office:value="1.47584350611966E+018" calcext:value-type="float">
            <text:p>1.47584350611966E+018</text:p>
          </table:table-cell>
          <table:table-cell/>
          <table:table-cell table:formula="of:= [.C979] - [.B979]" office:value-type="float" office:value="22289920" calcext:value-type="float">
            <text:p>2228992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584350609771E+018" calcext:value-type="float">
            <text:p>1.47584350609771E+018</text:p>
          </table:table-cell>
          <table:table-cell office:value-type="float" office:value="1.47584350612058E+018" calcext:value-type="float">
            <text:p>1.47584350612058E+018</text:p>
          </table:table-cell>
          <table:table-cell/>
          <table:table-cell table:formula="of:= [.C980] - [.B980]" office:value-type="float" office:value="22869760" calcext:value-type="float">
            <text:p>2286976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584350609828E+018" calcext:value-type="float">
            <text:p>1.47584350609828E+018</text:p>
          </table:table-cell>
          <table:table-cell office:value-type="float" office:value="1.47584350612064E+018" calcext:value-type="float">
            <text:p>1.47584350612064E+018</text:p>
          </table:table-cell>
          <table:table-cell/>
          <table:table-cell table:formula="of:= [.C981] - [.B981]" office:value-type="float" office:value="22360064" calcext:value-type="float">
            <text:p>223600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584350609869E+018" calcext:value-type="float">
            <text:p>1.47584350609869E+018</text:p>
          </table:table-cell>
          <table:table-cell office:value-type="float" office:value="1.4758435061207E+018" calcext:value-type="float">
            <text:p>1.4758435061207E+018</text:p>
          </table:table-cell>
          <table:table-cell/>
          <table:table-cell table:formula="of:= [.C982] - [.B982]" office:value-type="float" office:value="22010368" calcext:value-type="float">
            <text:p>2201036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584350609923E+018" calcext:value-type="float">
            <text:p>1.47584350609923E+018</text:p>
          </table:table-cell>
          <table:table-cell office:value-type="float" office:value="1.47584350612076E+018" calcext:value-type="float">
            <text:p>1.47584350612076E+018</text:p>
          </table:table-cell>
          <table:table-cell/>
          <table:table-cell table:formula="of:= [.C983] - [.B983]" office:value-type="float" office:value="21530112" calcext:value-type="float">
            <text:p>2153011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584350609963E+018" calcext:value-type="float">
            <text:p>1.47584350609963E+018</text:p>
          </table:table-cell>
          <table:table-cell office:value-type="float" office:value="1.47584350612081E+018" calcext:value-type="float">
            <text:p>1.47584350612081E+018</text:p>
          </table:table-cell>
          <table:table-cell/>
          <table:table-cell table:formula="of:= [.C984] - [.B984]" office:value-type="float" office:value="21179904" calcext:value-type="float">
            <text:p>2117990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584350610075E+018" calcext:value-type="float">
            <text:p>1.47584350610075E+018</text:p>
          </table:table-cell>
          <table:table-cell office:value-type="float" office:value="1.47584350612087E+018" calcext:value-type="float">
            <text:p>1.47584350612087E+018</text:p>
          </table:table-cell>
          <table:table-cell/>
          <table:table-cell table:formula="of:= [.C985] - [.B985]" office:value-type="float" office:value="20119808" calcext:value-type="float">
            <text:p>201198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584350610111E+018" calcext:value-type="float">
            <text:p>1.47584350610111E+018</text:p>
          </table:table-cell>
          <table:table-cell office:value-type="float" office:value="1.47584350612093E+018" calcext:value-type="float">
            <text:p>1.47584350612093E+018</text:p>
          </table:table-cell>
          <table:table-cell/>
          <table:table-cell table:formula="of:= [.C986] - [.B986]" office:value-type="float" office:value="19820032" calcext:value-type="float">
            <text:p>1982003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584350610147E+018" calcext:value-type="float">
            <text:p>1.47584350610147E+018</text:p>
          </table:table-cell>
          <table:table-cell office:value-type="float" office:value="1.47584350612099E+018" calcext:value-type="float">
            <text:p>1.47584350612099E+018</text:p>
          </table:table-cell>
          <table:table-cell/>
          <table:table-cell table:formula="of:= [.C987] - [.B987]" office:value-type="float" office:value="19519744" calcext:value-type="float">
            <text:p>195197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584350610182E+018" calcext:value-type="float">
            <text:p>1.47584350610182E+018</text:p>
          </table:table-cell>
          <table:table-cell office:value-type="float" office:value="1.47584350612105E+018" calcext:value-type="float">
            <text:p>1.47584350612105E+018</text:p>
          </table:table-cell>
          <table:table-cell/>
          <table:table-cell table:formula="of:= [.C988] - [.B988]" office:value-type="float" office:value="19229952" calcext:value-type="float">
            <text:p>1922995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584350610216E+018" calcext:value-type="float">
            <text:p>1.47584350610216E+018</text:p>
          </table:table-cell>
          <table:table-cell office:value-type="float" office:value="1.4758435061211E+018" calcext:value-type="float">
            <text:p>1.4758435061211E+018</text:p>
          </table:table-cell>
          <table:table-cell/>
          <table:table-cell table:formula="of:= [.C989] - [.B989]" office:value-type="float" office:value="18940160" calcext:value-type="float">
            <text:p>1894016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584350610251E+018" calcext:value-type="float">
            <text:p>1.47584350610251E+018</text:p>
          </table:table-cell>
          <table:table-cell office:value-type="float" office:value="1.47584350612116E+018" calcext:value-type="float">
            <text:p>1.47584350612116E+018</text:p>
          </table:table-cell>
          <table:table-cell/>
          <table:table-cell table:formula="of:= [.C990] - [.B990]" office:value-type="float" office:value="18650112" calcext:value-type="float">
            <text:p>186501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584350610307E+018" calcext:value-type="float">
            <text:p>1.47584350610307E+018</text:p>
          </table:table-cell>
          <table:table-cell office:value-type="float" office:value="1.47584350612122E+018" calcext:value-type="float">
            <text:p>1.47584350612122E+018</text:p>
          </table:table-cell>
          <table:table-cell/>
          <table:table-cell table:formula="of:= [.C991] - [.B991]" office:value-type="float" office:value="18150144" calcext:value-type="float">
            <text:p>1815014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584350610353E+018" calcext:value-type="float">
            <text:p>1.47584350610353E+018</text:p>
          </table:table-cell>
          <table:table-cell office:value-type="float" office:value="1.47584350612128E+018" calcext:value-type="float">
            <text:p>1.47584350612128E+018</text:p>
          </table:table-cell>
          <table:table-cell/>
          <table:table-cell table:formula="of:= [.C992] - [.B992]" office:value-type="float" office:value="17750016" calcext:value-type="float">
            <text:p>177500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584350610422E+018" calcext:value-type="float">
            <text:p>1.47584350610422E+018</text:p>
          </table:table-cell>
          <table:table-cell office:value-type="float" office:value="1.47584350612133E+018" calcext:value-type="float">
            <text:p>1.47584350612133E+018</text:p>
          </table:table-cell>
          <table:table-cell/>
          <table:table-cell table:formula="of:= [.C993] - [.B993]" office:value-type="float" office:value="17109760" calcext:value-type="float">
            <text:p>1710976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584350610463E+018" calcext:value-type="float">
            <text:p>1.47584350610463E+018</text:p>
          </table:table-cell>
          <table:table-cell office:value-type="float" office:value="1.47584350612139E+018" calcext:value-type="float">
            <text:p>1.47584350612139E+018</text:p>
          </table:table-cell>
          <table:table-cell/>
          <table:table-cell table:formula="of:= [.C994] - [.B994]" office:value-type="float" office:value="16759808" calcext:value-type="float">
            <text:p>167598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58435061051E+018" calcext:value-type="float">
            <text:p>1.4758435061051E+018</text:p>
          </table:table-cell>
          <table:table-cell office:value-type="float" office:value="1.47584350612145E+018" calcext:value-type="float">
            <text:p>1.47584350612145E+018</text:p>
          </table:table-cell>
          <table:table-cell/>
          <table:table-cell table:formula="of:= [.C995] - [.B995]" office:value-type="float" office:value="16349952" calcext:value-type="float">
            <text:p>1634995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584350610581E+018" calcext:value-type="float">
            <text:p>1.47584350610581E+018</text:p>
          </table:table-cell>
          <table:table-cell office:value-type="float" office:value="1.47584350612151E+018" calcext:value-type="float">
            <text:p>1.47584350612151E+018</text:p>
          </table:table-cell>
          <table:table-cell/>
          <table:table-cell table:formula="of:= [.C996] - [.B996]" office:value-type="float" office:value="15700224" calcext:value-type="float">
            <text:p>157002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584350610629E+018" calcext:value-type="float">
            <text:p>1.47584350610629E+018</text:p>
          </table:table-cell>
          <table:table-cell office:value-type="float" office:value="1.47584350612156E+018" calcext:value-type="float">
            <text:p>1.47584350612156E+018</text:p>
          </table:table-cell>
          <table:table-cell/>
          <table:table-cell table:formula="of:= [.C997] - [.B997]" office:value-type="float" office:value="15270144" calcext:value-type="float">
            <text:p>1527014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584350610693E+018" calcext:value-type="float">
            <text:p>1.47584350610693E+018</text:p>
          </table:table-cell>
          <table:table-cell office:value-type="float" office:value="1.47584350612162E+018" calcext:value-type="float">
            <text:p>1.47584350612162E+018</text:p>
          </table:table-cell>
          <table:table-cell/>
          <table:table-cell table:formula="of:= [.C998] - [.B998]" office:value-type="float" office:value="14690048" calcext:value-type="float">
            <text:p>1469004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584350610741E+018" calcext:value-type="float">
            <text:p>1.47584350610741E+018</text:p>
          </table:table-cell>
          <table:table-cell office:value-type="float" office:value="1.47584350612168E+018" calcext:value-type="float">
            <text:p>1.47584350612168E+018</text:p>
          </table:table-cell>
          <table:table-cell/>
          <table:table-cell table:formula="of:= [.C999] - [.B999]" office:value-type="float" office:value="14269952" calcext:value-type="float">
            <text:p>1426995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58435061079E+018" calcext:value-type="float">
            <text:p>1.4758435061079E+018</text:p>
          </table:table-cell>
          <table:table-cell office:value-type="float" office:value="1.47584350612174E+018" calcext:value-type="float">
            <text:p>1.47584350612174E+018</text:p>
          </table:table-cell>
          <table:table-cell/>
          <table:table-cell table:formula="of:= [.C1000] - [.B1000]" office:value-type="float" office:value="13839616" calcext:value-type="float">
            <text:p>138396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 COUNT([.A1:.A1000])"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Average:</text:p>
          </table:table-cell>
        </table:table-row>
        <table:table-row table:style-name="ro1">
          <table:table-cell table:number-columns-repeated="4"/>
          <table:table-cell table:formula="of:= AVERAGE ([.E1:.E1000])" office:value-type="float" office:value="72827747.072" calcext:value-type="float">
            <text:p>72827747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08:28.481732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7T14:08:43.272033484</dc:date>
    <meta:editing-duration>PT5M19S</meta:editing-duration>
    <meta:editing-cycles>2</meta:editing-cycles>
    <meta:generator>LibreOffice/5.1.4.2$Linux_X86_64 LibreOffice_project/10m0$Build-2</meta:generator>
    <meta:document-statistic meta:table-count="1" meta:cell-count="4003" meta:object-count="0"/>
  </office:meta>
</office:document-meta>
</file>